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5417in" svg:height="7.8535in" svg:x="3.5449in" svg:y="1.0665in">
            <draw:object draw:notify-on-update-of-ranges="Sheet1.B1:Sheet1.B16 Sheet1.C1:Sheet1.C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.02">
            <text:p>0.02</text:p>
          </table:table-cell>
          <table:table-cell office:value-type="float" office:value="26.0077">
            <text:p>26.0077</text:p>
          </table:table-cell>
          <table:table-cell office:value-type="float" office:value="11.441">
            <text:p>11.441</text:p>
          </table:table-cell>
        </table:table-row>
        <table:table-row table:style-name="ro1">
          <table:table-cell office:value-type="float" office:value="0.022">
            <text:p>0.022</text:p>
          </table:table-cell>
          <table:table-cell office:value-type="float" office:value="28.8427">
            <text:p>28.8427</text:p>
          </table:table-cell>
          <table:table-cell office:value-type="float" office:value="11.8749">
            <text:p>11.8749</text:p>
          </table:table-cell>
        </table:table-row>
        <table:table-row table:style-name="ro1">
          <table:table-cell office:value-type="float" office:value="0.024">
            <text:p>0.024</text:p>
          </table:table-cell>
          <table:table-cell office:value-type="float" office:value="31.5555">
            <text:p>31.5555</text:p>
          </table:table-cell>
          <table:table-cell office:value-type="float" office:value="11.8666">
            <text:p>11.8666</text:p>
          </table:table-cell>
        </table:table-row>
        <table:table-row table:style-name="ro1">
          <table:table-cell office:value-type="float" office:value="0.026">
            <text:p>0.026</text:p>
          </table:table-cell>
          <table:table-cell office:value-type="float" office:value="34.2024">
            <text:p>34.2024</text:p>
          </table:table-cell>
          <table:table-cell office:value-type="float" office:value="11.7134">
            <text:p>11.7134</text:p>
          </table:table-cell>
        </table:table-row>
        <table:table-row table:style-name="ro1">
          <table:table-cell office:value-type="float" office:value="0.028">
            <text:p>0.028</text:p>
          </table:table-cell>
          <table:table-cell office:value-type="float" office:value="37.3871">
            <text:p>37.3871</text:p>
          </table:table-cell>
          <table:table-cell office:value-type="float" office:value="12.1321">
            <text:p>12.1321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40.4867">
            <text:p>40.4867</text:p>
          </table:table-cell>
          <table:table-cell office:value-type="float" office:value="11.8012">
            <text:p>11.8012</text:p>
          </table:table-cell>
        </table:table-row>
        <table:table-row table:style-name="ro1">
          <table:table-cell office:value-type="float" office:value="0.032">
            <text:p>0.032</text:p>
          </table:table-cell>
          <table:table-cell office:value-type="float" office:value="43.5194">
            <text:p>43.5194</text:p>
          </table:table-cell>
          <table:table-cell office:value-type="float" office:value="12.1994">
            <text:p>12.1994</text:p>
          </table:table-cell>
        </table:table-row>
        <table:table-row table:style-name="ro1">
          <table:table-cell office:value-type="float" office:value="0.034">
            <text:p>0.034</text:p>
          </table:table-cell>
          <table:table-cell office:value-type="float" office:value="46.4736">
            <text:p>46.4736</text:p>
          </table:table-cell>
          <table:table-cell office:value-type="float" office:value="11.7087">
            <text:p>11.7087</text:p>
          </table:table-cell>
        </table:table-row>
        <table:table-row table:style-name="ro1">
          <table:table-cell office:value-type="float" office:value="0.036">
            <text:p>0.036</text:p>
          </table:table-cell>
          <table:table-cell office:value-type="float" office:value="49.358">
            <text:p>49.358</text:p>
          </table:table-cell>
          <table:table-cell office:value-type="float" office:value="10.9702">
            <text:p>10.9702</text:p>
          </table:table-cell>
        </table:table-row>
        <table:table-row table:style-name="ro1">
          <table:table-cell office:value-type="float" office:value="0.038">
            <text:p>0.038</text:p>
          </table:table-cell>
          <table:table-cell office:value-type="float" office:value="52.2451">
            <text:p>52.2451</text:p>
          </table:table-cell>
          <table:table-cell office:value-type="float" office:value="11.2517">
            <text:p>11.2517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55.0441">
            <text:p>55.0441</text:p>
          </table:table-cell>
          <table:table-cell office:value-type="float" office:value="10.267">
            <text:p>10.267</text:p>
          </table:table-cell>
        </table:table-row>
        <table:table-row table:style-name="ro1">
          <table:table-cell office:value-type="float" office:value="0.042">
            <text:p>0.042</text:p>
          </table:table-cell>
          <table:table-cell office:value-type="float" office:value="57.6335">
            <text:p>57.6335</text:p>
          </table:table-cell>
          <table:table-cell office:value-type="float" office:value="10.5129">
            <text:p>10.5129</text:p>
          </table:table-cell>
        </table:table-row>
        <table:table-row table:style-name="ro1">
          <table:table-cell office:value-type="float" office:value="0.044">
            <text:p>0.044</text:p>
          </table:table-cell>
          <table:table-cell office:value-type="float" office:value="60.1624">
            <text:p>60.1624</text:p>
          </table:table-cell>
          <table:table-cell office:value-type="float" office:value="10.7569">
            <text:p>10.7569</text:p>
          </table:table-cell>
        </table:table-row>
        <table:table-row table:style-name="ro1">
          <table:table-cell office:value-type="float" office:value="0.046">
            <text:p>0.046</text:p>
          </table:table-cell>
          <table:table-cell office:value-type="float" office:value="62.6547">
            <text:p>62.6547</text:p>
          </table:table-cell>
          <table:table-cell office:value-type="float" office:value="9.38823">
            <text:p>9.38823</text:p>
          </table:table-cell>
        </table:table-row>
        <table:table-row table:style-name="ro1">
          <table:table-cell office:value-type="float" office:value="0.048">
            <text:p>0.048</text:p>
          </table:table-cell>
          <table:table-cell office:value-type="float" office:value="65.12">
            <text:p>65.12</text:p>
          </table:table-cell>
          <table:table-cell office:value-type="float" office:value="9.59297">
            <text:p>9.59297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67.5591">
            <text:p>67.5591</text:p>
          </table:table-cell>
          <table:table-cell office:value-type="float" office:value="7.75427">
            <text:p>7.75427</text:p>
          </table:table-cell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6.2988in" svg:height="3.5429in" svg:x="10.7063in" svg:y="80.5205in">
            <draw:object draw:notify-on-update-of-ranges="Sheet2.K1:Sheet2.K512 Sheet2.L1:Sheet2.L5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" table:default-cell-style-name="ce1"/>
        <table:table-row table:style-name="ro1">
          <table:table-cell table:number-columns-repeated="10"/>
          <table:table-cell office:value-type="float" office:value="0.0546875">
            <text:p>0.0546875</text:p>
          </table:table-cell>
          <table:table-cell office:value-type="float" office:value="2391250">
            <text:p>2.39E+006</text:p>
          </table:table-cell>
        </table:table-row>
        <table:table-row table:style-name="ro1">
          <table:table-cell office:value-type="string">
            <text:p>4.48717E+0 <text:s/>1.88697E-1 <text:s/>3.57268E-3 <text:s/>0.00000E+0 -1.34615E-6 <text:s/>0.00000E+0 <text:s/>0.00000E+0 <text:s/>0.00000E+0 <text:s/>0.00000E+0</text:p>
          </table:table-cell>
          <table:table-cell table:number-columns-repeated="9"/>
          <table:table-cell office:value-type="float" office:value="0.164062">
            <text:p>0.164062</text:p>
          </table:table-cell>
          <table:table-cell office:value-type="float" office:value="2958090">
            <text:p>2.96E+006</text:p>
          </table:table-cell>
        </table:table-row>
        <table:table-row table:style-name="ro1">
          <table:table-cell table:number-columns-repeated="10"/>
          <table:table-cell office:value-type="float" office:value="0.273438">
            <text:p>0.273438</text:p>
          </table:table-cell>
          <table:table-cell office:value-type="float" office:value="3422480">
            <text:p>3.42E+006</text:p>
          </table:table-cell>
        </table:table-row>
        <table:table-row table:style-name="ro1">
          <table:table-cell table:number-columns-repeated="10"/>
          <table:table-cell office:value-type="float" office:value="0.382812">
            <text:p>0.382812</text:p>
          </table:table-cell>
          <table:table-cell office:value-type="float" office:value="3832000">
            <text:p>3.83E+006</text:p>
          </table:table-cell>
        </table:table-row>
        <table:table-row table:style-name="ro1">
          <table:table-cell table:number-columns-repeated="10"/>
          <table:table-cell office:value-type="float" office:value="0.492188">
            <text:p>0.492188</text:p>
          </table:table-cell>
          <table:table-cell office:value-type="float" office:value="4201840">
            <text:p>4.20E+006</text:p>
          </table:table-cell>
        </table:table-row>
        <table:table-row table:style-name="ro1">
          <table:table-cell table:number-columns-repeated="10"/>
          <table:table-cell office:value-type="float" office:value="0.601562">
            <text:p>0.601562</text:p>
          </table:table-cell>
          <table:table-cell office:value-type="float" office:value="4538660">
            <text:p>4.54E+006</text:p>
          </table:table-cell>
        </table:table-row>
        <table:table-row table:style-name="ro1">
          <table:table-cell table:number-columns-repeated="10"/>
          <table:table-cell office:value-type="float" office:value="0.710938">
            <text:p>0.710938</text:p>
          </table:table-cell>
          <table:table-cell office:value-type="float" office:value="4845780">
            <text:p>4.85E+006</text:p>
          </table:table-cell>
        </table:table-row>
        <table:table-row table:style-name="ro1">
          <table:table-cell table:number-columns-repeated="10"/>
          <table:table-cell office:value-type="float" office:value="0.820312">
            <text:p>0.820312</text:p>
          </table:table-cell>
          <table:table-cell office:value-type="float" office:value="5124970">
            <text:p>5.12E+006</text:p>
          </table:table-cell>
        </table:table-row>
        <table:table-row table:style-name="ro1">
          <table:table-cell table:number-columns-repeated="10"/>
          <table:table-cell office:value-type="float" office:value="0.929688">
            <text:p>0.929688</text:p>
          </table:table-cell>
          <table:table-cell office:value-type="float" office:value="5377190">
            <text:p>5.38E+006</text:p>
          </table:table-cell>
        </table:table-row>
        <table:table-row table:style-name="ro1">
          <table:table-cell table:number-columns-repeated="10"/>
          <table:table-cell office:value-type="float" office:value="1.03906">
            <text:p>1.03906</text:p>
          </table:table-cell>
          <table:table-cell office:value-type="float" office:value="5602950">
            <text:p>5.60E+006</text:p>
          </table:table-cell>
        </table:table-row>
        <table:table-row table:style-name="ro1">
          <table:table-cell table:number-columns-repeated="10"/>
          <table:table-cell office:value-type="float" office:value="1.14844">
            <text:p>1.14844</text:p>
          </table:table-cell>
          <table:table-cell office:value-type="float" office:value="5802500">
            <text:p>5.80E+006</text:p>
          </table:table-cell>
        </table:table-row>
        <table:table-row table:style-name="ro1">
          <table:table-cell table:number-columns-repeated="10"/>
          <table:table-cell office:value-type="float" office:value="1.25781">
            <text:p>1.25781</text:p>
          </table:table-cell>
          <table:table-cell office:value-type="float" office:value="5975930">
            <text:p>5.98E+006</text:p>
          </table:table-cell>
        </table:table-row>
        <table:table-row table:style-name="ro1">
          <table:table-cell table:number-columns-repeated="10"/>
          <table:table-cell office:value-type="float" office:value="1.36719">
            <text:p>1.36719</text:p>
          </table:table-cell>
          <table:table-cell office:value-type="float" office:value="6123200">
            <text:p>6.12E+006</text:p>
          </table:table-cell>
        </table:table-row>
        <table:table-row table:style-name="ro1">
          <table:table-cell table:number-columns-repeated="10"/>
          <table:table-cell office:value-type="float" office:value="1.47656">
            <text:p>1.47656</text:p>
          </table:table-cell>
          <table:table-cell office:value-type="float" office:value="6244210">
            <text:p>6.24E+006</text:p>
          </table:table-cell>
        </table:table-row>
        <table:table-row table:style-name="ro1">
          <table:table-cell table:number-columns-repeated="10"/>
          <table:table-cell office:value-type="float" office:value="1.58594">
            <text:p>1.58594</text:p>
          </table:table-cell>
          <table:table-cell office:value-type="float" office:value="6338830">
            <text:p>6.34E+006</text:p>
          </table:table-cell>
        </table:table-row>
        <table:table-row table:style-name="ro1">
          <table:table-cell table:number-columns-repeated="10"/>
          <table:table-cell office:value-type="float" office:value="1.69531">
            <text:p>1.69531</text:p>
          </table:table-cell>
          <table:table-cell office:value-type="float" office:value="6406860">
            <text:p>6.41E+006</text:p>
          </table:table-cell>
        </table:table-row>
        <table:table-row table:style-name="ro1">
          <table:table-cell table:number-columns-repeated="10"/>
          <table:table-cell office:value-type="float" office:value="1.80469">
            <text:p>1.80469</text:p>
          </table:table-cell>
          <table:table-cell office:value-type="float" office:value="6448110">
            <text:p>6.45E+006</text:p>
          </table:table-cell>
        </table:table-row>
        <table:table-row table:style-name="ro1">
          <table:table-cell table:number-columns-repeated="10"/>
          <table:table-cell office:value-type="float" office:value="1.91406">
            <text:p>1.91406</text:p>
          </table:table-cell>
          <table:table-cell office:value-type="float" office:value="6462330">
            <text:p>6.46E+006</text:p>
          </table:table-cell>
        </table:table-row>
        <table:table-row table:style-name="ro1">
          <table:table-cell table:number-columns-repeated="10"/>
          <table:table-cell office:value-type="float" office:value="2.02344">
            <text:p>2.02344</text:p>
          </table:table-cell>
          <table:table-cell office:value-type="float" office:value="6449300">
            <text:p>6.45E+006</text:p>
          </table:table-cell>
        </table:table-row>
        <table:table-row table:style-name="ro1">
          <table:table-cell table:number-columns-repeated="10"/>
          <table:table-cell office:value-type="float" office:value="2.13281">
            <text:p>2.13281</text:p>
          </table:table-cell>
          <table:table-cell office:value-type="float" office:value="6408740">
            <text:p>6.41E+006</text:p>
          </table:table-cell>
        </table:table-row>
        <table:table-row table:style-name="ro1">
          <table:table-cell table:number-columns-repeated="10"/>
          <table:table-cell office:value-type="float" office:value="2.24219">
            <text:p>2.24219</text:p>
          </table:table-cell>
          <table:table-cell office:value-type="float" office:value="6340370">
            <text:p>6.34E+006</text:p>
          </table:table-cell>
        </table:table-row>
        <table:table-row table:style-name="ro1">
          <table:table-cell table:number-columns-repeated="10"/>
          <table:table-cell office:value-type="float" office:value="2.35156">
            <text:p>2.35156</text:p>
          </table:table-cell>
          <table:table-cell office:value-type="float" office:value="6243840">
            <text:p>6.24E+006</text:p>
          </table:table-cell>
        </table:table-row>
        <table:table-row table:style-name="ro1">
          <table:table-cell table:number-columns-repeated="10"/>
          <table:table-cell office:value-type="float" office:value="2.46094">
            <text:p>2.46094</text:p>
          </table:table-cell>
          <table:table-cell office:value-type="float" office:value="6118780">
            <text:p>6.12E+006</text:p>
          </table:table-cell>
        </table:table-row>
        <table:table-row table:style-name="ro1">
          <table:table-cell table:number-columns-repeated="10"/>
          <table:table-cell office:value-type="float" office:value="2.57031">
            <text:p>2.57031</text:p>
          </table:table-cell>
          <table:table-cell office:value-type="float" office:value="5964680">
            <text:p>5.96E+006</text:p>
          </table:table-cell>
        </table:table-row>
        <table:table-row table:style-name="ro1">
          <table:table-cell table:number-columns-repeated="10"/>
          <table:table-cell office:value-type="float" office:value="2.67969">
            <text:p>2.67969</text:p>
          </table:table-cell>
          <table:table-cell office:value-type="float" office:value="5780890">
            <text:p>5.78E+006</text:p>
          </table:table-cell>
        </table:table-row>
        <table:table-row table:style-name="ro1">
          <table:table-cell table:number-columns-repeated="10"/>
          <table:table-cell office:value-type="float" office:value="2.78906">
            <text:p>2.78906</text:p>
          </table:table-cell>
          <table:table-cell office:value-type="float" office:value="5566520">
            <text:p>5.57E+006</text:p>
          </table:table-cell>
        </table:table-row>
        <table:table-row table:style-name="ro1">
          <table:table-cell table:number-columns-repeated="10"/>
          <table:table-cell office:value-type="float" office:value="2.89844">
            <text:p>2.89844</text:p>
          </table:table-cell>
          <table:table-cell office:value-type="float" office:value="5320210">
            <text:p>5.32E+006</text:p>
          </table:table-cell>
        </table:table-row>
        <table:table-row table:style-name="ro1">
          <table:table-cell table:number-columns-repeated="10"/>
          <table:table-cell office:value-type="float" office:value="3.00781">
            <text:p>3.00781</text:p>
          </table:table-cell>
          <table:table-cell office:value-type="float" office:value="5039820">
            <text:p>5.04E+006</text:p>
          </table:table-cell>
        </table:table-row>
        <table:table-row table:style-name="ro1">
          <table:table-cell table:number-columns-repeated="10"/>
          <table:table-cell office:value-type="float" office:value="3.11719">
            <text:p>3.11719</text:p>
          </table:table-cell>
          <table:table-cell office:value-type="float" office:value="4721670">
            <text:p>4.72E+006</text:p>
          </table:table-cell>
        </table:table-row>
        <table:table-row table:style-name="ro1">
          <table:table-cell table:number-columns-repeated="10"/>
          <table:table-cell office:value-type="float" office:value="3.22656">
            <text:p>3.22656</text:p>
          </table:table-cell>
          <table:table-cell office:value-type="float" office:value="4358720">
            <text:p>4.36E+006</text:p>
          </table:table-cell>
        </table:table-row>
        <table:table-row table:style-name="ro1">
          <table:table-cell table:number-columns-repeated="10"/>
          <table:table-cell office:value-type="float" office:value="3.33594">
            <text:p>3.33594</text:p>
          </table:table-cell>
          <table:table-cell office:value-type="float" office:value="3935420">
            <text:p>3.94E+006</text:p>
          </table:table-cell>
        </table:table-row>
        <table:table-row table:style-name="ro1">
          <table:table-cell table:number-columns-repeated="10"/>
          <table:table-cell office:value-type="float" office:value="3.44531">
            <text:p>3.44531</text:p>
          </table:table-cell>
          <table:table-cell office:value-type="float" office:value="3403550">
            <text:p>3.40E+006</text:p>
          </table:table-cell>
        </table:table-row>
        <table:table-row table:style-name="ro1">
          <table:table-cell table:number-columns-repeated="10"/>
          <table:table-cell office:value-type="float" office:value="3.50781">
            <text:p>3.50781</text:p>
          </table:table-cell>
          <table:table-cell office:value-type="float" office:value="1391950000">
            <text:p>1.39E+009</text:p>
          </table:table-cell>
        </table:table-row>
        <table:table-row table:style-name="ro1">
          <table:table-cell table:number-columns-repeated="10"/>
          <table:table-cell office:value-type="float" office:value="3.52344">
            <text:p>3.52344</text:p>
          </table:table-cell>
          <table:table-cell office:value-type="float" office:value="1158420000">
            <text:p>1.16E+009</text:p>
          </table:table-cell>
        </table:table-row>
        <table:table-row table:style-name="ro1">
          <table:table-cell table:number-columns-repeated="10"/>
          <table:table-cell office:value-type="float" office:value="3.53906">
            <text:p>3.53906</text:p>
          </table:table-cell>
          <table:table-cell office:value-type="float" office:value="1003610000">
            <text:p>1.00E+009</text:p>
          </table:table-cell>
        </table:table-row>
        <table:table-row table:style-name="ro1">
          <table:table-cell table:number-columns-repeated="10"/>
          <table:table-cell office:value-type="float" office:value="3.55469">
            <text:p>3.55469</text:p>
          </table:table-cell>
          <table:table-cell office:value-type="float" office:value="889647000">
            <text:p>8.90E+008</text:p>
          </table:table-cell>
        </table:table-row>
        <table:table-row table:style-name="ro1">
          <table:table-cell table:number-columns-repeated="10"/>
          <table:table-cell office:value-type="float" office:value="3.57031">
            <text:p>3.57031</text:p>
          </table:table-cell>
          <table:table-cell office:value-type="float" office:value="801710000">
            <text:p>8.02E+008</text:p>
          </table:table-cell>
        </table:table-row>
        <table:table-row table:style-name="ro1">
          <table:table-cell table:number-columns-repeated="10"/>
          <table:table-cell office:value-type="float" office:value="3.58594">
            <text:p>3.58594</text:p>
          </table:table-cell>
          <table:table-cell office:value-type="float" office:value="731703000">
            <text:p>7.32E+008</text:p>
          </table:table-cell>
        </table:table-row>
        <table:table-row table:style-name="ro1">
          <table:table-cell table:number-columns-repeated="10"/>
          <table:table-cell office:value-type="float" office:value="3.60156">
            <text:p>3.60156</text:p>
          </table:table-cell>
          <table:table-cell office:value-type="float" office:value="674662000">
            <text:p>6.75E+008</text:p>
          </table:table-cell>
        </table:table-row>
        <table:table-row table:style-name="ro1">
          <table:table-cell table:number-columns-repeated="10"/>
          <table:table-cell office:value-type="float" office:value="3.61719">
            <text:p>3.61719</text:p>
          </table:table-cell>
          <table:table-cell office:value-type="float" office:value="627360000">
            <text:p>6.27E+008</text:p>
          </table:table-cell>
        </table:table-row>
        <table:table-row table:style-name="ro1">
          <table:table-cell table:number-columns-repeated="10"/>
          <table:table-cell office:value-type="float" office:value="3.63281">
            <text:p>3.63281</text:p>
          </table:table-cell>
          <table:table-cell office:value-type="float" office:value="587597000">
            <text:p>5.88E+008</text:p>
          </table:table-cell>
        </table:table-row>
        <table:table-row table:style-name="ro1">
          <table:table-cell table:number-columns-repeated="10"/>
          <table:table-cell office:value-type="float" office:value="3.64844">
            <text:p>3.64844</text:p>
          </table:table-cell>
          <table:table-cell office:value-type="float" office:value="553815000">
            <text:p>5.54E+008</text:p>
          </table:table-cell>
        </table:table-row>
        <table:table-row table:style-name="ro1">
          <table:table-cell table:number-columns-repeated="10"/>
          <table:table-cell office:value-type="float" office:value="3.66406">
            <text:p>3.66406</text:p>
          </table:table-cell>
          <table:table-cell office:value-type="float" office:value="524869000">
            <text:p>5.25E+008</text:p>
          </table:table-cell>
        </table:table-row>
        <table:table-row table:style-name="ro1">
          <table:table-cell table:number-columns-repeated="10"/>
          <table:table-cell office:value-type="float" office:value="3.67969">
            <text:p>3.67969</text:p>
          </table:table-cell>
          <table:table-cell office:value-type="float" office:value="499891000">
            <text:p>5.00E+008</text:p>
          </table:table-cell>
        </table:table-row>
        <table:table-row table:style-name="ro1">
          <table:table-cell table:number-columns-repeated="10"/>
          <table:table-cell office:value-type="float" office:value="3.69531">
            <text:p>3.69531</text:p>
          </table:table-cell>
          <table:table-cell office:value-type="float" office:value="478213000">
            <text:p>4.78E+008</text:p>
          </table:table-cell>
        </table:table-row>
        <table:table-row table:style-name="ro1">
          <table:table-cell table:number-columns-repeated="10"/>
          <table:table-cell office:value-type="float" office:value="3.71094">
            <text:p>3.71094</text:p>
          </table:table-cell>
          <table:table-cell office:value-type="float" office:value="459304000">
            <text:p>4.59E+008</text:p>
          </table:table-cell>
        </table:table-row>
        <table:table-row table:style-name="ro1">
          <table:table-cell table:number-columns-repeated="10"/>
          <table:table-cell office:value-type="float" office:value="3.72656">
            <text:p>3.72656</text:p>
          </table:table-cell>
          <table:table-cell office:value-type="float" office:value="442740000">
            <text:p>4.43E+008</text:p>
          </table:table-cell>
        </table:table-row>
        <table:table-row table:style-name="ro1">
          <table:table-cell table:number-columns-repeated="10"/>
          <table:table-cell office:value-type="float" office:value="3.74219">
            <text:p>3.74219</text:p>
          </table:table-cell>
          <table:table-cell office:value-type="float" office:value="428175000">
            <text:p>4.28E+008</text:p>
          </table:table-cell>
        </table:table-row>
        <table:table-row table:style-name="ro1">
          <table:table-cell table:number-columns-repeated="10"/>
          <table:table-cell office:value-type="float" office:value="3.75781">
            <text:p>3.75781</text:p>
          </table:table-cell>
          <table:table-cell office:value-type="float" office:value="415326000">
            <text:p>4.15E+008</text:p>
          </table:table-cell>
        </table:table-row>
        <table:table-row table:style-name="ro1">
          <table:table-cell table:number-columns-repeated="10"/>
          <table:table-cell office:value-type="float" office:value="3.77344">
            <text:p>3.77344</text:p>
          </table:table-cell>
          <table:table-cell office:value-type="float" office:value="403958000">
            <text:p>4.04E+008</text:p>
          </table:table-cell>
        </table:table-row>
        <table:table-row table:style-name="ro1">
          <table:table-cell table:number-columns-repeated="10"/>
          <table:table-cell office:value-type="float" office:value="3.78906">
            <text:p>3.78906</text:p>
          </table:table-cell>
          <table:table-cell office:value-type="float" office:value="393874000">
            <text:p>3.94E+008</text:p>
          </table:table-cell>
        </table:table-row>
        <table:table-row table:style-name="ro1">
          <table:table-cell table:number-columns-repeated="10"/>
          <table:table-cell office:value-type="float" office:value="3.80469">
            <text:p>3.80469</text:p>
          </table:table-cell>
          <table:table-cell office:value-type="float" office:value="384910000">
            <text:p>3.85E+008</text:p>
          </table:table-cell>
        </table:table-row>
        <table:table-row table:style-name="ro1">
          <table:table-cell table:number-columns-repeated="10"/>
          <table:table-cell office:value-type="float" office:value="3.82031">
            <text:p>3.82031</text:p>
          </table:table-cell>
          <table:table-cell office:value-type="float" office:value="376924000">
            <text:p>3.77E+008</text:p>
          </table:table-cell>
        </table:table-row>
        <table:table-row table:style-name="ro1">
          <table:table-cell table:number-columns-repeated="10"/>
          <table:table-cell office:value-type="float" office:value="3.83594">
            <text:p>3.83594</text:p>
          </table:table-cell>
          <table:table-cell office:value-type="float" office:value="369798000">
            <text:p>3.70E+008</text:p>
          </table:table-cell>
        </table:table-row>
        <table:table-row table:style-name="ro1">
          <table:table-cell table:number-columns-repeated="10"/>
          <table:table-cell office:value-type="float" office:value="3.85156">
            <text:p>3.85156</text:p>
          </table:table-cell>
          <table:table-cell office:value-type="float" office:value="363429000">
            <text:p>3.63E+008</text:p>
          </table:table-cell>
        </table:table-row>
        <table:table-row table:style-name="ro1">
          <table:table-cell table:number-columns-repeated="10"/>
          <table:table-cell office:value-type="float" office:value="3.86719">
            <text:p>3.86719</text:p>
          </table:table-cell>
          <table:table-cell office:value-type="float" office:value="357731000">
            <text:p>3.58E+008</text:p>
          </table:table-cell>
        </table:table-row>
        <table:table-row table:style-name="ro1">
          <table:table-cell table:number-columns-repeated="10"/>
          <table:table-cell office:value-type="float" office:value="3.88281">
            <text:p>3.88281</text:p>
          </table:table-cell>
          <table:table-cell office:value-type="float" office:value="352627000">
            <text:p>3.53E+008</text:p>
          </table:table-cell>
        </table:table-row>
        <table:table-row table:style-name="ro1">
          <table:table-cell table:number-columns-repeated="10"/>
          <table:table-cell office:value-type="float" office:value="3.89844">
            <text:p>3.89844</text:p>
          </table:table-cell>
          <table:table-cell office:value-type="float" office:value="348051000">
            <text:p>3.48E+008</text:p>
          </table:table-cell>
        </table:table-row>
        <table:table-row table:style-name="ro1">
          <table:table-cell table:number-columns-repeated="10"/>
          <table:table-cell office:value-type="float" office:value="3.91406">
            <text:p>3.91406</text:p>
          </table:table-cell>
          <table:table-cell office:value-type="float" office:value="343947000">
            <text:p>3.44E+008</text:p>
          </table:table-cell>
        </table:table-row>
        <table:table-row table:style-name="ro1">
          <table:table-cell table:number-columns-repeated="10"/>
          <table:table-cell office:value-type="float" office:value="3.92969">
            <text:p>3.92969</text:p>
          </table:table-cell>
          <table:table-cell office:value-type="float" office:value="340265000">
            <text:p>3.40E+008</text:p>
          </table:table-cell>
        </table:table-row>
        <table:table-row table:style-name="ro1">
          <table:table-cell table:number-columns-repeated="10"/>
          <table:table-cell office:value-type="float" office:value="3.94531">
            <text:p>3.94531</text:p>
          </table:table-cell>
          <table:table-cell office:value-type="float" office:value="336962000">
            <text:p>3.37E+008</text:p>
          </table:table-cell>
        </table:table-row>
        <table:table-row table:style-name="ro1">
          <table:table-cell table:number-columns-repeated="10"/>
          <table:table-cell office:value-type="float" office:value="3.96094">
            <text:p>3.96094</text:p>
          </table:table-cell>
          <table:table-cell office:value-type="float" office:value="334000000">
            <text:p>3.34E+008</text:p>
          </table:table-cell>
        </table:table-row>
        <table:table-row table:style-name="ro1">
          <table:table-cell table:number-columns-repeated="10"/>
          <table:table-cell office:value-type="float" office:value="3.97656">
            <text:p>3.97656</text:p>
          </table:table-cell>
          <table:table-cell office:value-type="float" office:value="331345000">
            <text:p>3.31E+008</text:p>
          </table:table-cell>
        </table:table-row>
        <table:table-row table:style-name="ro1">
          <table:table-cell table:number-columns-repeated="10"/>
          <table:table-cell office:value-type="float" office:value="3.99219">
            <text:p>3.99219</text:p>
          </table:table-cell>
          <table:table-cell office:value-type="float" office:value="328969000">
            <text:p>3.29E+008</text:p>
          </table:table-cell>
        </table:table-row>
        <table:table-row table:style-name="ro1">
          <table:table-cell table:number-columns-repeated="10"/>
          <table:table-cell office:value-type="float" office:value="4.00781">
            <text:p>4.00781</text:p>
          </table:table-cell>
          <table:table-cell office:value-type="float" office:value="326844000">
            <text:p>3.27E+008</text:p>
          </table:table-cell>
        </table:table-row>
        <table:table-row table:style-name="ro1">
          <table:table-cell table:number-columns-repeated="10"/>
          <table:table-cell office:value-type="float" office:value="4.02344">
            <text:p>4.02344</text:p>
          </table:table-cell>
          <table:table-cell office:value-type="float" office:value="324948000">
            <text:p>3.25E+008</text:p>
          </table:table-cell>
        </table:table-row>
        <table:table-row table:style-name="ro1">
          <table:table-cell table:number-columns-repeated="10"/>
          <table:table-cell office:value-type="float" office:value="4.03906">
            <text:p>4.03906</text:p>
          </table:table-cell>
          <table:table-cell office:value-type="float" office:value="323262000">
            <text:p>3.23E+008</text:p>
          </table:table-cell>
        </table:table-row>
        <table:table-row table:style-name="ro1">
          <table:table-cell table:number-columns-repeated="10"/>
          <table:table-cell office:value-type="float" office:value="4.05469">
            <text:p>4.05469</text:p>
          </table:table-cell>
          <table:table-cell office:value-type="float" office:value="321766000">
            <text:p>3.22E+008</text:p>
          </table:table-cell>
        </table:table-row>
        <table:table-row table:style-name="ro1">
          <table:table-cell table:number-columns-repeated="10"/>
          <table:table-cell office:value-type="float" office:value="4.07031">
            <text:p>4.07031</text:p>
          </table:table-cell>
          <table:table-cell office:value-type="float" office:value="320446000">
            <text:p>3.20E+008</text:p>
          </table:table-cell>
        </table:table-row>
        <table:table-row table:style-name="ro1">
          <table:table-cell table:number-columns-repeated="10"/>
          <table:table-cell office:value-type="float" office:value="4.08594">
            <text:p>4.08594</text:p>
          </table:table-cell>
          <table:table-cell office:value-type="float" office:value="319286000">
            <text:p>3.19E+008</text:p>
          </table:table-cell>
        </table:table-row>
        <table:table-row table:style-name="ro1">
          <table:table-cell table:number-columns-repeated="10"/>
          <table:table-cell office:value-type="float" office:value="4.10156">
            <text:p>4.10156</text:p>
          </table:table-cell>
          <table:table-cell office:value-type="float" office:value="318275000">
            <text:p>3.18E+008</text:p>
          </table:table-cell>
        </table:table-row>
        <table:table-row table:style-name="ro1">
          <table:table-cell table:number-columns-repeated="10"/>
          <table:table-cell office:value-type="float" office:value="4.11719">
            <text:p>4.11719</text:p>
          </table:table-cell>
          <table:table-cell office:value-type="float" office:value="317401000">
            <text:p>3.17E+008</text:p>
          </table:table-cell>
        </table:table-row>
        <table:table-row table:style-name="ro1">
          <table:table-cell table:number-columns-repeated="10"/>
          <table:table-cell office:value-type="float" office:value="4.13281">
            <text:p>4.13281</text:p>
          </table:table-cell>
          <table:table-cell office:value-type="float" office:value="316654000">
            <text:p>3.17E+008</text:p>
          </table:table-cell>
        </table:table-row>
        <table:table-row table:style-name="ro1">
          <table:table-cell table:number-columns-repeated="10"/>
          <table:table-cell office:value-type="float" office:value="4.14844">
            <text:p>4.14844</text:p>
          </table:table-cell>
          <table:table-cell office:value-type="float" office:value="316025000">
            <text:p>3.16E+008</text:p>
          </table:table-cell>
        </table:table-row>
        <table:table-row table:style-name="ro1">
          <table:table-cell table:number-columns-repeated="10"/>
          <table:table-cell office:value-type="float" office:value="4.16406">
            <text:p>4.16406</text:p>
          </table:table-cell>
          <table:table-cell office:value-type="float" office:value="315506000">
            <text:p>3.16E+008</text:p>
          </table:table-cell>
        </table:table-row>
        <table:table-row table:style-name="ro1">
          <table:table-cell table:number-columns-repeated="10"/>
          <table:table-cell office:value-type="float" office:value="4.17969">
            <text:p>4.17969</text:p>
          </table:table-cell>
          <table:table-cell office:value-type="float" office:value="315091000">
            <text:p>3.15E+008</text:p>
          </table:table-cell>
        </table:table-row>
        <table:table-row table:style-name="ro1">
          <table:table-cell table:number-columns-repeated="10"/>
          <table:table-cell office:value-type="float" office:value="4.19531">
            <text:p>4.19531</text:p>
          </table:table-cell>
          <table:table-cell office:value-type="float" office:value="314772000">
            <text:p>3.15E+008</text:p>
          </table:table-cell>
        </table:table-row>
        <table:table-row table:style-name="ro1">
          <table:table-cell table:number-columns-repeated="10"/>
          <table:table-cell office:value-type="float" office:value="4.21094">
            <text:p>4.21094</text:p>
          </table:table-cell>
          <table:table-cell office:value-type="float" office:value="314545000">
            <text:p>3.15E+008</text:p>
          </table:table-cell>
        </table:table-row>
        <table:table-row table:style-name="ro1">
          <table:table-cell table:number-columns-repeated="10"/>
          <table:table-cell office:value-type="float" office:value="4.22656">
            <text:p>4.22656</text:p>
          </table:table-cell>
          <table:table-cell office:value-type="float" office:value="314404000">
            <text:p>3.14E+008</text:p>
          </table:table-cell>
        </table:table-row>
        <table:table-row table:style-name="ro1">
          <table:table-cell table:number-columns-repeated="10"/>
          <table:table-cell office:value-type="float" office:value="4.24219">
            <text:p>4.24219</text:p>
          </table:table-cell>
          <table:table-cell office:value-type="float" office:value="314344000">
            <text:p>3.14E+008</text:p>
          </table:table-cell>
        </table:table-row>
        <table:table-row table:style-name="ro1">
          <table:table-cell table:number-columns-repeated="10"/>
          <table:table-cell office:value-type="float" office:value="4.25781">
            <text:p>4.25781</text:p>
          </table:table-cell>
          <table:table-cell office:value-type="float" office:value="314363000">
            <text:p>3.14E+008</text:p>
          </table:table-cell>
        </table:table-row>
        <table:table-row table:style-name="ro1">
          <table:table-cell table:number-columns-repeated="10"/>
          <table:table-cell office:value-type="float" office:value="4.27344">
            <text:p>4.27344</text:p>
          </table:table-cell>
          <table:table-cell office:value-type="float" office:value="314456000">
            <text:p>3.14E+008</text:p>
          </table:table-cell>
        </table:table-row>
        <table:table-row table:style-name="ro1">
          <table:table-cell table:number-columns-repeated="10"/>
          <table:table-cell office:value-type="float" office:value="4.28906">
            <text:p>4.28906</text:p>
          </table:table-cell>
          <table:table-cell office:value-type="float" office:value="314620000">
            <text:p>3.15E+008</text:p>
          </table:table-cell>
        </table:table-row>
        <table:table-row table:style-name="ro1">
          <table:table-cell table:number-columns-repeated="10"/>
          <table:table-cell office:value-type="float" office:value="4.30469">
            <text:p>4.30469</text:p>
          </table:table-cell>
          <table:table-cell office:value-type="float" office:value="314852000">
            <text:p>3.15E+008</text:p>
          </table:table-cell>
        </table:table-row>
        <table:table-row table:style-name="ro1">
          <table:table-cell table:number-columns-repeated="10"/>
          <table:table-cell office:value-type="float" office:value="4.32031">
            <text:p>4.32031</text:p>
          </table:table-cell>
          <table:table-cell office:value-type="float" office:value="315151000">
            <text:p>3.15E+008</text:p>
          </table:table-cell>
        </table:table-row>
        <table:table-row table:style-name="ro1">
          <table:table-cell table:number-columns-repeated="10"/>
          <table:table-cell office:value-type="float" office:value="4.33594">
            <text:p>4.33594</text:p>
          </table:table-cell>
          <table:table-cell office:value-type="float" office:value="315515000">
            <text:p>3.16E+008</text:p>
          </table:table-cell>
        </table:table-row>
        <table:table-row table:style-name="ro1">
          <table:table-cell table:number-columns-repeated="10"/>
          <table:table-cell office:value-type="float" office:value="4.35156">
            <text:p>4.35156</text:p>
          </table:table-cell>
          <table:table-cell office:value-type="float" office:value="315941000">
            <text:p>3.16E+008</text:p>
          </table:table-cell>
        </table:table-row>
        <table:table-row table:style-name="ro1">
          <table:table-cell table:number-columns-repeated="10"/>
          <table:table-cell office:value-type="float" office:value="4.36719">
            <text:p>4.36719</text:p>
          </table:table-cell>
          <table:table-cell office:value-type="float" office:value="316428000">
            <text:p>3.16E+008</text:p>
          </table:table-cell>
        </table:table-row>
        <table:table-row table:style-name="ro1">
          <table:table-cell table:number-columns-repeated="10"/>
          <table:table-cell office:value-type="float" office:value="4.38281">
            <text:p>4.38281</text:p>
          </table:table-cell>
          <table:table-cell office:value-type="float" office:value="316975000">
            <text:p>3.17E+008</text:p>
          </table:table-cell>
        </table:table-row>
        <table:table-row table:style-name="ro1">
          <table:table-cell table:number-columns-repeated="10"/>
          <table:table-cell office:value-type="float" office:value="4.39844">
            <text:p>4.39844</text:p>
          </table:table-cell>
          <table:table-cell office:value-type="float" office:value="317582000">
            <text:p>3.18E+008</text:p>
          </table:table-cell>
        </table:table-row>
        <table:table-row table:style-name="ro1">
          <table:table-cell table:number-columns-repeated="10"/>
          <table:table-cell office:value-type="float" office:value="4.41406">
            <text:p>4.41406</text:p>
          </table:table-cell>
          <table:table-cell office:value-type="float" office:value="318247000">
            <text:p>3.18E+008</text:p>
          </table:table-cell>
        </table:table-row>
        <table:table-row table:style-name="ro1">
          <table:table-cell table:number-columns-repeated="10"/>
          <table:table-cell office:value-type="float" office:value="4.42969">
            <text:p>4.42969</text:p>
          </table:table-cell>
          <table:table-cell office:value-type="float" office:value="318971000">
            <text:p>3.19E+008</text:p>
          </table:table-cell>
        </table:table-row>
        <table:table-row table:style-name="ro1">
          <table:table-cell table:number-columns-repeated="10"/>
          <table:table-cell office:value-type="float" office:value="4.44531">
            <text:p>4.44531</text:p>
          </table:table-cell>
          <table:table-cell office:value-type="float" office:value="319753000">
            <text:p>3.20E+008</text:p>
          </table:table-cell>
        </table:table-row>
        <table:table-row table:style-name="ro1">
          <table:table-cell table:number-columns-repeated="10"/>
          <table:table-cell office:value-type="float" office:value="4.46094">
            <text:p>4.46094</text:p>
          </table:table-cell>
          <table:table-cell office:value-type="float" office:value="320593000">
            <text:p>3.21E+008</text:p>
          </table:table-cell>
        </table:table-row>
        <table:table-row table:style-name="ro1">
          <table:table-cell table:number-columns-repeated="10"/>
          <table:table-cell office:value-type="float" office:value="4.47656">
            <text:p>4.47656</text:p>
          </table:table-cell>
          <table:table-cell office:value-type="float" office:value="321491000">
            <text:p>3.21E+008</text:p>
          </table:table-cell>
        </table:table-row>
        <table:table-row table:style-name="ro1">
          <table:table-cell table:number-columns-repeated="10"/>
          <table:table-cell office:value-type="float" office:value="4.49219">
            <text:p>4.49219</text:p>
          </table:table-cell>
          <table:table-cell office:value-type="float" office:value="322448000">
            <text:p>3.22E+008</text:p>
          </table:table-cell>
        </table:table-row>
        <table:table-row table:style-name="ro1">
          <table:table-cell table:number-columns-repeated="10"/>
          <table:table-cell office:value-type="float" office:value="4.50781">
            <text:p>4.50781</text:p>
          </table:table-cell>
          <table:table-cell office:value-type="float" office:value="323466000">
            <text:p>3.23E+008</text:p>
          </table:table-cell>
        </table:table-row>
        <table:table-row table:style-name="ro1">
          <table:table-cell table:number-columns-repeated="10"/>
          <table:table-cell office:value-type="float" office:value="4.52344">
            <text:p>4.52344</text:p>
          </table:table-cell>
          <table:table-cell office:value-type="float" office:value="324544000">
            <text:p>3.25E+008</text:p>
          </table:table-cell>
        </table:table-row>
        <table:table-row table:style-name="ro1">
          <table:table-cell table:number-columns-repeated="10"/>
          <table:table-cell office:value-type="float" office:value="4.53906">
            <text:p>4.53906</text:p>
          </table:table-cell>
          <table:table-cell office:value-type="float" office:value="325684000">
            <text:p>3.26E+008</text:p>
          </table:table-cell>
        </table:table-row>
        <table:table-row table:style-name="ro1">
          <table:table-cell table:number-columns-repeated="10"/>
          <table:table-cell office:value-type="float" office:value="4.55469">
            <text:p>4.55469</text:p>
          </table:table-cell>
          <table:table-cell office:value-type="float" office:value="326887000">
            <text:p>3.27E+008</text:p>
          </table:table-cell>
        </table:table-row>
        <table:table-row table:style-name="ro1">
          <table:table-cell table:number-columns-repeated="10"/>
          <table:table-cell office:value-type="float" office:value="4.57031">
            <text:p>4.57031</text:p>
          </table:table-cell>
          <table:table-cell office:value-type="float" office:value="328156000">
            <text:p>3.28E+008</text:p>
          </table:table-cell>
        </table:table-row>
        <table:table-row table:style-name="ro1">
          <table:table-cell table:number-columns-repeated="10"/>
          <table:table-cell office:value-type="float" office:value="4.58594">
            <text:p>4.58594</text:p>
          </table:table-cell>
          <table:table-cell office:value-type="float" office:value="329492000">
            <text:p>3.29E+008</text:p>
          </table:table-cell>
        </table:table-row>
        <table:table-row table:style-name="ro1">
          <table:table-cell table:number-columns-repeated="10"/>
          <table:table-cell office:value-type="float" office:value="4.60156">
            <text:p>4.60156</text:p>
          </table:table-cell>
          <table:table-cell office:value-type="float" office:value="330897000">
            <text:p>3.31E+008</text:p>
          </table:table-cell>
        </table:table-row>
        <table:table-row table:style-name="ro1">
          <table:table-cell table:number-columns-repeated="10"/>
          <table:table-cell office:value-type="float" office:value="4.61719">
            <text:p>4.61719</text:p>
          </table:table-cell>
          <table:table-cell office:value-type="float" office:value="332374000">
            <text:p>3.32E+008</text:p>
          </table:table-cell>
        </table:table-row>
        <table:table-row table:style-name="ro1">
          <table:table-cell table:number-columns-repeated="10"/>
          <table:table-cell office:value-type="float" office:value="4.63281">
            <text:p>4.63281</text:p>
          </table:table-cell>
          <table:table-cell office:value-type="float" office:value="333927000">
            <text:p>3.34E+008</text:p>
          </table:table-cell>
        </table:table-row>
        <table:table-row table:style-name="ro1">
          <table:table-cell table:number-columns-repeated="10"/>
          <table:table-cell office:value-type="float" office:value="4.64844">
            <text:p>4.64844</text:p>
          </table:table-cell>
          <table:table-cell office:value-type="float" office:value="335557000">
            <text:p>3.36E+008</text:p>
          </table:table-cell>
        </table:table-row>
        <table:table-row table:style-name="ro1">
          <table:table-cell table:number-columns-repeated="10"/>
          <table:table-cell office:value-type="float" office:value="4.66406">
            <text:p>4.66406</text:p>
          </table:table-cell>
          <table:table-cell office:value-type="float" office:value="337269000">
            <text:p>3.37E+008</text:p>
          </table:table-cell>
        </table:table-row>
        <table:table-row table:style-name="ro1">
          <table:table-cell table:number-columns-repeated="10"/>
          <table:table-cell office:value-type="float" office:value="4.67969">
            <text:p>4.67969</text:p>
          </table:table-cell>
          <table:table-cell office:value-type="float" office:value="339068000">
            <text:p>3.39E+008</text:p>
          </table:table-cell>
        </table:table-row>
        <table:table-row table:style-name="ro1">
          <table:table-cell table:number-columns-repeated="10"/>
          <table:table-cell office:value-type="float" office:value="4.69531">
            <text:p>4.69531</text:p>
          </table:table-cell>
          <table:table-cell office:value-type="float" office:value="340956000">
            <text:p>3.41E+008</text:p>
          </table:table-cell>
        </table:table-row>
        <table:table-row table:style-name="ro1">
          <table:table-cell table:number-columns-repeated="10"/>
          <table:table-cell office:value-type="float" office:value="4.71094">
            <text:p>4.71094</text:p>
          </table:table-cell>
          <table:table-cell office:value-type="float" office:value="342940000">
            <text:p>3.43E+008</text:p>
          </table:table-cell>
        </table:table-row>
        <table:table-row table:style-name="ro1">
          <table:table-cell table:number-columns-repeated="10"/>
          <table:table-cell office:value-type="float" office:value="4.72656">
            <text:p>4.72656</text:p>
          </table:table-cell>
          <table:table-cell office:value-type="float" office:value="345025000">
            <text:p>3.45E+008</text:p>
          </table:table-cell>
        </table:table-row>
        <table:table-row table:style-name="ro1">
          <table:table-cell table:number-columns-repeated="10"/>
          <table:table-cell office:value-type="float" office:value="4.74219">
            <text:p>4.74219</text:p>
          </table:table-cell>
          <table:table-cell office:value-type="float" office:value="347216000">
            <text:p>3.47E+008</text:p>
          </table:table-cell>
        </table:table-row>
        <table:table-row table:style-name="ro1">
          <table:table-cell table:number-columns-repeated="10"/>
          <table:table-cell office:value-type="float" office:value="4.75781">
            <text:p>4.75781</text:p>
          </table:table-cell>
          <table:table-cell office:value-type="float" office:value="349521000">
            <text:p>3.50E+008</text:p>
          </table:table-cell>
        </table:table-row>
        <table:table-row table:style-name="ro1">
          <table:table-cell table:number-columns-repeated="10"/>
          <table:table-cell office:value-type="float" office:value="4.77344">
            <text:p>4.77344</text:p>
          </table:table-cell>
          <table:table-cell office:value-type="float" office:value="351948000">
            <text:p>3.52E+008</text:p>
          </table:table-cell>
        </table:table-row>
        <table:table-row table:style-name="ro1">
          <table:table-cell table:number-columns-repeated="10"/>
          <table:table-cell office:value-type="float" office:value="4.78906">
            <text:p>4.78906</text:p>
          </table:table-cell>
          <table:table-cell office:value-type="float" office:value="354504000">
            <text:p>3.55E+008</text:p>
          </table:table-cell>
        </table:table-row>
        <table:table-row table:style-name="ro1">
          <table:table-cell table:number-columns-repeated="10"/>
          <table:table-cell office:value-type="float" office:value="4.80469">
            <text:p>4.80469</text:p>
          </table:table-cell>
          <table:table-cell office:value-type="float" office:value="357198000">
            <text:p>3.57E+008</text:p>
          </table:table-cell>
        </table:table-row>
        <table:table-row table:style-name="ro1">
          <table:table-cell table:number-columns-repeated="10"/>
          <table:table-cell office:value-type="float" office:value="4.82031">
            <text:p>4.82031</text:p>
          </table:table-cell>
          <table:table-cell office:value-type="float" office:value="360041000">
            <text:p>3.60E+008</text:p>
          </table:table-cell>
        </table:table-row>
        <table:table-row table:style-name="ro1">
          <table:table-cell table:number-columns-repeated="10"/>
          <table:table-cell office:value-type="float" office:value="4.83594">
            <text:p>4.83594</text:p>
          </table:table-cell>
          <table:table-cell office:value-type="float" office:value="363043000">
            <text:p>3.63E+008</text:p>
          </table:table-cell>
        </table:table-row>
        <table:table-row table:style-name="ro1">
          <table:table-cell table:number-columns-repeated="10"/>
          <table:table-cell office:value-type="float" office:value="4.85156">
            <text:p>4.85156</text:p>
          </table:table-cell>
          <table:table-cell office:value-type="float" office:value="366218000">
            <text:p>3.66E+008</text:p>
          </table:table-cell>
        </table:table-row>
        <table:table-row table:style-name="ro1">
          <table:table-cell table:number-columns-repeated="10"/>
          <table:table-cell office:value-type="float" office:value="4.86719">
            <text:p>4.86719</text:p>
          </table:table-cell>
          <table:table-cell office:value-type="float" office:value="369579000">
            <text:p>3.70E+008</text:p>
          </table:table-cell>
        </table:table-row>
        <table:table-row table:style-name="ro1">
          <table:table-cell table:number-columns-repeated="10"/>
          <table:table-cell office:value-type="float" office:value="4.88281">
            <text:p>4.88281</text:p>
          </table:table-cell>
          <table:table-cell office:value-type="float" office:value="373141000">
            <text:p>3.73E+008</text:p>
          </table:table-cell>
        </table:table-row>
        <table:table-row table:style-name="ro1">
          <table:table-cell table:number-columns-repeated="10"/>
          <table:table-cell office:value-type="float" office:value="4.89844">
            <text:p>4.89844</text:p>
          </table:table-cell>
          <table:table-cell office:value-type="float" office:value="376922000">
            <text:p>3.77E+008</text:p>
          </table:table-cell>
        </table:table-row>
        <table:table-row table:style-name="ro1">
          <table:table-cell table:number-columns-repeated="10"/>
          <table:table-cell office:value-type="float" office:value="4.91406">
            <text:p>4.91406</text:p>
          </table:table-cell>
          <table:table-cell office:value-type="float" office:value="380941000">
            <text:p>3.81E+008</text:p>
          </table:table-cell>
        </table:table-row>
        <table:table-row table:style-name="ro1">
          <table:table-cell table:number-columns-repeated="10"/>
          <table:table-cell office:value-type="float" office:value="4.92969">
            <text:p>4.92969</text:p>
          </table:table-cell>
          <table:table-cell office:value-type="float" office:value="385218000">
            <text:p>3.85E+008</text:p>
          </table:table-cell>
        </table:table-row>
        <table:table-row table:style-name="ro1">
          <table:table-cell table:number-columns-repeated="10"/>
          <table:table-cell office:value-type="float" office:value="4.94531">
            <text:p>4.94531</text:p>
          </table:table-cell>
          <table:table-cell office:value-type="float" office:value="389777000">
            <text:p>3.90E+008</text:p>
          </table:table-cell>
        </table:table-row>
        <table:table-row table:style-name="ro1">
          <table:table-cell table:number-columns-repeated="10"/>
          <table:table-cell office:value-type="float" office:value="4.96094">
            <text:p>4.96094</text:p>
          </table:table-cell>
          <table:table-cell office:value-type="float" office:value="394646000">
            <text:p>3.95E+008</text:p>
          </table:table-cell>
        </table:table-row>
        <table:table-row table:style-name="ro1">
          <table:table-cell table:number-columns-repeated="10"/>
          <table:table-cell office:value-type="float" office:value="4.97656">
            <text:p>4.97656</text:p>
          </table:table-cell>
          <table:table-cell office:value-type="float" office:value="399853000">
            <text:p>4.00E+008</text:p>
          </table:table-cell>
        </table:table-row>
        <table:table-row table:style-name="ro1">
          <table:table-cell table:number-columns-repeated="10"/>
          <table:table-cell office:value-type="float" office:value="4.99219">
            <text:p>4.99219</text:p>
          </table:table-cell>
          <table:table-cell office:value-type="float" office:value="405433000">
            <text:p>4.05E+008</text:p>
          </table:table-cell>
        </table:table-row>
        <table:table-row table:style-name="ro1">
          <table:table-cell table:number-columns-repeated="10"/>
          <table:table-cell office:value-type="float" office:value="5.00781">
            <text:p>5.00781</text:p>
          </table:table-cell>
          <table:table-cell office:value-type="float" office:value="411423000">
            <text:p>4.11E+008</text:p>
          </table:table-cell>
        </table:table-row>
        <table:table-row table:style-name="ro1">
          <table:table-cell table:number-columns-repeated="10"/>
          <table:table-cell office:value-type="float" office:value="5.02344">
            <text:p>5.02344</text:p>
          </table:table-cell>
          <table:table-cell office:value-type="float" office:value="417865000">
            <text:p>4.18E+008</text:p>
          </table:table-cell>
        </table:table-row>
        <table:table-row table:style-name="ro1">
          <table:table-cell table:number-columns-repeated="10"/>
          <table:table-cell office:value-type="float" office:value="5.03906">
            <text:p>5.03906</text:p>
          </table:table-cell>
          <table:table-cell office:value-type="float" office:value="424807000">
            <text:p>4.25E+008</text:p>
          </table:table-cell>
        </table:table-row>
        <table:table-row table:style-name="ro1">
          <table:table-cell table:number-columns-repeated="10"/>
          <table:table-cell office:value-type="float" office:value="5.05469">
            <text:p>5.05469</text:p>
          </table:table-cell>
          <table:table-cell office:value-type="float" office:value="432303000">
            <text:p>4.32E+008</text:p>
          </table:table-cell>
        </table:table-row>
        <table:table-row table:style-name="ro1">
          <table:table-cell table:number-columns-repeated="10"/>
          <table:table-cell office:value-type="float" office:value="5.07031">
            <text:p>5.07031</text:p>
          </table:table-cell>
          <table:table-cell office:value-type="float" office:value="440416000">
            <text:p>4.40E+008</text:p>
          </table:table-cell>
        </table:table-row>
        <table:table-row table:style-name="ro1">
          <table:table-cell table:number-columns-repeated="10"/>
          <table:table-cell office:value-type="float" office:value="5.08594">
            <text:p>5.08594</text:p>
          </table:table-cell>
          <table:table-cell office:value-type="float" office:value="449214000">
            <text:p>4.49E+008</text:p>
          </table:table-cell>
        </table:table-row>
        <table:table-row table:style-name="ro1">
          <table:table-cell table:number-columns-repeated="10"/>
          <table:table-cell office:value-type="float" office:value="5.10156">
            <text:p>5.10156</text:p>
          </table:table-cell>
          <table:table-cell office:value-type="float" office:value="458777000">
            <text:p>4.59E+008</text:p>
          </table:table-cell>
        </table:table-row>
        <table:table-row table:style-name="ro1">
          <table:table-cell table:number-columns-repeated="10"/>
          <table:table-cell office:value-type="float" office:value="5.11719">
            <text:p>5.11719</text:p>
          </table:table-cell>
          <table:table-cell office:value-type="float" office:value="469197000">
            <text:p>4.69E+008</text:p>
          </table:table-cell>
        </table:table-row>
        <table:table-row table:style-name="ro1">
          <table:table-cell table:number-columns-repeated="10"/>
          <table:table-cell office:value-type="float" office:value="5.13281">
            <text:p>5.13281</text:p>
          </table:table-cell>
          <table:table-cell office:value-type="float" office:value="480577000">
            <text:p>4.81E+008</text:p>
          </table:table-cell>
        </table:table-row>
        <table:table-row table:style-name="ro1">
          <table:table-cell table:number-columns-repeated="10"/>
          <table:table-cell office:value-type="float" office:value="5.14844">
            <text:p>5.14844</text:p>
          </table:table-cell>
          <table:table-cell office:value-type="float" office:value="493037000">
            <text:p>4.93E+008</text:p>
          </table:table-cell>
        </table:table-row>
        <table:table-row table:style-name="ro1">
          <table:table-cell table:number-columns-repeated="10"/>
          <table:table-cell office:value-type="float" office:value="5.16406">
            <text:p>5.16406</text:p>
          </table:table-cell>
          <table:table-cell office:value-type="float" office:value="506717000">
            <text:p>5.07E+008</text:p>
          </table:table-cell>
        </table:table-row>
        <table:table-row table:style-name="ro1">
          <table:table-cell table:number-columns-repeated="10"/>
          <table:table-cell office:value-type="float" office:value="5.17969">
            <text:p>5.17969</text:p>
          </table:table-cell>
          <table:table-cell office:value-type="float" office:value="521775000">
            <text:p>5.22E+008</text:p>
          </table:table-cell>
        </table:table-row>
        <table:table-row table:style-name="ro1">
          <table:table-cell table:number-columns-repeated="10"/>
          <table:table-cell office:value-type="float" office:value="5.19531">
            <text:p>5.19531</text:p>
          </table:table-cell>
          <table:table-cell office:value-type="float" office:value="538398000">
            <text:p>5.38E+008</text:p>
          </table:table-cell>
        </table:table-row>
        <table:table-row table:style-name="ro1">
          <table:table-cell table:number-columns-repeated="10"/>
          <table:table-cell office:value-type="float" office:value="5.21094">
            <text:p>5.21094</text:p>
          </table:table-cell>
          <table:table-cell office:value-type="float" office:value="556803000">
            <text:p>5.57E+008</text:p>
          </table:table-cell>
        </table:table-row>
        <table:table-row table:style-name="ro1">
          <table:table-cell table:number-columns-repeated="10"/>
          <table:table-cell office:value-type="float" office:value="5.22656">
            <text:p>5.22656</text:p>
          </table:table-cell>
          <table:table-cell office:value-type="float" office:value="577245000">
            <text:p>5.77E+008</text:p>
          </table:table-cell>
        </table:table-row>
        <table:table-row table:style-name="ro1">
          <table:table-cell table:number-columns-repeated="10"/>
          <table:table-cell office:value-type="float" office:value="5.24219">
            <text:p>5.24219</text:p>
          </table:table-cell>
          <table:table-cell office:value-type="float" office:value="600025000">
            <text:p>6.00E+008</text:p>
          </table:table-cell>
        </table:table-row>
        <table:table-row table:style-name="ro1">
          <table:table-cell table:number-columns-repeated="10"/>
          <table:table-cell office:value-type="float" office:value="5.25781">
            <text:p>5.25781</text:p>
          </table:table-cell>
          <table:table-cell office:value-type="float" office:value="625500000">
            <text:p>6.26E+008</text:p>
          </table:table-cell>
        </table:table-row>
        <table:table-row table:style-name="ro1">
          <table:table-cell table:number-columns-repeated="10"/>
          <table:table-cell office:value-type="float" office:value="5.27344">
            <text:p>5.27344</text:p>
          </table:table-cell>
          <table:table-cell office:value-type="float" office:value="654096000">
            <text:p>6.54E+008</text:p>
          </table:table-cell>
        </table:table-row>
        <table:table-row table:style-name="ro1">
          <table:table-cell table:number-columns-repeated="10"/>
          <table:table-cell office:value-type="float" office:value="5.28906">
            <text:p>5.28906</text:p>
          </table:table-cell>
          <table:table-cell office:value-type="float" office:value="686328000">
            <text:p>6.86E+008</text:p>
          </table:table-cell>
        </table:table-row>
        <table:table-row table:style-name="ro1">
          <table:table-cell table:number-columns-repeated="10"/>
          <table:table-cell office:value-type="float" office:value="5.30469">
            <text:p>5.30469</text:p>
          </table:table-cell>
          <table:table-cell office:value-type="float" office:value="722820000">
            <text:p>7.23E+008</text:p>
          </table:table-cell>
        </table:table-row>
        <table:table-row table:style-name="ro1">
          <table:table-cell table:number-columns-repeated="10"/>
          <table:table-cell office:value-type="float" office:value="5.32031">
            <text:p>5.32031</text:p>
          </table:table-cell>
          <table:table-cell office:value-type="float" office:value="764341000">
            <text:p>7.64E+008</text:p>
          </table:table-cell>
        </table:table-row>
        <table:table-row table:style-name="ro1">
          <table:table-cell table:number-columns-repeated="10"/>
          <table:table-cell office:value-type="float" office:value="5.33594">
            <text:p>5.33594</text:p>
          </table:table-cell>
          <table:table-cell office:value-type="float" office:value="811847000">
            <text:p>8.12E+008</text:p>
          </table:table-cell>
        </table:table-row>
        <table:table-row table:style-name="ro1">
          <table:table-cell table:number-columns-repeated="10"/>
          <table:table-cell office:value-type="float" office:value="5.35156">
            <text:p>5.35156</text:p>
          </table:table-cell>
          <table:table-cell office:value-type="float" office:value="866548000">
            <text:p>8.67E+008</text:p>
          </table:table-cell>
        </table:table-row>
        <table:table-row table:style-name="ro1">
          <table:table-cell table:number-columns-repeated="10"/>
          <table:table-cell office:value-type="float" office:value="5.36719">
            <text:p>5.36719</text:p>
          </table:table-cell>
          <table:table-cell office:value-type="float" office:value="930003000">
            <text:p>9.30E+008</text:p>
          </table:table-cell>
        </table:table-row>
        <table:table-row table:style-name="ro1">
          <table:table-cell table:number-columns-repeated="10"/>
          <table:table-cell office:value-type="float" office:value="5.38281">
            <text:p>5.38281</text:p>
          </table:table-cell>
          <table:table-cell office:value-type="float" office:value="1004280000">
            <text:p>1.00E+009</text:p>
          </table:table-cell>
        </table:table-row>
        <table:table-row table:style-name="ro1">
          <table:table-cell table:number-columns-repeated="10"/>
          <table:table-cell office:value-type="float" office:value="5.39844">
            <text:p>5.39844</text:p>
          </table:table-cell>
          <table:table-cell office:value-type="float" office:value="1092170000">
            <text:p>1.09E+009</text:p>
          </table:table-cell>
        </table:table-row>
        <table:table-row table:style-name="ro1">
          <table:table-cell table:number-columns-repeated="10"/>
          <table:table-cell office:value-type="float" office:value="5.41406">
            <text:p>5.41406</text:p>
          </table:table-cell>
          <table:table-cell office:value-type="float" office:value="1197630000">
            <text:p>1.20E+009</text:p>
          </table:table-cell>
        </table:table-row>
        <table:table-row table:style-name="ro1">
          <table:table-cell table:number-columns-repeated="10"/>
          <table:table-cell office:value-type="float" office:value="5.42969">
            <text:p>5.42969</text:p>
          </table:table-cell>
          <table:table-cell office:value-type="float" office:value="1326460000">
            <text:p>1.33E+009</text:p>
          </table:table-cell>
        </table:table-row>
        <table:table-row table:style-name="ro1">
          <table:table-cell table:number-columns-repeated="10"/>
          <table:table-cell office:value-type="float" office:value="5.44531">
            <text:p>5.44531</text:p>
          </table:table-cell>
          <table:table-cell office:value-type="float" office:value="1487580000">
            <text:p>1.49E+009</text:p>
          </table:table-cell>
        </table:table-row>
        <table:table-row table:style-name="ro1">
          <table:table-cell table:number-columns-repeated="10"/>
          <table:table-cell office:value-type="float" office:value="5.46094">
            <text:p>5.46094</text:p>
          </table:table-cell>
          <table:table-cell office:value-type="float" office:value="1695540000">
            <text:p>1.70E+009</text:p>
          </table:table-cell>
        </table:table-row>
        <table:table-row table:style-name="ro1">
          <table:table-cell table:number-columns-repeated="10"/>
          <table:table-cell office:value-type="float" office:value="5.47656">
            <text:p>5.47656</text:p>
          </table:table-cell>
          <table:table-cell office:value-type="float" office:value="1976990000">
            <text:p>1.98E+009</text:p>
          </table:table-cell>
        </table:table-row>
        <table:table-row table:style-name="ro1">
          <table:table-cell table:number-columns-repeated="10"/>
          <table:table-cell office:value-type="float" office:value="5.49219">
            <text:p>5.49219</text:p>
          </table:table-cell>
          <table:table-cell office:value-type="float" office:value="2400220000">
            <text:p>2.40E+009</text:p>
          </table:table-cell>
        </table:table-row>
        <table:table-row table:style-name="ro1">
          <table:table-cell table:number-columns-repeated="10"/>
          <table:table-cell office:value-type="float" office:value="5.55469">
            <text:p>5.55469</text:p>
          </table:table-cell>
          <table:table-cell office:value-type="float" office:value="5399350">
            <text:p>5.40E+006</text:p>
          </table:table-cell>
        </table:table-row>
        <table:table-row table:style-name="ro1">
          <table:table-cell table:number-columns-repeated="10"/>
          <table:table-cell office:value-type="float" office:value="5.66406">
            <text:p>5.66406</text:p>
          </table:table-cell>
          <table:table-cell office:value-type="float" office:value="6400280">
            <text:p>6.40E+006</text:p>
          </table:table-cell>
        </table:table-row>
        <table:table-row table:style-name="ro1">
          <table:table-cell table:number-columns-repeated="10"/>
          <table:table-cell office:value-type="float" office:value="5.77344">
            <text:p>5.77344</text:p>
          </table:table-cell>
          <table:table-cell office:value-type="float" office:value="7211270">
            <text:p>7.21E+006</text:p>
          </table:table-cell>
        </table:table-row>
        <table:table-row table:style-name="ro1">
          <table:table-cell table:number-columns-repeated="10"/>
          <table:table-cell office:value-type="float" office:value="5.88281">
            <text:p>5.88281</text:p>
          </table:table-cell>
          <table:table-cell office:value-type="float" office:value="7918750">
            <text:p>7.92E+006</text:p>
          </table:table-cell>
        </table:table-row>
        <table:table-row table:style-name="ro1">
          <table:table-cell table:number-columns-repeated="10"/>
          <table:table-cell office:value-type="float" office:value="5.99219">
            <text:p>5.99219</text:p>
          </table:table-cell>
          <table:table-cell office:value-type="float" office:value="8550250">
            <text:p>8.55E+006</text:p>
          </table:table-cell>
        </table:table-row>
        <table:table-row table:style-name="ro1">
          <table:table-cell table:number-columns-repeated="10"/>
          <table:table-cell office:value-type="float" office:value="6.10156">
            <text:p>6.10156</text:p>
          </table:table-cell>
          <table:table-cell office:value-type="float" office:value="9117980">
            <text:p>9.12E+006</text:p>
          </table:table-cell>
        </table:table-row>
        <table:table-row table:style-name="ro1">
          <table:table-cell table:number-columns-repeated="10"/>
          <table:table-cell office:value-type="float" office:value="6.21094">
            <text:p>6.21094</text:p>
          </table:table-cell>
          <table:table-cell office:value-type="float" office:value="9628180">
            <text:p>9.63E+006</text:p>
          </table:table-cell>
        </table:table-row>
        <table:table-row table:style-name="ro1">
          <table:table-cell table:number-columns-repeated="10"/>
          <table:table-cell office:value-type="float" office:value="6.32031">
            <text:p>6.32031</text:p>
          </table:table-cell>
          <table:table-cell office:value-type="float" office:value="10084300">
            <text:p>1.01E+007</text:p>
          </table:table-cell>
        </table:table-row>
        <table:table-row table:style-name="ro1">
          <table:table-cell table:number-columns-repeated="10"/>
          <table:table-cell office:value-type="float" office:value="6.42969">
            <text:p>6.42969</text:p>
          </table:table-cell>
          <table:table-cell office:value-type="float" office:value="10488400">
            <text:p>1.05E+007</text:p>
          </table:table-cell>
        </table:table-row>
        <table:table-row table:style-name="ro1">
          <table:table-cell table:number-columns-repeated="10"/>
          <table:table-cell office:value-type="float" office:value="6.53906">
            <text:p>6.53906</text:p>
          </table:table-cell>
          <table:table-cell office:value-type="float" office:value="10841800">
            <text:p>1.08E+007</text:p>
          </table:table-cell>
        </table:table-row>
        <table:table-row table:style-name="ro1">
          <table:table-cell table:number-columns-repeated="10"/>
          <table:table-cell office:value-type="float" office:value="6.64844">
            <text:p>6.64844</text:p>
          </table:table-cell>
          <table:table-cell office:value-type="float" office:value="11145000">
            <text:p>1.11E+007</text:p>
          </table:table-cell>
        </table:table-row>
        <table:table-row table:style-name="ro1">
          <table:table-cell table:number-columns-repeated="10"/>
          <table:table-cell office:value-type="float" office:value="6.75781">
            <text:p>6.75781</text:p>
          </table:table-cell>
          <table:table-cell office:value-type="float" office:value="11398700">
            <text:p>1.14E+007</text:p>
          </table:table-cell>
        </table:table-row>
        <table:table-row table:style-name="ro1">
          <table:table-cell table:number-columns-repeated="10"/>
          <table:table-cell office:value-type="float" office:value="6.86719">
            <text:p>6.86719</text:p>
          </table:table-cell>
          <table:table-cell office:value-type="float" office:value="11603100">
            <text:p>1.16E+007</text:p>
          </table:table-cell>
        </table:table-row>
        <table:table-row table:style-name="ro1">
          <table:table-cell table:number-columns-repeated="10"/>
          <table:table-cell office:value-type="float" office:value="6.97656">
            <text:p>6.97656</text:p>
          </table:table-cell>
          <table:table-cell office:value-type="float" office:value="11758400">
            <text:p>1.18E+007</text:p>
          </table:table-cell>
        </table:table-row>
        <table:table-row table:style-name="ro1">
          <table:table-cell table:number-columns-repeated="10"/>
          <table:table-cell office:value-type="float" office:value="7.08594">
            <text:p>7.08594</text:p>
          </table:table-cell>
          <table:table-cell office:value-type="float" office:value="11864600">
            <text:p>1.19E+007</text:p>
          </table:table-cell>
        </table:table-row>
        <table:table-row table:style-name="ro1">
          <table:table-cell table:number-columns-repeated="10"/>
          <table:table-cell office:value-type="float" office:value="7.19531">
            <text:p>7.19531</text:p>
          </table:table-cell>
          <table:table-cell office:value-type="float" office:value="11921700">
            <text:p>1.19E+007</text:p>
          </table:table-cell>
        </table:table-row>
        <table:table-row table:style-name="ro1">
          <table:table-cell table:number-columns-repeated="10"/>
          <table:table-cell office:value-type="float" office:value="7.30469">
            <text:p>7.30469</text:p>
          </table:table-cell>
          <table:table-cell office:value-type="float" office:value="11929600">
            <text:p>1.19E+007</text:p>
          </table:table-cell>
        </table:table-row>
        <table:table-row table:style-name="ro1">
          <table:table-cell table:number-columns-repeated="10"/>
          <table:table-cell office:value-type="float" office:value="7.41406">
            <text:p>7.41406</text:p>
          </table:table-cell>
          <table:table-cell office:value-type="float" office:value="11888400">
            <text:p>1.19E+007</text:p>
          </table:table-cell>
        </table:table-row>
        <table:table-row table:style-name="ro1">
          <table:table-cell table:number-columns-repeated="10"/>
          <table:table-cell office:value-type="float" office:value="7.52344">
            <text:p>7.52344</text:p>
          </table:table-cell>
          <table:table-cell office:value-type="float" office:value="11797800">
            <text:p>1.18E+007</text:p>
          </table:table-cell>
        </table:table-row>
        <table:table-row table:style-name="ro1">
          <table:table-cell table:number-columns-repeated="10"/>
          <table:table-cell office:value-type="float" office:value="7.63281">
            <text:p>7.63281</text:p>
          </table:table-cell>
          <table:table-cell office:value-type="float" office:value="11657800">
            <text:p>1.17E+007</text:p>
          </table:table-cell>
        </table:table-row>
        <table:table-row table:style-name="ro1">
          <table:table-cell table:number-columns-repeated="10"/>
          <table:table-cell office:value-type="float" office:value="7.74219">
            <text:p>7.74219</text:p>
          </table:table-cell>
          <table:table-cell office:value-type="float" office:value="11468100">
            <text:p>1.15E+007</text:p>
          </table:table-cell>
        </table:table-row>
        <table:table-row table:style-name="ro1">
          <table:table-cell table:number-columns-repeated="10"/>
          <table:table-cell office:value-type="float" office:value="7.85156">
            <text:p>7.85156</text:p>
          </table:table-cell>
          <table:table-cell office:value-type="float" office:value="11228300">
            <text:p>1.12E+007</text:p>
          </table:table-cell>
        </table:table-row>
        <table:table-row table:style-name="ro1">
          <table:table-cell table:number-columns-repeated="10"/>
          <table:table-cell office:value-type="float" office:value="7.96094">
            <text:p>7.96094</text:p>
          </table:table-cell>
          <table:table-cell office:value-type="float" office:value="10938100">
            <text:p>1.09E+007</text:p>
          </table:table-cell>
        </table:table-row>
        <table:table-row table:style-name="ro1">
          <table:table-cell table:number-columns-repeated="10"/>
          <table:table-cell office:value-type="float" office:value="8.07031">
            <text:p>8.07031</text:p>
          </table:table-cell>
          <table:table-cell office:value-type="float" office:value="10596900">
            <text:p>1.06E+007</text:p>
          </table:table-cell>
        </table:table-row>
        <table:table-row table:style-name="ro1">
          <table:table-cell table:number-columns-repeated="10"/>
          <table:table-cell office:value-type="float" office:value="8.17969">
            <text:p>8.17969</text:p>
          </table:table-cell>
          <table:table-cell office:value-type="float" office:value="10203600">
            <text:p>1.02E+007</text:p>
          </table:table-cell>
        </table:table-row>
        <table:table-row table:style-name="ro1">
          <table:table-cell table:number-columns-repeated="10"/>
          <table:table-cell office:value-type="float" office:value="8.28906">
            <text:p>8.28906</text:p>
          </table:table-cell>
          <table:table-cell office:value-type="float" office:value="9756990">
            <text:p>9.76E+006</text:p>
          </table:table-cell>
        </table:table-row>
        <table:table-row table:style-name="ro1">
          <table:table-cell table:number-columns-repeated="10"/>
          <table:table-cell office:value-type="float" office:value="8.39844">
            <text:p>8.39844</text:p>
          </table:table-cell>
          <table:table-cell office:value-type="float" office:value="9254790">
            <text:p>9.25E+006</text:p>
          </table:table-cell>
        </table:table-row>
        <table:table-row table:style-name="ro1">
          <table:table-cell table:number-columns-repeated="10"/>
          <table:table-cell office:value-type="float" office:value="8.50781">
            <text:p>8.50781</text:p>
          </table:table-cell>
          <table:table-cell office:value-type="float" office:value="8693380">
            <text:p>8.69E+006</text:p>
          </table:table-cell>
        </table:table-row>
        <table:table-row table:style-name="ro1">
          <table:table-cell table:number-columns-repeated="10"/>
          <table:table-cell office:value-type="float" office:value="8.61719">
            <text:p>8.61719</text:p>
          </table:table-cell>
          <table:table-cell office:value-type="float" office:value="8066280">
            <text:p>8.07E+006</text:p>
          </table:table-cell>
        </table:table-row>
        <table:table-row table:style-name="ro1">
          <table:table-cell table:number-columns-repeated="10"/>
          <table:table-cell office:value-type="float" office:value="8.72656">
            <text:p>8.72656</text:p>
          </table:table-cell>
          <table:table-cell office:value-type="float" office:value="7361020">
            <text:p>7.36E+006</text:p>
          </table:table-cell>
        </table:table-row>
        <table:table-row table:style-name="ro1">
          <table:table-cell table:number-columns-repeated="10"/>
          <table:table-cell office:value-type="float" office:value="8.83594">
            <text:p>8.83594</text:p>
          </table:table-cell>
          <table:table-cell office:value-type="float" office:value="6549630">
            <text:p>6.55E+006</text:p>
          </table:table-cell>
        </table:table-row>
        <table:table-row table:style-name="ro1">
          <table:table-cell table:number-columns-repeated="10"/>
          <table:table-cell office:value-type="float" office:value="8.94531">
            <text:p>8.94531</text:p>
          </table:table-cell>
          <table:table-cell office:value-type="float" office:value="5544670">
            <text:p>5.54E+006</text:p>
          </table:table-cell>
        </table:table-row>
        <table:table-row table:style-name="ro1">
          <table:table-cell table:number-columns-repeated="10"/>
          <table:table-cell office:value-type="float" office:value="9.00781">
            <text:p>9.00781</text:p>
          </table:table-cell>
          <table:table-cell office:value-type="float" office:value="2450400000">
            <text:p>2.45E+009</text:p>
          </table:table-cell>
        </table:table-row>
        <table:table-row table:style-name="ro1">
          <table:table-cell table:number-columns-repeated="10"/>
          <table:table-cell office:value-type="float" office:value="9.02344">
            <text:p>9.02344</text:p>
          </table:table-cell>
          <table:table-cell office:value-type="float" office:value="2024150000">
            <text:p>2.02E+009</text:p>
          </table:table-cell>
        </table:table-row>
        <table:table-row table:style-name="ro1">
          <table:table-cell table:number-columns-repeated="10"/>
          <table:table-cell office:value-type="float" office:value="9.03906">
            <text:p>9.03906</text:p>
          </table:table-cell>
          <table:table-cell office:value-type="float" office:value="1741010000">
            <text:p>1.74E+009</text:p>
          </table:table-cell>
        </table:table-row>
        <table:table-row table:style-name="ro1">
          <table:table-cell table:number-columns-repeated="10"/>
          <table:table-cell office:value-type="float" office:value="9.05469">
            <text:p>9.05469</text:p>
          </table:table-cell>
          <table:table-cell office:value-type="float" office:value="1532080000">
            <text:p>1.53E+009</text:p>
          </table:table-cell>
        </table:table-row>
        <table:table-row table:style-name="ro1">
          <table:table-cell table:number-columns-repeated="10"/>
          <table:table-cell office:value-type="float" office:value="9.07031">
            <text:p>9.07031</text:p>
          </table:table-cell>
          <table:table-cell office:value-type="float" office:value="1370420000">
            <text:p>1.37E+009</text:p>
          </table:table-cell>
        </table:table-row>
        <table:table-row table:style-name="ro1">
          <table:table-cell table:number-columns-repeated="10"/>
          <table:table-cell office:value-type="float" office:value="9.08594">
            <text:p>9.08594</text:p>
          </table:table-cell>
          <table:table-cell office:value-type="float" office:value="1241340000">
            <text:p>1.24E+009</text:p>
          </table:table-cell>
        </table:table-row>
        <table:table-row table:style-name="ro1">
          <table:table-cell table:number-columns-repeated="10"/>
          <table:table-cell office:value-type="float" office:value="9.10156">
            <text:p>9.10156</text:p>
          </table:table-cell>
          <table:table-cell office:value-type="float" office:value="1135850000">
            <text:p>1.14E+009</text:p>
          </table:table-cell>
        </table:table-row>
        <table:table-row table:style-name="ro1">
          <table:table-cell table:number-columns-repeated="10"/>
          <table:table-cell office:value-type="float" office:value="9.11719">
            <text:p>9.11719</text:p>
          </table:table-cell>
          <table:table-cell office:value-type="float" office:value="1048080000">
            <text:p>1.05E+009</text:p>
          </table:table-cell>
        </table:table-row>
        <table:table-row table:style-name="ro1">
          <table:table-cell table:number-columns-repeated="10"/>
          <table:table-cell office:value-type="float" office:value="9.13281">
            <text:p>9.13281</text:p>
          </table:table-cell>
          <table:table-cell office:value-type="float" office:value="974037000">
            <text:p>9.74E+008</text:p>
          </table:table-cell>
        </table:table-row>
        <table:table-row table:style-name="ro1">
          <table:table-cell table:number-columns-repeated="10"/>
          <table:table-cell office:value-type="float" office:value="9.14844">
            <text:p>9.14844</text:p>
          </table:table-cell>
          <table:table-cell office:value-type="float" office:value="910898000">
            <text:p>9.11E+008</text:p>
          </table:table-cell>
        </table:table-row>
        <table:table-row table:style-name="ro1">
          <table:table-cell table:number-columns-repeated="10"/>
          <table:table-cell office:value-type="float" office:value="9.16406">
            <text:p>9.16406</text:p>
          </table:table-cell>
          <table:table-cell office:value-type="float" office:value="856579000">
            <text:p>8.57E+008</text:p>
          </table:table-cell>
        </table:table-row>
        <table:table-row table:style-name="ro1">
          <table:table-cell table:number-columns-repeated="10"/>
          <table:table-cell office:value-type="float" office:value="9.17969">
            <text:p>9.17969</text:p>
          </table:table-cell>
          <table:table-cell office:value-type="float" office:value="809507000">
            <text:p>8.10E+008</text:p>
          </table:table-cell>
        </table:table-row>
        <table:table-row table:style-name="ro1">
          <table:table-cell table:number-columns-repeated="10"/>
          <table:table-cell office:value-type="float" office:value="9.19531">
            <text:p>9.19531</text:p>
          </table:table-cell>
          <table:table-cell office:value-type="float" office:value="768462000">
            <text:p>7.68E+008</text:p>
          </table:table-cell>
        </table:table-row>
        <table:table-row table:style-name="ro1">
          <table:table-cell table:number-columns-repeated="10"/>
          <table:table-cell office:value-type="float" office:value="9.21094">
            <text:p>9.21094</text:p>
          </table:table-cell>
          <table:table-cell office:value-type="float" office:value="732479000">
            <text:p>7.32E+008</text:p>
          </table:table-cell>
        </table:table-row>
        <table:table-row table:style-name="ro1">
          <table:table-cell table:number-columns-repeated="10"/>
          <table:table-cell office:value-type="float" office:value="9.22656">
            <text:p>9.22656</text:p>
          </table:table-cell>
          <table:table-cell office:value-type="float" office:value="700783000">
            <text:p>7.01E+008</text:p>
          </table:table-cell>
        </table:table-row>
        <table:table-row table:style-name="ro1">
          <table:table-cell table:number-columns-repeated="10"/>
          <table:table-cell office:value-type="float" office:value="9.24219">
            <text:p>9.24219</text:p>
          </table:table-cell>
          <table:table-cell office:value-type="float" office:value="672746000">
            <text:p>6.73E+008</text:p>
          </table:table-cell>
        </table:table-row>
        <table:table-row table:style-name="ro1">
          <table:table-cell table:number-columns-repeated="10"/>
          <table:table-cell office:value-type="float" office:value="9.25781">
            <text:p>9.25781</text:p>
          </table:table-cell>
          <table:table-cell office:value-type="float" office:value="647850000">
            <text:p>6.48E+008</text:p>
          </table:table-cell>
        </table:table-row>
        <table:table-row table:style-name="ro1">
          <table:table-cell table:number-columns-repeated="10"/>
          <table:table-cell office:value-type="float" office:value="9.27344">
            <text:p>9.27344</text:p>
          </table:table-cell>
          <table:table-cell office:value-type="float" office:value="625664000">
            <text:p>6.26E+008</text:p>
          </table:table-cell>
        </table:table-row>
        <table:table-row table:style-name="ro1">
          <table:table-cell table:number-columns-repeated="10"/>
          <table:table-cell office:value-type="float" office:value="9.28906">
            <text:p>9.28906</text:p>
          </table:table-cell>
          <table:table-cell office:value-type="float" office:value="605831000">
            <text:p>6.06E+008</text:p>
          </table:table-cell>
        </table:table-row>
        <table:table-row table:style-name="ro1">
          <table:table-cell table:number-columns-repeated="10"/>
          <table:table-cell office:value-type="float" office:value="9.30469">
            <text:p>9.30469</text:p>
          </table:table-cell>
          <table:table-cell office:value-type="float" office:value="588046000">
            <text:p>5.88E+008</text:p>
          </table:table-cell>
        </table:table-row>
        <table:table-row table:style-name="ro1">
          <table:table-cell table:number-columns-repeated="10"/>
          <table:table-cell office:value-type="float" office:value="9.32031">
            <text:p>9.32031</text:p>
          </table:table-cell>
          <table:table-cell office:value-type="float" office:value="572055000">
            <text:p>5.72E+008</text:p>
          </table:table-cell>
        </table:table-row>
        <table:table-row table:style-name="ro1">
          <table:table-cell table:number-columns-repeated="10"/>
          <table:table-cell office:value-type="float" office:value="9.33594">
            <text:p>9.33594</text:p>
          </table:table-cell>
          <table:table-cell office:value-type="float" office:value="557637000">
            <text:p>5.58E+008</text:p>
          </table:table-cell>
        </table:table-row>
        <table:table-row table:style-name="ro1">
          <table:table-cell table:number-columns-repeated="10"/>
          <table:table-cell office:value-type="float" office:value="9.35156">
            <text:p>9.35156</text:p>
          </table:table-cell>
          <table:table-cell office:value-type="float" office:value="544607000">
            <text:p>5.45E+008</text:p>
          </table:table-cell>
        </table:table-row>
        <table:table-row table:style-name="ro1">
          <table:table-cell table:number-columns-repeated="10"/>
          <table:table-cell office:value-type="float" office:value="9.36719">
            <text:p>9.36719</text:p>
          </table:table-cell>
          <table:table-cell office:value-type="float" office:value="532803000">
            <text:p>5.33E+008</text:p>
          </table:table-cell>
        </table:table-row>
        <table:table-row table:style-name="ro1">
          <table:table-cell table:number-columns-repeated="10"/>
          <table:table-cell office:value-type="float" office:value="9.38281">
            <text:p>9.38281</text:p>
          </table:table-cell>
          <table:table-cell office:value-type="float" office:value="522087000">
            <text:p>5.22E+008</text:p>
          </table:table-cell>
        </table:table-row>
        <table:table-row table:style-name="ro1">
          <table:table-cell table:number-columns-repeated="10"/>
          <table:table-cell office:value-type="float" office:value="9.39844">
            <text:p>9.39844</text:p>
          </table:table-cell>
          <table:table-cell office:value-type="float" office:value="512337000">
            <text:p>5.12E+008</text:p>
          </table:table-cell>
        </table:table-row>
        <table:table-row table:style-name="ro1">
          <table:table-cell table:number-columns-repeated="10"/>
          <table:table-cell office:value-type="float" office:value="9.41406">
            <text:p>9.41406</text:p>
          </table:table-cell>
          <table:table-cell office:value-type="float" office:value="503450000">
            <text:p>5.03E+008</text:p>
          </table:table-cell>
        </table:table-row>
        <table:table-row table:style-name="ro1">
          <table:table-cell table:number-columns-repeated="10"/>
          <table:table-cell office:value-type="float" office:value="9.42969">
            <text:p>9.42969</text:p>
          </table:table-cell>
          <table:table-cell office:value-type="float" office:value="495335000">
            <text:p>4.95E+008</text:p>
          </table:table-cell>
        </table:table-row>
        <table:table-row table:style-name="ro1">
          <table:table-cell table:number-columns-repeated="10"/>
          <table:table-cell office:value-type="float" office:value="9.44531">
            <text:p>9.44531</text:p>
          </table:table-cell>
          <table:table-cell office:value-type="float" office:value="487910000">
            <text:p>4.88E+008</text:p>
          </table:table-cell>
        </table:table-row>
        <table:table-row table:style-name="ro1">
          <table:table-cell table:number-columns-repeated="10"/>
          <table:table-cell office:value-type="float" office:value="9.46094">
            <text:p>9.46094</text:p>
          </table:table-cell>
          <table:table-cell office:value-type="float" office:value="481107000">
            <text:p>4.81E+008</text:p>
          </table:table-cell>
        </table:table-row>
        <table:table-row table:style-name="ro1">
          <table:table-cell table:number-columns-repeated="10"/>
          <table:table-cell office:value-type="float" office:value="9.47656">
            <text:p>9.47656</text:p>
          </table:table-cell>
          <table:table-cell office:value-type="float" office:value="474864000">
            <text:p>4.75E+008</text:p>
          </table:table-cell>
        </table:table-row>
        <table:table-row table:style-name="ro1">
          <table:table-cell table:number-columns-repeated="10"/>
          <table:table-cell office:value-type="float" office:value="9.49219">
            <text:p>9.49219</text:p>
          </table:table-cell>
          <table:table-cell office:value-type="float" office:value="469126000">
            <text:p>4.69E+008</text:p>
          </table:table-cell>
        </table:table-row>
        <table:table-row table:style-name="ro1">
          <table:table-cell table:number-columns-repeated="10"/>
          <table:table-cell office:value-type="float" office:value="9.50781">
            <text:p>9.50781</text:p>
          </table:table-cell>
          <table:table-cell office:value-type="float" office:value="463846000">
            <text:p>4.64E+008</text:p>
          </table:table-cell>
        </table:table-row>
        <table:table-row table:style-name="ro1">
          <table:table-cell table:number-columns-repeated="10"/>
          <table:table-cell office:value-type="float" office:value="9.52344">
            <text:p>9.52344</text:p>
          </table:table-cell>
          <table:table-cell office:value-type="float" office:value="458980000">
            <text:p>4.59E+008</text:p>
          </table:table-cell>
        </table:table-row>
        <table:table-row table:style-name="ro1">
          <table:table-cell table:number-columns-repeated="10"/>
          <table:table-cell office:value-type="float" office:value="9.53906">
            <text:p>9.53906</text:p>
          </table:table-cell>
          <table:table-cell office:value-type="float" office:value="454493000">
            <text:p>4.54E+008</text:p>
          </table:table-cell>
        </table:table-row>
        <table:table-row table:style-name="ro1">
          <table:table-cell table:number-columns-repeated="10"/>
          <table:table-cell office:value-type="float" office:value="9.55469">
            <text:p>9.55469</text:p>
          </table:table-cell>
          <table:table-cell office:value-type="float" office:value="450350000">
            <text:p>4.50E+008</text:p>
          </table:table-cell>
        </table:table-row>
        <table:table-row table:style-name="ro1">
          <table:table-cell table:number-columns-repeated="10"/>
          <table:table-cell office:value-type="float" office:value="9.57031">
            <text:p>9.57031</text:p>
          </table:table-cell>
          <table:table-cell office:value-type="float" office:value="446522000">
            <text:p>4.47E+008</text:p>
          </table:table-cell>
        </table:table-row>
        <table:table-row table:style-name="ro1">
          <table:table-cell table:number-columns-repeated="10"/>
          <table:table-cell office:value-type="float" office:value="9.58594">
            <text:p>9.58594</text:p>
          </table:table-cell>
          <table:table-cell office:value-type="float" office:value="442981000">
            <text:p>4.43E+008</text:p>
          </table:table-cell>
        </table:table-row>
        <table:table-row table:style-name="ro1">
          <table:table-cell table:number-columns-repeated="10"/>
          <table:table-cell office:value-type="float" office:value="9.60156">
            <text:p>9.60156</text:p>
          </table:table-cell>
          <table:table-cell office:value-type="float" office:value="439706000">
            <text:p>4.40E+008</text:p>
          </table:table-cell>
        </table:table-row>
        <table:table-row table:style-name="ro1">
          <table:table-cell table:number-columns-repeated="10"/>
          <table:table-cell office:value-type="float" office:value="9.61719">
            <text:p>9.61719</text:p>
          </table:table-cell>
          <table:table-cell office:value-type="float" office:value="436674000">
            <text:p>4.37E+008</text:p>
          </table:table-cell>
        </table:table-row>
        <table:table-row table:style-name="ro1">
          <table:table-cell table:number-columns-repeated="10"/>
          <table:table-cell office:value-type="float" office:value="9.63281">
            <text:p>9.63281</text:p>
          </table:table-cell>
          <table:table-cell office:value-type="float" office:value="433867000">
            <text:p>4.34E+008</text:p>
          </table:table-cell>
        </table:table-row>
        <table:table-row table:style-name="ro1">
          <table:table-cell table:number-columns-repeated="10"/>
          <table:table-cell office:value-type="float" office:value="9.64844">
            <text:p>9.64844</text:p>
          </table:table-cell>
          <table:table-cell office:value-type="float" office:value="431267000">
            <text:p>4.31E+008</text:p>
          </table:table-cell>
        </table:table-row>
        <table:table-row table:style-name="ro1">
          <table:table-cell table:number-columns-repeated="10"/>
          <table:table-cell office:value-type="float" office:value="9.66406">
            <text:p>9.66406</text:p>
          </table:table-cell>
          <table:table-cell office:value-type="float" office:value="428860000">
            <text:p>4.29E+008</text:p>
          </table:table-cell>
        </table:table-row>
        <table:table-row table:style-name="ro1">
          <table:table-cell table:number-columns-repeated="10"/>
          <table:table-cell office:value-type="float" office:value="9.67969">
            <text:p>9.67969</text:p>
          </table:table-cell>
          <table:table-cell office:value-type="float" office:value="426633000">
            <text:p>4.27E+008</text:p>
          </table:table-cell>
        </table:table-row>
        <table:table-row table:style-name="ro1">
          <table:table-cell table:number-columns-repeated="10"/>
          <table:table-cell office:value-type="float" office:value="9.69531">
            <text:p>9.69531</text:p>
          </table:table-cell>
          <table:table-cell office:value-type="float" office:value="424572000">
            <text:p>4.25E+008</text:p>
          </table:table-cell>
        </table:table-row>
        <table:table-row table:style-name="ro1">
          <table:table-cell table:number-columns-repeated="10"/>
          <table:table-cell office:value-type="float" office:value="9.71094">
            <text:p>9.71094</text:p>
          </table:table-cell>
          <table:table-cell office:value-type="float" office:value="422668000">
            <text:p>4.23E+008</text:p>
          </table:table-cell>
        </table:table-row>
        <table:table-row table:style-name="ro1">
          <table:table-cell table:number-columns-repeated="10"/>
          <table:table-cell office:value-type="float" office:value="9.72656">
            <text:p>9.72656</text:p>
          </table:table-cell>
          <table:table-cell office:value-type="float" office:value="420910000">
            <text:p>4.21E+008</text:p>
          </table:table-cell>
        </table:table-row>
        <table:table-row table:style-name="ro1">
          <table:table-cell table:number-columns-repeated="10"/>
          <table:table-cell office:value-type="float" office:value="9.74219">
            <text:p>9.74219</text:p>
          </table:table-cell>
          <table:table-cell office:value-type="float" office:value="419289000">
            <text:p>4.19E+008</text:p>
          </table:table-cell>
        </table:table-row>
        <table:table-row table:style-name="ro1">
          <table:table-cell table:number-columns-repeated="10"/>
          <table:table-cell office:value-type="float" office:value="9.75781">
            <text:p>9.75781</text:p>
          </table:table-cell>
          <table:table-cell office:value-type="float" office:value="417798000">
            <text:p>4.18E+008</text:p>
          </table:table-cell>
        </table:table-row>
        <table:table-row table:style-name="ro1">
          <table:table-cell table:number-columns-repeated="10"/>
          <table:table-cell office:value-type="float" office:value="9.77344">
            <text:p>9.77344</text:p>
          </table:table-cell>
          <table:table-cell office:value-type="float" office:value="416429000">
            <text:p>4.16E+008</text:p>
          </table:table-cell>
        </table:table-row>
        <table:table-row table:style-name="ro1">
          <table:table-cell table:number-columns-repeated="10"/>
          <table:table-cell office:value-type="float" office:value="9.78906">
            <text:p>9.78906</text:p>
          </table:table-cell>
          <table:table-cell office:value-type="float" office:value="415176000">
            <text:p>4.15E+008</text:p>
          </table:table-cell>
        </table:table-row>
        <table:table-row table:style-name="ro1">
          <table:table-cell table:number-columns-repeated="10"/>
          <table:table-cell office:value-type="float" office:value="9.80469">
            <text:p>9.80469</text:p>
          </table:table-cell>
          <table:table-cell office:value-type="float" office:value="414034000">
            <text:p>4.14E+008</text:p>
          </table:table-cell>
        </table:table-row>
        <table:table-row table:style-name="ro1">
          <table:table-cell table:number-columns-repeated="10"/>
          <table:table-cell office:value-type="float" office:value="9.82031">
            <text:p>9.82031</text:p>
          </table:table-cell>
          <table:table-cell office:value-type="float" office:value="412997000">
            <text:p>4.13E+008</text:p>
          </table:table-cell>
        </table:table-row>
        <table:table-row table:style-name="ro1">
          <table:table-cell table:number-columns-repeated="10"/>
          <table:table-cell office:value-type="float" office:value="9.83594">
            <text:p>9.83594</text:p>
          </table:table-cell>
          <table:table-cell office:value-type="float" office:value="412061000">
            <text:p>4.12E+008</text:p>
          </table:table-cell>
        </table:table-row>
        <table:table-row table:style-name="ro1">
          <table:table-cell table:number-columns-repeated="10"/>
          <table:table-cell office:value-type="float" office:value="9.85156">
            <text:p>9.85156</text:p>
          </table:table-cell>
          <table:table-cell office:value-type="float" office:value="411222000">
            <text:p>4.11E+008</text:p>
          </table:table-cell>
        </table:table-row>
        <table:table-row table:style-name="ro1">
          <table:table-cell table:number-columns-repeated="10"/>
          <table:table-cell office:value-type="float" office:value="9.86719">
            <text:p>9.86719</text:p>
          </table:table-cell>
          <table:table-cell office:value-type="float" office:value="410476000">
            <text:p>4.10E+008</text:p>
          </table:table-cell>
        </table:table-row>
        <table:table-row table:style-name="ro1">
          <table:table-cell table:number-columns-repeated="10"/>
          <table:table-cell office:value-type="float" office:value="9.88281">
            <text:p>9.88281</text:p>
          </table:table-cell>
          <table:table-cell office:value-type="float" office:value="409820000">
            <text:p>4.10E+008</text:p>
          </table:table-cell>
        </table:table-row>
        <table:table-row table:style-name="ro1">
          <table:table-cell table:number-columns-repeated="10"/>
          <table:table-cell office:value-type="float" office:value="9.89844">
            <text:p>9.89844</text:p>
          </table:table-cell>
          <table:table-cell office:value-type="float" office:value="409252000">
            <text:p>4.09E+008</text:p>
          </table:table-cell>
        </table:table-row>
        <table:table-row table:style-name="ro1">
          <table:table-cell table:number-columns-repeated="10"/>
          <table:table-cell office:value-type="float" office:value="9.91406">
            <text:p>9.91406</text:p>
          </table:table-cell>
          <table:table-cell office:value-type="float" office:value="408769000">
            <text:p>4.09E+008</text:p>
          </table:table-cell>
        </table:table-row>
        <table:table-row table:style-name="ro1">
          <table:table-cell table:number-columns-repeated="10"/>
          <table:table-cell office:value-type="float" office:value="9.92969">
            <text:p>9.92969</text:p>
          </table:table-cell>
          <table:table-cell office:value-type="float" office:value="408370000">
            <text:p>4.08E+008</text:p>
          </table:table-cell>
        </table:table-row>
        <table:table-row table:style-name="ro1">
          <table:table-cell table:number-columns-repeated="10"/>
          <table:table-cell office:value-type="float" office:value="9.94531">
            <text:p>9.94531</text:p>
          </table:table-cell>
          <table:table-cell office:value-type="float" office:value="408052000">
            <text:p>4.08E+008</text:p>
          </table:table-cell>
        </table:table-row>
        <table:table-row table:style-name="ro1">
          <table:table-cell table:number-columns-repeated="10"/>
          <table:table-cell office:value-type="float" office:value="9.96094">
            <text:p>9.96094</text:p>
          </table:table-cell>
          <table:table-cell office:value-type="float" office:value="407815000">
            <text:p>4.08E+008</text:p>
          </table:table-cell>
        </table:table-row>
        <table:table-row table:style-name="ro1">
          <table:table-cell table:number-columns-repeated="10"/>
          <table:table-cell office:value-type="float" office:value="9.97656">
            <text:p>9.97656</text:p>
          </table:table-cell>
          <table:table-cell office:value-type="float" office:value="407657000">
            <text:p>4.08E+008</text:p>
          </table:table-cell>
        </table:table-row>
        <table:table-row table:style-name="ro1">
          <table:table-cell table:number-columns-repeated="10"/>
          <table:table-cell office:value-type="float" office:value="9.99219">
            <text:p>9.99219</text:p>
          </table:table-cell>
          <table:table-cell office:value-type="float" office:value="407578000">
            <text:p>4.08E+008</text:p>
          </table:table-cell>
        </table:table-row>
        <table:table-row table:style-name="ro1">
          <table:table-cell table:number-columns-repeated="10"/>
          <table:table-cell office:value-type="float" office:value="10.0078">
            <text:p>10.0078</text:p>
          </table:table-cell>
          <table:table-cell office:value-type="float" office:value="407578000">
            <text:p>4.08E+008</text:p>
          </table:table-cell>
        </table:table-row>
        <table:table-row table:style-name="ro1">
          <table:table-cell table:number-columns-repeated="10"/>
          <table:table-cell office:value-type="float" office:value="10.0234">
            <text:p>10.0234</text:p>
          </table:table-cell>
          <table:table-cell office:value-type="float" office:value="407657000">
            <text:p>4.08E+008</text:p>
          </table:table-cell>
        </table:table-row>
        <table:table-row table:style-name="ro1">
          <table:table-cell table:number-columns-repeated="10"/>
          <table:table-cell office:value-type="float" office:value="10.0391">
            <text:p>10.0391</text:p>
          </table:table-cell>
          <table:table-cell office:value-type="float" office:value="407815000">
            <text:p>4.08E+008</text:p>
          </table:table-cell>
        </table:table-row>
        <table:table-row table:style-name="ro1">
          <table:table-cell table:number-columns-repeated="10"/>
          <table:table-cell office:value-type="float" office:value="10.0547">
            <text:p>10.0547</text:p>
          </table:table-cell>
          <table:table-cell office:value-type="float" office:value="408052000">
            <text:p>4.08E+008</text:p>
          </table:table-cell>
        </table:table-row>
        <table:table-row table:style-name="ro1">
          <table:table-cell table:number-columns-repeated="10"/>
          <table:table-cell office:value-type="float" office:value="10.0703">
            <text:p>10.0703</text:p>
          </table:table-cell>
          <table:table-cell office:value-type="float" office:value="408370000">
            <text:p>4.08E+008</text:p>
          </table:table-cell>
        </table:table-row>
        <table:table-row table:style-name="ro1">
          <table:table-cell table:number-columns-repeated="10"/>
          <table:table-cell office:value-type="float" office:value="10.0859">
            <text:p>10.0859</text:p>
          </table:table-cell>
          <table:table-cell office:value-type="float" office:value="408769000">
            <text:p>4.09E+008</text:p>
          </table:table-cell>
        </table:table-row>
        <table:table-row table:style-name="ro1">
          <table:table-cell table:number-columns-repeated="10"/>
          <table:table-cell office:value-type="float" office:value="10.1016">
            <text:p>10.1016</text:p>
          </table:table-cell>
          <table:table-cell office:value-type="float" office:value="409252000">
            <text:p>4.09E+008</text:p>
          </table:table-cell>
        </table:table-row>
        <table:table-row table:style-name="ro1">
          <table:table-cell table:number-columns-repeated="10"/>
          <table:table-cell office:value-type="float" office:value="10.1172">
            <text:p>10.1172</text:p>
          </table:table-cell>
          <table:table-cell office:value-type="float" office:value="409820000">
            <text:p>4.10E+008</text:p>
          </table:table-cell>
        </table:table-row>
        <table:table-row table:style-name="ro1">
          <table:table-cell table:number-columns-repeated="10"/>
          <table:table-cell office:value-type="float" office:value="10.1328">
            <text:p>10.1328</text:p>
          </table:table-cell>
          <table:table-cell office:value-type="float" office:value="410476000">
            <text:p>4.10E+008</text:p>
          </table:table-cell>
        </table:table-row>
        <table:table-row table:style-name="ro1">
          <table:table-cell table:number-columns-repeated="10"/>
          <table:table-cell office:value-type="float" office:value="10.1484">
            <text:p>10.1484</text:p>
          </table:table-cell>
          <table:table-cell office:value-type="float" office:value="411222000">
            <text:p>4.11E+008</text:p>
          </table:table-cell>
        </table:table-row>
        <table:table-row table:style-name="ro1">
          <table:table-cell table:number-columns-repeated="10"/>
          <table:table-cell office:value-type="float" office:value="10.1641">
            <text:p>10.1641</text:p>
          </table:table-cell>
          <table:table-cell office:value-type="float" office:value="412061000">
            <text:p>4.12E+008</text:p>
          </table:table-cell>
        </table:table-row>
        <table:table-row table:style-name="ro1">
          <table:table-cell table:number-columns-repeated="10"/>
          <table:table-cell office:value-type="float" office:value="10.1797">
            <text:p>10.1797</text:p>
          </table:table-cell>
          <table:table-cell office:value-type="float" office:value="412997000">
            <text:p>4.13E+008</text:p>
          </table:table-cell>
        </table:table-row>
        <table:table-row table:style-name="ro1">
          <table:table-cell table:number-columns-repeated="10"/>
          <table:table-cell office:value-type="float" office:value="10.1953">
            <text:p>10.1953</text:p>
          </table:table-cell>
          <table:table-cell office:value-type="float" office:value="414034000">
            <text:p>4.14E+008</text:p>
          </table:table-cell>
        </table:table-row>
        <table:table-row table:style-name="ro1">
          <table:table-cell table:number-columns-repeated="10"/>
          <table:table-cell office:value-type="float" office:value="10.2109">
            <text:p>10.2109</text:p>
          </table:table-cell>
          <table:table-cell office:value-type="float" office:value="415176000">
            <text:p>4.15E+008</text:p>
          </table:table-cell>
        </table:table-row>
        <table:table-row table:style-name="ro1">
          <table:table-cell table:number-columns-repeated="10"/>
          <table:table-cell office:value-type="float" office:value="10.2266">
            <text:p>10.2266</text:p>
          </table:table-cell>
          <table:table-cell office:value-type="float" office:value="416429000">
            <text:p>4.16E+008</text:p>
          </table:table-cell>
        </table:table-row>
        <table:table-row table:style-name="ro1">
          <table:table-cell table:number-columns-repeated="10"/>
          <table:table-cell office:value-type="float" office:value="10.2422">
            <text:p>10.2422</text:p>
          </table:table-cell>
          <table:table-cell office:value-type="float" office:value="417798000">
            <text:p>4.18E+008</text:p>
          </table:table-cell>
        </table:table-row>
        <table:table-row table:style-name="ro1">
          <table:table-cell table:number-columns-repeated="10"/>
          <table:table-cell office:value-type="float" office:value="10.2578">
            <text:p>10.2578</text:p>
          </table:table-cell>
          <table:table-cell office:value-type="float" office:value="419289000">
            <text:p>4.19E+008</text:p>
          </table:table-cell>
        </table:table-row>
        <table:table-row table:style-name="ro1">
          <table:table-cell table:number-columns-repeated="10"/>
          <table:table-cell office:value-type="float" office:value="10.2734">
            <text:p>10.2734</text:p>
          </table:table-cell>
          <table:table-cell office:value-type="float" office:value="420910000">
            <text:p>4.21E+008</text:p>
          </table:table-cell>
        </table:table-row>
        <table:table-row table:style-name="ro1">
          <table:table-cell table:number-columns-repeated="10"/>
          <table:table-cell office:value-type="float" office:value="10.2891">
            <text:p>10.2891</text:p>
          </table:table-cell>
          <table:table-cell office:value-type="float" office:value="422668000">
            <text:p>4.23E+008</text:p>
          </table:table-cell>
        </table:table-row>
        <table:table-row table:style-name="ro1">
          <table:table-cell table:number-columns-repeated="10"/>
          <table:table-cell office:value-type="float" office:value="10.3047">
            <text:p>10.3047</text:p>
          </table:table-cell>
          <table:table-cell office:value-type="float" office:value="424572000">
            <text:p>4.25E+008</text:p>
          </table:table-cell>
        </table:table-row>
        <table:table-row table:style-name="ro1">
          <table:table-cell table:number-columns-repeated="10"/>
          <table:table-cell office:value-type="float" office:value="10.3203">
            <text:p>10.3203</text:p>
          </table:table-cell>
          <table:table-cell office:value-type="float" office:value="426633000">
            <text:p>4.27E+008</text:p>
          </table:table-cell>
        </table:table-row>
        <table:table-row table:style-name="ro1">
          <table:table-cell table:number-columns-repeated="10"/>
          <table:table-cell office:value-type="float" office:value="10.3359">
            <text:p>10.3359</text:p>
          </table:table-cell>
          <table:table-cell office:value-type="float" office:value="428860000">
            <text:p>4.29E+008</text:p>
          </table:table-cell>
        </table:table-row>
        <table:table-row table:style-name="ro1">
          <table:table-cell table:number-columns-repeated="10"/>
          <table:table-cell office:value-type="float" office:value="10.3516">
            <text:p>10.3516</text:p>
          </table:table-cell>
          <table:table-cell office:value-type="float" office:value="431267000">
            <text:p>4.31E+008</text:p>
          </table:table-cell>
        </table:table-row>
        <table:table-row table:style-name="ro1">
          <table:table-cell table:number-columns-repeated="10"/>
          <table:table-cell office:value-type="float" office:value="10.3672">
            <text:p>10.3672</text:p>
          </table:table-cell>
          <table:table-cell office:value-type="float" office:value="433867000">
            <text:p>4.34E+008</text:p>
          </table:table-cell>
        </table:table-row>
        <table:table-row table:style-name="ro1">
          <table:table-cell table:number-columns-repeated="10"/>
          <table:table-cell office:value-type="float" office:value="10.3828">
            <text:p>10.3828</text:p>
          </table:table-cell>
          <table:table-cell office:value-type="float" office:value="436674000">
            <text:p>4.37E+008</text:p>
          </table:table-cell>
        </table:table-row>
        <table:table-row table:style-name="ro1">
          <table:table-cell table:number-columns-repeated="10"/>
          <table:table-cell office:value-type="float" office:value="10.3984">
            <text:p>10.3984</text:p>
          </table:table-cell>
          <table:table-cell office:value-type="float" office:value="439706000">
            <text:p>4.40E+008</text:p>
          </table:table-cell>
        </table:table-row>
        <table:table-row table:style-name="ro1">
          <table:table-cell table:number-columns-repeated="10"/>
          <table:table-cell office:value-type="float" office:value="10.4141">
            <text:p>10.4141</text:p>
          </table:table-cell>
          <table:table-cell office:value-type="float" office:value="442981000">
            <text:p>4.43E+008</text:p>
          </table:table-cell>
        </table:table-row>
        <table:table-row table:style-name="ro1">
          <table:table-cell table:number-columns-repeated="10"/>
          <table:table-cell office:value-type="float" office:value="10.4297">
            <text:p>10.4297</text:p>
          </table:table-cell>
          <table:table-cell office:value-type="float" office:value="446522000">
            <text:p>4.47E+008</text:p>
          </table:table-cell>
        </table:table-row>
        <table:table-row table:style-name="ro1">
          <table:table-cell table:number-columns-repeated="10"/>
          <table:table-cell office:value-type="float" office:value="10.4453">
            <text:p>10.4453</text:p>
          </table:table-cell>
          <table:table-cell office:value-type="float" office:value="450350000">
            <text:p>4.50E+008</text:p>
          </table:table-cell>
        </table:table-row>
        <table:table-row table:style-name="ro1">
          <table:table-cell table:number-columns-repeated="10"/>
          <table:table-cell office:value-type="float" office:value="10.4609">
            <text:p>10.4609</text:p>
          </table:table-cell>
          <table:table-cell office:value-type="float" office:value="454493000">
            <text:p>4.54E+008</text:p>
          </table:table-cell>
        </table:table-row>
        <table:table-row table:style-name="ro1">
          <table:table-cell table:number-columns-repeated="10"/>
          <table:table-cell office:value-type="float" office:value="10.4766">
            <text:p>10.4766</text:p>
          </table:table-cell>
          <table:table-cell office:value-type="float" office:value="458980000">
            <text:p>4.59E+008</text:p>
          </table:table-cell>
        </table:table-row>
        <table:table-row table:style-name="ro1">
          <table:table-cell table:number-columns-repeated="10"/>
          <table:table-cell office:value-type="float" office:value="10.4922">
            <text:p>10.4922</text:p>
          </table:table-cell>
          <table:table-cell office:value-type="float" office:value="463846000">
            <text:p>4.64E+008</text:p>
          </table:table-cell>
        </table:table-row>
        <table:table-row table:style-name="ro1">
          <table:table-cell table:number-columns-repeated="10"/>
          <table:table-cell office:value-type="float" office:value="10.5078">
            <text:p>10.5078</text:p>
          </table:table-cell>
          <table:table-cell office:value-type="float" office:value="469126000">
            <text:p>4.69E+008</text:p>
          </table:table-cell>
        </table:table-row>
        <table:table-row table:style-name="ro1">
          <table:table-cell table:number-columns-repeated="10"/>
          <table:table-cell office:value-type="float" office:value="10.5234">
            <text:p>10.5234</text:p>
          </table:table-cell>
          <table:table-cell office:value-type="float" office:value="474864000">
            <text:p>4.75E+008</text:p>
          </table:table-cell>
        </table:table-row>
        <table:table-row table:style-name="ro1">
          <table:table-cell table:number-columns-repeated="10"/>
          <table:table-cell office:value-type="float" office:value="10.5391">
            <text:p>10.5391</text:p>
          </table:table-cell>
          <table:table-cell office:value-type="float" office:value="481107000">
            <text:p>4.81E+008</text:p>
          </table:table-cell>
        </table:table-row>
        <table:table-row table:style-name="ro1">
          <table:table-cell table:number-columns-repeated="10"/>
          <table:table-cell office:value-type="float" office:value="10.5547">
            <text:p>10.5547</text:p>
          </table:table-cell>
          <table:table-cell office:value-type="float" office:value="487910000">
            <text:p>4.88E+008</text:p>
          </table:table-cell>
        </table:table-row>
        <table:table-row table:style-name="ro1">
          <table:table-cell table:number-columns-repeated="10"/>
          <table:table-cell office:value-type="float" office:value="10.5703">
            <text:p>10.5703</text:p>
          </table:table-cell>
          <table:table-cell office:value-type="float" office:value="495335000">
            <text:p>4.95E+008</text:p>
          </table:table-cell>
        </table:table-row>
        <table:table-row table:style-name="ro1">
          <table:table-cell table:number-columns-repeated="10"/>
          <table:table-cell office:value-type="float" office:value="10.5859">
            <text:p>10.5859</text:p>
          </table:table-cell>
          <table:table-cell office:value-type="float" office:value="503450000">
            <text:p>5.03E+008</text:p>
          </table:table-cell>
        </table:table-row>
        <table:table-row table:style-name="ro1">
          <table:table-cell table:number-columns-repeated="10"/>
          <table:table-cell office:value-type="float" office:value="10.6016">
            <text:p>10.6016</text:p>
          </table:table-cell>
          <table:table-cell office:value-type="float" office:value="512337000">
            <text:p>5.12E+008</text:p>
          </table:table-cell>
        </table:table-row>
        <table:table-row table:style-name="ro1">
          <table:table-cell table:number-columns-repeated="10"/>
          <table:table-cell office:value-type="float" office:value="10.6172">
            <text:p>10.6172</text:p>
          </table:table-cell>
          <table:table-cell office:value-type="float" office:value="522087000">
            <text:p>5.22E+008</text:p>
          </table:table-cell>
        </table:table-row>
        <table:table-row table:style-name="ro1">
          <table:table-cell table:number-columns-repeated="10"/>
          <table:table-cell office:value-type="float" office:value="10.6328">
            <text:p>10.6328</text:p>
          </table:table-cell>
          <table:table-cell office:value-type="float" office:value="532803000">
            <text:p>5.33E+008</text:p>
          </table:table-cell>
        </table:table-row>
        <table:table-row table:style-name="ro1">
          <table:table-cell table:number-columns-repeated="10"/>
          <table:table-cell office:value-type="float" office:value="10.6484">
            <text:p>10.6484</text:p>
          </table:table-cell>
          <table:table-cell office:value-type="float" office:value="544607000">
            <text:p>5.45E+008</text:p>
          </table:table-cell>
        </table:table-row>
        <table:table-row table:style-name="ro1">
          <table:table-cell table:number-columns-repeated="10"/>
          <table:table-cell office:value-type="float" office:value="10.6641">
            <text:p>10.6641</text:p>
          </table:table-cell>
          <table:table-cell office:value-type="float" office:value="557637000">
            <text:p>5.58E+008</text:p>
          </table:table-cell>
        </table:table-row>
        <table:table-row table:style-name="ro1">
          <table:table-cell table:number-columns-repeated="10"/>
          <table:table-cell office:value-type="float" office:value="10.6797">
            <text:p>10.6797</text:p>
          </table:table-cell>
          <table:table-cell office:value-type="float" office:value="572055000">
            <text:p>5.72E+008</text:p>
          </table:table-cell>
        </table:table-row>
        <table:table-row table:style-name="ro1">
          <table:table-cell table:number-columns-repeated="10"/>
          <table:table-cell office:value-type="float" office:value="10.6953">
            <text:p>10.6953</text:p>
          </table:table-cell>
          <table:table-cell office:value-type="float" office:value="588046000">
            <text:p>5.88E+008</text:p>
          </table:table-cell>
        </table:table-row>
        <table:table-row table:style-name="ro1">
          <table:table-cell table:number-columns-repeated="10"/>
          <table:table-cell office:value-type="float" office:value="10.7109">
            <text:p>10.7109</text:p>
          </table:table-cell>
          <table:table-cell office:value-type="float" office:value="605831000">
            <text:p>6.06E+008</text:p>
          </table:table-cell>
        </table:table-row>
        <table:table-row table:style-name="ro1">
          <table:table-cell table:number-columns-repeated="10"/>
          <table:table-cell office:value-type="float" office:value="10.7266">
            <text:p>10.7266</text:p>
          </table:table-cell>
          <table:table-cell office:value-type="float" office:value="625664000">
            <text:p>6.26E+008</text:p>
          </table:table-cell>
        </table:table-row>
        <table:table-row table:style-name="ro1">
          <table:table-cell table:number-columns-repeated="10"/>
          <table:table-cell office:value-type="float" office:value="10.7422">
            <text:p>10.7422</text:p>
          </table:table-cell>
          <table:table-cell office:value-type="float" office:value="647850000">
            <text:p>6.48E+008</text:p>
          </table:table-cell>
        </table:table-row>
        <table:table-row table:style-name="ro1">
          <table:table-cell table:number-columns-repeated="10"/>
          <table:table-cell office:value-type="float" office:value="10.7578">
            <text:p>10.7578</text:p>
          </table:table-cell>
          <table:table-cell office:value-type="float" office:value="672746000">
            <text:p>6.73E+008</text:p>
          </table:table-cell>
        </table:table-row>
        <table:table-row table:style-name="ro1">
          <table:table-cell table:number-columns-repeated="10"/>
          <table:table-cell office:value-type="float" office:value="10.7734">
            <text:p>10.7734</text:p>
          </table:table-cell>
          <table:table-cell office:value-type="float" office:value="700783000">
            <text:p>7.01E+008</text:p>
          </table:table-cell>
        </table:table-row>
        <table:table-row table:style-name="ro1">
          <table:table-cell table:number-columns-repeated="10"/>
          <table:table-cell office:value-type="float" office:value="10.7891">
            <text:p>10.7891</text:p>
          </table:table-cell>
          <table:table-cell office:value-type="float" office:value="732479000">
            <text:p>7.32E+008</text:p>
          </table:table-cell>
        </table:table-row>
        <table:table-row table:style-name="ro1">
          <table:table-cell table:number-columns-repeated="10"/>
          <table:table-cell office:value-type="float" office:value="10.8047">
            <text:p>10.8047</text:p>
          </table:table-cell>
          <table:table-cell office:value-type="float" office:value="768462000">
            <text:p>7.68E+008</text:p>
          </table:table-cell>
        </table:table-row>
        <table:table-row table:style-name="ro1">
          <table:table-cell table:number-columns-repeated="10"/>
          <table:table-cell office:value-type="float" office:value="10.8203">
            <text:p>10.8203</text:p>
          </table:table-cell>
          <table:table-cell office:value-type="float" office:value="809507000">
            <text:p>8.10E+008</text:p>
          </table:table-cell>
        </table:table-row>
        <table:table-row table:style-name="ro1">
          <table:table-cell table:number-columns-repeated="10"/>
          <table:table-cell office:value-type="float" office:value="10.8359">
            <text:p>10.8359</text:p>
          </table:table-cell>
          <table:table-cell office:value-type="float" office:value="856579000">
            <text:p>8.57E+008</text:p>
          </table:table-cell>
        </table:table-row>
        <table:table-row table:style-name="ro1">
          <table:table-cell table:number-columns-repeated="10"/>
          <table:table-cell office:value-type="float" office:value="10.8516">
            <text:p>10.8516</text:p>
          </table:table-cell>
          <table:table-cell office:value-type="float" office:value="910898000">
            <text:p>9.11E+008</text:p>
          </table:table-cell>
        </table:table-row>
        <table:table-row table:style-name="ro1">
          <table:table-cell table:number-columns-repeated="10"/>
          <table:table-cell office:value-type="float" office:value="10.8672">
            <text:p>10.8672</text:p>
          </table:table-cell>
          <table:table-cell office:value-type="float" office:value="974037000">
            <text:p>9.74E+008</text:p>
          </table:table-cell>
        </table:table-row>
        <table:table-row table:style-name="ro1">
          <table:table-cell table:number-columns-repeated="10"/>
          <table:table-cell office:value-type="float" office:value="10.8828">
            <text:p>10.8828</text:p>
          </table:table-cell>
          <table:table-cell office:value-type="float" office:value="1048080000">
            <text:p>1.05E+009</text:p>
          </table:table-cell>
        </table:table-row>
        <table:table-row table:style-name="ro1">
          <table:table-cell table:number-columns-repeated="10"/>
          <table:table-cell office:value-type="float" office:value="10.8984">
            <text:p>10.8984</text:p>
          </table:table-cell>
          <table:table-cell office:value-type="float" office:value="1135850000">
            <text:p>1.14E+009</text:p>
          </table:table-cell>
        </table:table-row>
        <table:table-row table:style-name="ro1">
          <table:table-cell table:number-columns-repeated="10"/>
          <table:table-cell office:value-type="float" office:value="10.9141">
            <text:p>10.9141</text:p>
          </table:table-cell>
          <table:table-cell office:value-type="float" office:value="1241340000">
            <text:p>1.24E+009</text:p>
          </table:table-cell>
        </table:table-row>
        <table:table-row table:style-name="ro1">
          <table:table-cell table:number-columns-repeated="10"/>
          <table:table-cell office:value-type="float" office:value="10.9297">
            <text:p>10.9297</text:p>
          </table:table-cell>
          <table:table-cell office:value-type="float" office:value="1370420000">
            <text:p>1.37E+009</text:p>
          </table:table-cell>
        </table:table-row>
        <table:table-row table:style-name="ro1">
          <table:table-cell table:number-columns-repeated="10"/>
          <table:table-cell office:value-type="float" office:value="10.9453">
            <text:p>10.9453</text:p>
          </table:table-cell>
          <table:table-cell office:value-type="float" office:value="1532080000">
            <text:p>1.53E+009</text:p>
          </table:table-cell>
        </table:table-row>
        <table:table-row table:style-name="ro1">
          <table:table-cell table:number-columns-repeated="10"/>
          <table:table-cell office:value-type="float" office:value="10.9609">
            <text:p>10.9609</text:p>
          </table:table-cell>
          <table:table-cell office:value-type="float" office:value="1741010000">
            <text:p>1.74E+009</text:p>
          </table:table-cell>
        </table:table-row>
        <table:table-row table:style-name="ro1">
          <table:table-cell table:number-columns-repeated="10"/>
          <table:table-cell office:value-type="float" office:value="10.9766">
            <text:p>10.9766</text:p>
          </table:table-cell>
          <table:table-cell office:value-type="float" office:value="2024150000">
            <text:p>2.02E+009</text:p>
          </table:table-cell>
        </table:table-row>
        <table:table-row table:style-name="ro1">
          <table:table-cell table:number-columns-repeated="10"/>
          <table:table-cell office:value-type="float" office:value="10.9922">
            <text:p>10.9922</text:p>
          </table:table-cell>
          <table:table-cell office:value-type="float" office:value="2450400000">
            <text:p>2.45E+009</text:p>
          </table:table-cell>
        </table:table-row>
        <table:table-row table:style-name="ro1">
          <table:table-cell table:number-columns-repeated="10"/>
          <table:table-cell office:value-type="float" office:value="11.0547">
            <text:p>11.0547</text:p>
          </table:table-cell>
          <table:table-cell office:value-type="float" office:value="5544670">
            <text:p>5.54E+006</text:p>
          </table:table-cell>
        </table:table-row>
        <table:table-row table:style-name="ro1">
          <table:table-cell table:number-columns-repeated="10"/>
          <table:table-cell office:value-type="float" office:value="11.1641">
            <text:p>11.1641</text:p>
          </table:table-cell>
          <table:table-cell office:value-type="float" office:value="6549630">
            <text:p>6.55E+006</text:p>
          </table:table-cell>
        </table:table-row>
        <table:table-row table:style-name="ro1">
          <table:table-cell table:number-columns-repeated="10"/>
          <table:table-cell office:value-type="float" office:value="11.2734">
            <text:p>11.2734</text:p>
          </table:table-cell>
          <table:table-cell office:value-type="float" office:value="7361020">
            <text:p>7.36E+006</text:p>
          </table:table-cell>
        </table:table-row>
        <table:table-row table:style-name="ro1">
          <table:table-cell table:number-columns-repeated="10"/>
          <table:table-cell office:value-type="float" office:value="11.3828">
            <text:p>11.3828</text:p>
          </table:table-cell>
          <table:table-cell office:value-type="float" office:value="8066280">
            <text:p>8.07E+006</text:p>
          </table:table-cell>
        </table:table-row>
        <table:table-row table:style-name="ro1">
          <table:table-cell table:number-columns-repeated="10"/>
          <table:table-cell office:value-type="float" office:value="11.4922">
            <text:p>11.4922</text:p>
          </table:table-cell>
          <table:table-cell office:value-type="float" office:value="8693380">
            <text:p>8.69E+006</text:p>
          </table:table-cell>
        </table:table-row>
        <table:table-row table:style-name="ro1">
          <table:table-cell table:number-columns-repeated="10"/>
          <table:table-cell office:value-type="float" office:value="11.6016">
            <text:p>11.6016</text:p>
          </table:table-cell>
          <table:table-cell office:value-type="float" office:value="9254790">
            <text:p>9.25E+006</text:p>
          </table:table-cell>
        </table:table-row>
        <table:table-row table:style-name="ro1">
          <table:table-cell table:number-columns-repeated="10"/>
          <table:table-cell office:value-type="float" office:value="11.7109">
            <text:p>11.7109</text:p>
          </table:table-cell>
          <table:table-cell office:value-type="float" office:value="9756990">
            <text:p>9.76E+006</text:p>
          </table:table-cell>
        </table:table-row>
        <table:table-row table:style-name="ro1">
          <table:table-cell table:number-columns-repeated="10"/>
          <table:table-cell office:value-type="float" office:value="11.8203">
            <text:p>11.8203</text:p>
          </table:table-cell>
          <table:table-cell office:value-type="float" office:value="10203600">
            <text:p>1.02E+007</text:p>
          </table:table-cell>
        </table:table-row>
        <table:table-row table:style-name="ro1">
          <table:table-cell table:number-columns-repeated="10"/>
          <table:table-cell office:value-type="float" office:value="11.9297">
            <text:p>11.9297</text:p>
          </table:table-cell>
          <table:table-cell office:value-type="float" office:value="10596900">
            <text:p>1.06E+007</text:p>
          </table:table-cell>
        </table:table-row>
        <table:table-row table:style-name="ro1">
          <table:table-cell table:number-columns-repeated="10"/>
          <table:table-cell office:value-type="float" office:value="12.0391">
            <text:p>12.0391</text:p>
          </table:table-cell>
          <table:table-cell office:value-type="float" office:value="10938100">
            <text:p>1.09E+007</text:p>
          </table:table-cell>
        </table:table-row>
        <table:table-row table:style-name="ro1">
          <table:table-cell table:number-columns-repeated="10"/>
          <table:table-cell office:value-type="float" office:value="12.1484">
            <text:p>12.1484</text:p>
          </table:table-cell>
          <table:table-cell office:value-type="float" office:value="11228300">
            <text:p>1.12E+007</text:p>
          </table:table-cell>
        </table:table-row>
        <table:table-row table:style-name="ro1">
          <table:table-cell table:number-columns-repeated="10"/>
          <table:table-cell office:value-type="float" office:value="12.2578">
            <text:p>12.2578</text:p>
          </table:table-cell>
          <table:table-cell office:value-type="float" office:value="11468100">
            <text:p>1.15E+007</text:p>
          </table:table-cell>
        </table:table-row>
        <table:table-row table:style-name="ro1">
          <table:table-cell table:number-columns-repeated="10"/>
          <table:table-cell office:value-type="float" office:value="12.3672">
            <text:p>12.3672</text:p>
          </table:table-cell>
          <table:table-cell office:value-type="float" office:value="11657800">
            <text:p>1.17E+007</text:p>
          </table:table-cell>
        </table:table-row>
        <table:table-row table:style-name="ro1">
          <table:table-cell table:number-columns-repeated="10"/>
          <table:table-cell office:value-type="float" office:value="12.4766">
            <text:p>12.4766</text:p>
          </table:table-cell>
          <table:table-cell office:value-type="float" office:value="11797800">
            <text:p>1.18E+007</text:p>
          </table:table-cell>
        </table:table-row>
        <table:table-row table:style-name="ro1">
          <table:table-cell table:number-columns-repeated="10"/>
          <table:table-cell office:value-type="float" office:value="12.5859">
            <text:p>12.5859</text:p>
          </table:table-cell>
          <table:table-cell office:value-type="float" office:value="11888400">
            <text:p>1.19E+007</text:p>
          </table:table-cell>
        </table:table-row>
        <table:table-row table:style-name="ro1">
          <table:table-cell table:number-columns-repeated="10"/>
          <table:table-cell office:value-type="float" office:value="12.6953">
            <text:p>12.6953</text:p>
          </table:table-cell>
          <table:table-cell office:value-type="float" office:value="11929600">
            <text:p>1.19E+007</text:p>
          </table:table-cell>
        </table:table-row>
        <table:table-row table:style-name="ro1">
          <table:table-cell table:number-columns-repeated="10"/>
          <table:table-cell office:value-type="float" office:value="12.8047">
            <text:p>12.8047</text:p>
          </table:table-cell>
          <table:table-cell office:value-type="float" office:value="11921700">
            <text:p>1.19E+007</text:p>
          </table:table-cell>
        </table:table-row>
        <table:table-row table:style-name="ro1">
          <table:table-cell table:number-columns-repeated="10"/>
          <table:table-cell office:value-type="float" office:value="12.9141">
            <text:p>12.9141</text:p>
          </table:table-cell>
          <table:table-cell office:value-type="float" office:value="11864600">
            <text:p>1.19E+007</text:p>
          </table:table-cell>
        </table:table-row>
        <table:table-row table:style-name="ro1">
          <table:table-cell table:number-columns-repeated="10"/>
          <table:table-cell office:value-type="float" office:value="13.0234">
            <text:p>13.0234</text:p>
          </table:table-cell>
          <table:table-cell office:value-type="float" office:value="11758400">
            <text:p>1.18E+007</text:p>
          </table:table-cell>
        </table:table-row>
        <table:table-row table:style-name="ro1">
          <table:table-cell table:number-columns-repeated="10"/>
          <table:table-cell office:value-type="float" office:value="13.1328">
            <text:p>13.1328</text:p>
          </table:table-cell>
          <table:table-cell office:value-type="float" office:value="11603100">
            <text:p>1.16E+007</text:p>
          </table:table-cell>
        </table:table-row>
        <table:table-row table:style-name="ro1">
          <table:table-cell table:number-columns-repeated="10"/>
          <table:table-cell office:value-type="float" office:value="13.2422">
            <text:p>13.2422</text:p>
          </table:table-cell>
          <table:table-cell office:value-type="float" office:value="11398700">
            <text:p>1.14E+007</text:p>
          </table:table-cell>
        </table:table-row>
        <table:table-row table:style-name="ro1">
          <table:table-cell table:number-columns-repeated="10"/>
          <table:table-cell office:value-type="float" office:value="13.3516">
            <text:p>13.3516</text:p>
          </table:table-cell>
          <table:table-cell office:value-type="float" office:value="11145000">
            <text:p>1.11E+007</text:p>
          </table:table-cell>
        </table:table-row>
        <table:table-row table:style-name="ro1">
          <table:table-cell table:number-columns-repeated="10"/>
          <table:table-cell office:value-type="float" office:value="13.4609">
            <text:p>13.4609</text:p>
          </table:table-cell>
          <table:table-cell office:value-type="float" office:value="10841800">
            <text:p>1.08E+007</text:p>
          </table:table-cell>
        </table:table-row>
        <table:table-row table:style-name="ro1">
          <table:table-cell table:number-columns-repeated="10"/>
          <table:table-cell office:value-type="float" office:value="13.5703">
            <text:p>13.5703</text:p>
          </table:table-cell>
          <table:table-cell office:value-type="float" office:value="10488400">
            <text:p>1.05E+007</text:p>
          </table:table-cell>
        </table:table-row>
        <table:table-row table:style-name="ro1">
          <table:table-cell table:number-columns-repeated="10"/>
          <table:table-cell office:value-type="float" office:value="13.6797">
            <text:p>13.6797</text:p>
          </table:table-cell>
          <table:table-cell office:value-type="float" office:value="10084300">
            <text:p>1.01E+007</text:p>
          </table:table-cell>
        </table:table-row>
        <table:table-row table:style-name="ro1">
          <table:table-cell table:number-columns-repeated="10"/>
          <table:table-cell office:value-type="float" office:value="13.7891">
            <text:p>13.7891</text:p>
          </table:table-cell>
          <table:table-cell office:value-type="float" office:value="9628180">
            <text:p>9.63E+006</text:p>
          </table:table-cell>
        </table:table-row>
        <table:table-row table:style-name="ro1">
          <table:table-cell table:number-columns-repeated="10"/>
          <table:table-cell office:value-type="float" office:value="13.8984">
            <text:p>13.8984</text:p>
          </table:table-cell>
          <table:table-cell office:value-type="float" office:value="9117980">
            <text:p>9.12E+006</text:p>
          </table:table-cell>
        </table:table-row>
        <table:table-row table:style-name="ro1">
          <table:table-cell table:number-columns-repeated="10"/>
          <table:table-cell office:value-type="float" office:value="14.0078">
            <text:p>14.0078</text:p>
          </table:table-cell>
          <table:table-cell office:value-type="float" office:value="8550250">
            <text:p>8.55E+006</text:p>
          </table:table-cell>
        </table:table-row>
        <table:table-row table:style-name="ro1">
          <table:table-cell table:number-columns-repeated="10"/>
          <table:table-cell office:value-type="float" office:value="14.1172">
            <text:p>14.1172</text:p>
          </table:table-cell>
          <table:table-cell office:value-type="float" office:value="7918750">
            <text:p>7.92E+006</text:p>
          </table:table-cell>
        </table:table-row>
        <table:table-row table:style-name="ro1">
          <table:table-cell table:number-columns-repeated="10"/>
          <table:table-cell office:value-type="float" office:value="14.2266">
            <text:p>14.2266</text:p>
          </table:table-cell>
          <table:table-cell office:value-type="float" office:value="7211270">
            <text:p>7.21E+006</text:p>
          </table:table-cell>
        </table:table-row>
        <table:table-row table:style-name="ro1">
          <table:table-cell table:number-columns-repeated="10"/>
          <table:table-cell office:value-type="float" office:value="14.3359">
            <text:p>14.3359</text:p>
          </table:table-cell>
          <table:table-cell office:value-type="float" office:value="6400280">
            <text:p>6.40E+006</text:p>
          </table:table-cell>
        </table:table-row>
        <table:table-row table:style-name="ro1">
          <table:table-cell table:number-columns-repeated="10"/>
          <table:table-cell office:value-type="float" office:value="14.4453">
            <text:p>14.4453</text:p>
          </table:table-cell>
          <table:table-cell office:value-type="float" office:value="5399350">
            <text:p>5.40E+006</text:p>
          </table:table-cell>
        </table:table-row>
        <table:table-row table:style-name="ro1">
          <table:table-cell table:number-columns-repeated="10"/>
          <table:table-cell office:value-type="float" office:value="14.5078">
            <text:p>14.5078</text:p>
          </table:table-cell>
          <table:table-cell office:value-type="float" office:value="2400220000">
            <text:p>2.40E+009</text:p>
          </table:table-cell>
        </table:table-row>
        <table:table-row table:style-name="ro1">
          <table:table-cell table:number-columns-repeated="10"/>
          <table:table-cell office:value-type="float" office:value="14.5234">
            <text:p>14.5234</text:p>
          </table:table-cell>
          <table:table-cell office:value-type="float" office:value="1976990000">
            <text:p>1.98E+009</text:p>
          </table:table-cell>
        </table:table-row>
        <table:table-row table:style-name="ro1">
          <table:table-cell table:number-columns-repeated="10"/>
          <table:table-cell office:value-type="float" office:value="14.5391">
            <text:p>14.5391</text:p>
          </table:table-cell>
          <table:table-cell office:value-type="float" office:value="1695540000">
            <text:p>1.70E+009</text:p>
          </table:table-cell>
        </table:table-row>
        <table:table-row table:style-name="ro1">
          <table:table-cell table:number-columns-repeated="10"/>
          <table:table-cell office:value-type="float" office:value="14.5547">
            <text:p>14.5547</text:p>
          </table:table-cell>
          <table:table-cell office:value-type="float" office:value="1487580000">
            <text:p>1.49E+009</text:p>
          </table:table-cell>
        </table:table-row>
        <table:table-row table:style-name="ro1">
          <table:table-cell table:number-columns-repeated="10"/>
          <table:table-cell office:value-type="float" office:value="14.5703">
            <text:p>14.5703</text:p>
          </table:table-cell>
          <table:table-cell office:value-type="float" office:value="1326460000">
            <text:p>1.33E+009</text:p>
          </table:table-cell>
        </table:table-row>
        <table:table-row table:style-name="ro1">
          <table:table-cell table:number-columns-repeated="10"/>
          <table:table-cell office:value-type="float" office:value="14.5859">
            <text:p>14.5859</text:p>
          </table:table-cell>
          <table:table-cell office:value-type="float" office:value="1197630000">
            <text:p>1.20E+009</text:p>
          </table:table-cell>
        </table:table-row>
        <table:table-row table:style-name="ro1">
          <table:table-cell table:number-columns-repeated="10"/>
          <table:table-cell office:value-type="float" office:value="14.6016">
            <text:p>14.6016</text:p>
          </table:table-cell>
          <table:table-cell office:value-type="float" office:value="1092170000">
            <text:p>1.09E+009</text:p>
          </table:table-cell>
        </table:table-row>
        <table:table-row table:style-name="ro1">
          <table:table-cell table:number-columns-repeated="10"/>
          <table:table-cell office:value-type="float" office:value="14.6172">
            <text:p>14.6172</text:p>
          </table:table-cell>
          <table:table-cell office:value-type="float" office:value="1004280000">
            <text:p>1.00E+009</text:p>
          </table:table-cell>
        </table:table-row>
        <table:table-row table:style-name="ro1">
          <table:table-cell table:number-columns-repeated="10"/>
          <table:table-cell office:value-type="float" office:value="14.6328">
            <text:p>14.6328</text:p>
          </table:table-cell>
          <table:table-cell office:value-type="float" office:value="930003000">
            <text:p>9.30E+008</text:p>
          </table:table-cell>
        </table:table-row>
        <table:table-row table:style-name="ro1">
          <table:table-cell table:number-columns-repeated="10"/>
          <table:table-cell office:value-type="float" office:value="14.6484">
            <text:p>14.6484</text:p>
          </table:table-cell>
          <table:table-cell office:value-type="float" office:value="866548000">
            <text:p>8.67E+008</text:p>
          </table:table-cell>
        </table:table-row>
        <table:table-row table:style-name="ro1">
          <table:table-cell table:number-columns-repeated="10"/>
          <table:table-cell office:value-type="float" office:value="14.6641">
            <text:p>14.6641</text:p>
          </table:table-cell>
          <table:table-cell office:value-type="float" office:value="811847000">
            <text:p>8.12E+008</text:p>
          </table:table-cell>
        </table:table-row>
        <table:table-row table:style-name="ro1">
          <table:table-cell table:number-columns-repeated="10"/>
          <table:table-cell office:value-type="float" office:value="14.6797">
            <text:p>14.6797</text:p>
          </table:table-cell>
          <table:table-cell office:value-type="float" office:value="764341000">
            <text:p>7.64E+008</text:p>
          </table:table-cell>
        </table:table-row>
        <table:table-row table:style-name="ro1">
          <table:table-cell table:number-columns-repeated="10"/>
          <table:table-cell office:value-type="float" office:value="14.6953">
            <text:p>14.6953</text:p>
          </table:table-cell>
          <table:table-cell office:value-type="float" office:value="722820000">
            <text:p>7.23E+008</text:p>
          </table:table-cell>
        </table:table-row>
        <table:table-row table:style-name="ro1">
          <table:table-cell table:number-columns-repeated="10"/>
          <table:table-cell office:value-type="float" office:value="14.7109">
            <text:p>14.7109</text:p>
          </table:table-cell>
          <table:table-cell office:value-type="float" office:value="686328000">
            <text:p>6.86E+008</text:p>
          </table:table-cell>
        </table:table-row>
        <table:table-row table:style-name="ro1">
          <table:table-cell table:number-columns-repeated="10"/>
          <table:table-cell office:value-type="float" office:value="14.7266">
            <text:p>14.7266</text:p>
          </table:table-cell>
          <table:table-cell office:value-type="float" office:value="654096000">
            <text:p>6.54E+008</text:p>
          </table:table-cell>
        </table:table-row>
        <table:table-row table:style-name="ro1">
          <table:table-cell table:number-columns-repeated="10"/>
          <table:table-cell office:value-type="float" office:value="14.7422">
            <text:p>14.7422</text:p>
          </table:table-cell>
          <table:table-cell office:value-type="float" office:value="625500000">
            <text:p>6.26E+008</text:p>
          </table:table-cell>
        </table:table-row>
        <table:table-row table:style-name="ro1">
          <table:table-cell table:number-columns-repeated="10"/>
          <table:table-cell office:value-type="float" office:value="14.7578">
            <text:p>14.7578</text:p>
          </table:table-cell>
          <table:table-cell office:value-type="float" office:value="600025000">
            <text:p>6.00E+008</text:p>
          </table:table-cell>
        </table:table-row>
        <table:table-row table:style-name="ro1">
          <table:table-cell table:number-columns-repeated="10"/>
          <table:table-cell office:value-type="float" office:value="14.7734">
            <text:p>14.7734</text:p>
          </table:table-cell>
          <table:table-cell office:value-type="float" office:value="577245000">
            <text:p>5.77E+008</text:p>
          </table:table-cell>
        </table:table-row>
        <table:table-row table:style-name="ro1">
          <table:table-cell table:number-columns-repeated="10"/>
          <table:table-cell office:value-type="float" office:value="14.7891">
            <text:p>14.7891</text:p>
          </table:table-cell>
          <table:table-cell office:value-type="float" office:value="556803000">
            <text:p>5.57E+008</text:p>
          </table:table-cell>
        </table:table-row>
        <table:table-row table:style-name="ro1">
          <table:table-cell table:number-columns-repeated="10"/>
          <table:table-cell office:value-type="float" office:value="14.8047">
            <text:p>14.8047</text:p>
          </table:table-cell>
          <table:table-cell office:value-type="float" office:value="538398000">
            <text:p>5.38E+008</text:p>
          </table:table-cell>
        </table:table-row>
        <table:table-row table:style-name="ro1">
          <table:table-cell table:number-columns-repeated="10"/>
          <table:table-cell office:value-type="float" office:value="14.8203">
            <text:p>14.8203</text:p>
          </table:table-cell>
          <table:table-cell office:value-type="float" office:value="521775000">
            <text:p>5.22E+008</text:p>
          </table:table-cell>
        </table:table-row>
        <table:table-row table:style-name="ro1">
          <table:table-cell table:number-columns-repeated="10"/>
          <table:table-cell office:value-type="float" office:value="14.8359">
            <text:p>14.8359</text:p>
          </table:table-cell>
          <table:table-cell office:value-type="float" office:value="506717000">
            <text:p>5.07E+008</text:p>
          </table:table-cell>
        </table:table-row>
        <table:table-row table:style-name="ro1">
          <table:table-cell table:number-columns-repeated="10"/>
          <table:table-cell office:value-type="float" office:value="14.8516">
            <text:p>14.8516</text:p>
          </table:table-cell>
          <table:table-cell office:value-type="float" office:value="493037000">
            <text:p>4.93E+008</text:p>
          </table:table-cell>
        </table:table-row>
        <table:table-row table:style-name="ro1">
          <table:table-cell table:number-columns-repeated="10"/>
          <table:table-cell office:value-type="float" office:value="14.8672">
            <text:p>14.8672</text:p>
          </table:table-cell>
          <table:table-cell office:value-type="float" office:value="480577000">
            <text:p>4.81E+008</text:p>
          </table:table-cell>
        </table:table-row>
        <table:table-row table:style-name="ro1">
          <table:table-cell table:number-columns-repeated="10"/>
          <table:table-cell office:value-type="float" office:value="14.8828">
            <text:p>14.8828</text:p>
          </table:table-cell>
          <table:table-cell office:value-type="float" office:value="469197000">
            <text:p>4.69E+008</text:p>
          </table:table-cell>
        </table:table-row>
        <table:table-row table:style-name="ro1">
          <table:table-cell table:number-columns-repeated="10"/>
          <table:table-cell office:value-type="float" office:value="14.8984">
            <text:p>14.8984</text:p>
          </table:table-cell>
          <table:table-cell office:value-type="float" office:value="458777000">
            <text:p>4.59E+008</text:p>
          </table:table-cell>
        </table:table-row>
        <table:table-row table:style-name="ro1">
          <table:table-cell table:number-columns-repeated="10"/>
          <table:table-cell office:value-type="float" office:value="14.9141">
            <text:p>14.9141</text:p>
          </table:table-cell>
          <table:table-cell office:value-type="float" office:value="449214000">
            <text:p>4.49E+008</text:p>
          </table:table-cell>
        </table:table-row>
        <table:table-row table:style-name="ro1">
          <table:table-cell table:number-columns-repeated="10"/>
          <table:table-cell office:value-type="float" office:value="14.9297">
            <text:p>14.9297</text:p>
          </table:table-cell>
          <table:table-cell office:value-type="float" office:value="440416000">
            <text:p>4.40E+008</text:p>
          </table:table-cell>
        </table:table-row>
        <table:table-row table:style-name="ro1">
          <table:table-cell table:number-columns-repeated="10"/>
          <table:table-cell office:value-type="float" office:value="14.9453">
            <text:p>14.9453</text:p>
          </table:table-cell>
          <table:table-cell office:value-type="float" office:value="432303000">
            <text:p>4.32E+008</text:p>
          </table:table-cell>
        </table:table-row>
        <table:table-row table:style-name="ro1">
          <table:table-cell table:number-columns-repeated="10"/>
          <table:table-cell office:value-type="float" office:value="14.9609">
            <text:p>14.9609</text:p>
          </table:table-cell>
          <table:table-cell office:value-type="float" office:value="424807000">
            <text:p>4.25E+008</text:p>
          </table:table-cell>
        </table:table-row>
        <table:table-row table:style-name="ro1">
          <table:table-cell table:number-columns-repeated="10"/>
          <table:table-cell office:value-type="float" office:value="14.9766">
            <text:p>14.9766</text:p>
          </table:table-cell>
          <table:table-cell office:value-type="float" office:value="417865000">
            <text:p>4.18E+008</text:p>
          </table:table-cell>
        </table:table-row>
        <table:table-row table:style-name="ro1">
          <table:table-cell table:number-columns-repeated="10"/>
          <table:table-cell office:value-type="float" office:value="14.9922">
            <text:p>14.9922</text:p>
          </table:table-cell>
          <table:table-cell office:value-type="float" office:value="411423000">
            <text:p>4.11E+008</text:p>
          </table:table-cell>
        </table:table-row>
        <table:table-row table:style-name="ro1">
          <table:table-cell table:number-columns-repeated="10"/>
          <table:table-cell office:value-type="float" office:value="15.0078">
            <text:p>15.0078</text:p>
          </table:table-cell>
          <table:table-cell office:value-type="float" office:value="405433000">
            <text:p>4.05E+008</text:p>
          </table:table-cell>
        </table:table-row>
        <table:table-row table:style-name="ro1">
          <table:table-cell table:number-columns-repeated="10"/>
          <table:table-cell office:value-type="float" office:value="15.0234">
            <text:p>15.0234</text:p>
          </table:table-cell>
          <table:table-cell office:value-type="float" office:value="399853000">
            <text:p>4.00E+008</text:p>
          </table:table-cell>
        </table:table-row>
        <table:table-row table:style-name="ro1">
          <table:table-cell table:number-columns-repeated="10"/>
          <table:table-cell office:value-type="float" office:value="15.0391">
            <text:p>15.0391</text:p>
          </table:table-cell>
          <table:table-cell office:value-type="float" office:value="394646000">
            <text:p>3.95E+008</text:p>
          </table:table-cell>
        </table:table-row>
        <table:table-row table:style-name="ro1">
          <table:table-cell table:number-columns-repeated="10"/>
          <table:table-cell office:value-type="float" office:value="15.0547">
            <text:p>15.0547</text:p>
          </table:table-cell>
          <table:table-cell office:value-type="float" office:value="389777000">
            <text:p>3.90E+008</text:p>
          </table:table-cell>
        </table:table-row>
        <table:table-row table:style-name="ro1">
          <table:table-cell table:number-columns-repeated="10"/>
          <table:table-cell office:value-type="float" office:value="15.0703">
            <text:p>15.0703</text:p>
          </table:table-cell>
          <table:table-cell office:value-type="float" office:value="385218000">
            <text:p>3.85E+008</text:p>
          </table:table-cell>
        </table:table-row>
        <table:table-row table:style-name="ro1">
          <table:table-cell table:number-columns-repeated="10"/>
          <table:table-cell office:value-type="float" office:value="15.0859">
            <text:p>15.0859</text:p>
          </table:table-cell>
          <table:table-cell office:value-type="float" office:value="380941000">
            <text:p>3.81E+008</text:p>
          </table:table-cell>
        </table:table-row>
        <table:table-row table:style-name="ro1">
          <table:table-cell table:number-columns-repeated="10"/>
          <table:table-cell office:value-type="float" office:value="15.1016">
            <text:p>15.1016</text:p>
          </table:table-cell>
          <table:table-cell office:value-type="float" office:value="376922000">
            <text:p>3.77E+008</text:p>
          </table:table-cell>
        </table:table-row>
        <table:table-row table:style-name="ro1">
          <table:table-cell table:number-columns-repeated="10"/>
          <table:table-cell office:value-type="float" office:value="15.1172">
            <text:p>15.1172</text:p>
          </table:table-cell>
          <table:table-cell office:value-type="float" office:value="373141000">
            <text:p>3.73E+008</text:p>
          </table:table-cell>
        </table:table-row>
        <table:table-row table:style-name="ro1">
          <table:table-cell table:number-columns-repeated="10"/>
          <table:table-cell office:value-type="float" office:value="15.1328">
            <text:p>15.1328</text:p>
          </table:table-cell>
          <table:table-cell office:value-type="float" office:value="369579000">
            <text:p>3.70E+008</text:p>
          </table:table-cell>
        </table:table-row>
        <table:table-row table:style-name="ro1">
          <table:table-cell table:number-columns-repeated="10"/>
          <table:table-cell office:value-type="float" office:value="15.1484">
            <text:p>15.1484</text:p>
          </table:table-cell>
          <table:table-cell office:value-type="float" office:value="366218000">
            <text:p>3.66E+008</text:p>
          </table:table-cell>
        </table:table-row>
        <table:table-row table:style-name="ro1">
          <table:table-cell table:number-columns-repeated="10"/>
          <table:table-cell office:value-type="float" office:value="15.1641">
            <text:p>15.1641</text:p>
          </table:table-cell>
          <table:table-cell office:value-type="float" office:value="363043000">
            <text:p>3.63E+008</text:p>
          </table:table-cell>
        </table:table-row>
        <table:table-row table:style-name="ro1">
          <table:table-cell table:number-columns-repeated="10"/>
          <table:table-cell office:value-type="float" office:value="15.1797">
            <text:p>15.1797</text:p>
          </table:table-cell>
          <table:table-cell office:value-type="float" office:value="360041000">
            <text:p>3.60E+008</text:p>
          </table:table-cell>
        </table:table-row>
        <table:table-row table:style-name="ro1">
          <table:table-cell table:number-columns-repeated="10"/>
          <table:table-cell office:value-type="float" office:value="15.1953">
            <text:p>15.1953</text:p>
          </table:table-cell>
          <table:table-cell office:value-type="float" office:value="357198000">
            <text:p>3.57E+008</text:p>
          </table:table-cell>
        </table:table-row>
        <table:table-row table:style-name="ro1">
          <table:table-cell table:number-columns-repeated="10"/>
          <table:table-cell office:value-type="float" office:value="15.2109">
            <text:p>15.2109</text:p>
          </table:table-cell>
          <table:table-cell office:value-type="float" office:value="354504000">
            <text:p>3.55E+008</text:p>
          </table:table-cell>
        </table:table-row>
        <table:table-row table:style-name="ro1">
          <table:table-cell table:number-columns-repeated="10"/>
          <table:table-cell office:value-type="float" office:value="15.2266">
            <text:p>15.2266</text:p>
          </table:table-cell>
          <table:table-cell office:value-type="float" office:value="351948000">
            <text:p>3.52E+008</text:p>
          </table:table-cell>
        </table:table-row>
        <table:table-row table:style-name="ro1">
          <table:table-cell table:number-columns-repeated="10"/>
          <table:table-cell office:value-type="float" office:value="15.2422">
            <text:p>15.2422</text:p>
          </table:table-cell>
          <table:table-cell office:value-type="float" office:value="349521000">
            <text:p>3.50E+008</text:p>
          </table:table-cell>
        </table:table-row>
        <table:table-row table:style-name="ro1">
          <table:table-cell table:number-columns-repeated="10"/>
          <table:table-cell office:value-type="float" office:value="15.2578">
            <text:p>15.2578</text:p>
          </table:table-cell>
          <table:table-cell office:value-type="float" office:value="347216000">
            <text:p>3.47E+008</text:p>
          </table:table-cell>
        </table:table-row>
        <table:table-row table:style-name="ro1">
          <table:table-cell table:number-columns-repeated="10"/>
          <table:table-cell office:value-type="float" office:value="15.2734">
            <text:p>15.2734</text:p>
          </table:table-cell>
          <table:table-cell office:value-type="float" office:value="345025000">
            <text:p>3.45E+008</text:p>
          </table:table-cell>
        </table:table-row>
        <table:table-row table:style-name="ro1">
          <table:table-cell table:number-columns-repeated="10"/>
          <table:table-cell office:value-type="float" office:value="15.2891">
            <text:p>15.2891</text:p>
          </table:table-cell>
          <table:table-cell office:value-type="float" office:value="342940000">
            <text:p>3.43E+008</text:p>
          </table:table-cell>
        </table:table-row>
        <table:table-row table:style-name="ro1">
          <table:table-cell table:number-columns-repeated="10"/>
          <table:table-cell office:value-type="float" office:value="15.3047">
            <text:p>15.3047</text:p>
          </table:table-cell>
          <table:table-cell office:value-type="float" office:value="340956000">
            <text:p>3.41E+008</text:p>
          </table:table-cell>
        </table:table-row>
        <table:table-row table:style-name="ro1">
          <table:table-cell table:number-columns-repeated="10"/>
          <table:table-cell office:value-type="float" office:value="15.3203">
            <text:p>15.3203</text:p>
          </table:table-cell>
          <table:table-cell office:value-type="float" office:value="339068000">
            <text:p>3.39E+008</text:p>
          </table:table-cell>
        </table:table-row>
        <table:table-row table:style-name="ro1">
          <table:table-cell table:number-columns-repeated="10"/>
          <table:table-cell office:value-type="float" office:value="15.3359">
            <text:p>15.3359</text:p>
          </table:table-cell>
          <table:table-cell office:value-type="float" office:value="337269000">
            <text:p>3.37E+008</text:p>
          </table:table-cell>
        </table:table-row>
        <table:table-row table:style-name="ro1">
          <table:table-cell table:number-columns-repeated="10"/>
          <table:table-cell office:value-type="float" office:value="15.3516">
            <text:p>15.3516</text:p>
          </table:table-cell>
          <table:table-cell office:value-type="float" office:value="335557000">
            <text:p>3.36E+008</text:p>
          </table:table-cell>
        </table:table-row>
        <table:table-row table:style-name="ro1">
          <table:table-cell table:number-columns-repeated="10"/>
          <table:table-cell office:value-type="float" office:value="15.3672">
            <text:p>15.3672</text:p>
          </table:table-cell>
          <table:table-cell office:value-type="float" office:value="333927000">
            <text:p>3.34E+008</text:p>
          </table:table-cell>
        </table:table-row>
        <table:table-row table:style-name="ro1">
          <table:table-cell table:number-columns-repeated="10"/>
          <table:table-cell office:value-type="float" office:value="15.3828">
            <text:p>15.3828</text:p>
          </table:table-cell>
          <table:table-cell office:value-type="float" office:value="332374000">
            <text:p>3.32E+008</text:p>
          </table:table-cell>
        </table:table-row>
        <table:table-row table:style-name="ro1">
          <table:table-cell table:number-columns-repeated="10"/>
          <table:table-cell office:value-type="float" office:value="15.3984">
            <text:p>15.3984</text:p>
          </table:table-cell>
          <table:table-cell office:value-type="float" office:value="330897000">
            <text:p>3.31E+008</text:p>
          </table:table-cell>
        </table:table-row>
        <table:table-row table:style-name="ro1">
          <table:table-cell table:number-columns-repeated="10"/>
          <table:table-cell office:value-type="float" office:value="15.4141">
            <text:p>15.4141</text:p>
          </table:table-cell>
          <table:table-cell office:value-type="float" office:value="329492000">
            <text:p>3.29E+008</text:p>
          </table:table-cell>
        </table:table-row>
        <table:table-row table:style-name="ro1">
          <table:table-cell table:number-columns-repeated="10"/>
          <table:table-cell office:value-type="float" office:value="15.4297">
            <text:p>15.4297</text:p>
          </table:table-cell>
          <table:table-cell office:value-type="float" office:value="328156000">
            <text:p>3.28E+008</text:p>
          </table:table-cell>
        </table:table-row>
        <table:table-row table:style-name="ro1">
          <table:table-cell table:number-columns-repeated="10"/>
          <table:table-cell office:value-type="float" office:value="15.4453">
            <text:p>15.4453</text:p>
          </table:table-cell>
          <table:table-cell office:value-type="float" office:value="326887000">
            <text:p>3.27E+008</text:p>
          </table:table-cell>
        </table:table-row>
        <table:table-row table:style-name="ro1">
          <table:table-cell table:number-columns-repeated="10"/>
          <table:table-cell office:value-type="float" office:value="15.4609">
            <text:p>15.4609</text:p>
          </table:table-cell>
          <table:table-cell office:value-type="float" office:value="325684000">
            <text:p>3.26E+008</text:p>
          </table:table-cell>
        </table:table-row>
        <table:table-row table:style-name="ro1">
          <table:table-cell table:number-columns-repeated="10"/>
          <table:table-cell office:value-type="float" office:value="15.4766">
            <text:p>15.4766</text:p>
          </table:table-cell>
          <table:table-cell office:value-type="float" office:value="324544000">
            <text:p>3.25E+008</text:p>
          </table:table-cell>
        </table:table-row>
        <table:table-row table:style-name="ro1">
          <table:table-cell table:number-columns-repeated="10"/>
          <table:table-cell office:value-type="float" office:value="15.4922">
            <text:p>15.4922</text:p>
          </table:table-cell>
          <table:table-cell office:value-type="float" office:value="323466000">
            <text:p>3.23E+008</text:p>
          </table:table-cell>
        </table:table-row>
        <table:table-row table:style-name="ro1">
          <table:table-cell table:number-columns-repeated="10"/>
          <table:table-cell office:value-type="float" office:value="15.5078">
            <text:p>15.5078</text:p>
          </table:table-cell>
          <table:table-cell office:value-type="float" office:value="322448000">
            <text:p>3.22E+008</text:p>
          </table:table-cell>
        </table:table-row>
        <table:table-row table:style-name="ro1">
          <table:table-cell table:number-columns-repeated="10"/>
          <table:table-cell office:value-type="float" office:value="15.5234">
            <text:p>15.5234</text:p>
          </table:table-cell>
          <table:table-cell office:value-type="float" office:value="321491000">
            <text:p>3.21E+008</text:p>
          </table:table-cell>
        </table:table-row>
        <table:table-row table:style-name="ro1">
          <table:table-cell table:number-columns-repeated="10"/>
          <table:table-cell office:value-type="float" office:value="15.5391">
            <text:p>15.5391</text:p>
          </table:table-cell>
          <table:table-cell office:value-type="float" office:value="320593000">
            <text:p>3.21E+008</text:p>
          </table:table-cell>
        </table:table-row>
        <table:table-row table:style-name="ro1">
          <table:table-cell table:number-columns-repeated="10"/>
          <table:table-cell office:value-type="float" office:value="15.5547">
            <text:p>15.5547</text:p>
          </table:table-cell>
          <table:table-cell office:value-type="float" office:value="319753000">
            <text:p>3.20E+008</text:p>
          </table:table-cell>
        </table:table-row>
        <table:table-row table:style-name="ro1">
          <table:table-cell table:number-columns-repeated="10"/>
          <table:table-cell office:value-type="float" office:value="15.5703">
            <text:p>15.5703</text:p>
          </table:table-cell>
          <table:table-cell office:value-type="float" office:value="318971000">
            <text:p>3.19E+008</text:p>
          </table:table-cell>
        </table:table-row>
        <table:table-row table:style-name="ro1">
          <table:table-cell table:number-columns-repeated="10"/>
          <table:table-cell office:value-type="float" office:value="15.5859">
            <text:p>15.5859</text:p>
          </table:table-cell>
          <table:table-cell office:value-type="float" office:value="318247000">
            <text:p>3.18E+008</text:p>
          </table:table-cell>
        </table:table-row>
        <table:table-row table:style-name="ro1">
          <table:table-cell table:number-columns-repeated="10"/>
          <table:table-cell office:value-type="float" office:value="15.6016">
            <text:p>15.6016</text:p>
          </table:table-cell>
          <table:table-cell office:value-type="float" office:value="317582000">
            <text:p>3.18E+008</text:p>
          </table:table-cell>
        </table:table-row>
        <table:table-row table:style-name="ro1">
          <table:table-cell table:number-columns-repeated="10"/>
          <table:table-cell office:value-type="float" office:value="15.6172">
            <text:p>15.6172</text:p>
          </table:table-cell>
          <table:table-cell office:value-type="float" office:value="316975000">
            <text:p>3.17E+008</text:p>
          </table:table-cell>
        </table:table-row>
        <table:table-row table:style-name="ro1">
          <table:table-cell table:number-columns-repeated="10"/>
          <table:table-cell office:value-type="float" office:value="15.6328">
            <text:p>15.6328</text:p>
          </table:table-cell>
          <table:table-cell office:value-type="float" office:value="316428000">
            <text:p>3.16E+008</text:p>
          </table:table-cell>
        </table:table-row>
        <table:table-row table:style-name="ro1">
          <table:table-cell table:number-columns-repeated="10"/>
          <table:table-cell office:value-type="float" office:value="15.6484">
            <text:p>15.6484</text:p>
          </table:table-cell>
          <table:table-cell office:value-type="float" office:value="315941000">
            <text:p>3.16E+008</text:p>
          </table:table-cell>
        </table:table-row>
        <table:table-row table:style-name="ro1">
          <table:table-cell table:number-columns-repeated="10"/>
          <table:table-cell office:value-type="float" office:value="15.6641">
            <text:p>15.6641</text:p>
          </table:table-cell>
          <table:table-cell office:value-type="float" office:value="315515000">
            <text:p>3.16E+008</text:p>
          </table:table-cell>
        </table:table-row>
        <table:table-row table:style-name="ro1">
          <table:table-cell table:number-columns-repeated="10"/>
          <table:table-cell office:value-type="float" office:value="15.6797">
            <text:p>15.6797</text:p>
          </table:table-cell>
          <table:table-cell office:value-type="float" office:value="315151000">
            <text:p>3.15E+008</text:p>
          </table:table-cell>
        </table:table-row>
        <table:table-row table:style-name="ro1">
          <table:table-cell table:number-columns-repeated="10"/>
          <table:table-cell office:value-type="float" office:value="15.6953">
            <text:p>15.6953</text:p>
          </table:table-cell>
          <table:table-cell office:value-type="float" office:value="314852000">
            <text:p>3.15E+008</text:p>
          </table:table-cell>
        </table:table-row>
        <table:table-row table:style-name="ro1">
          <table:table-cell table:number-columns-repeated="10"/>
          <table:table-cell office:value-type="float" office:value="15.7109">
            <text:p>15.7109</text:p>
          </table:table-cell>
          <table:table-cell office:value-type="float" office:value="314620000">
            <text:p>3.15E+008</text:p>
          </table:table-cell>
        </table:table-row>
        <table:table-row table:style-name="ro1">
          <table:table-cell table:number-columns-repeated="10"/>
          <table:table-cell office:value-type="float" office:value="15.7266">
            <text:p>15.7266</text:p>
          </table:table-cell>
          <table:table-cell office:value-type="float" office:value="314456000">
            <text:p>3.14E+008</text:p>
          </table:table-cell>
        </table:table-row>
        <table:table-row table:style-name="ro1">
          <table:table-cell table:number-columns-repeated="10"/>
          <table:table-cell office:value-type="float" office:value="15.7422">
            <text:p>15.7422</text:p>
          </table:table-cell>
          <table:table-cell office:value-type="float" office:value="314363000">
            <text:p>3.14E+008</text:p>
          </table:table-cell>
        </table:table-row>
        <table:table-row table:style-name="ro1">
          <table:table-cell table:number-columns-repeated="10"/>
          <table:table-cell office:value-type="float" office:value="15.7578">
            <text:p>15.7578</text:p>
          </table:table-cell>
          <table:table-cell office:value-type="float" office:value="314344000">
            <text:p>3.14E+008</text:p>
          </table:table-cell>
        </table:table-row>
        <table:table-row table:style-name="ro1">
          <table:table-cell table:number-columns-repeated="10"/>
          <table:table-cell office:value-type="float" office:value="15.7734">
            <text:p>15.7734</text:p>
          </table:table-cell>
          <table:table-cell office:value-type="float" office:value="314404000">
            <text:p>3.14E+008</text:p>
          </table:table-cell>
        </table:table-row>
        <table:table-row table:style-name="ro1">
          <table:table-cell table:number-columns-repeated="10"/>
          <table:table-cell office:value-type="float" office:value="15.7891">
            <text:p>15.7891</text:p>
          </table:table-cell>
          <table:table-cell office:value-type="float" office:value="314545000">
            <text:p>3.15E+008</text:p>
          </table:table-cell>
        </table:table-row>
        <table:table-row table:style-name="ro1">
          <table:table-cell table:number-columns-repeated="10"/>
          <table:table-cell office:value-type="float" office:value="15.8047">
            <text:p>15.8047</text:p>
          </table:table-cell>
          <table:table-cell office:value-type="float" office:value="314772000">
            <text:p>3.15E+008</text:p>
          </table:table-cell>
        </table:table-row>
        <table:table-row table:style-name="ro1">
          <table:table-cell table:number-columns-repeated="10"/>
          <table:table-cell office:value-type="float" office:value="15.8203">
            <text:p>15.8203</text:p>
          </table:table-cell>
          <table:table-cell office:value-type="float" office:value="315091000">
            <text:p>3.15E+008</text:p>
          </table:table-cell>
        </table:table-row>
        <table:table-row table:style-name="ro1">
          <table:table-cell table:number-columns-repeated="10"/>
          <table:table-cell office:value-type="float" office:value="15.8359">
            <text:p>15.8359</text:p>
          </table:table-cell>
          <table:table-cell office:value-type="float" office:value="315506000">
            <text:p>3.16E+008</text:p>
          </table:table-cell>
        </table:table-row>
        <table:table-row table:style-name="ro1">
          <table:table-cell table:number-columns-repeated="10"/>
          <table:table-cell office:value-type="float" office:value="15.8516">
            <text:p>15.8516</text:p>
          </table:table-cell>
          <table:table-cell office:value-type="float" office:value="316025000">
            <text:p>3.16E+008</text:p>
          </table:table-cell>
        </table:table-row>
        <table:table-row table:style-name="ro1">
          <table:table-cell table:number-columns-repeated="10"/>
          <table:table-cell office:value-type="float" office:value="15.8672">
            <text:p>15.8672</text:p>
          </table:table-cell>
          <table:table-cell office:value-type="float" office:value="316654000">
            <text:p>3.17E+008</text:p>
          </table:table-cell>
        </table:table-row>
        <table:table-row table:style-name="ro1">
          <table:table-cell table:number-columns-repeated="10"/>
          <table:table-cell office:value-type="float" office:value="15.8828">
            <text:p>15.8828</text:p>
          </table:table-cell>
          <table:table-cell office:value-type="float" office:value="317401000">
            <text:p>3.17E+008</text:p>
          </table:table-cell>
        </table:table-row>
        <table:table-row table:style-name="ro1">
          <table:table-cell table:number-columns-repeated="10"/>
          <table:table-cell office:value-type="float" office:value="15.8984">
            <text:p>15.8984</text:p>
          </table:table-cell>
          <table:table-cell office:value-type="float" office:value="318275000">
            <text:p>3.18E+008</text:p>
          </table:table-cell>
        </table:table-row>
        <table:table-row table:style-name="ro1">
          <table:table-cell table:number-columns-repeated="10"/>
          <table:table-cell office:value-type="float" office:value="15.9141">
            <text:p>15.9141</text:p>
          </table:table-cell>
          <table:table-cell office:value-type="float" office:value="319286000">
            <text:p>3.19E+008</text:p>
          </table:table-cell>
        </table:table-row>
        <table:table-row table:style-name="ro1">
          <table:table-cell table:number-columns-repeated="10"/>
          <table:table-cell office:value-type="float" office:value="15.9297">
            <text:p>15.9297</text:p>
          </table:table-cell>
          <table:table-cell office:value-type="float" office:value="320446000">
            <text:p>3.20E+008</text:p>
          </table:table-cell>
        </table:table-row>
        <table:table-row table:style-name="ro1">
          <table:table-cell table:number-columns-repeated="10"/>
          <table:table-cell office:value-type="float" office:value="15.9453">
            <text:p>15.9453</text:p>
          </table:table-cell>
          <table:table-cell office:value-type="float" office:value="321766000">
            <text:p>3.22E+008</text:p>
          </table:table-cell>
        </table:table-row>
        <table:table-row table:style-name="ro1">
          <table:table-cell table:number-columns-repeated="10"/>
          <table:table-cell office:value-type="float" office:value="15.9609">
            <text:p>15.9609</text:p>
          </table:table-cell>
          <table:table-cell office:value-type="float" office:value="323262000">
            <text:p>3.23E+008</text:p>
          </table:table-cell>
        </table:table-row>
        <table:table-row table:style-name="ro1">
          <table:table-cell table:number-columns-repeated="10"/>
          <table:table-cell office:value-type="float" office:value="15.9766">
            <text:p>15.9766</text:p>
          </table:table-cell>
          <table:table-cell office:value-type="float" office:value="324948000">
            <text:p>3.25E+008</text:p>
          </table:table-cell>
        </table:table-row>
        <table:table-row table:style-name="ro1">
          <table:table-cell table:number-columns-repeated="10"/>
          <table:table-cell office:value-type="float" office:value="15.9922">
            <text:p>15.9922</text:p>
          </table:table-cell>
          <table:table-cell office:value-type="float" office:value="326844000">
            <text:p>3.27E+008</text:p>
          </table:table-cell>
        </table:table-row>
        <table:table-row table:style-name="ro1">
          <table:table-cell table:number-columns-repeated="10"/>
          <table:table-cell office:value-type="float" office:value="16.0078">
            <text:p>16.0078</text:p>
          </table:table-cell>
          <table:table-cell office:value-type="float" office:value="328969000">
            <text:p>3.29E+008</text:p>
          </table:table-cell>
        </table:table-row>
        <table:table-row table:style-name="ro1">
          <table:table-cell table:number-columns-repeated="10"/>
          <table:table-cell office:value-type="float" office:value="16.0234">
            <text:p>16.0234</text:p>
          </table:table-cell>
          <table:table-cell office:value-type="float" office:value="331345000">
            <text:p>3.31E+008</text:p>
          </table:table-cell>
        </table:table-row>
        <table:table-row table:style-name="ro1">
          <table:table-cell table:number-columns-repeated="10"/>
          <table:table-cell office:value-type="float" office:value="16.0391">
            <text:p>16.0391</text:p>
          </table:table-cell>
          <table:table-cell office:value-type="float" office:value="334000000">
            <text:p>3.34E+008</text:p>
          </table:table-cell>
        </table:table-row>
        <table:table-row table:style-name="ro1">
          <table:table-cell table:number-columns-repeated="10"/>
          <table:table-cell office:value-type="float" office:value="16.0547">
            <text:p>16.0547</text:p>
          </table:table-cell>
          <table:table-cell office:value-type="float" office:value="336962000">
            <text:p>3.37E+008</text:p>
          </table:table-cell>
        </table:table-row>
        <table:table-row table:style-name="ro1">
          <table:table-cell table:number-columns-repeated="10"/>
          <table:table-cell office:value-type="float" office:value="16.0703">
            <text:p>16.0703</text:p>
          </table:table-cell>
          <table:table-cell office:value-type="float" office:value="340265000">
            <text:p>3.40E+008</text:p>
          </table:table-cell>
        </table:table-row>
        <table:table-row table:style-name="ro1">
          <table:table-cell table:number-columns-repeated="10"/>
          <table:table-cell office:value-type="float" office:value="16.0859">
            <text:p>16.0859</text:p>
          </table:table-cell>
          <table:table-cell office:value-type="float" office:value="343947000">
            <text:p>3.44E+008</text:p>
          </table:table-cell>
        </table:table-row>
        <table:table-row table:style-name="ro1">
          <table:table-cell table:number-columns-repeated="10"/>
          <table:table-cell office:value-type="float" office:value="16.1016">
            <text:p>16.1016</text:p>
          </table:table-cell>
          <table:table-cell office:value-type="float" office:value="348051000">
            <text:p>3.48E+008</text:p>
          </table:table-cell>
        </table:table-row>
        <table:table-row table:style-name="ro1">
          <table:table-cell table:number-columns-repeated="10"/>
          <table:table-cell office:value-type="float" office:value="16.1172">
            <text:p>16.1172</text:p>
          </table:table-cell>
          <table:table-cell office:value-type="float" office:value="352627000">
            <text:p>3.53E+008</text:p>
          </table:table-cell>
        </table:table-row>
        <table:table-row table:style-name="ro1">
          <table:table-cell table:number-columns-repeated="10"/>
          <table:table-cell office:value-type="float" office:value="16.1328">
            <text:p>16.1328</text:p>
          </table:table-cell>
          <table:table-cell office:value-type="float" office:value="357731000">
            <text:p>3.58E+008</text:p>
          </table:table-cell>
        </table:table-row>
        <table:table-row table:style-name="ro1">
          <table:table-cell table:number-columns-repeated="10"/>
          <table:table-cell office:value-type="float" office:value="16.1484">
            <text:p>16.1484</text:p>
          </table:table-cell>
          <table:table-cell office:value-type="float" office:value="363429000">
            <text:p>3.63E+008</text:p>
          </table:table-cell>
        </table:table-row>
        <table:table-row table:style-name="ro1">
          <table:table-cell table:number-columns-repeated="10"/>
          <table:table-cell office:value-type="float" office:value="16.1641">
            <text:p>16.1641</text:p>
          </table:table-cell>
          <table:table-cell office:value-type="float" office:value="369798000">
            <text:p>3.70E+008</text:p>
          </table:table-cell>
        </table:table-row>
        <table:table-row table:style-name="ro1">
          <table:table-cell table:number-columns-repeated="10"/>
          <table:table-cell office:value-type="float" office:value="16.1797">
            <text:p>16.1797</text:p>
          </table:table-cell>
          <table:table-cell office:value-type="float" office:value="376924000">
            <text:p>3.77E+008</text:p>
          </table:table-cell>
        </table:table-row>
        <table:table-row table:style-name="ro1">
          <table:table-cell table:number-columns-repeated="10"/>
          <table:table-cell office:value-type="float" office:value="16.1953">
            <text:p>16.1953</text:p>
          </table:table-cell>
          <table:table-cell office:value-type="float" office:value="384910000">
            <text:p>3.85E+008</text:p>
          </table:table-cell>
        </table:table-row>
        <table:table-row table:style-name="ro1">
          <table:table-cell table:number-columns-repeated="10"/>
          <table:table-cell office:value-type="float" office:value="16.2109">
            <text:p>16.2109</text:p>
          </table:table-cell>
          <table:table-cell office:value-type="float" office:value="393874000">
            <text:p>3.94E+008</text:p>
          </table:table-cell>
        </table:table-row>
        <table:table-row table:style-name="ro1">
          <table:table-cell table:number-columns-repeated="10"/>
          <table:table-cell office:value-type="float" office:value="16.2266">
            <text:p>16.2266</text:p>
          </table:table-cell>
          <table:table-cell office:value-type="float" office:value="403958000">
            <text:p>4.04E+008</text:p>
          </table:table-cell>
        </table:table-row>
        <table:table-row table:style-name="ro1">
          <table:table-cell table:number-columns-repeated="10"/>
          <table:table-cell office:value-type="float" office:value="16.2422">
            <text:p>16.2422</text:p>
          </table:table-cell>
          <table:table-cell office:value-type="float" office:value="415326000">
            <text:p>4.15E+008</text:p>
          </table:table-cell>
        </table:table-row>
        <table:table-row table:style-name="ro1">
          <table:table-cell table:number-columns-repeated="10"/>
          <table:table-cell office:value-type="float" office:value="16.2578">
            <text:p>16.2578</text:p>
          </table:table-cell>
          <table:table-cell office:value-type="float" office:value="428175000">
            <text:p>4.28E+008</text:p>
          </table:table-cell>
        </table:table-row>
        <table:table-row table:style-name="ro1">
          <table:table-cell table:number-columns-repeated="10"/>
          <table:table-cell office:value-type="float" office:value="16.2734">
            <text:p>16.2734</text:p>
          </table:table-cell>
          <table:table-cell office:value-type="float" office:value="442740000">
            <text:p>4.43E+008</text:p>
          </table:table-cell>
        </table:table-row>
        <table:table-row table:style-name="ro1">
          <table:table-cell table:number-columns-repeated="10"/>
          <table:table-cell office:value-type="float" office:value="16.2891">
            <text:p>16.2891</text:p>
          </table:table-cell>
          <table:table-cell office:value-type="float" office:value="459304000">
            <text:p>4.59E+008</text:p>
          </table:table-cell>
        </table:table-row>
        <table:table-row table:style-name="ro1">
          <table:table-cell table:number-columns-repeated="10"/>
          <table:table-cell office:value-type="float" office:value="16.3047">
            <text:p>16.3047</text:p>
          </table:table-cell>
          <table:table-cell office:value-type="float" office:value="478213000">
            <text:p>4.78E+008</text:p>
          </table:table-cell>
        </table:table-row>
        <table:table-row table:style-name="ro1">
          <table:table-cell table:number-columns-repeated="10"/>
          <table:table-cell office:value-type="float" office:value="16.3203">
            <text:p>16.3203</text:p>
          </table:table-cell>
          <table:table-cell office:value-type="float" office:value="499891000">
            <text:p>5.00E+008</text:p>
          </table:table-cell>
        </table:table-row>
        <table:table-row table:style-name="ro1">
          <table:table-cell table:number-columns-repeated="10"/>
          <table:table-cell office:value-type="float" office:value="16.3359">
            <text:p>16.3359</text:p>
          </table:table-cell>
          <table:table-cell office:value-type="float" office:value="524869000">
            <text:p>5.25E+008</text:p>
          </table:table-cell>
        </table:table-row>
        <table:table-row table:style-name="ro1">
          <table:table-cell table:number-columns-repeated="10"/>
          <table:table-cell office:value-type="float" office:value="16.3516">
            <text:p>16.3516</text:p>
          </table:table-cell>
          <table:table-cell office:value-type="float" office:value="553815000">
            <text:p>5.54E+008</text:p>
          </table:table-cell>
        </table:table-row>
        <table:table-row table:style-name="ro1">
          <table:table-cell table:number-columns-repeated="10"/>
          <table:table-cell office:value-type="float" office:value="16.3672">
            <text:p>16.3672</text:p>
          </table:table-cell>
          <table:table-cell office:value-type="float" office:value="587597000">
            <text:p>5.88E+008</text:p>
          </table:table-cell>
        </table:table-row>
        <table:table-row table:style-name="ro1">
          <table:table-cell table:number-columns-repeated="10"/>
          <table:table-cell office:value-type="float" office:value="16.3828">
            <text:p>16.3828</text:p>
          </table:table-cell>
          <table:table-cell office:value-type="float" office:value="627360000">
            <text:p>6.27E+008</text:p>
          </table:table-cell>
        </table:table-row>
        <table:table-row table:style-name="ro1">
          <table:table-cell table:number-columns-repeated="10"/>
          <table:table-cell office:value-type="float" office:value="16.3984">
            <text:p>16.3984</text:p>
          </table:table-cell>
          <table:table-cell office:value-type="float" office:value="674662000">
            <text:p>6.75E+008</text:p>
          </table:table-cell>
        </table:table-row>
        <table:table-row table:style-name="ro1">
          <table:table-cell table:number-columns-repeated="10"/>
          <table:table-cell office:value-type="float" office:value="16.4141">
            <text:p>16.4141</text:p>
          </table:table-cell>
          <table:table-cell office:value-type="float" office:value="731703000">
            <text:p>7.32E+008</text:p>
          </table:table-cell>
        </table:table-row>
        <table:table-row table:style-name="ro1">
          <table:table-cell table:number-columns-repeated="10"/>
          <table:table-cell office:value-type="float" office:value="16.4297">
            <text:p>16.4297</text:p>
          </table:table-cell>
          <table:table-cell office:value-type="float" office:value="801710000">
            <text:p>8.02E+008</text:p>
          </table:table-cell>
        </table:table-row>
        <table:table-row table:style-name="ro1">
          <table:table-cell table:number-columns-repeated="10"/>
          <table:table-cell office:value-type="float" office:value="16.4453">
            <text:p>16.4453</text:p>
          </table:table-cell>
          <table:table-cell office:value-type="float" office:value="889647000">
            <text:p>8.90E+008</text:p>
          </table:table-cell>
        </table:table-row>
        <table:table-row table:style-name="ro1">
          <table:table-cell table:number-columns-repeated="10"/>
          <table:table-cell office:value-type="float" office:value="16.4609">
            <text:p>16.4609</text:p>
          </table:table-cell>
          <table:table-cell office:value-type="float" office:value="1003610000">
            <text:p>1.00E+009</text:p>
          </table:table-cell>
        </table:table-row>
        <table:table-row table:style-name="ro1">
          <table:table-cell table:number-columns-repeated="10"/>
          <table:table-cell office:value-type="float" office:value="16.4766">
            <text:p>16.4766</text:p>
          </table:table-cell>
          <table:table-cell office:value-type="float" office:value="1158420000">
            <text:p>1.16E+009</text:p>
          </table:table-cell>
        </table:table-row>
        <table:table-row table:style-name="ro1">
          <table:table-cell table:number-columns-repeated="10"/>
          <table:table-cell office:value-type="float" office:value="16.4922">
            <text:p>16.4922</text:p>
          </table:table-cell>
          <table:table-cell office:value-type="float" office:value="1391950000">
            <text:p>1.39E+009</text:p>
          </table:table-cell>
        </table:table-row>
        <table:table-row table:style-name="ro1">
          <table:table-cell table:number-columns-repeated="10"/>
          <table:table-cell office:value-type="float" office:value="16.5547">
            <text:p>16.5547</text:p>
          </table:table-cell>
          <table:table-cell office:value-type="float" office:value="3403550">
            <text:p>3.40E+006</text:p>
          </table:table-cell>
        </table:table-row>
        <table:table-row table:style-name="ro1">
          <table:table-cell table:number-columns-repeated="10"/>
          <table:table-cell office:value-type="float" office:value="16.6641">
            <text:p>16.6641</text:p>
          </table:table-cell>
          <table:table-cell office:value-type="float" office:value="3935420">
            <text:p>3.94E+006</text:p>
          </table:table-cell>
        </table:table-row>
        <table:table-row table:style-name="ro1">
          <table:table-cell table:number-columns-repeated="10"/>
          <table:table-cell office:value-type="float" office:value="16.7734">
            <text:p>16.7734</text:p>
          </table:table-cell>
          <table:table-cell office:value-type="float" office:value="4358720">
            <text:p>4.36E+006</text:p>
          </table:table-cell>
        </table:table-row>
        <table:table-row table:style-name="ro1">
          <table:table-cell table:number-columns-repeated="10"/>
          <table:table-cell office:value-type="float" office:value="16.8828">
            <text:p>16.8828</text:p>
          </table:table-cell>
          <table:table-cell office:value-type="float" office:value="4721670">
            <text:p>4.72E+006</text:p>
          </table:table-cell>
        </table:table-row>
        <table:table-row table:style-name="ro1">
          <table:table-cell table:number-columns-repeated="10"/>
          <table:table-cell office:value-type="float" office:value="16.9922">
            <text:p>16.9922</text:p>
          </table:table-cell>
          <table:table-cell office:value-type="float" office:value="5039820">
            <text:p>5.04E+006</text:p>
          </table:table-cell>
        </table:table-row>
        <table:table-row table:style-name="ro1">
          <table:table-cell table:number-columns-repeated="10"/>
          <table:table-cell office:value-type="float" office:value="17.1016">
            <text:p>17.1016</text:p>
          </table:table-cell>
          <table:table-cell office:value-type="float" office:value="5320210">
            <text:p>5.32E+006</text:p>
          </table:table-cell>
        </table:table-row>
        <table:table-row table:style-name="ro1">
          <table:table-cell table:number-columns-repeated="10"/>
          <table:table-cell office:value-type="float" office:value="17.2109">
            <text:p>17.2109</text:p>
          </table:table-cell>
          <table:table-cell office:value-type="float" office:value="5566520">
            <text:p>5.57E+006</text:p>
          </table:table-cell>
        </table:table-row>
        <table:table-row table:style-name="ro1">
          <table:table-cell table:number-columns-repeated="10"/>
          <table:table-cell office:value-type="float" office:value="17.3203">
            <text:p>17.3203</text:p>
          </table:table-cell>
          <table:table-cell office:value-type="float" office:value="5780890">
            <text:p>5.78E+006</text:p>
          </table:table-cell>
        </table:table-row>
        <table:table-row table:style-name="ro1">
          <table:table-cell table:number-columns-repeated="10"/>
          <table:table-cell office:value-type="float" office:value="17.4297">
            <text:p>17.4297</text:p>
          </table:table-cell>
          <table:table-cell office:value-type="float" office:value="5964680">
            <text:p>5.96E+006</text:p>
          </table:table-cell>
        </table:table-row>
        <table:table-row table:style-name="ro1">
          <table:table-cell table:number-columns-repeated="10"/>
          <table:table-cell office:value-type="float" office:value="17.5391">
            <text:p>17.5391</text:p>
          </table:table-cell>
          <table:table-cell office:value-type="float" office:value="6118780">
            <text:p>6.12E+006</text:p>
          </table:table-cell>
        </table:table-row>
        <table:table-row table:style-name="ro1">
          <table:table-cell table:number-columns-repeated="10"/>
          <table:table-cell office:value-type="float" office:value="17.6484">
            <text:p>17.6484</text:p>
          </table:table-cell>
          <table:table-cell office:value-type="float" office:value="6243840">
            <text:p>6.24E+006</text:p>
          </table:table-cell>
        </table:table-row>
        <table:table-row table:style-name="ro1">
          <table:table-cell table:number-columns-repeated="10"/>
          <table:table-cell office:value-type="float" office:value="17.7578">
            <text:p>17.7578</text:p>
          </table:table-cell>
          <table:table-cell office:value-type="float" office:value="6340370">
            <text:p>6.34E+006</text:p>
          </table:table-cell>
        </table:table-row>
        <table:table-row table:style-name="ro1">
          <table:table-cell table:number-columns-repeated="10"/>
          <table:table-cell office:value-type="float" office:value="17.8672">
            <text:p>17.8672</text:p>
          </table:table-cell>
          <table:table-cell office:value-type="float" office:value="6408740">
            <text:p>6.41E+006</text:p>
          </table:table-cell>
        </table:table-row>
        <table:table-row table:style-name="ro1">
          <table:table-cell table:number-columns-repeated="10"/>
          <table:table-cell office:value-type="float" office:value="17.9766">
            <text:p>17.9766</text:p>
          </table:table-cell>
          <table:table-cell office:value-type="float" office:value="6449300">
            <text:p>6.45E+006</text:p>
          </table:table-cell>
        </table:table-row>
        <table:table-row table:style-name="ro1">
          <table:table-cell table:number-columns-repeated="10"/>
          <table:table-cell office:value-type="float" office:value="18.0859">
            <text:p>18.0859</text:p>
          </table:table-cell>
          <table:table-cell office:value-type="float" office:value="6462330">
            <text:p>6.46E+006</text:p>
          </table:table-cell>
        </table:table-row>
        <table:table-row table:style-name="ro1">
          <table:table-cell table:number-columns-repeated="10"/>
          <table:table-cell office:value-type="float" office:value="18.1953">
            <text:p>18.1953</text:p>
          </table:table-cell>
          <table:table-cell office:value-type="float" office:value="6448110">
            <text:p>6.45E+006</text:p>
          </table:table-cell>
        </table:table-row>
        <table:table-row table:style-name="ro1">
          <table:table-cell table:number-columns-repeated="10"/>
          <table:table-cell office:value-type="float" office:value="18.3047">
            <text:p>18.3047</text:p>
          </table:table-cell>
          <table:table-cell office:value-type="float" office:value="6406860">
            <text:p>6.41E+006</text:p>
          </table:table-cell>
        </table:table-row>
        <table:table-row table:style-name="ro1">
          <table:table-cell table:number-columns-repeated="10"/>
          <table:table-cell office:value-type="float" office:value="18.4141">
            <text:p>18.4141</text:p>
          </table:table-cell>
          <table:table-cell office:value-type="float" office:value="6338830">
            <text:p>6.34E+006</text:p>
          </table:table-cell>
        </table:table-row>
        <table:table-row table:style-name="ro1">
          <table:table-cell table:number-columns-repeated="10"/>
          <table:table-cell office:value-type="float" office:value="18.5234">
            <text:p>18.5234</text:p>
          </table:table-cell>
          <table:table-cell office:value-type="float" office:value="6244210">
            <text:p>6.24E+006</text:p>
          </table:table-cell>
        </table:table-row>
        <table:table-row table:style-name="ro1">
          <table:table-cell table:number-columns-repeated="10"/>
          <table:table-cell office:value-type="float" office:value="18.6328">
            <text:p>18.6328</text:p>
          </table:table-cell>
          <table:table-cell office:value-type="float" office:value="6123200">
            <text:p>6.12E+006</text:p>
          </table:table-cell>
        </table:table-row>
        <table:table-row table:style-name="ro1">
          <table:table-cell table:number-columns-repeated="10"/>
          <table:table-cell office:value-type="float" office:value="18.7422">
            <text:p>18.7422</text:p>
          </table:table-cell>
          <table:table-cell office:value-type="float" office:value="5975930">
            <text:p>5.98E+006</text:p>
          </table:table-cell>
        </table:table-row>
        <table:table-row table:style-name="ro1">
          <table:table-cell table:number-columns-repeated="10"/>
          <table:table-cell office:value-type="float" office:value="18.8516">
            <text:p>18.8516</text:p>
          </table:table-cell>
          <table:table-cell office:value-type="float" office:value="5802500">
            <text:p>5.80E+006</text:p>
          </table:table-cell>
        </table:table-row>
        <table:table-row table:style-name="ro1">
          <table:table-cell table:number-columns-repeated="10"/>
          <table:table-cell office:value-type="float" office:value="18.9609">
            <text:p>18.9609</text:p>
          </table:table-cell>
          <table:table-cell office:value-type="float" office:value="5602950">
            <text:p>5.60E+006</text:p>
          </table:table-cell>
        </table:table-row>
        <table:table-row table:style-name="ro1">
          <table:table-cell table:number-columns-repeated="10"/>
          <table:table-cell office:value-type="float" office:value="19.0703">
            <text:p>19.0703</text:p>
          </table:table-cell>
          <table:table-cell office:value-type="float" office:value="5377190">
            <text:p>5.38E+006</text:p>
          </table:table-cell>
        </table:table-row>
        <table:table-row table:style-name="ro1">
          <table:table-cell table:number-columns-repeated="10"/>
          <table:table-cell office:value-type="float" office:value="19.1797">
            <text:p>19.1797</text:p>
          </table:table-cell>
          <table:table-cell office:value-type="float" office:value="5124970">
            <text:p>5.12E+006</text:p>
          </table:table-cell>
        </table:table-row>
        <table:table-row table:style-name="ro1">
          <table:table-cell table:number-columns-repeated="10"/>
          <table:table-cell office:value-type="float" office:value="19.2891">
            <text:p>19.2891</text:p>
          </table:table-cell>
          <table:table-cell office:value-type="float" office:value="4845780">
            <text:p>4.85E+006</text:p>
          </table:table-cell>
        </table:table-row>
        <table:table-row table:style-name="ro1">
          <table:table-cell table:number-columns-repeated="10"/>
          <table:table-cell office:value-type="float" office:value="19.3984">
            <text:p>19.3984</text:p>
          </table:table-cell>
          <table:table-cell office:value-type="float" office:value="4538660">
            <text:p>4.54E+006</text:p>
          </table:table-cell>
        </table:table-row>
        <table:table-row table:style-name="ro1">
          <table:table-cell table:number-columns-repeated="10"/>
          <table:table-cell office:value-type="float" office:value="19.5078">
            <text:p>19.5078</text:p>
          </table:table-cell>
          <table:table-cell office:value-type="float" office:value="4201840">
            <text:p>4.20E+006</text:p>
          </table:table-cell>
        </table:table-row>
        <table:table-row table:style-name="ro1">
          <table:table-cell table:number-columns-repeated="10"/>
          <table:table-cell office:value-type="float" office:value="19.6172">
            <text:p>19.6172</text:p>
          </table:table-cell>
          <table:table-cell office:value-type="float" office:value="3832000">
            <text:p>3.83E+006</text:p>
          </table:table-cell>
        </table:table-row>
        <table:table-row table:style-name="ro1">
          <table:table-cell table:number-columns-repeated="10"/>
          <table:table-cell office:value-type="float" office:value="19.7266">
            <text:p>19.7266</text:p>
          </table:table-cell>
          <table:table-cell office:value-type="float" office:value="3422480">
            <text:p>3.42E+006</text:p>
          </table:table-cell>
        </table:table-row>
        <table:table-row table:style-name="ro1">
          <table:table-cell table:number-columns-repeated="10"/>
          <table:table-cell office:value-type="float" office:value="19.8359">
            <text:p>19.8359</text:p>
          </table:table-cell>
          <table:table-cell office:value-type="float" office:value="2958090">
            <text:p>2.96E+006</text:p>
          </table:table-cell>
        </table:table-row>
        <table:table-row table:style-name="ro1">
          <table:table-cell table:number-columns-repeated="10"/>
          <table:table-cell office:value-type="float" office:value="19.9453">
            <text:p>19.9453</text:p>
          </table:table-cell>
          <table:table-cell office:value-type="float" office:value="2391250">
            <text:p>2.39E+006</text:p>
          </table:table-cell>
        </table:table-row>
        <table:table-row table:style-name="ro2" table:number-rows-repeated="2">
          <table:table-cell table:number-columns-repeated="11"/>
          <table:table-cell table:style-name="Default"/>
        </table:table-row>
        <table:table-row table:style-name="ro2">
          <table:table-cell table:number-columns-repeated="11"/>
          <table:table-cell table:style-name="Default" table:formula="of:=SUM([.L1:.L512])" office:value-type="float" office:value="212395562220">
            <text:p>2.12E+011</text:p>
          </table:table-cell>
        </table:table-row>
      </table:table>
      <table:table table:name="Sheet3" table:style-name="ta1">
        <table:table-column table:style-name="co1" table:number-columns-repeated="17" table:default-cell-style-name="Default"/>
        <table:table-row table:style-name="ro1">
          <table:table-cell office:value-type="string">
            <text:p>LWR Bud</text:p>
          </table:table-cell>
          <table:table-cell office:value-type="float" office:value="26.0077">
            <text:p>26.0077</text:p>
          </table:table-cell>
          <table:table-cell office:value-type="float" office:value="28.8427">
            <text:p>28.8427</text:p>
          </table:table-cell>
          <table:table-cell office:value-type="float" office:value="31.5555">
            <text:p>31.5555</text:p>
          </table:table-cell>
          <table:table-cell office:value-type="float" office:value="34.2024">
            <text:p>34.2024</text:p>
          </table:table-cell>
          <table:table-cell office:value-type="float" office:value="37.3871">
            <text:p>37.3871</text:p>
          </table:table-cell>
          <table:table-cell office:value-type="float" office:value="40.4867">
            <text:p>40.4867</text:p>
          </table:table-cell>
          <table:table-cell office:value-type="float" office:value="43.5194">
            <text:p>43.5194</text:p>
          </table:table-cell>
          <table:table-cell office:value-type="float" office:value="46.4736">
            <text:p>46.4736</text:p>
          </table:table-cell>
          <table:table-cell office:value-type="float" office:value="49.358">
            <text:p>49.358</text:p>
          </table:table-cell>
          <table:table-cell office:value-type="float" office:value="52.2451">
            <text:p>52.2451</text:p>
          </table:table-cell>
          <table:table-cell office:value-type="float" office:value="55.0441">
            <text:p>55.0441</text:p>
          </table:table-cell>
          <table:table-cell office:value-type="float" office:value="57.6335">
            <text:p>57.6335</text:p>
          </table:table-cell>
          <table:table-cell office:value-type="float" office:value="60.1624">
            <text:p>60.1624</text:p>
          </table:table-cell>
          <table:table-cell office:value-type="float" office:value="62.6547">
            <text:p>62.6547</text:p>
          </table:table-cell>
          <table:table-cell office:value-type="float" office:value="65.12">
            <text:p>65.12</text:p>
          </table:table-cell>
          <table:table-cell office:value-type="float" office:value="67.5591">
            <text:p>67.5591</text:p>
          </table:table-cell>
        </table:table-row>
        <table:table-row table:style-name="ro1">
          <table:table-cell office:value-type="string">
            <text:p>U235</text:p>
          </table:table-cell>
          <table:table-cell office:value-type="float" office:value="6.63104">
            <text:p>6.63104</text:p>
          </table:table-cell>
          <table:table-cell office:value-type="float" office:value="6.98675">
            <text:p>6.98675</text:p>
          </table:table-cell>
          <table:table-cell office:value-type="float" office:value="7.08088">
            <text:p>7.08088</text:p>
          </table:table-cell>
          <table:table-cell office:value-type="float" office:value="7.12403">
            <text:p>7.12403</text:p>
          </table:table-cell>
          <table:table-cell office:value-type="float" office:value="7.49259">
            <text:p>7.49259</text:p>
          </table:table-cell>
          <table:table-cell office:value-type="float" office:value="7.46651">
            <text:p>7.46651</text:p>
          </table:table-cell>
          <table:table-cell office:value-type="float" office:value="7.82789">
            <text:p>7.82789</text:p>
          </table:table-cell>
          <table:table-cell office:value-type="float" office:value="7.75563">
            <text:p>7.75563</text:p>
          </table:table-cell>
          <table:table-cell office:value-type="float" office:value="7.59868">
            <text:p>7.59868</text:p>
          </table:table-cell>
          <table:table-cell office:value-type="float" office:value="7.91151">
            <text:p>7.91151</text:p>
          </table:table-cell>
          <table:table-cell office:value-type="float" office:value="7.68076">
            <text:p>7.68076</text:p>
          </table:table-cell>
          <table:table-cell office:value-type="float" office:value="7.97756">
            <text:p>7.97756</text:p>
          </table:table-cell>
          <table:table-cell office:value-type="float" office:value="8.27317">
            <text:p>8.27317</text:p>
          </table:table-cell>
          <table:table-cell office:value-type="float" office:value="7.9854">
            <text:p>7.9854</text:p>
          </table:table-cell>
          <table:table-cell office:value-type="float" office:value="8.26429">
            <text:p>8.26429</text:p>
          </table:table-cell>
          <table:table-cell office:value-type="float" office:value="7.9209">
            <text:p>7.9209</text:p>
          </table:table-cell>
        </table:table-row>
        <table:table-row table:style-name="ro1">
          <table:table-cell office:value-type="string">
            <text:p>U235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2.6">
            <text:p>2.6</text:p>
          </table:table-cell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3.4">
            <text:p>3.4</text:p>
          </table:table-cell>
          <table:table-cell office:value-type="float" office:value="3.6">
            <text:p>3.6</text:p>
          </table:table-cell>
          <table:table-cell office:value-type="float" office:value="3.7">
            <text:p>3.7</text:p>
          </table:table-cell>
          <table:table-cell office:value-type="float" office:value="3.8">
            <text:p>3.8</text:p>
          </table:table-cell>
          <table:table-cell office:value-type="float" office:value="3.9">
            <text:p>3.9</text:p>
          </table:table-cell>
          <table:table-cell office:value-type="float" office:value="4">
            <text:p>4</text:p>
          </table:table-cell>
          <table:table-cell office:value-type="float" office:value="4.2">
            <text:p>4.2</text:p>
          </table:table-cell>
          <table:table-cell office:value-type="float" office:value="4.4">
            <text:p>4.4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string">
            <text:p>U236</text:p>
          </table:table-cell>
          <table:table-cell office:value-type="float" office:value="2.27052">
            <text:p>2.27052</text:p>
          </table:table-cell>
          <table:table-cell office:value-type="float" office:value="2.53314">
            <text:p>2.53314</text:p>
          </table:table-cell>
          <table:table-cell office:value-type="float" office:value="2.84795">
            <text:p>2.84795</text:p>
          </table:table-cell>
          <table:table-cell office:value-type="float" office:value="3.17582">
            <text:p>3.17582</text:p>
          </table:table-cell>
          <table:table-cell office:value-type="float" office:value="3.4354">
            <text:p>3.4354</text:p>
          </table:table-cell>
          <table:table-cell office:value-type="float" office:value="3.75717">
            <text:p>3.75717</text:p>
          </table:table-cell>
          <table:table-cell office:value-type="float" office:value="4.01765">
            <text:p>4.01765</text:p>
          </table:table-cell>
          <table:table-cell office:value-type="float" office:value="4.37581">
            <text:p>4.37581</text:p>
          </table:table-cell>
          <table:table-cell office:value-type="float" office:value="4.72787">
            <text:p>4.72787</text:p>
          </table:table-cell>
          <table:table-cell office:value-type="float" office:value="4.99369">
            <text:p>4.99369</text:p>
          </table:table-cell>
          <table:table-cell office:value-type="float" office:value="5.372">
            <text:p>5.372</text:p>
          </table:table-cell>
          <table:table-cell office:value-type="float" office:value="5.6406">
            <text:p>5.6406</text:p>
          </table:table-cell>
          <table:table-cell office:value-type="float" office:value="5.9092">
            <text:p>5.9092</text:p>
          </table:table-cell>
          <table:table-cell office:value-type="float" office:value="6.26385">
            <text:p>6.26385</text:p>
          </table:table-cell>
          <table:table-cell office:value-type="float" office:value="6.53459">
            <text:p>6.53459</text:p>
          </table:table-cell>
          <table:table-cell office:value-type="float" office:value="6.94575">
            <text:p>6.94575</text:p>
          </table:table-cell>
        </table:table-row>
        <table:table-row table:style-name="ro1">
          <table:table-cell office:value-type="string">
            <text:p>U238</text:p>
          </table:table-cell>
          <table:table-cell office:value-type="float" office:value="962.043">
            <text:p>962.043</text:p>
          </table:table-cell>
          <table:table-cell office:value-type="float" office:value="959.101">
            <text:p>959.101</text:p>
          </table:table-cell>
          <table:table-cell office:value-type="float" office:value="956.11">
            <text:p>956.11</text:p>
          </table:table-cell>
          <table:table-cell office:value-type="float" office:value="953.764">
            <text:p>953.764</text:p>
          </table:table-cell>
          <table:table-cell office:value-type="float" office:value="951.206">
            <text:p>951.206</text:p>
          </table:table-cell>
          <table:table-cell office:value-type="float" office:value="948.391">
            <text:p>948.391</text:p>
          </table:table-cell>
          <table:table-cell office:value-type="float" office:value="945.991">
            <text:p>945.991</text:p>
          </table:table-cell>
          <table:table-cell office:value-type="float" office:value="943.641">
            <text:p>943.641</text:p>
          </table:table-cell>
          <table:table-cell office:value-type="float" office:value="941.304">
            <text:p>941.304</text:p>
          </table:table-cell>
          <table:table-cell office:value-type="float" office:value="938.952">
            <text:p>938.952</text:p>
          </table:table-cell>
          <table:table-cell office:value-type="float" office:value="936.636">
            <text:p>936.636</text:p>
          </table:table-cell>
          <table:table-cell office:value-type="float" office:value="934.351">
            <text:p>934.351</text:p>
          </table:table-cell>
          <table:table-cell office:value-type="float" office:value="932.093">
            <text:p>932.093</text:p>
          </table:table-cell>
          <table:table-cell office:value-type="float" office:value="929.86">
            <text:p>929.86</text:p>
          </table:table-cell>
          <table:table-cell office:value-type="float" office:value="927.647">
            <text:p>927.647</text:p>
          </table:table-cell>
          <table:table-cell office:value-type="float" office:value="925.454">
            <text:p>925.454</text:p>
          </table:table-cell>
        </table:table-row>
        <table:table-row table:style-name="ro1">
          <table:table-cell office:value-type="string">
            <text:p>Np237</text:p>
          </table:table-cell>
          <table:table-cell office:value-type="float" office:value="0.223332">
            <text:p>0.223332</text:p>
          </table:table-cell>
          <table:table-cell office:value-type="float" office:value="0.252805">
            <text:p>0.252805</text:p>
          </table:table-cell>
          <table:table-cell office:value-type="float" office:value="0.285157">
            <text:p>0.285157</text:p>
          </table:table-cell>
          <table:table-cell office:value-type="float" office:value="0.320497">
            <text:p>0.320497</text:p>
          </table:table-cell>
          <table:table-cell office:value-type="float" office:value="0.348853">
            <text:p>0.348853</text:p>
          </table:table-cell>
          <table:table-cell office:value-type="float" office:value="0.385782">
            <text:p>0.385782</text:p>
          </table:table-cell>
          <table:table-cell office:value-type="float" office:value="0.414022">
            <text:p>0.414022</text:p>
          </table:table-cell>
          <table:table-cell office:value-type="float" office:value="0.454987">
            <text:p>0.454987</text:p>
          </table:table-cell>
          <table:table-cell office:value-type="float" office:value="0.501853">
            <text:p>0.501853</text:p>
          </table:table-cell>
          <table:table-cell office:value-type="float" office:value="0.532175">
            <text:p>0.532175</text:p>
          </table:table-cell>
          <table:table-cell office:value-type="float" office:value="0.579905">
            <text:p>0.579905</text:p>
          </table:table-cell>
          <table:table-cell office:value-type="float" office:value="0.610652">
            <text:p>0.610652</text:p>
          </table:table-cell>
          <table:table-cell office:value-type="float" office:value="0.641442">
            <text:p>0.641442</text:p>
          </table:table-cell>
          <table:table-cell office:value-type="float" office:value="0.703338">
            <text:p>0.703338</text:p>
          </table:table-cell>
          <table:table-cell office:value-type="float" office:value="0.734885">
            <text:p>0.734885</text:p>
          </table:table-cell>
          <table:table-cell office:value-type="float" office:value="0.795891">
            <text:p>0.795891</text:p>
          </table:table-cell>
        </table:table-row>
        <table:table-row table:style-name="ro1">
          <table:table-cell office:value-type="string">
            <text:p>Pu238</text:p>
          </table:table-cell>
          <table:table-cell office:value-type="float" office:value="0.0439017">
            <text:p>0.0439017</text:p>
          </table:table-cell>
          <table:table-cell office:value-type="float" office:value="0.055234">
            <text:p>0.055234</text:p>
          </table:table-cell>
          <table:table-cell office:value-type="float" office:value="0.0613397">
            <text:p>0.0613397</text:p>
          </table:table-cell>
          <table:table-cell office:value-type="float" office:value="0.0662087">
            <text:p>0.0662087</text:p>
          </table:table-cell>
          <table:table-cell office:value-type="float" office:value="0.0768744">
            <text:p>0.0768744</text:p>
          </table:table-cell>
          <table:table-cell office:value-type="float" office:value="0.0811953">
            <text:p>0.0811953</text:p>
          </table:table-cell>
          <table:table-cell office:value-type="float" office:value="0.0914589">
            <text:p>0.0914589</text:p>
          </table:table-cell>
          <table:table-cell office:value-type="float" office:value="0.095716">
            <text:p>0.095716</text:p>
          </table:table-cell>
          <table:table-cell office:value-type="float" office:value="0.101478">
            <text:p>0.101478</text:p>
          </table:table-cell>
          <table:table-cell office:value-type="float" office:value="0.112703">
            <text:p>0.112703</text:p>
          </table:table-cell>
          <table:table-cell office:value-type="float" office:value="0.120443">
            <text:p>0.120443</text:p>
          </table:table-cell>
          <table:table-cell office:value-type="float" office:value="0.131452">
            <text:p>0.131452</text:p>
          </table:table-cell>
          <table:table-cell office:value-type="float" office:value="0.142383">
            <text:p>0.142383</text:p>
          </table:table-cell>
          <table:table-cell office:value-type="float" office:value="0.152655">
            <text:p>0.152655</text:p>
          </table:table-cell>
          <table:table-cell office:value-type="float" office:value="0.163481">
            <text:p>0.163481</text:p>
          </table:table-cell>
          <table:table-cell office:value-type="float" office:value="0.177036">
            <text:p>0.177036</text:p>
          </table:table-cell>
        </table:table-row>
        <table:table-row table:style-name="ro1">
          <table:table-cell office:value-type="string">
            <text:p>Pu239</text:p>
          </table:table-cell>
          <table:table-cell office:value-type="float" office:value="5.09185">
            <text:p>5.09185</text:p>
          </table:table-cell>
          <table:table-cell office:value-type="float" office:value="5.09308">
            <text:p>5.09308</text:p>
          </table:table-cell>
          <table:table-cell office:value-type="float" office:value="5.11932">
            <text:p>5.11932</text:p>
          </table:table-cell>
          <table:table-cell office:value-type="float" office:value="5.1412">
            <text:p>5.1412</text:p>
          </table:table-cell>
          <table:table-cell office:value-type="float" office:value="5.13295">
            <text:p>5.13295</text:p>
          </table:table-cell>
          <table:table-cell office:value-type="float" office:value="5.14013">
            <text:p>5.14013</text:p>
          </table:table-cell>
          <table:table-cell office:value-type="float" office:value="5.13068">
            <text:p>5.13068</text:p>
          </table:table-cell>
          <table:table-cell office:value-type="float" office:value="5.13578">
            <text:p>5.13578</text:p>
          </table:table-cell>
          <table:table-cell office:value-type="float" office:value="5.1387">
            <text:p>5.1387</text:p>
          </table:table-cell>
          <table:table-cell office:value-type="float" office:value="5.12824">
            <text:p>5.12824</text:p>
          </table:table-cell>
          <table:table-cell office:value-type="float" office:value="5.12195">
            <text:p>5.12195</text:p>
          </table:table-cell>
          <table:table-cell office:value-type="float" office:value="5.11153">
            <text:p>5.11153</text:p>
          </table:table-cell>
          <table:table-cell office:value-type="float" office:value="5.1012">
            <text:p>5.1012</text:p>
          </table:table-cell>
          <table:table-cell office:value-type="float" office:value="5.09577">
            <text:p>5.09577</text:p>
          </table:table-cell>
          <table:table-cell office:value-type="float" office:value="5.08547">
            <text:p>5.08547</text:p>
          </table:table-cell>
          <table:table-cell office:value-type="float" office:value="5.08087">
            <text:p>5.08087</text:p>
          </table:table-cell>
        </table:table-row>
        <table:table-row table:style-name="ro1">
          <table:table-cell office:value-type="string">
            <text:p>Pu240</text:p>
          </table:table-cell>
          <table:table-cell office:value-type="float" office:value="2.15367">
            <text:p>2.15367</text:p>
          </table:table-cell>
          <table:table-cell office:value-type="float" office:value="2.19887">
            <text:p>2.19887</text:p>
          </table:table-cell>
          <table:table-cell office:value-type="float" office:value="2.29686">
            <text:p>2.29686</text:p>
          </table:table-cell>
          <table:table-cell office:value-type="float" office:value="2.384">
            <text:p>2.384</text:p>
          </table:table-cell>
          <table:table-cell office:value-type="float" office:value="2.39765">
            <text:p>2.39765</text:p>
          </table:table-cell>
          <table:table-cell office:value-type="float" office:value="2.4684">
            <text:p>2.4684</text:p>
          </table:table-cell>
          <table:table-cell office:value-type="float" office:value="2.47447">
            <text:p>2.47447</text:p>
          </table:table-cell>
          <table:table-cell office:value-type="float" office:value="2.53779">
            <text:p>2.53779</text:p>
          </table:table-cell>
          <table:table-cell office:value-type="float" office:value="2.59119">
            <text:p>2.59119</text:p>
          </table:table-cell>
          <table:table-cell office:value-type="float" office:value="2.59176">
            <text:p>2.59176</text:p>
          </table:table-cell>
          <table:table-cell office:value-type="float" office:value="2.63914">
            <text:p>2.63914</text:p>
          </table:table-cell>
          <table:table-cell office:value-type="float" office:value="2.63744">
            <text:p>2.63744</text:p>
          </table:table-cell>
          <table:table-cell office:value-type="float" office:value="2.63547">
            <text:p>2.63547</text:p>
          </table:table-cell>
          <table:table-cell office:value-type="float" office:value="2.67346">
            <text:p>2.67346</text:p>
          </table:table-cell>
          <table:table-cell office:value-type="float" office:value="2.67017">
            <text:p>2.67017</text:p>
          </table:table-cell>
          <table:table-cell office:value-type="float" office:value="2.70525">
            <text:p>2.70525</text:p>
          </table:table-cell>
        </table:table-row>
        <table:table-row table:style-name="ro1">
          <table:table-cell office:value-type="string">
            <text:p>Pu241</text:p>
          </table:table-cell>
          <table:table-cell office:value-type="float" office:value="0.970583">
            <text:p>0.970583</text:p>
          </table:table-cell>
          <table:table-cell office:value-type="float" office:value="1.01801">
            <text:p>1.01801</text:p>
          </table:table-cell>
          <table:table-cell office:value-type="float" office:value="1.09937">
            <text:p>1.09937</text:p>
          </table:table-cell>
          <table:table-cell office:value-type="float" office:value="1.18015">
            <text:p>1.18015</text:p>
          </table:table-cell>
          <table:table-cell office:value-type="float" office:value="1.19906">
            <text:p>1.19906</text:p>
          </table:table-cell>
          <table:table-cell office:value-type="float" office:value="1.26831">
            <text:p>1.26831</text:p>
          </table:table-cell>
          <table:table-cell office:value-type="float" office:value="1.27932">
            <text:p>1.27932</text:p>
          </table:table-cell>
          <table:table-cell office:value-type="float" office:value="1.34367">
            <text:p>1.34367</text:p>
          </table:table-cell>
          <table:table-cell office:value-type="float" office:value="1.41166">
            <text:p>1.41166</text:p>
          </table:table-cell>
          <table:table-cell office:value-type="float" office:value="1.41669">
            <text:p>1.41669</text:p>
          </table:table-cell>
          <table:table-cell office:value-type="float" office:value="1.47407">
            <text:p>1.47407</text:p>
          </table:table-cell>
          <table:table-cell office:value-type="float" office:value="1.47631">
            <text:p>1.47631</text:p>
          </table:table-cell>
          <table:table-cell office:value-type="float" office:value="1.47813">
            <text:p>1.47813</text:p>
          </table:table-cell>
          <table:table-cell office:value-type="float" office:value="1.53199">
            <text:p>1.53199</text:p>
          </table:table-cell>
          <table:table-cell office:value-type="float" office:value="1.53202">
            <text:p>1.53202</text:p>
          </table:table-cell>
          <table:table-cell office:value-type="float" office:value="1.57725">
            <text:p>1.57725</text:p>
          </table:table-cell>
        </table:table-row>
        <table:table-row table:style-name="ro1">
          <table:table-cell office:value-type="string">
            <text:p>Pu242</text:p>
          </table:table-cell>
          <table:table-cell office:value-type="float" office:value="0.191372">
            <text:p>0.191372</text:p>
          </table:table-cell>
          <table:table-cell office:value-type="float" office:value="0.227664">
            <text:p>0.227664</text:p>
          </table:table-cell>
          <table:table-cell office:value-type="float" office:value="0.248718">
            <text:p>0.248718</text:p>
          </table:table-cell>
          <table:table-cell office:value-type="float" office:value="0.269976">
            <text:p>0.269976</text:p>
          </table:table-cell>
          <table:table-cell office:value-type="float" office:value="0.293346">
            <text:p>0.293346</text:p>
          </table:table-cell>
          <table:table-cell office:value-type="float" office:value="0.313126">
            <text:p>0.313126</text:p>
          </table:table-cell>
          <table:table-cell office:value-type="float" office:value="0.330941">
            <text:p>0.330941</text:p>
          </table:table-cell>
          <table:table-cell office:value-type="float" office:value="0.351579">
            <text:p>0.351579</text:p>
          </table:table-cell>
          <table:table-cell office:value-type="float" office:value="0.379036">
            <text:p>0.379036</text:p>
          </table:table-cell>
          <table:table-cell office:value-type="float" office:value="0.394215">
            <text:p>0.394215</text:p>
          </table:table-cell>
          <table:table-cell office:value-type="float" office:value="0.424129">
            <text:p>0.424129</text:p>
          </table:table-cell>
          <table:table-cell office:value-type="float" office:value="0.436159">
            <text:p>0.436159</text:p>
          </table:table-cell>
          <table:table-cell office:value-type="float" office:value="0.447133">
            <text:p>0.447133</text:p>
          </table:table-cell>
          <table:table-cell office:value-type="float" office:value="0.489719">
            <text:p>0.489719</text:p>
          </table:table-cell>
          <table:table-cell office:value-type="float" office:value="0.498265">
            <text:p>0.498265</text:p>
          </table:table-cell>
          <table:table-cell office:value-type="float" office:value="0.525135">
            <text:p>0.525135</text:p>
          </table:table-cell>
        </table:table-row>
        <table:table-row table:style-name="ro2" table:number-rows-repeated="3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U235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U236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U238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Np237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u238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u239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u240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u241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u242</text:p>
          </table:table-cell>
          <table:table-cell table:number-columns-repeated="15"/>
        </table:table-row>
        <table:table-row table:style-name="ro1" table:number-rows-repeated="104855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4" table:style-name="ta1">
        <table:shapes>
          <draw:frame draw:z-index="0" draw:style-name="gr1" draw:text-style-name="P1" svg:width="15.3819in" svg:height="8.652in" svg:x="3.0248in" svg:y="0.1783in">
            <draw:object draw:notify-on-update-of-ranges="Sheet4.B1:Sheet4.B310 Sheet4.C1:Sheet4.C3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.02">
            <text:p>0.02</text:p>
          </table:table-cell>
          <table:table-cell office:value-type="float" office:value="26.0077">
            <text:p>26.0077</text:p>
          </table:table-cell>
          <table:table-cell office:value-type="float" office:value="11.441">
            <text:p>11.441</text:p>
          </table:table-cell>
        </table:table-row>
        <table:table-row table:style-name="ro1">
          <table:table-cell office:value-type="float" office:value="0.0201">
            <text:p>0.0201</text:p>
          </table:table-cell>
          <table:table-cell office:value-type="float" office:value="26.1546">
            <text:p>26.1546</text:p>
          </table:table-cell>
          <table:table-cell office:value-type="float" office:value="11.4631">
            <text:p>11.4631</text:p>
          </table:table-cell>
        </table:table-row>
        <table:table-row table:style-name="ro1">
          <table:table-cell office:value-type="float" office:value="0.0202">
            <text:p>0.0202</text:p>
          </table:table-cell>
          <table:table-cell office:value-type="float" office:value="26.3119">
            <text:p>26.3119</text:p>
          </table:table-cell>
          <table:table-cell office:value-type="float" office:value="11.4851">
            <text:p>11.4851</text:p>
          </table:table-cell>
        </table:table-row>
        <table:table-row table:style-name="ro1">
          <table:table-cell office:value-type="float" office:value="0.0203">
            <text:p>0.0203</text:p>
          </table:table-cell>
          <table:table-cell office:value-type="float" office:value="26.4564">
            <text:p>26.4564</text:p>
          </table:table-cell>
          <table:table-cell office:value-type="float" office:value="11.5068">
            <text:p>11.5068</text:p>
          </table:table-cell>
        </table:table-row>
        <table:table-row table:style-name="ro1">
          <table:table-cell office:value-type="float" office:value="0.0204">
            <text:p>0.0204</text:p>
          </table:table-cell>
          <table:table-cell office:value-type="float" office:value="26.6004">
            <text:p>26.6004</text:p>
          </table:table-cell>
          <table:table-cell office:value-type="float" office:value="11.5285">
            <text:p>11.5285</text:p>
          </table:table-cell>
        </table:table-row>
        <table:table-row table:style-name="ro1">
          <table:table-cell office:value-type="float" office:value="0.0205">
            <text:p>0.0205</text:p>
          </table:table-cell>
          <table:table-cell office:value-type="float" office:value="26.7438">
            <text:p>26.7438</text:p>
          </table:table-cell>
          <table:table-cell office:value-type="float" office:value="11.5501">
            <text:p>11.5501</text:p>
          </table:table-cell>
        </table:table-row>
        <table:table-row table:style-name="ro1">
          <table:table-cell office:value-type="float" office:value="0.0206">
            <text:p>0.0206</text:p>
          </table:table-cell>
          <table:table-cell office:value-type="float" office:value="26.8867">
            <text:p>26.8867</text:p>
          </table:table-cell>
          <table:table-cell office:value-type="float" office:value="11.5718">
            <text:p>11.5718</text:p>
          </table:table-cell>
        </table:table-row>
        <table:table-row table:style-name="ro1">
          <table:table-cell office:value-type="float" office:value="0.0207">
            <text:p>0.0207</text:p>
          </table:table-cell>
          <table:table-cell office:value-type="float" office:value="27.0289">
            <text:p>27.0289</text:p>
          </table:table-cell>
          <table:table-cell office:value-type="float" office:value="11.5933">
            <text:p>11.5933</text:p>
          </table:table-cell>
        </table:table-row>
        <table:table-row table:style-name="ro1">
          <table:table-cell office:value-type="float" office:value="0.0208">
            <text:p>0.0208</text:p>
          </table:table-cell>
          <table:table-cell office:value-type="float" office:value="27.1708">
            <text:p>27.1708</text:p>
          </table:table-cell>
          <table:table-cell office:value-type="float" office:value="11.6149">
            <text:p>11.6149</text:p>
          </table:table-cell>
        </table:table-row>
        <table:table-row table:style-name="ro1">
          <table:table-cell office:value-type="float" office:value="0.0209">
            <text:p>0.0209</text:p>
          </table:table-cell>
          <table:table-cell office:value-type="float" office:value="27.3122">
            <text:p>27.3122</text:p>
          </table:table-cell>
          <table:table-cell office:value-type="float" office:value="11.6364">
            <text:p>11.6364</text:p>
          </table:table-cell>
        </table:table-row>
        <table:table-row table:style-name="ro1">
          <table:table-cell office:value-type="float" office:value="0.021">
            <text:p>0.021</text:p>
          </table:table-cell>
          <table:table-cell office:value-type="float" office:value="27.4532">
            <text:p>27.4532</text:p>
          </table:table-cell>
          <table:table-cell office:value-type="float" office:value="11.6579">
            <text:p>11.6579</text:p>
          </table:table-cell>
        </table:table-row>
        <table:table-row table:style-name="ro1">
          <table:table-cell office:value-type="float" office:value="0.0211">
            <text:p>0.0211</text:p>
          </table:table-cell>
          <table:table-cell office:value-type="float" office:value="27.5939">
            <text:p>27.5939</text:p>
          </table:table-cell>
          <table:table-cell office:value-type="float" office:value="11.6794">
            <text:p>11.6794</text:p>
          </table:table-cell>
        </table:table-row>
        <table:table-row table:style-name="ro1">
          <table:table-cell office:value-type="float" office:value="0.0212">
            <text:p>0.0212</text:p>
          </table:table-cell>
          <table:table-cell office:value-type="float" office:value="27.7341">
            <text:p>27.7341</text:p>
          </table:table-cell>
          <table:table-cell office:value-type="float" office:value="11.7008">
            <text:p>11.7008</text:p>
          </table:table-cell>
        </table:table-row>
        <table:table-row table:style-name="ro1">
          <table:table-cell office:value-type="float" office:value="0.0213">
            <text:p>0.0213</text:p>
          </table:table-cell>
          <table:table-cell office:value-type="float" office:value="27.874">
            <text:p>27.874</text:p>
          </table:table-cell>
          <table:table-cell office:value-type="float" office:value="11.7222">
            <text:p>11.7222</text:p>
          </table:table-cell>
        </table:table-row>
        <table:table-row table:style-name="ro1">
          <table:table-cell office:value-type="float" office:value="0.0214">
            <text:p>0.0214</text:p>
          </table:table-cell>
          <table:table-cell office:value-type="float" office:value="28.0135">
            <text:p>28.0135</text:p>
          </table:table-cell>
          <table:table-cell office:value-type="float" office:value="11.7436">
            <text:p>11.7436</text:p>
          </table:table-cell>
        </table:table-row>
        <table:table-row table:style-name="ro1">
          <table:table-cell office:value-type="float" office:value="0.0215">
            <text:p>0.0215</text:p>
          </table:table-cell>
          <table:table-cell office:value-type="float" office:value="28.138">
            <text:p>28.138</text:p>
          </table:table-cell>
          <table:table-cell office:value-type="float" office:value="11.7649">
            <text:p>11.7649</text:p>
          </table:table-cell>
        </table:table-row>
        <table:table-row table:style-name="ro1">
          <table:table-cell office:value-type="float" office:value="0.0216">
            <text:p>0.0216</text:p>
          </table:table-cell>
          <table:table-cell office:value-type="float" office:value="28.2854">
            <text:p>28.2854</text:p>
          </table:table-cell>
          <table:table-cell office:value-type="float" office:value="11.7862">
            <text:p>11.7862</text:p>
          </table:table-cell>
        </table:table-row>
        <table:table-row table:style-name="ro1">
          <table:table-cell office:value-type="float" office:value="0.0217">
            <text:p>0.0217</text:p>
          </table:table-cell>
          <table:table-cell office:value-type="float" office:value="28.4323">
            <text:p>28.4323</text:p>
          </table:table-cell>
          <table:table-cell office:value-type="float" office:value="11.8075">
            <text:p>11.8075</text:p>
          </table:table-cell>
        </table:table-row>
        <table:table-row table:style-name="ro1">
          <table:table-cell office:value-type="float" office:value="0.0218">
            <text:p>0.0218</text:p>
          </table:table-cell>
          <table:table-cell office:value-type="float" office:value="28.5789">
            <text:p>28.5789</text:p>
          </table:table-cell>
          <table:table-cell office:value-type="float" office:value="11.8288">
            <text:p>11.8288</text:p>
          </table:table-cell>
        </table:table-row>
        <table:table-row table:style-name="ro1">
          <table:table-cell office:value-type="float" office:value="0.0219">
            <text:p>0.0219</text:p>
          </table:table-cell>
          <table:table-cell office:value-type="float" office:value="28.7054">
            <text:p>28.7054</text:p>
          </table:table-cell>
          <table:table-cell office:value-type="float" office:value="11.85">
            <text:p>11.85</text:p>
          </table:table-cell>
        </table:table-row>
        <table:table-row table:style-name="ro1">
          <table:table-cell office:value-type="float" office:value="0.022">
            <text:p>0.022</text:p>
          </table:table-cell>
          <table:table-cell office:value-type="float" office:value="28.8427">
            <text:p>28.8427</text:p>
          </table:table-cell>
          <table:table-cell office:value-type="float" office:value="11.8749">
            <text:p>11.8749</text:p>
          </table:table-cell>
        </table:table-row>
        <table:table-row table:style-name="ro1">
          <table:table-cell office:value-type="float" office:value="0.0221">
            <text:p>0.0221</text:p>
          </table:table-cell>
          <table:table-cell office:value-type="float" office:value="28.9796">
            <text:p>28.9796</text:p>
          </table:table-cell>
          <table:table-cell office:value-type="float" office:value="11.896">
            <text:p>11.896</text:p>
          </table:table-cell>
        </table:table-row>
        <table:table-row table:style-name="ro1">
          <table:table-cell office:value-type="float" office:value="0.0222">
            <text:p>0.0222</text:p>
          </table:table-cell>
          <table:table-cell office:value-type="float" office:value="29.1181">
            <text:p>29.1181</text:p>
          </table:table-cell>
          <table:table-cell office:value-type="float" office:value="11.4775">
            <text:p>11.4775</text:p>
          </table:table-cell>
        </table:table-row>
        <table:table-row table:style-name="ro1">
          <table:table-cell office:value-type="float" office:value="0.0223">
            <text:p>0.0223</text:p>
          </table:table-cell>
          <table:table-cell office:value-type="float" office:value="29.2572">
            <text:p>29.2572</text:p>
          </table:table-cell>
          <table:table-cell office:value-type="float" office:value="11.4993">
            <text:p>11.4993</text:p>
          </table:table-cell>
        </table:table-row>
        <table:table-row table:style-name="ro1">
          <table:table-cell office:value-type="float" office:value="0.0224">
            <text:p>0.0224</text:p>
          </table:table-cell>
          <table:table-cell office:value-type="float" office:value="29.3966">
            <text:p>29.3966</text:p>
          </table:table-cell>
          <table:table-cell office:value-type="float" office:value="11.5211">
            <text:p>11.5211</text:p>
          </table:table-cell>
        </table:table-row>
        <table:table-row table:style-name="ro1">
          <table:table-cell office:value-type="float" office:value="0.0225">
            <text:p>0.0225</text:p>
          </table:table-cell>
          <table:table-cell office:value-type="float" office:value="29.5359">
            <text:p>29.5359</text:p>
          </table:table-cell>
          <table:table-cell office:value-type="float" office:value="11.5428">
            <text:p>11.5428</text:p>
          </table:table-cell>
        </table:table-row>
        <table:table-row table:style-name="ro1">
          <table:table-cell office:value-type="float" office:value="0.0226">
            <text:p>0.0226</text:p>
          </table:table-cell>
          <table:table-cell office:value-type="float" office:value="29.6749">
            <text:p>29.6749</text:p>
          </table:table-cell>
          <table:table-cell office:value-type="float" office:value="11.5645">
            <text:p>11.5645</text:p>
          </table:table-cell>
        </table:table-row>
        <table:table-row table:style-name="ro1">
          <table:table-cell office:value-type="float" office:value="0.0227">
            <text:p>0.0227</text:p>
          </table:table-cell>
          <table:table-cell office:value-type="float" office:value="29.8137">
            <text:p>29.8137</text:p>
          </table:table-cell>
          <table:table-cell office:value-type="float" office:value="11.5862">
            <text:p>11.5862</text:p>
          </table:table-cell>
        </table:table-row>
        <table:table-row table:style-name="ro1">
          <table:table-cell office:value-type="float" office:value="0.0228">
            <text:p>0.0228</text:p>
          </table:table-cell>
          <table:table-cell office:value-type="float" office:value="29.9523">
            <text:p>29.9523</text:p>
          </table:table-cell>
          <table:table-cell office:value-type="float" office:value="11.6079">
            <text:p>11.6079</text:p>
          </table:table-cell>
        </table:table-row>
        <table:table-row table:style-name="ro1">
          <table:table-cell office:value-type="float" office:value="0.0229">
            <text:p>0.0229</text:p>
          </table:table-cell>
          <table:table-cell office:value-type="float" office:value="30.0906">
            <text:p>30.0906</text:p>
          </table:table-cell>
          <table:table-cell office:value-type="float" office:value="11.6295">
            <text:p>11.6295</text:p>
          </table:table-cell>
        </table:table-row>
        <table:table-row table:style-name="ro1">
          <table:table-cell office:value-type="float" office:value="0.023">
            <text:p>0.023</text:p>
          </table:table-cell>
          <table:table-cell office:value-type="float" office:value="30.2288">
            <text:p>30.2288</text:p>
          </table:table-cell>
          <table:table-cell office:value-type="float" office:value="11.6511">
            <text:p>11.6511</text:p>
          </table:table-cell>
        </table:table-row>
        <table:table-row table:style-name="ro1">
          <table:table-cell office:value-type="float" office:value="0.0231">
            <text:p>0.0231</text:p>
          </table:table-cell>
          <table:table-cell office:value-type="float" office:value="30.3504">
            <text:p>30.3504</text:p>
          </table:table-cell>
          <table:table-cell office:value-type="float" office:value="11.6728">
            <text:p>11.6728</text:p>
          </table:table-cell>
        </table:table-row>
        <table:table-row table:style-name="ro1">
          <table:table-cell office:value-type="float" office:value="0.0232">
            <text:p>0.0232</text:p>
          </table:table-cell>
          <table:table-cell office:value-type="float" office:value="30.4857">
            <text:p>30.4857</text:p>
          </table:table-cell>
          <table:table-cell office:value-type="float" office:value="11.6943">
            <text:p>11.6943</text:p>
          </table:table-cell>
        </table:table-row>
        <table:table-row table:style-name="ro1">
          <table:table-cell office:value-type="float" office:value="0.0233">
            <text:p>0.0233</text:p>
          </table:table-cell>
          <table:table-cell office:value-type="float" office:value="30.6206">
            <text:p>30.6206</text:p>
          </table:table-cell>
          <table:table-cell office:value-type="float" office:value="11.7159">
            <text:p>11.7159</text:p>
          </table:table-cell>
        </table:table-row>
        <table:table-row table:style-name="ro1">
          <table:table-cell office:value-type="float" office:value="0.0234">
            <text:p>0.0234</text:p>
          </table:table-cell>
          <table:table-cell office:value-type="float" office:value="30.7551">
            <text:p>30.7551</text:p>
          </table:table-cell>
          <table:table-cell office:value-type="float" office:value="11.7375">
            <text:p>11.7375</text:p>
          </table:table-cell>
        </table:table-row>
        <table:table-row table:style-name="ro1">
          <table:table-cell office:value-type="float" office:value="0.0235">
            <text:p>0.0235</text:p>
          </table:table-cell>
          <table:table-cell office:value-type="float" office:value="30.8893">
            <text:p>30.8893</text:p>
          </table:table-cell>
          <table:table-cell office:value-type="float" office:value="11.7591">
            <text:p>11.7591</text:p>
          </table:table-cell>
        </table:table-row>
        <table:table-row table:style-name="ro1">
          <table:table-cell office:value-type="float" office:value="0.0236">
            <text:p>0.0236</text:p>
          </table:table-cell>
          <table:table-cell office:value-type="float" office:value="31.0232">
            <text:p>31.0232</text:p>
          </table:table-cell>
          <table:table-cell office:value-type="float" office:value="11.7806">
            <text:p>11.7806</text:p>
          </table:table-cell>
        </table:table-row>
        <table:table-row table:style-name="ro1">
          <table:table-cell office:value-type="float" office:value="0.0237">
            <text:p>0.0237</text:p>
          </table:table-cell>
          <table:table-cell office:value-type="float" office:value="31.1568">
            <text:p>31.1568</text:p>
          </table:table-cell>
          <table:table-cell office:value-type="float" office:value="11.8021">
            <text:p>11.8021</text:p>
          </table:table-cell>
        </table:table-row>
        <table:table-row table:style-name="ro1">
          <table:table-cell office:value-type="float" office:value="0.0238">
            <text:p>0.0238</text:p>
          </table:table-cell>
          <table:table-cell office:value-type="float" office:value="31.29">
            <text:p>31.29</text:p>
          </table:table-cell>
          <table:table-cell office:value-type="float" office:value="11.8236">
            <text:p>11.8236</text:p>
          </table:table-cell>
        </table:table-row>
        <table:table-row table:style-name="ro1">
          <table:table-cell office:value-type="float" office:value="0.0239">
            <text:p>0.0239</text:p>
          </table:table-cell>
          <table:table-cell office:value-type="float" office:value="31.4229">
            <text:p>31.4229</text:p>
          </table:table-cell>
          <table:table-cell office:value-type="float" office:value="11.8451">
            <text:p>11.8451</text:p>
          </table:table-cell>
        </table:table-row>
        <table:table-row table:style-name="ro1">
          <table:table-cell office:value-type="float" office:value="0.024">
            <text:p>0.024</text:p>
          </table:table-cell>
          <table:table-cell office:value-type="float" office:value="31.5555">
            <text:p>31.5555</text:p>
          </table:table-cell>
          <table:table-cell office:value-type="float" office:value="11.8666">
            <text:p>11.8666</text:p>
          </table:table-cell>
        </table:table-row>
        <table:table-row table:style-name="ro1">
          <table:table-cell office:value-type="float" office:value="0.0241">
            <text:p>0.0241</text:p>
          </table:table-cell>
          <table:table-cell office:value-type="float" office:value="31.6878">
            <text:p>31.6878</text:p>
          </table:table-cell>
          <table:table-cell office:value-type="float" office:value="11.888">
            <text:p>11.888</text:p>
          </table:table-cell>
        </table:table-row>
        <table:table-row table:style-name="ro1">
          <table:table-cell office:value-type="float" office:value="0.0242">
            <text:p>0.0242</text:p>
          </table:table-cell>
          <table:table-cell office:value-type="float" office:value="31.8198">
            <text:p>31.8198</text:p>
          </table:table-cell>
          <table:table-cell office:value-type="float" office:value="11.9095">
            <text:p>11.9095</text:p>
          </table:table-cell>
        </table:table-row>
        <table:table-row table:style-name="ro1">
          <table:table-cell office:value-type="float" office:value="0.0243">
            <text:p>0.0243</text:p>
          </table:table-cell>
          <table:table-cell office:value-type="float" office:value="31.9515">
            <text:p>31.9515</text:p>
          </table:table-cell>
          <table:table-cell office:value-type="float" office:value="11.9308">
            <text:p>11.9308</text:p>
          </table:table-cell>
        </table:table-row>
        <table:table-row table:style-name="ro1">
          <table:table-cell office:value-type="float" office:value="0.0244">
            <text:p>0.0244</text:p>
          </table:table-cell>
          <table:table-cell office:value-type="float" office:value="32.085">
            <text:p>32.085</text:p>
          </table:table-cell>
          <table:table-cell office:value-type="float" office:value="11.9522">
            <text:p>11.9522</text:p>
          </table:table-cell>
        </table:table-row>
        <table:table-row table:style-name="ro1">
          <table:table-cell office:value-type="float" office:value="0.0245">
            <text:p>0.0245</text:p>
          </table:table-cell>
          <table:table-cell office:value-type="float" office:value="32.2184">
            <text:p>32.2184</text:p>
          </table:table-cell>
          <table:table-cell office:value-type="float" office:value="11.9736">
            <text:p>11.9736</text:p>
          </table:table-cell>
        </table:table-row>
        <table:table-row table:style-name="ro1">
          <table:table-cell office:value-type="float" office:value="0.0246">
            <text:p>0.0246</text:p>
          </table:table-cell>
          <table:table-cell office:value-type="float" office:value="32.3515">
            <text:p>32.3515</text:p>
          </table:table-cell>
          <table:table-cell office:value-type="float" office:value="11.9949">
            <text:p>11.9949</text:p>
          </table:table-cell>
        </table:table-row>
        <table:table-row table:style-name="ro1">
          <table:table-cell office:value-type="float" office:value="0.0247">
            <text:p>0.0247</text:p>
          </table:table-cell>
          <table:table-cell office:value-type="float" office:value="32.4845">
            <text:p>32.4845</text:p>
          </table:table-cell>
          <table:table-cell office:value-type="float" office:value="12.0163">
            <text:p>12.0163</text:p>
          </table:table-cell>
        </table:table-row>
        <table:table-row table:style-name="ro1">
          <table:table-cell office:value-type="float" office:value="0.0248">
            <text:p>0.0248</text:p>
          </table:table-cell>
          <table:table-cell office:value-type="float" office:value="32.6016">
            <text:p>32.6016</text:p>
          </table:table-cell>
          <table:table-cell office:value-type="float" office:value="12.0375">
            <text:p>12.0375</text:p>
          </table:table-cell>
        </table:table-row>
        <table:table-row table:style-name="ro1">
          <table:table-cell office:value-type="float" office:value="0.0249">
            <text:p>0.0249</text:p>
          </table:table-cell>
          <table:table-cell office:value-type="float" office:value="32.7314">
            <text:p>32.7314</text:p>
          </table:table-cell>
          <table:table-cell office:value-type="float" office:value="12.0588">
            <text:p>12.0588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32.861">
            <text:p>32.861</text:p>
          </table:table-cell>
          <table:table-cell office:value-type="float" office:value="12.0801">
            <text:p>12.0801</text:p>
          </table:table-cell>
        </table:table-row>
        <table:table-row table:style-name="ro1">
          <table:table-cell office:value-type="float" office:value="0.0251">
            <text:p>0.0251</text:p>
          </table:table-cell>
          <table:table-cell office:value-type="float" office:value="32.9903">
            <text:p>32.9903</text:p>
          </table:table-cell>
          <table:table-cell office:value-type="float" office:value="12.1013">
            <text:p>12.1013</text:p>
          </table:table-cell>
        </table:table-row>
        <table:table-row table:style-name="ro1">
          <table:table-cell office:value-type="float" office:value="0.0252">
            <text:p>0.0252</text:p>
          </table:table-cell>
          <table:table-cell office:value-type="float" office:value="33.1204">
            <text:p>33.1204</text:p>
          </table:table-cell>
          <table:table-cell office:value-type="float" office:value="12.1225">
            <text:p>12.1225</text:p>
          </table:table-cell>
        </table:table-row>
        <table:table-row table:style-name="ro1">
          <table:table-cell office:value-type="float" office:value="0.0253">
            <text:p>0.0253</text:p>
          </table:table-cell>
          <table:table-cell office:value-type="float" office:value="33.2517">
            <text:p>33.2517</text:p>
          </table:table-cell>
          <table:table-cell office:value-type="float" office:value="12.1437">
            <text:p>12.1437</text:p>
          </table:table-cell>
        </table:table-row>
        <table:table-row table:style-name="ro1">
          <table:table-cell office:value-type="float" office:value="0.0254">
            <text:p>0.0254</text:p>
          </table:table-cell>
          <table:table-cell office:value-type="float" office:value="33.3828">
            <text:p>33.3828</text:p>
          </table:table-cell>
          <table:table-cell office:value-type="float" office:value="12.1649">
            <text:p>12.1649</text:p>
          </table:table-cell>
        </table:table-row>
        <table:table-row table:style-name="ro1">
          <table:table-cell office:value-type="float" office:value="0.0255">
            <text:p>0.0255</text:p>
          </table:table-cell>
          <table:table-cell office:value-type="float" office:value="33.5138">
            <text:p>33.5138</text:p>
          </table:table-cell>
          <table:table-cell office:value-type="float" office:value="12.186">
            <text:p>12.186</text:p>
          </table:table-cell>
        </table:table-row>
        <table:table-row table:style-name="ro1">
          <table:table-cell office:value-type="float" office:value="0.0256">
            <text:p>0.0256</text:p>
          </table:table-cell>
          <table:table-cell office:value-type="float" office:value="33.6323">
            <text:p>33.6323</text:p>
          </table:table-cell>
          <table:table-cell office:value-type="float" office:value="12.2072">
            <text:p>12.2072</text:p>
          </table:table-cell>
        </table:table-row>
        <table:table-row table:style-name="ro1">
          <table:table-cell office:value-type="float" office:value="0.0257">
            <text:p>0.0257</text:p>
          </table:table-cell>
          <table:table-cell office:value-type="float" office:value="33.7627">
            <text:p>33.7627</text:p>
          </table:table-cell>
          <table:table-cell office:value-type="float" office:value="12.2283">
            <text:p>12.2283</text:p>
          </table:table-cell>
        </table:table-row>
        <table:table-row table:style-name="ro1">
          <table:table-cell office:value-type="float" office:value="0.0258">
            <text:p>0.0258</text:p>
          </table:table-cell>
          <table:table-cell office:value-type="float" office:value="33.8925">
            <text:p>33.8925</text:p>
          </table:table-cell>
          <table:table-cell office:value-type="float" office:value="12.2493">
            <text:p>12.2493</text:p>
          </table:table-cell>
        </table:table-row>
        <table:table-row table:style-name="ro1">
          <table:table-cell office:value-type="float" office:value="0.0259">
            <text:p>0.0259</text:p>
          </table:table-cell>
          <table:table-cell office:value-type="float" office:value="34.0401">
            <text:p>34.0401</text:p>
          </table:table-cell>
          <table:table-cell office:value-type="float" office:value="12.2704">
            <text:p>12.2704</text:p>
          </table:table-cell>
        </table:table-row>
        <table:table-row table:style-name="ro1">
          <table:table-cell office:value-type="float" office:value="0.026">
            <text:p>0.026</text:p>
          </table:table-cell>
          <table:table-cell office:value-type="float" office:value="34.2024">
            <text:p>34.2024</text:p>
          </table:table-cell>
          <table:table-cell office:value-type="float" office:value="11.7134">
            <text:p>11.7134</text:p>
          </table:table-cell>
        </table:table-row>
        <table:table-row table:style-name="ro1">
          <table:table-cell office:value-type="float" office:value="0.0261">
            <text:p>0.0261</text:p>
          </table:table-cell>
          <table:table-cell office:value-type="float" office:value="34.3654">
            <text:p>34.3654</text:p>
          </table:table-cell>
          <table:table-cell office:value-type="float" office:value="11.7345">
            <text:p>11.7345</text:p>
          </table:table-cell>
        </table:table-row>
        <table:table-row table:style-name="ro1">
          <table:table-cell office:value-type="float" office:value="0.0262">
            <text:p>0.0262</text:p>
          </table:table-cell>
          <table:table-cell office:value-type="float" office:value="34.5279">
            <text:p>34.5279</text:p>
          </table:table-cell>
          <table:table-cell office:value-type="float" office:value="11.7556">
            <text:p>11.7556</text:p>
          </table:table-cell>
        </table:table-row>
        <table:table-row table:style-name="ro1">
          <table:table-cell office:value-type="float" office:value="0.0263">
            <text:p>0.0263</text:p>
          </table:table-cell>
          <table:table-cell office:value-type="float" office:value="34.6899">
            <text:p>34.6899</text:p>
          </table:table-cell>
          <table:table-cell office:value-type="float" office:value="11.7766">
            <text:p>11.7766</text:p>
          </table:table-cell>
        </table:table-row>
        <table:table-row table:style-name="ro1">
          <table:table-cell office:value-type="float" office:value="0.0264">
            <text:p>0.0264</text:p>
          </table:table-cell>
          <table:table-cell office:value-type="float" office:value="34.8516">
            <text:p>34.8516</text:p>
          </table:table-cell>
          <table:table-cell office:value-type="float" office:value="11.7977">
            <text:p>11.7977</text:p>
          </table:table-cell>
        </table:table-row>
        <table:table-row table:style-name="ro1">
          <table:table-cell office:value-type="float" office:value="0.0265">
            <text:p>0.0265</text:p>
          </table:table-cell>
          <table:table-cell office:value-type="float" office:value="35.0129">
            <text:p>35.0129</text:p>
          </table:table-cell>
          <table:table-cell office:value-type="float" office:value="11.8187">
            <text:p>11.8187</text:p>
          </table:table-cell>
        </table:table-row>
        <table:table-row table:style-name="ro1">
          <table:table-cell office:value-type="float" office:value="0.0266">
            <text:p>0.0266</text:p>
          </table:table-cell>
          <table:table-cell office:value-type="float" office:value="35.1738">
            <text:p>35.1738</text:p>
          </table:table-cell>
          <table:table-cell office:value-type="float" office:value="11.8397">
            <text:p>11.8397</text:p>
          </table:table-cell>
        </table:table-row>
        <table:table-row table:style-name="ro1">
          <table:table-cell office:value-type="float" office:value="0.0267">
            <text:p>0.0267</text:p>
          </table:table-cell>
          <table:table-cell office:value-type="float" office:value="35.3343">
            <text:p>35.3343</text:p>
          </table:table-cell>
          <table:table-cell office:value-type="float" office:value="11.8607">
            <text:p>11.8607</text:p>
          </table:table-cell>
        </table:table-row>
        <table:table-row table:style-name="ro1">
          <table:table-cell office:value-type="float" office:value="0.0268">
            <text:p>0.0268</text:p>
          </table:table-cell>
          <table:table-cell office:value-type="float" office:value="35.4944">
            <text:p>35.4944</text:p>
          </table:table-cell>
          <table:table-cell office:value-type="float" office:value="11.8816">
            <text:p>11.8816</text:p>
          </table:table-cell>
        </table:table-row>
        <table:table-row table:style-name="ro1">
          <table:table-cell office:value-type="float" office:value="0.0269">
            <text:p>0.0269</text:p>
          </table:table-cell>
          <table:table-cell office:value-type="float" office:value="35.6541">
            <text:p>35.6541</text:p>
          </table:table-cell>
          <table:table-cell office:value-type="float" office:value="11.9026">
            <text:p>11.9026</text:p>
          </table:table-cell>
        </table:table-row>
        <table:table-row table:style-name="ro1">
          <table:table-cell office:value-type="float" office:value="0.027">
            <text:p>0.027</text:p>
          </table:table-cell>
          <table:table-cell office:value-type="float" office:value="35.8135">
            <text:p>35.8135</text:p>
          </table:table-cell>
          <table:table-cell office:value-type="float" office:value="11.9235">
            <text:p>11.9235</text:p>
          </table:table-cell>
        </table:table-row>
        <table:table-row table:style-name="ro1">
          <table:table-cell office:value-type="float" office:value="0.0271">
            <text:p>0.0271</text:p>
          </table:table-cell>
          <table:table-cell office:value-type="float" office:value="35.9724">
            <text:p>35.9724</text:p>
          </table:table-cell>
          <table:table-cell office:value-type="float" office:value="11.9445">
            <text:p>11.9445</text:p>
          </table:table-cell>
        </table:table-row>
        <table:table-row table:style-name="ro1">
          <table:table-cell office:value-type="float" office:value="0.0272">
            <text:p>0.0272</text:p>
          </table:table-cell>
          <table:table-cell office:value-type="float" office:value="36.131">
            <text:p>36.131</text:p>
          </table:table-cell>
          <table:table-cell office:value-type="float" office:value="11.9654">
            <text:p>11.9654</text:p>
          </table:table-cell>
        </table:table-row>
        <table:table-row table:style-name="ro1">
          <table:table-cell office:value-type="float" office:value="0.0273">
            <text:p>0.0273</text:p>
          </table:table-cell>
          <table:table-cell office:value-type="float" office:value="36.2893">
            <text:p>36.2893</text:p>
          </table:table-cell>
          <table:table-cell office:value-type="float" office:value="11.9862">
            <text:p>11.9862</text:p>
          </table:table-cell>
        </table:table-row>
        <table:table-row table:style-name="ro1">
          <table:table-cell office:value-type="float" office:value="0.0274">
            <text:p>0.0274</text:p>
          </table:table-cell>
          <table:table-cell office:value-type="float" office:value="36.4471">
            <text:p>36.4471</text:p>
          </table:table-cell>
          <table:table-cell office:value-type="float" office:value="12.0071">
            <text:p>12.0071</text:p>
          </table:table-cell>
        </table:table-row>
        <table:table-row table:style-name="ro1">
          <table:table-cell office:value-type="float" office:value="0.0275">
            <text:p>0.0275</text:p>
          </table:table-cell>
          <table:table-cell office:value-type="float" office:value="36.6046">
            <text:p>36.6046</text:p>
          </table:table-cell>
          <table:table-cell office:value-type="float" office:value="12.028">
            <text:p>12.028</text:p>
          </table:table-cell>
        </table:table-row>
        <table:table-row table:style-name="ro1">
          <table:table-cell office:value-type="float" office:value="0.0276">
            <text:p>0.0276</text:p>
          </table:table-cell>
          <table:table-cell office:value-type="float" office:value="36.7618">
            <text:p>36.7618</text:p>
          </table:table-cell>
          <table:table-cell office:value-type="float" office:value="12.0488">
            <text:p>12.0488</text:p>
          </table:table-cell>
        </table:table-row>
        <table:table-row table:style-name="ro1">
          <table:table-cell office:value-type="float" office:value="0.0277">
            <text:p>0.0277</text:p>
          </table:table-cell>
          <table:table-cell office:value-type="float" office:value="36.9186">
            <text:p>36.9186</text:p>
          </table:table-cell>
          <table:table-cell office:value-type="float" office:value="12.0697">
            <text:p>12.0697</text:p>
          </table:table-cell>
        </table:table-row>
        <table:table-row table:style-name="ro1">
          <table:table-cell office:value-type="float" office:value="0.0278">
            <text:p>0.0278</text:p>
          </table:table-cell>
          <table:table-cell office:value-type="float" office:value="37.0751">
            <text:p>37.0751</text:p>
          </table:table-cell>
          <table:table-cell office:value-type="float" office:value="12.0905">
            <text:p>12.0905</text:p>
          </table:table-cell>
        </table:table-row>
        <table:table-row table:style-name="ro1">
          <table:table-cell office:value-type="float" office:value="0.0279">
            <text:p>0.0279</text:p>
          </table:table-cell>
          <table:table-cell office:value-type="float" office:value="37.2313">
            <text:p>37.2313</text:p>
          </table:table-cell>
          <table:table-cell office:value-type="float" office:value="12.1113">
            <text:p>12.1113</text:p>
          </table:table-cell>
        </table:table-row>
        <table:table-row table:style-name="ro1">
          <table:table-cell office:value-type="float" office:value="0.028">
            <text:p>0.028</text:p>
          </table:table-cell>
          <table:table-cell office:value-type="float" office:value="37.3871">
            <text:p>37.3871</text:p>
          </table:table-cell>
          <table:table-cell office:value-type="float" office:value="12.1321">
            <text:p>12.1321</text:p>
          </table:table-cell>
        </table:table-row>
        <table:table-row table:style-name="ro1">
          <table:table-cell office:value-type="float" office:value="0.0281">
            <text:p>0.0281</text:p>
          </table:table-cell>
          <table:table-cell office:value-type="float" office:value="37.5426">
            <text:p>37.5426</text:p>
          </table:table-cell>
          <table:table-cell office:value-type="float" office:value="12.1528">
            <text:p>12.1528</text:p>
          </table:table-cell>
        </table:table-row>
        <table:table-row table:style-name="ro1">
          <table:table-cell office:value-type="float" office:value="0.0282">
            <text:p>0.0282</text:p>
          </table:table-cell>
          <table:table-cell office:value-type="float" office:value="37.6977">
            <text:p>37.6977</text:p>
          </table:table-cell>
          <table:table-cell office:value-type="float" office:value="12.1736">
            <text:p>12.1736</text:p>
          </table:table-cell>
        </table:table-row>
        <table:table-row table:style-name="ro1">
          <table:table-cell office:value-type="float" office:value="0.0283">
            <text:p>0.0283</text:p>
          </table:table-cell>
          <table:table-cell office:value-type="float" office:value="37.8525">
            <text:p>37.8525</text:p>
          </table:table-cell>
          <table:table-cell office:value-type="float" office:value="12.1943">
            <text:p>12.1943</text:p>
          </table:table-cell>
        </table:table-row>
        <table:table-row table:style-name="ro1">
          <table:table-cell office:value-type="float" office:value="0.0284">
            <text:p>0.0284</text:p>
          </table:table-cell>
          <table:table-cell office:value-type="float" office:value="38.0071">
            <text:p>38.0071</text:p>
          </table:table-cell>
          <table:table-cell office:value-type="float" office:value="12.215">
            <text:p>12.215</text:p>
          </table:table-cell>
        </table:table-row>
        <table:table-row table:style-name="ro1">
          <table:table-cell office:value-type="float" office:value="0.0285">
            <text:p>0.0285</text:p>
          </table:table-cell>
          <table:table-cell office:value-type="float" office:value="38.1613">
            <text:p>38.1613</text:p>
          </table:table-cell>
          <table:table-cell office:value-type="float" office:value="12.2357">
            <text:p>12.2357</text:p>
          </table:table-cell>
        </table:table-row>
        <table:table-row table:style-name="ro1">
          <table:table-cell office:value-type="float" office:value="0.0286">
            <text:p>0.0286</text:p>
          </table:table-cell>
          <table:table-cell office:value-type="float" office:value="38.3152">
            <text:p>38.3152</text:p>
          </table:table-cell>
          <table:table-cell office:value-type="float" office:value="12.2564">
            <text:p>12.2564</text:p>
          </table:table-cell>
        </table:table-row>
        <table:table-row table:style-name="ro1">
          <table:table-cell office:value-type="float" office:value="0.0287">
            <text:p>0.0287</text:p>
          </table:table-cell>
          <table:table-cell office:value-type="float" office:value="38.469">
            <text:p>38.469</text:p>
          </table:table-cell>
          <table:table-cell office:value-type="float" office:value="12.2771">
            <text:p>12.2771</text:p>
          </table:table-cell>
        </table:table-row>
        <table:table-row table:style-name="ro1">
          <table:table-cell office:value-type="float" office:value="0.0288">
            <text:p>0.0288</text:p>
          </table:table-cell>
          <table:table-cell office:value-type="float" office:value="38.6226">
            <text:p>38.6226</text:p>
          </table:table-cell>
          <table:table-cell office:value-type="float" office:value="12.2977">
            <text:p>12.2977</text:p>
          </table:table-cell>
        </table:table-row>
        <table:table-row table:style-name="ro1">
          <table:table-cell office:value-type="float" office:value="0.0289">
            <text:p>0.0289</text:p>
          </table:table-cell>
          <table:table-cell office:value-type="float" office:value="38.7767">
            <text:p>38.7767</text:p>
          </table:table-cell>
          <table:table-cell office:value-type="float" office:value="12.3184">
            <text:p>12.3184</text:p>
          </table:table-cell>
        </table:table-row>
        <table:table-row table:style-name="ro1">
          <table:table-cell office:value-type="float" office:value="0.029">
            <text:p>0.029</text:p>
          </table:table-cell>
          <table:table-cell office:value-type="float" office:value="38.9335">
            <text:p>38.9335</text:p>
          </table:table-cell>
          <table:table-cell office:value-type="float" office:value="11.6003">
            <text:p>11.6003</text:p>
          </table:table-cell>
        </table:table-row>
        <table:table-row table:style-name="ro1">
          <table:table-cell office:value-type="float" office:value="0.0291">
            <text:p>0.0291</text:p>
          </table:table-cell>
          <table:table-cell office:value-type="float" office:value="39.0903">
            <text:p>39.0903</text:p>
          </table:table-cell>
          <table:table-cell office:value-type="float" office:value="11.6204">
            <text:p>11.6204</text:p>
          </table:table-cell>
        </table:table-row>
        <table:table-row table:style-name="ro1">
          <table:table-cell office:value-type="float" office:value="0.0292">
            <text:p>0.0292</text:p>
          </table:table-cell>
          <table:table-cell office:value-type="float" office:value="39.2467">
            <text:p>39.2467</text:p>
          </table:table-cell>
          <table:table-cell office:value-type="float" office:value="11.6406">
            <text:p>11.6406</text:p>
          </table:table-cell>
        </table:table-row>
        <table:table-row table:style-name="ro1">
          <table:table-cell office:value-type="float" office:value="0.0293">
            <text:p>0.0293</text:p>
          </table:table-cell>
          <table:table-cell office:value-type="float" office:value="39.4027">
            <text:p>39.4027</text:p>
          </table:table-cell>
          <table:table-cell office:value-type="float" office:value="11.6607">
            <text:p>11.6607</text:p>
          </table:table-cell>
        </table:table-row>
        <table:table-row table:style-name="ro1">
          <table:table-cell office:value-type="float" office:value="0.0294">
            <text:p>0.0294</text:p>
          </table:table-cell>
          <table:table-cell office:value-type="float" office:value="39.5585">
            <text:p>39.5585</text:p>
          </table:table-cell>
          <table:table-cell office:value-type="float" office:value="11.6808">
            <text:p>11.6808</text:p>
          </table:table-cell>
        </table:table-row>
        <table:table-row table:style-name="ro1">
          <table:table-cell office:value-type="float" office:value="0.0295">
            <text:p>0.0295</text:p>
          </table:table-cell>
          <table:table-cell office:value-type="float" office:value="39.714">
            <text:p>39.714</text:p>
          </table:table-cell>
          <table:table-cell office:value-type="float" office:value="11.7009">
            <text:p>11.7009</text:p>
          </table:table-cell>
        </table:table-row>
        <table:table-row table:style-name="ro1">
          <table:table-cell office:value-type="float" office:value="0.0296">
            <text:p>0.0296</text:p>
          </table:table-cell>
          <table:table-cell office:value-type="float" office:value="39.8691">
            <text:p>39.8691</text:p>
          </table:table-cell>
          <table:table-cell office:value-type="float" office:value="11.721">
            <text:p>11.721</text:p>
          </table:table-cell>
        </table:table-row>
        <table:table-row table:style-name="ro1">
          <table:table-cell office:value-type="float" office:value="0.0297">
            <text:p>0.0297</text:p>
          </table:table-cell>
          <table:table-cell office:value-type="float" office:value="40.024">
            <text:p>40.024</text:p>
          </table:table-cell>
          <table:table-cell office:value-type="float" office:value="11.7411">
            <text:p>11.7411</text:p>
          </table:table-cell>
        </table:table-row>
        <table:table-row table:style-name="ro1">
          <table:table-cell office:value-type="float" office:value="0.0298">
            <text:p>0.0298</text:p>
          </table:table-cell>
          <table:table-cell office:value-type="float" office:value="40.1785">
            <text:p>40.1785</text:p>
          </table:table-cell>
          <table:table-cell office:value-type="float" office:value="11.7611">
            <text:p>11.7611</text:p>
          </table:table-cell>
        </table:table-row>
        <table:table-row table:style-name="ro1">
          <table:table-cell office:value-type="float" office:value="0.0299">
            <text:p>0.0299</text:p>
          </table:table-cell>
          <table:table-cell office:value-type="float" office:value="40.3327">
            <text:p>40.3327</text:p>
          </table:table-cell>
          <table:table-cell office:value-type="float" office:value="11.7812">
            <text:p>11.7812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40.4867">
            <text:p>40.4867</text:p>
          </table:table-cell>
          <table:table-cell office:value-type="float" office:value="11.8012">
            <text:p>11.8012</text:p>
          </table:table-cell>
        </table:table-row>
        <table:table-row table:style-name="ro1">
          <table:table-cell office:value-type="float" office:value="0.0301">
            <text:p>0.0301</text:p>
          </table:table-cell>
          <table:table-cell office:value-type="float" office:value="40.6403">
            <text:p>40.6403</text:p>
          </table:table-cell>
          <table:table-cell office:value-type="float" office:value="11.8212">
            <text:p>11.8212</text:p>
          </table:table-cell>
        </table:table-row>
        <table:table-row table:style-name="ro1">
          <table:table-cell office:value-type="float" office:value="0.0302">
            <text:p>0.0302</text:p>
          </table:table-cell>
          <table:table-cell office:value-type="float" office:value="40.7936">
            <text:p>40.7936</text:p>
          </table:table-cell>
          <table:table-cell office:value-type="float" office:value="11.8412">
            <text:p>11.8412</text:p>
          </table:table-cell>
        </table:table-row>
        <table:table-row table:style-name="ro1">
          <table:table-cell office:value-type="float" office:value="0.0303">
            <text:p>0.0303</text:p>
          </table:table-cell>
          <table:table-cell office:value-type="float" office:value="40.9467">
            <text:p>40.9467</text:p>
          </table:table-cell>
          <table:table-cell office:value-type="float" office:value="11.8613">
            <text:p>11.8613</text:p>
          </table:table-cell>
        </table:table-row>
        <table:table-row table:style-name="ro1">
          <table:table-cell office:value-type="float" office:value="0.0304">
            <text:p>0.0304</text:p>
          </table:table-cell>
          <table:table-cell office:value-type="float" office:value="41.0995">
            <text:p>41.0995</text:p>
          </table:table-cell>
          <table:table-cell office:value-type="float" office:value="11.8812">
            <text:p>11.8812</text:p>
          </table:table-cell>
        </table:table-row>
        <table:table-row table:style-name="ro1">
          <table:table-cell office:value-type="float" office:value="0.0305">
            <text:p>0.0305</text:p>
          </table:table-cell>
          <table:table-cell office:value-type="float" office:value="41.2519">
            <text:p>41.2519</text:p>
          </table:table-cell>
          <table:table-cell office:value-type="float" office:value="11.9012">
            <text:p>11.9012</text:p>
          </table:table-cell>
        </table:table-row>
        <table:table-row table:style-name="ro1">
          <table:table-cell office:value-type="float" office:value="0.0306">
            <text:p>0.0306</text:p>
          </table:table-cell>
          <table:table-cell office:value-type="float" office:value="41.4041">
            <text:p>41.4041</text:p>
          </table:table-cell>
          <table:table-cell office:value-type="float" office:value="11.9212">
            <text:p>11.9212</text:p>
          </table:table-cell>
        </table:table-row>
        <table:table-row table:style-name="ro1">
          <table:table-cell office:value-type="float" office:value="0.0307">
            <text:p>0.0307</text:p>
          </table:table-cell>
          <table:table-cell office:value-type="float" office:value="41.5697">
            <text:p>41.5697</text:p>
          </table:table-cell>
          <table:table-cell office:value-type="float" office:value="11.9411">
            <text:p>11.9411</text:p>
          </table:table-cell>
        </table:table-row>
        <table:table-row table:style-name="ro1">
          <table:table-cell office:value-type="float" office:value="0.0308">
            <text:p>0.0308</text:p>
          </table:table-cell>
          <table:table-cell office:value-type="float" office:value="41.7211">
            <text:p>41.7211</text:p>
          </table:table-cell>
          <table:table-cell office:value-type="float" office:value="11.9611">
            <text:p>11.9611</text:p>
          </table:table-cell>
        </table:table-row>
        <table:table-row table:style-name="ro1">
          <table:table-cell office:value-type="float" office:value="0.0309">
            <text:p>0.0309</text:p>
          </table:table-cell>
          <table:table-cell office:value-type="float" office:value="41.8724">
            <text:p>41.8724</text:p>
          </table:table-cell>
          <table:table-cell office:value-type="float" office:value="11.981">
            <text:p>11.981</text:p>
          </table:table-cell>
        </table:table-row>
        <table:table-row table:style-name="ro1">
          <table:table-cell office:value-type="float" office:value="0.031">
            <text:p>0.031</text:p>
          </table:table-cell>
          <table:table-cell office:value-type="float" office:value="42.0233">
            <text:p>42.0233</text:p>
          </table:table-cell>
          <table:table-cell office:value-type="float" office:value="12.0009">
            <text:p>12.0009</text:p>
          </table:table-cell>
        </table:table-row>
        <table:table-row table:style-name="ro1">
          <table:table-cell office:value-type="float" office:value="0.0311">
            <text:p>0.0311</text:p>
          </table:table-cell>
          <table:table-cell office:value-type="float" office:value="42.174">
            <text:p>42.174</text:p>
          </table:table-cell>
          <table:table-cell office:value-type="float" office:value="12.0208">
            <text:p>12.0208</text:p>
          </table:table-cell>
        </table:table-row>
        <table:table-row table:style-name="ro1">
          <table:table-cell office:value-type="float" office:value="0.0312">
            <text:p>0.0312</text:p>
          </table:table-cell>
          <table:table-cell office:value-type="float" office:value="42.3245">
            <text:p>42.3245</text:p>
          </table:table-cell>
          <table:table-cell office:value-type="float" office:value="12.0407">
            <text:p>12.0407</text:p>
          </table:table-cell>
        </table:table-row>
        <table:table-row table:style-name="ro1">
          <table:table-cell office:value-type="float" office:value="0.0313">
            <text:p>0.0313</text:p>
          </table:table-cell>
          <table:table-cell office:value-type="float" office:value="42.4747">
            <text:p>42.4747</text:p>
          </table:table-cell>
          <table:table-cell office:value-type="float" office:value="12.0606">
            <text:p>12.0606</text:p>
          </table:table-cell>
        </table:table-row>
        <table:table-row table:style-name="ro1">
          <table:table-cell office:value-type="float" office:value="0.0314">
            <text:p>0.0314</text:p>
          </table:table-cell>
          <table:table-cell office:value-type="float" office:value="42.6246">
            <text:p>42.6246</text:p>
          </table:table-cell>
          <table:table-cell office:value-type="float" office:value="12.0804">
            <text:p>12.0804</text:p>
          </table:table-cell>
        </table:table-row>
        <table:table-row table:style-name="ro1">
          <table:table-cell office:value-type="float" office:value="0.0315">
            <text:p>0.0315</text:p>
          </table:table-cell>
          <table:table-cell office:value-type="float" office:value="42.7742">
            <text:p>42.7742</text:p>
          </table:table-cell>
          <table:table-cell office:value-type="float" office:value="12.1003">
            <text:p>12.1003</text:p>
          </table:table-cell>
        </table:table-row>
        <table:table-row table:style-name="ro1">
          <table:table-cell office:value-type="float" office:value="0.0316">
            <text:p>0.0316</text:p>
          </table:table-cell>
          <table:table-cell office:value-type="float" office:value="42.9237">
            <text:p>42.9237</text:p>
          </table:table-cell>
          <table:table-cell office:value-type="float" office:value="12.1201">
            <text:p>12.1201</text:p>
          </table:table-cell>
        </table:table-row>
        <table:table-row table:style-name="ro1">
          <table:table-cell office:value-type="float" office:value="0.0317">
            <text:p>0.0317</text:p>
          </table:table-cell>
          <table:table-cell office:value-type="float" office:value="43.0729">
            <text:p>43.0729</text:p>
          </table:table-cell>
          <table:table-cell office:value-type="float" office:value="12.1399">
            <text:p>12.1399</text:p>
          </table:table-cell>
        </table:table-row>
        <table:table-row table:style-name="ro1">
          <table:table-cell office:value-type="float" office:value="0.0318">
            <text:p>0.0318</text:p>
          </table:table-cell>
          <table:table-cell office:value-type="float" office:value="43.2219">
            <text:p>43.2219</text:p>
          </table:table-cell>
          <table:table-cell office:value-type="float" office:value="12.1598">
            <text:p>12.1598</text:p>
          </table:table-cell>
        </table:table-row>
        <table:table-row table:style-name="ro1">
          <table:table-cell office:value-type="float" office:value="0.0319">
            <text:p>0.0319</text:p>
          </table:table-cell>
          <table:table-cell office:value-type="float" office:value="43.3707">
            <text:p>43.3707</text:p>
          </table:table-cell>
          <table:table-cell office:value-type="float" office:value="12.1796">
            <text:p>12.1796</text:p>
          </table:table-cell>
        </table:table-row>
        <table:table-row table:style-name="ro1">
          <table:table-cell office:value-type="float" office:value="0.032">
            <text:p>0.032</text:p>
          </table:table-cell>
          <table:table-cell office:value-type="float" office:value="43.5194">
            <text:p>43.5194</text:p>
          </table:table-cell>
          <table:table-cell office:value-type="float" office:value="12.1994">
            <text:p>12.1994</text:p>
          </table:table-cell>
        </table:table-row>
        <table:table-row table:style-name="ro1">
          <table:table-cell office:value-type="float" office:value="0.0321">
            <text:p>0.0321</text:p>
          </table:table-cell>
          <table:table-cell office:value-type="float" office:value="43.6685">
            <text:p>43.6685</text:p>
          </table:table-cell>
          <table:table-cell office:value-type="float" office:value="12.2191">
            <text:p>12.2191</text:p>
          </table:table-cell>
        </table:table-row>
        <table:table-row table:style-name="ro1">
          <table:table-cell office:value-type="float" office:value="0.0322">
            <text:p>0.0322</text:p>
          </table:table-cell>
          <table:table-cell office:value-type="float" office:value="43.8183">
            <text:p>43.8183</text:p>
          </table:table-cell>
          <table:table-cell office:value-type="float" office:value="11.3714">
            <text:p>11.3714</text:p>
          </table:table-cell>
        </table:table-row>
        <table:table-row table:style-name="ro1">
          <table:table-cell office:value-type="float" office:value="0.0323">
            <text:p>0.0323</text:p>
          </table:table-cell>
          <table:table-cell office:value-type="float" office:value="43.9678">
            <text:p>43.9678</text:p>
          </table:table-cell>
          <table:table-cell office:value-type="float" office:value="11.3902">
            <text:p>11.3902</text:p>
          </table:table-cell>
        </table:table-row>
        <table:table-row table:style-name="ro1">
          <table:table-cell office:value-type="float" office:value="0.0324">
            <text:p>0.0324</text:p>
          </table:table-cell>
          <table:table-cell office:value-type="float" office:value="44.1171">
            <text:p>44.1171</text:p>
          </table:table-cell>
          <table:table-cell office:value-type="float" office:value="11.409">
            <text:p>11.409</text:p>
          </table:table-cell>
        </table:table-row>
        <table:table-row table:style-name="ro1">
          <table:table-cell office:value-type="float" office:value="0.0325">
            <text:p>0.0325</text:p>
          </table:table-cell>
          <table:table-cell office:value-type="float" office:value="44.2662">
            <text:p>44.2662</text:p>
          </table:table-cell>
          <table:table-cell office:value-type="float" office:value="11.4278">
            <text:p>11.4278</text:p>
          </table:table-cell>
        </table:table-row>
        <table:table-row table:style-name="ro1">
          <table:table-cell office:value-type="float" office:value="0.0326">
            <text:p>0.0326</text:p>
          </table:table-cell>
          <table:table-cell office:value-type="float" office:value="44.415">
            <text:p>44.415</text:p>
          </table:table-cell>
          <table:table-cell office:value-type="float" office:value="11.4466">
            <text:p>11.4466</text:p>
          </table:table-cell>
        </table:table-row>
        <table:table-row table:style-name="ro1">
          <table:table-cell office:value-type="float" office:value="0.0327">
            <text:p>0.0327</text:p>
          </table:table-cell>
          <table:table-cell office:value-type="float" office:value="44.5635">
            <text:p>44.5635</text:p>
          </table:table-cell>
          <table:table-cell office:value-type="float" office:value="11.4654">
            <text:p>11.4654</text:p>
          </table:table-cell>
        </table:table-row>
        <table:table-row table:style-name="ro1">
          <table:table-cell office:value-type="float" office:value="0.0328">
            <text:p>0.0328</text:p>
          </table:table-cell>
          <table:table-cell office:value-type="float" office:value="44.7118">
            <text:p>44.7118</text:p>
          </table:table-cell>
          <table:table-cell office:value-type="float" office:value="11.4842">
            <text:p>11.4842</text:p>
          </table:table-cell>
        </table:table-row>
        <table:table-row table:style-name="ro1">
          <table:table-cell office:value-type="float" office:value="0.0329">
            <text:p>0.0329</text:p>
          </table:table-cell>
          <table:table-cell office:value-type="float" office:value="44.8599">
            <text:p>44.8599</text:p>
          </table:table-cell>
          <table:table-cell office:value-type="float" office:value="11.5029">
            <text:p>11.5029</text:p>
          </table:table-cell>
        </table:table-row>
        <table:table-row table:style-name="ro1">
          <table:table-cell office:value-type="float" office:value="0.033">
            <text:p>0.033</text:p>
          </table:table-cell>
          <table:table-cell office:value-type="float" office:value="45.0077">
            <text:p>45.0077</text:p>
          </table:table-cell>
          <table:table-cell office:value-type="float" office:value="11.5217">
            <text:p>11.5217</text:p>
          </table:table-cell>
        </table:table-row>
        <table:table-row table:style-name="ro1">
          <table:table-cell office:value-type="float" office:value="0.0331">
            <text:p>0.0331</text:p>
          </table:table-cell>
          <table:table-cell office:value-type="float" office:value="45.1553">
            <text:p>45.1553</text:p>
          </table:table-cell>
          <table:table-cell office:value-type="float" office:value="11.5404">
            <text:p>11.5404</text:p>
          </table:table-cell>
        </table:table-row>
        <table:table-row table:style-name="ro1">
          <table:table-cell office:value-type="float" office:value="0.0332">
            <text:p>0.0332</text:p>
          </table:table-cell>
          <table:table-cell office:value-type="float" office:value="45.3027">
            <text:p>45.3027</text:p>
          </table:table-cell>
          <table:table-cell office:value-type="float" office:value="11.5592">
            <text:p>11.5592</text:p>
          </table:table-cell>
        </table:table-row>
        <table:table-row table:style-name="ro1">
          <table:table-cell office:value-type="float" office:value="0.0333">
            <text:p>0.0333</text:p>
          </table:table-cell>
          <table:table-cell office:value-type="float" office:value="45.4498">
            <text:p>45.4498</text:p>
          </table:table-cell>
          <table:table-cell office:value-type="float" office:value="11.5779">
            <text:p>11.5779</text:p>
          </table:table-cell>
        </table:table-row>
        <table:table-row table:style-name="ro1">
          <table:table-cell office:value-type="float" office:value="0.0334">
            <text:p>0.0334</text:p>
          </table:table-cell>
          <table:table-cell office:value-type="float" office:value="45.5967">
            <text:p>45.5967</text:p>
          </table:table-cell>
          <table:table-cell office:value-type="float" office:value="11.5966">
            <text:p>11.5966</text:p>
          </table:table-cell>
        </table:table-row>
        <table:table-row table:style-name="ro1">
          <table:table-cell office:value-type="float" office:value="0.0335">
            <text:p>0.0335</text:p>
          </table:table-cell>
          <table:table-cell office:value-type="float" office:value="45.7434">
            <text:p>45.7434</text:p>
          </table:table-cell>
          <table:table-cell office:value-type="float" office:value="11.6153">
            <text:p>11.6153</text:p>
          </table:table-cell>
        </table:table-row>
        <table:table-row table:style-name="ro1">
          <table:table-cell office:value-type="float" office:value="0.0336">
            <text:p>0.0336</text:p>
          </table:table-cell>
          <table:table-cell office:value-type="float" office:value="45.8898">
            <text:p>45.8898</text:p>
          </table:table-cell>
          <table:table-cell office:value-type="float" office:value="11.634">
            <text:p>11.634</text:p>
          </table:table-cell>
        </table:table-row>
        <table:table-row table:style-name="ro1">
          <table:table-cell office:value-type="float" office:value="0.0337">
            <text:p>0.0337</text:p>
          </table:table-cell>
          <table:table-cell office:value-type="float" office:value="46.0361">
            <text:p>46.0361</text:p>
          </table:table-cell>
          <table:table-cell office:value-type="float" office:value="11.6527">
            <text:p>11.6527</text:p>
          </table:table-cell>
        </table:table-row>
        <table:table-row table:style-name="ro1">
          <table:table-cell office:value-type="float" office:value="0.0338">
            <text:p>0.0338</text:p>
          </table:table-cell>
          <table:table-cell office:value-type="float" office:value="46.1821">
            <text:p>46.1821</text:p>
          </table:table-cell>
          <table:table-cell office:value-type="float" office:value="11.6713">
            <text:p>11.6713</text:p>
          </table:table-cell>
        </table:table-row>
        <table:table-row table:style-name="ro1">
          <table:table-cell office:value-type="float" office:value="0.0339">
            <text:p>0.0339</text:p>
          </table:table-cell>
          <table:table-cell office:value-type="float" office:value="46.328">
            <text:p>46.328</text:p>
          </table:table-cell>
          <table:table-cell office:value-type="float" office:value="11.69">
            <text:p>11.69</text:p>
          </table:table-cell>
        </table:table-row>
        <table:table-row table:style-name="ro1">
          <table:table-cell office:value-type="float" office:value="0.034">
            <text:p>0.034</text:p>
          </table:table-cell>
          <table:table-cell office:value-type="float" office:value="46.4736">
            <text:p>46.4736</text:p>
          </table:table-cell>
          <table:table-cell office:value-type="float" office:value="11.7087">
            <text:p>11.7087</text:p>
          </table:table-cell>
        </table:table-row>
        <table:table-row table:style-name="ro1">
          <table:table-cell office:value-type="float" office:value="0.0341">
            <text:p>0.0341</text:p>
          </table:table-cell>
          <table:table-cell office:value-type="float" office:value="46.6189">
            <text:p>46.6189</text:p>
          </table:table-cell>
          <table:table-cell office:value-type="float" office:value="11.7273">
            <text:p>11.7273</text:p>
          </table:table-cell>
        </table:table-row>
        <table:table-row table:style-name="ro1">
          <table:table-cell office:value-type="float" office:value="0.0342">
            <text:p>0.0342</text:p>
          </table:table-cell>
          <table:table-cell office:value-type="float" office:value="46.7641">
            <text:p>46.7641</text:p>
          </table:table-cell>
          <table:table-cell office:value-type="float" office:value="11.7459">
            <text:p>11.7459</text:p>
          </table:table-cell>
        </table:table-row>
        <table:table-row table:style-name="ro1">
          <table:table-cell office:value-type="float" office:value="0.0343">
            <text:p>0.0343</text:p>
          </table:table-cell>
          <table:table-cell office:value-type="float" office:value="46.9091">
            <text:p>46.9091</text:p>
          </table:table-cell>
          <table:table-cell office:value-type="float" office:value="11.7646">
            <text:p>11.7646</text:p>
          </table:table-cell>
        </table:table-row>
        <table:table-row table:style-name="ro1">
          <table:table-cell office:value-type="float" office:value="0.0344">
            <text:p>0.0344</text:p>
          </table:table-cell>
          <table:table-cell office:value-type="float" office:value="47.0538">
            <text:p>47.0538</text:p>
          </table:table-cell>
          <table:table-cell office:value-type="float" office:value="11.7832">
            <text:p>11.7832</text:p>
          </table:table-cell>
        </table:table-row>
        <table:table-row table:style-name="ro1">
          <table:table-cell office:value-type="float" office:value="0.0345">
            <text:p>0.0345</text:p>
          </table:table-cell>
          <table:table-cell office:value-type="float" office:value="47.1983">
            <text:p>47.1983</text:p>
          </table:table-cell>
          <table:table-cell office:value-type="float" office:value="11.8018">
            <text:p>11.8018</text:p>
          </table:table-cell>
        </table:table-row>
        <table:table-row table:style-name="ro1">
          <table:table-cell office:value-type="float" office:value="0.0346">
            <text:p>0.0346</text:p>
          </table:table-cell>
          <table:table-cell office:value-type="float" office:value="47.3427">
            <text:p>47.3427</text:p>
          </table:table-cell>
          <table:table-cell office:value-type="float" office:value="11.8204">
            <text:p>11.8204</text:p>
          </table:table-cell>
        </table:table-row>
        <table:table-row table:style-name="ro1">
          <table:table-cell office:value-type="float" office:value="0.0347">
            <text:p>0.0347</text:p>
          </table:table-cell>
          <table:table-cell office:value-type="float" office:value="47.4868">
            <text:p>47.4868</text:p>
          </table:table-cell>
          <table:table-cell office:value-type="float" office:value="11.839">
            <text:p>11.839</text:p>
          </table:table-cell>
        </table:table-row>
        <table:table-row table:style-name="ro1">
          <table:table-cell office:value-type="float" office:value="0.0348">
            <text:p>0.0348</text:p>
          </table:table-cell>
          <table:table-cell office:value-type="float" office:value="47.6307">
            <text:p>47.6307</text:p>
          </table:table-cell>
          <table:table-cell office:value-type="float" office:value="11.8576">
            <text:p>11.8576</text:p>
          </table:table-cell>
        </table:table-row>
        <table:table-row table:style-name="ro1">
          <table:table-cell office:value-type="float" office:value="0.0349">
            <text:p>0.0349</text:p>
          </table:table-cell>
          <table:table-cell office:value-type="float" office:value="47.7745">
            <text:p>47.7745</text:p>
          </table:table-cell>
          <table:table-cell office:value-type="float" office:value="11.8761">
            <text:p>11.8761</text:p>
          </table:table-cell>
        </table:table-row>
        <table:table-row table:style-name="ro1">
          <table:table-cell office:value-type="float" office:value="0.035">
            <text:p>0.035</text:p>
          </table:table-cell>
          <table:table-cell office:value-type="float" office:value="47.9181">
            <text:p>47.9181</text:p>
          </table:table-cell>
          <table:table-cell office:value-type="float" office:value="11.8947">
            <text:p>11.8947</text:p>
          </table:table-cell>
        </table:table-row>
        <table:table-row table:style-name="ro1">
          <table:table-cell office:value-type="float" office:value="0.0351">
            <text:p>0.0351</text:p>
          </table:table-cell>
          <table:table-cell office:value-type="float" office:value="48.0615">
            <text:p>48.0615</text:p>
          </table:table-cell>
          <table:table-cell office:value-type="float" office:value="11.9132">
            <text:p>11.9132</text:p>
          </table:table-cell>
        </table:table-row>
        <table:table-row table:style-name="ro1">
          <table:table-cell office:value-type="float" office:value="0.0352">
            <text:p>0.0352</text:p>
          </table:table-cell>
          <table:table-cell office:value-type="float" office:value="48.2047">
            <text:p>48.2047</text:p>
          </table:table-cell>
          <table:table-cell office:value-type="float" office:value="11.9318">
            <text:p>11.9318</text:p>
          </table:table-cell>
        </table:table-row>
        <table:table-row table:style-name="ro1">
          <table:table-cell office:value-type="float" office:value="0.0353">
            <text:p>0.0353</text:p>
          </table:table-cell>
          <table:table-cell office:value-type="float" office:value="48.3478">
            <text:p>48.3478</text:p>
          </table:table-cell>
          <table:table-cell office:value-type="float" office:value="11.9503">
            <text:p>11.9503</text:p>
          </table:table-cell>
        </table:table-row>
        <table:table-row table:style-name="ro1">
          <table:table-cell office:value-type="float" office:value="0.0354">
            <text:p>0.0354</text:p>
          </table:table-cell>
          <table:table-cell office:value-type="float" office:value="48.488">
            <text:p>48.488</text:p>
          </table:table-cell>
          <table:table-cell office:value-type="float" office:value="11.9666">
            <text:p>11.9666</text:p>
          </table:table-cell>
        </table:table-row>
        <table:table-row table:style-name="ro1">
          <table:table-cell office:value-type="float" office:value="0.0355">
            <text:p>0.0355</text:p>
          </table:table-cell>
          <table:table-cell office:value-type="float" office:value="48.631">
            <text:p>48.631</text:p>
          </table:table-cell>
          <table:table-cell office:value-type="float" office:value="11.982">
            <text:p>11.982</text:p>
          </table:table-cell>
        </table:table-row>
        <table:table-row table:style-name="ro1">
          <table:table-cell office:value-type="float" office:value="0.0356">
            <text:p>0.0356</text:p>
          </table:table-cell>
          <table:table-cell office:value-type="float" office:value="48.7744">
            <text:p>48.7744</text:p>
          </table:table-cell>
          <table:table-cell office:value-type="float" office:value="11.9974">
            <text:p>11.9974</text:p>
          </table:table-cell>
        </table:table-row>
        <table:table-row table:style-name="ro1">
          <table:table-cell office:value-type="float" office:value="0.0357">
            <text:p>0.0357</text:p>
          </table:table-cell>
          <table:table-cell office:value-type="float" office:value="48.92">
            <text:p>48.92</text:p>
          </table:table-cell>
          <table:table-cell office:value-type="float" office:value="10.9276">
            <text:p>10.9276</text:p>
          </table:table-cell>
        </table:table-row>
        <table:table-row table:style-name="ro1">
          <table:table-cell office:value-type="float" office:value="0.0358">
            <text:p>0.0358</text:p>
          </table:table-cell>
          <table:table-cell office:value-type="float" office:value="49.0662">
            <text:p>49.0662</text:p>
          </table:table-cell>
          <table:table-cell office:value-type="float" office:value="10.9418">
            <text:p>10.9418</text:p>
          </table:table-cell>
        </table:table-row>
        <table:table-row table:style-name="ro1">
          <table:table-cell office:value-type="float" office:value="0.0359">
            <text:p>0.0359</text:p>
          </table:table-cell>
          <table:table-cell office:value-type="float" office:value="49.2122">
            <text:p>49.2122</text:p>
          </table:table-cell>
          <table:table-cell office:value-type="float" office:value="10.956">
            <text:p>10.956</text:p>
          </table:table-cell>
        </table:table-row>
        <table:table-row table:style-name="ro1">
          <table:table-cell office:value-type="float" office:value="0.036">
            <text:p>0.036</text:p>
          </table:table-cell>
          <table:table-cell office:value-type="float" office:value="49.358">
            <text:p>49.358</text:p>
          </table:table-cell>
          <table:table-cell office:value-type="float" office:value="10.9702">
            <text:p>10.9702</text:p>
          </table:table-cell>
        </table:table-row>
        <table:table-row table:style-name="ro1">
          <table:table-cell office:value-type="float" office:value="0.0361">
            <text:p>0.0361</text:p>
          </table:table-cell>
          <table:table-cell office:value-type="float" office:value="49.5037">
            <text:p>49.5037</text:p>
          </table:table-cell>
          <table:table-cell office:value-type="float" office:value="10.9843">
            <text:p>10.9843</text:p>
          </table:table-cell>
        </table:table-row>
        <table:table-row table:style-name="ro1">
          <table:table-cell office:value-type="float" office:value="0.0362">
            <text:p>0.0362</text:p>
          </table:table-cell>
          <table:table-cell office:value-type="float" office:value="49.6491">
            <text:p>49.6491</text:p>
          </table:table-cell>
          <table:table-cell office:value-type="float" office:value="10.9985">
            <text:p>10.9985</text:p>
          </table:table-cell>
        </table:table-row>
        <table:table-row table:style-name="ro1">
          <table:table-cell office:value-type="float" office:value="0.0363">
            <text:p>0.0363</text:p>
          </table:table-cell>
          <table:table-cell office:value-type="float" office:value="49.7943">
            <text:p>49.7943</text:p>
          </table:table-cell>
          <table:table-cell office:value-type="float" office:value="11.0127">
            <text:p>11.0127</text:p>
          </table:table-cell>
        </table:table-row>
        <table:table-row table:style-name="ro1">
          <table:table-cell office:value-type="float" office:value="0.0364">
            <text:p>0.0364</text:p>
          </table:table-cell>
          <table:table-cell office:value-type="float" office:value="49.9393">
            <text:p>49.9393</text:p>
          </table:table-cell>
          <table:table-cell office:value-type="float" office:value="11.0268">
            <text:p>11.0268</text:p>
          </table:table-cell>
        </table:table-row>
        <table:table-row table:style-name="ro1">
          <table:table-cell office:value-type="float" office:value="0.0365">
            <text:p>0.0365</text:p>
          </table:table-cell>
          <table:table-cell office:value-type="float" office:value="50.0842">
            <text:p>50.0842</text:p>
          </table:table-cell>
          <table:table-cell office:value-type="float" office:value="11.0409">
            <text:p>11.0409</text:p>
          </table:table-cell>
        </table:table-row>
        <table:table-row table:style-name="ro1">
          <table:table-cell office:value-type="float" office:value="0.0366">
            <text:p>0.0366</text:p>
          </table:table-cell>
          <table:table-cell office:value-type="float" office:value="50.2288">
            <text:p>50.2288</text:p>
          </table:table-cell>
          <table:table-cell office:value-type="float" office:value="11.055">
            <text:p>11.055</text:p>
          </table:table-cell>
        </table:table-row>
        <table:table-row table:style-name="ro1">
          <table:table-cell office:value-type="float" office:value="0.0367">
            <text:p>0.0367</text:p>
          </table:table-cell>
          <table:table-cell office:value-type="float" office:value="50.3732">
            <text:p>50.3732</text:p>
          </table:table-cell>
          <table:table-cell office:value-type="float" office:value="11.0691">
            <text:p>11.0691</text:p>
          </table:table-cell>
        </table:table-row>
        <table:table-row table:style-name="ro1">
          <table:table-cell office:value-type="float" office:value="0.0368">
            <text:p>0.0368</text:p>
          </table:table-cell>
          <table:table-cell office:value-type="float" office:value="50.5174">
            <text:p>50.5174</text:p>
          </table:table-cell>
          <table:table-cell office:value-type="float" office:value="11.0832">
            <text:p>11.0832</text:p>
          </table:table-cell>
        </table:table-row>
        <table:table-row table:style-name="ro1">
          <table:table-cell office:value-type="float" office:value="0.0369">
            <text:p>0.0369</text:p>
          </table:table-cell>
          <table:table-cell office:value-type="float" office:value="50.6752">
            <text:p>50.6752</text:p>
          </table:table-cell>
          <table:table-cell office:value-type="float" office:value="11.0973">
            <text:p>11.0973</text:p>
          </table:table-cell>
        </table:table-row>
        <table:table-row table:style-name="ro1">
          <table:table-cell office:value-type="float" office:value="0.037">
            <text:p>0.037</text:p>
          </table:table-cell>
          <table:table-cell office:value-type="float" office:value="50.8188">
            <text:p>50.8188</text:p>
          </table:table-cell>
          <table:table-cell office:value-type="float" office:value="11.1114">
            <text:p>11.1114</text:p>
          </table:table-cell>
        </table:table-row>
        <table:table-row table:style-name="ro1">
          <table:table-cell office:value-type="float" office:value="0.0371">
            <text:p>0.0371</text:p>
          </table:table-cell>
          <table:table-cell office:value-type="float" office:value="50.9622">
            <text:p>50.9622</text:p>
          </table:table-cell>
          <table:table-cell office:value-type="float" office:value="11.1255">
            <text:p>11.1255</text:p>
          </table:table-cell>
        </table:table-row>
        <table:table-row table:style-name="ro1">
          <table:table-cell office:value-type="float" office:value="0.0372">
            <text:p>0.0372</text:p>
          </table:table-cell>
          <table:table-cell office:value-type="float" office:value="51.1054">
            <text:p>51.1054</text:p>
          </table:table-cell>
          <table:table-cell office:value-type="float" office:value="11.1395">
            <text:p>11.1395</text:p>
          </table:table-cell>
        </table:table-row>
        <table:table-row table:style-name="ro1">
          <table:table-cell office:value-type="float" office:value="0.0373">
            <text:p>0.0373</text:p>
          </table:table-cell>
          <table:table-cell office:value-type="float" office:value="51.2485">
            <text:p>51.2485</text:p>
          </table:table-cell>
          <table:table-cell office:value-type="float" office:value="11.1536">
            <text:p>11.1536</text:p>
          </table:table-cell>
        </table:table-row>
        <table:table-row table:style-name="ro1">
          <table:table-cell office:value-type="float" office:value="0.0374">
            <text:p>0.0374</text:p>
          </table:table-cell>
          <table:table-cell office:value-type="float" office:value="51.3914">
            <text:p>51.3914</text:p>
          </table:table-cell>
          <table:table-cell office:value-type="float" office:value="11.1676">
            <text:p>11.1676</text:p>
          </table:table-cell>
        </table:table-row>
        <table:table-row table:style-name="ro1">
          <table:table-cell office:value-type="float" office:value="0.0375">
            <text:p>0.0375</text:p>
          </table:table-cell>
          <table:table-cell office:value-type="float" office:value="51.5341">
            <text:p>51.5341</text:p>
          </table:table-cell>
          <table:table-cell office:value-type="float" office:value="11.1817">
            <text:p>11.1817</text:p>
          </table:table-cell>
        </table:table-row>
        <table:table-row table:style-name="ro1">
          <table:table-cell office:value-type="float" office:value="0.0376">
            <text:p>0.0376</text:p>
          </table:table-cell>
          <table:table-cell office:value-type="float" office:value="51.6766">
            <text:p>51.6766</text:p>
          </table:table-cell>
          <table:table-cell office:value-type="float" office:value="11.1957">
            <text:p>11.1957</text:p>
          </table:table-cell>
        </table:table-row>
        <table:table-row table:style-name="ro1">
          <table:table-cell office:value-type="float" office:value="0.0377">
            <text:p>0.0377</text:p>
          </table:table-cell>
          <table:table-cell office:value-type="float" office:value="51.819">
            <text:p>51.819</text:p>
          </table:table-cell>
          <table:table-cell office:value-type="float" office:value="11.2097">
            <text:p>11.2097</text:p>
          </table:table-cell>
        </table:table-row>
        <table:table-row table:style-name="ro1">
          <table:table-cell office:value-type="float" office:value="0.0378">
            <text:p>0.0378</text:p>
          </table:table-cell>
          <table:table-cell office:value-type="float" office:value="51.9612">
            <text:p>51.9612</text:p>
          </table:table-cell>
          <table:table-cell office:value-type="float" office:value="11.2237">
            <text:p>11.2237</text:p>
          </table:table-cell>
        </table:table-row>
        <table:table-row table:style-name="ro1">
          <table:table-cell office:value-type="float" office:value="0.0379">
            <text:p>0.0379</text:p>
          </table:table-cell>
          <table:table-cell office:value-type="float" office:value="52.1032">
            <text:p>52.1032</text:p>
          </table:table-cell>
          <table:table-cell office:value-type="float" office:value="11.2377">
            <text:p>11.2377</text:p>
          </table:table-cell>
        </table:table-row>
        <table:table-row table:style-name="ro1">
          <table:table-cell office:value-type="float" office:value="0.038">
            <text:p>0.038</text:p>
          </table:table-cell>
          <table:table-cell office:value-type="float" office:value="52.2451">
            <text:p>52.2451</text:p>
          </table:table-cell>
          <table:table-cell office:value-type="float" office:value="11.2517">
            <text:p>11.2517</text:p>
          </table:table-cell>
        </table:table-row>
        <table:table-row table:style-name="ro1">
          <table:table-cell office:value-type="float" office:value="0.0381">
            <text:p>0.0381</text:p>
          </table:table-cell>
          <table:table-cell office:value-type="float" office:value="52.3867">
            <text:p>52.3867</text:p>
          </table:table-cell>
          <table:table-cell office:value-type="float" office:value="11.2657">
            <text:p>11.2657</text:p>
          </table:table-cell>
        </table:table-row>
        <table:table-row table:style-name="ro1">
          <table:table-cell office:value-type="float" office:value="0.0382">
            <text:p>0.0382</text:p>
          </table:table-cell>
          <table:table-cell office:value-type="float" office:value="52.5283">
            <text:p>52.5283</text:p>
          </table:table-cell>
          <table:table-cell office:value-type="float" office:value="11.2797">
            <text:p>11.2797</text:p>
          </table:table-cell>
        </table:table-row>
        <table:table-row table:style-name="ro1">
          <table:table-cell office:value-type="float" office:value="0.0383">
            <text:p>0.0383</text:p>
          </table:table-cell>
          <table:table-cell office:value-type="float" office:value="52.6696">
            <text:p>52.6696</text:p>
          </table:table-cell>
          <table:table-cell office:value-type="float" office:value="11.2937">
            <text:p>11.2937</text:p>
          </table:table-cell>
        </table:table-row>
        <table:table-row table:style-name="ro1">
          <table:table-cell office:value-type="float" office:value="0.0384">
            <text:p>0.0384</text:p>
          </table:table-cell>
          <table:table-cell office:value-type="float" office:value="52.8108">
            <text:p>52.8108</text:p>
          </table:table-cell>
          <table:table-cell office:value-type="float" office:value="11.3076">
            <text:p>11.3076</text:p>
          </table:table-cell>
        </table:table-row>
        <table:table-row table:style-name="ro1">
          <table:table-cell office:value-type="float" office:value="0.0385">
            <text:p>0.0385</text:p>
          </table:table-cell>
          <table:table-cell office:value-type="float" office:value="52.9519">
            <text:p>52.9519</text:p>
          </table:table-cell>
          <table:table-cell office:value-type="float" office:value="11.3216">
            <text:p>11.3216</text:p>
          </table:table-cell>
        </table:table-row>
        <table:table-row table:style-name="ro1">
          <table:table-cell office:value-type="float" office:value="0.0386">
            <text:p>0.0386</text:p>
          </table:table-cell>
          <table:table-cell office:value-type="float" office:value="53.0927">
            <text:p>53.0927</text:p>
          </table:table-cell>
          <table:table-cell office:value-type="float" office:value="11.3355">
            <text:p>11.3355</text:p>
          </table:table-cell>
        </table:table-row>
        <table:table-row table:style-name="ro1">
          <table:table-cell office:value-type="float" office:value="0.0387">
            <text:p>0.0387</text:p>
          </table:table-cell>
          <table:table-cell office:value-type="float" office:value="53.2334">
            <text:p>53.2334</text:p>
          </table:table-cell>
          <table:table-cell office:value-type="float" office:value="11.3494">
            <text:p>11.3494</text:p>
          </table:table-cell>
        </table:table-row>
        <table:table-row table:style-name="ro1">
          <table:table-cell office:value-type="float" office:value="0.0388">
            <text:p>0.0388</text:p>
          </table:table-cell>
          <table:table-cell office:value-type="float" office:value="53.374">
            <text:p>53.374</text:p>
          </table:table-cell>
          <table:table-cell office:value-type="float" office:value="11.3634">
            <text:p>11.3634</text:p>
          </table:table-cell>
        </table:table-row>
        <table:table-row table:style-name="ro1">
          <table:table-cell office:value-type="float" office:value="0.0389">
            <text:p>0.0389</text:p>
          </table:table-cell>
          <table:table-cell office:value-type="float" office:value="53.5142">
            <text:p>53.5142</text:p>
          </table:table-cell>
          <table:table-cell office:value-type="float" office:value="11.3773">
            <text:p>11.3773</text:p>
          </table:table-cell>
        </table:table-row>
        <table:table-row table:style-name="ro1">
          <table:table-cell office:value-type="float" office:value="0.039">
            <text:p>0.039</text:p>
          </table:table-cell>
          <table:table-cell office:value-type="float" office:value="53.6542">
            <text:p>53.6542</text:p>
          </table:table-cell>
          <table:table-cell office:value-type="float" office:value="11.3912">
            <text:p>11.3912</text:p>
          </table:table-cell>
        </table:table-row>
        <table:table-row table:style-name="ro1">
          <table:table-cell office:value-type="float" office:value="0.0391">
            <text:p>0.0391</text:p>
          </table:table-cell>
          <table:table-cell office:value-type="float" office:value="53.7941">
            <text:p>53.7941</text:p>
          </table:table-cell>
          <table:table-cell office:value-type="float" office:value="11.4051">
            <text:p>11.4051</text:p>
          </table:table-cell>
        </table:table-row>
        <table:table-row table:style-name="ro1">
          <table:table-cell office:value-type="float" office:value="0.0392">
            <text:p>0.0392</text:p>
          </table:table-cell>
          <table:table-cell office:value-type="float" office:value="53.9338">
            <text:p>53.9338</text:p>
          </table:table-cell>
          <table:table-cell office:value-type="float" office:value="11.419">
            <text:p>11.419</text:p>
          </table:table-cell>
        </table:table-row>
        <table:table-row table:style-name="ro1">
          <table:table-cell office:value-type="float" office:value="0.0393">
            <text:p>0.0393</text:p>
          </table:table-cell>
          <table:table-cell office:value-type="float" office:value="54.0735">
            <text:p>54.0735</text:p>
          </table:table-cell>
          <table:table-cell office:value-type="float" office:value="11.4329">
            <text:p>11.4329</text:p>
          </table:table-cell>
        </table:table-row>
        <table:table-row table:style-name="ro1">
          <table:table-cell office:value-type="float" office:value="0.0394">
            <text:p>0.0394</text:p>
          </table:table-cell>
          <table:table-cell office:value-type="float" office:value="54.213">
            <text:p>54.213</text:p>
          </table:table-cell>
          <table:table-cell office:value-type="float" office:value="10.2088">
            <text:p>10.2088</text:p>
          </table:table-cell>
        </table:table-row>
        <table:table-row table:style-name="ro1">
          <table:table-cell office:value-type="float" office:value="0.0395">
            <text:p>0.0395</text:p>
          </table:table-cell>
          <table:table-cell office:value-type="float" office:value="54.3658">
            <text:p>54.3658</text:p>
          </table:table-cell>
          <table:table-cell office:value-type="float" office:value="10.205">
            <text:p>10.205</text:p>
          </table:table-cell>
        </table:table-row>
        <table:table-row table:style-name="ro1">
          <table:table-cell office:value-type="float" office:value="0.0396">
            <text:p>0.0396</text:p>
          </table:table-cell>
          <table:table-cell office:value-type="float" office:value="54.504">
            <text:p>54.504</text:p>
          </table:table-cell>
          <table:table-cell office:value-type="float" office:value="10.2174">
            <text:p>10.2174</text:p>
          </table:table-cell>
        </table:table-row>
        <table:table-row table:style-name="ro1">
          <table:table-cell office:value-type="float" office:value="0.0397">
            <text:p>0.0397</text:p>
          </table:table-cell>
          <table:table-cell office:value-type="float" office:value="54.6414">
            <text:p>54.6414</text:p>
          </table:table-cell>
          <table:table-cell office:value-type="float" office:value="10.2298">
            <text:p>10.2298</text:p>
          </table:table-cell>
        </table:table-row>
        <table:table-row table:style-name="ro1">
          <table:table-cell office:value-type="float" office:value="0.0398">
            <text:p>0.0398</text:p>
          </table:table-cell>
          <table:table-cell office:value-type="float" office:value="54.7787">
            <text:p>54.7787</text:p>
          </table:table-cell>
          <table:table-cell office:value-type="float" office:value="10.2422">
            <text:p>10.2422</text:p>
          </table:table-cell>
        </table:table-row>
        <table:table-row table:style-name="ro1">
          <table:table-cell office:value-type="float" office:value="0.0399">
            <text:p>0.0399</text:p>
          </table:table-cell>
          <table:table-cell office:value-type="float" office:value="54.9138">
            <text:p>54.9138</text:p>
          </table:table-cell>
          <table:table-cell office:value-type="float" office:value="10.2546">
            <text:p>10.2546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55.0441">
            <text:p>55.0441</text:p>
          </table:table-cell>
          <table:table-cell office:value-type="float" office:value="10.267">
            <text:p>10.267</text:p>
          </table:table-cell>
        </table:table-row>
        <table:table-row table:style-name="ro1">
          <table:table-cell office:value-type="float" office:value="0.0401">
            <text:p>0.0401</text:p>
          </table:table-cell>
          <table:table-cell office:value-type="float" office:value="55.1742">
            <text:p>55.1742</text:p>
          </table:table-cell>
          <table:table-cell office:value-type="float" office:value="10.2793">
            <text:p>10.2793</text:p>
          </table:table-cell>
        </table:table-row>
        <table:table-row table:style-name="ro1">
          <table:table-cell office:value-type="float" office:value="0.0402">
            <text:p>0.0402</text:p>
          </table:table-cell>
          <table:table-cell office:value-type="float" office:value="55.3041">
            <text:p>55.3041</text:p>
          </table:table-cell>
          <table:table-cell office:value-type="float" office:value="10.2916">
            <text:p>10.2916</text:p>
          </table:table-cell>
        </table:table-row>
        <table:table-row table:style-name="ro1">
          <table:table-cell office:value-type="float" office:value="0.0403">
            <text:p>0.0403</text:p>
          </table:table-cell>
          <table:table-cell office:value-type="float" office:value="55.4339">
            <text:p>55.4339</text:p>
          </table:table-cell>
          <table:table-cell office:value-type="float" office:value="10.304">
            <text:p>10.304</text:p>
          </table:table-cell>
        </table:table-row>
        <table:table-row table:style-name="ro1">
          <table:table-cell office:value-type="float" office:value="0.0404">
            <text:p>0.0404</text:p>
          </table:table-cell>
          <table:table-cell office:value-type="float" office:value="55.5636">
            <text:p>55.5636</text:p>
          </table:table-cell>
          <table:table-cell office:value-type="float" office:value="10.3164">
            <text:p>10.3164</text:p>
          </table:table-cell>
        </table:table-row>
        <table:table-row table:style-name="ro1">
          <table:table-cell office:value-type="float" office:value="0.0405">
            <text:p>0.0405</text:p>
          </table:table-cell>
          <table:table-cell office:value-type="float" office:value="55.6932">
            <text:p>55.6932</text:p>
          </table:table-cell>
          <table:table-cell office:value-type="float" office:value="10.3287">
            <text:p>10.3287</text:p>
          </table:table-cell>
        </table:table-row>
        <table:table-row table:style-name="ro1">
          <table:table-cell office:value-type="float" office:value="0.0406">
            <text:p>0.0406</text:p>
          </table:table-cell>
          <table:table-cell office:value-type="float" office:value="55.8367">
            <text:p>55.8367</text:p>
          </table:table-cell>
          <table:table-cell office:value-type="float" office:value="10.341">
            <text:p>10.341</text:p>
          </table:table-cell>
        </table:table-row>
        <table:table-row table:style-name="ro1">
          <table:table-cell office:value-type="float" office:value="0.0407">
            <text:p>0.0407</text:p>
          </table:table-cell>
          <table:table-cell office:value-type="float" office:value="55.9658">
            <text:p>55.9658</text:p>
          </table:table-cell>
          <table:table-cell office:value-type="float" office:value="10.3533">
            <text:p>10.3533</text:p>
          </table:table-cell>
        </table:table-row>
        <table:table-row table:style-name="ro1">
          <table:table-cell office:value-type="float" office:value="0.0408">
            <text:p>0.0408</text:p>
          </table:table-cell>
          <table:table-cell office:value-type="float" office:value="56.0948">
            <text:p>56.0948</text:p>
          </table:table-cell>
          <table:table-cell office:value-type="float" office:value="10.3657">
            <text:p>10.3657</text:p>
          </table:table-cell>
        </table:table-row>
        <table:table-row table:style-name="ro1">
          <table:table-cell office:value-type="float" office:value="0.0409">
            <text:p>0.0409</text:p>
          </table:table-cell>
          <table:table-cell office:value-type="float" office:value="56.2237">
            <text:p>56.2237</text:p>
          </table:table-cell>
          <table:table-cell office:value-type="float" office:value="10.378">
            <text:p>10.378</text:p>
          </table:table-cell>
        </table:table-row>
        <table:table-row table:style-name="ro1">
          <table:table-cell office:value-type="float" office:value="0.041">
            <text:p>0.041</text:p>
          </table:table-cell>
          <table:table-cell office:value-type="float" office:value="56.3524">
            <text:p>56.3524</text:p>
          </table:table-cell>
          <table:table-cell office:value-type="float" office:value="10.3903">
            <text:p>10.3903</text:p>
          </table:table-cell>
        </table:table-row>
        <table:table-row table:style-name="ro1">
          <table:table-cell office:value-type="float" office:value="0.0411">
            <text:p>0.0411</text:p>
          </table:table-cell>
          <table:table-cell office:value-type="float" office:value="56.4811">
            <text:p>56.4811</text:p>
          </table:table-cell>
          <table:table-cell office:value-type="float" office:value="10.4026">
            <text:p>10.4026</text:p>
          </table:table-cell>
        </table:table-row>
        <table:table-row table:style-name="ro1">
          <table:table-cell office:value-type="float" office:value="0.0412">
            <text:p>0.0412</text:p>
          </table:table-cell>
          <table:table-cell office:value-type="float" office:value="56.6096">
            <text:p>56.6096</text:p>
          </table:table-cell>
          <table:table-cell office:value-type="float" office:value="10.4148">
            <text:p>10.4148</text:p>
          </table:table-cell>
        </table:table-row>
        <table:table-row table:style-name="ro1">
          <table:table-cell office:value-type="float" office:value="0.0413">
            <text:p>0.0413</text:p>
          </table:table-cell>
          <table:table-cell office:value-type="float" office:value="56.738">
            <text:p>56.738</text:p>
          </table:table-cell>
          <table:table-cell office:value-type="float" office:value="10.4271">
            <text:p>10.4271</text:p>
          </table:table-cell>
        </table:table-row>
        <table:table-row table:style-name="ro1">
          <table:table-cell office:value-type="float" office:value="0.0414">
            <text:p>0.0414</text:p>
          </table:table-cell>
          <table:table-cell office:value-type="float" office:value="56.8663">
            <text:p>56.8663</text:p>
          </table:table-cell>
          <table:table-cell office:value-type="float" office:value="10.4394">
            <text:p>10.4394</text:p>
          </table:table-cell>
        </table:table-row>
        <table:table-row table:style-name="ro1">
          <table:table-cell office:value-type="float" office:value="0.0415">
            <text:p>0.0415</text:p>
          </table:table-cell>
          <table:table-cell office:value-type="float" office:value="56.9944">
            <text:p>56.9944</text:p>
          </table:table-cell>
          <table:table-cell office:value-type="float" office:value="10.4517">
            <text:p>10.4517</text:p>
          </table:table-cell>
        </table:table-row>
        <table:table-row table:style-name="ro1">
          <table:table-cell office:value-type="float" office:value="0.0416">
            <text:p>0.0416</text:p>
          </table:table-cell>
          <table:table-cell office:value-type="float" office:value="57.1225">
            <text:p>57.1225</text:p>
          </table:table-cell>
          <table:table-cell office:value-type="float" office:value="10.4639">
            <text:p>10.4639</text:p>
          </table:table-cell>
        </table:table-row>
        <table:table-row table:style-name="ro1">
          <table:table-cell office:value-type="float" office:value="0.0417">
            <text:p>0.0417</text:p>
          </table:table-cell>
          <table:table-cell office:value-type="float" office:value="57.2504">
            <text:p>57.2504</text:p>
          </table:table-cell>
          <table:table-cell office:value-type="float" office:value="10.4762">
            <text:p>10.4762</text:p>
          </table:table-cell>
        </table:table-row>
        <table:table-row table:style-name="ro1">
          <table:table-cell office:value-type="float" office:value="0.0418">
            <text:p>0.0418</text:p>
          </table:table-cell>
          <table:table-cell office:value-type="float" office:value="57.3782">
            <text:p>57.3782</text:p>
          </table:table-cell>
          <table:table-cell office:value-type="float" office:value="10.4884">
            <text:p>10.4884</text:p>
          </table:table-cell>
        </table:table-row>
        <table:table-row table:style-name="ro1">
          <table:table-cell office:value-type="float" office:value="0.0419">
            <text:p>0.0419</text:p>
          </table:table-cell>
          <table:table-cell office:value-type="float" office:value="57.5059">
            <text:p>57.5059</text:p>
          </table:table-cell>
          <table:table-cell office:value-type="float" office:value="10.5007">
            <text:p>10.5007</text:p>
          </table:table-cell>
        </table:table-row>
        <table:table-row table:style-name="ro1">
          <table:table-cell office:value-type="float" office:value="0.042">
            <text:p>0.042</text:p>
          </table:table-cell>
          <table:table-cell office:value-type="float" office:value="57.6335">
            <text:p>57.6335</text:p>
          </table:table-cell>
          <table:table-cell office:value-type="float" office:value="10.5129">
            <text:p>10.5129</text:p>
          </table:table-cell>
        </table:table-row>
        <table:table-row table:style-name="ro1">
          <table:table-cell office:value-type="float" office:value="0.0421">
            <text:p>0.0421</text:p>
          </table:table-cell>
          <table:table-cell office:value-type="float" office:value="57.761">
            <text:p>57.761</text:p>
          </table:table-cell>
          <table:table-cell office:value-type="float" office:value="10.5252">
            <text:p>10.5252</text:p>
          </table:table-cell>
        </table:table-row>
        <table:table-row table:style-name="ro1">
          <table:table-cell office:value-type="float" office:value="0.0422">
            <text:p>0.0422</text:p>
          </table:table-cell>
          <table:table-cell office:value-type="float" office:value="57.8883">
            <text:p>57.8883</text:p>
          </table:table-cell>
          <table:table-cell office:value-type="float" office:value="10.5374">
            <text:p>10.5374</text:p>
          </table:table-cell>
        </table:table-row>
        <table:table-row table:style-name="ro1">
          <table:table-cell office:value-type="float" office:value="0.0423">
            <text:p>0.0423</text:p>
          </table:table-cell>
          <table:table-cell office:value-type="float" office:value="58.0156">
            <text:p>58.0156</text:p>
          </table:table-cell>
          <table:table-cell office:value-type="float" office:value="10.5496">
            <text:p>10.5496</text:p>
          </table:table-cell>
        </table:table-row>
        <table:table-row table:style-name="ro1">
          <table:table-cell office:value-type="float" office:value="0.0424">
            <text:p>0.0424</text:p>
          </table:table-cell>
          <table:table-cell office:value-type="float" office:value="58.1427">
            <text:p>58.1427</text:p>
          </table:table-cell>
          <table:table-cell office:value-type="float" office:value="10.5618">
            <text:p>10.5618</text:p>
          </table:table-cell>
        </table:table-row>
        <table:table-row table:style-name="ro1">
          <table:table-cell office:value-type="float" office:value="0.0425">
            <text:p>0.0425</text:p>
          </table:table-cell>
          <table:table-cell office:value-type="float" office:value="58.2698">
            <text:p>58.2698</text:p>
          </table:table-cell>
          <table:table-cell office:value-type="float" office:value="10.574">
            <text:p>10.574</text:p>
          </table:table-cell>
        </table:table-row>
        <table:table-row table:style-name="ro1">
          <table:table-cell office:value-type="float" office:value="0.0426">
            <text:p>0.0426</text:p>
          </table:table-cell>
          <table:table-cell office:value-type="float" office:value="58.3967">
            <text:p>58.3967</text:p>
          </table:table-cell>
          <table:table-cell office:value-type="float" office:value="10.5862">
            <text:p>10.5862</text:p>
          </table:table-cell>
        </table:table-row>
        <table:table-row table:style-name="ro1">
          <table:table-cell office:value-type="float" office:value="0.0427">
            <text:p>0.0427</text:p>
          </table:table-cell>
          <table:table-cell office:value-type="float" office:value="58.5235">
            <text:p>58.5235</text:p>
          </table:table-cell>
          <table:table-cell office:value-type="float" office:value="10.5984">
            <text:p>10.5984</text:p>
          </table:table-cell>
        </table:table-row>
        <table:table-row table:style-name="ro1">
          <table:table-cell office:value-type="float" office:value="0.0428">
            <text:p>0.0428</text:p>
          </table:table-cell>
          <table:table-cell office:value-type="float" office:value="58.6502">
            <text:p>58.6502</text:p>
          </table:table-cell>
          <table:table-cell office:value-type="float" office:value="10.6106">
            <text:p>10.6106</text:p>
          </table:table-cell>
        </table:table-row>
        <table:table-row table:style-name="ro1">
          <table:table-cell office:value-type="float" office:value="0.0429">
            <text:p>0.0429</text:p>
          </table:table-cell>
          <table:table-cell office:value-type="float" office:value="58.7768">
            <text:p>58.7768</text:p>
          </table:table-cell>
          <table:table-cell office:value-type="float" office:value="10.6227">
            <text:p>10.6227</text:p>
          </table:table-cell>
        </table:table-row>
        <table:table-row table:style-name="ro1">
          <table:table-cell office:value-type="float" office:value="0.043">
            <text:p>0.043</text:p>
          </table:table-cell>
          <table:table-cell office:value-type="float" office:value="58.9033">
            <text:p>58.9033</text:p>
          </table:table-cell>
          <table:table-cell office:value-type="float" office:value="10.6349">
            <text:p>10.6349</text:p>
          </table:table-cell>
        </table:table-row>
        <table:table-row table:style-name="ro1">
          <table:table-cell office:value-type="float" office:value="0.0431">
            <text:p>0.0431</text:p>
          </table:table-cell>
          <table:table-cell office:value-type="float" office:value="59.0296">
            <text:p>59.0296</text:p>
          </table:table-cell>
          <table:table-cell office:value-type="float" office:value="10.6471">
            <text:p>10.6471</text:p>
          </table:table-cell>
        </table:table-row>
        <table:table-row table:style-name="ro1">
          <table:table-cell office:value-type="float" office:value="0.0432">
            <text:p>0.0432</text:p>
          </table:table-cell>
          <table:table-cell office:value-type="float" office:value="59.1559">
            <text:p>59.1559</text:p>
          </table:table-cell>
          <table:table-cell office:value-type="float" office:value="10.6599">
            <text:p>10.6599</text:p>
          </table:table-cell>
        </table:table-row>
        <table:table-row table:style-name="ro1">
          <table:table-cell office:value-type="float" office:value="0.0433">
            <text:p>0.0433</text:p>
          </table:table-cell>
          <table:table-cell office:value-type="float" office:value="59.2821">
            <text:p>59.2821</text:p>
          </table:table-cell>
          <table:table-cell office:value-type="float" office:value="10.672">
            <text:p>10.672</text:p>
          </table:table-cell>
        </table:table-row>
        <table:table-row table:style-name="ro1">
          <table:table-cell office:value-type="float" office:value="0.0434">
            <text:p>0.0434</text:p>
          </table:table-cell>
          <table:table-cell office:value-type="float" office:value="59.4081">
            <text:p>59.4081</text:p>
          </table:table-cell>
          <table:table-cell office:value-type="float" office:value="10.6841">
            <text:p>10.6841</text:p>
          </table:table-cell>
        </table:table-row>
        <table:table-row table:style-name="ro1">
          <table:table-cell office:value-type="float" office:value="0.0435">
            <text:p>0.0435</text:p>
          </table:table-cell>
          <table:table-cell office:value-type="float" office:value="59.5341">
            <text:p>59.5341</text:p>
          </table:table-cell>
          <table:table-cell office:value-type="float" office:value="10.6963">
            <text:p>10.6963</text:p>
          </table:table-cell>
        </table:table-row>
        <table:table-row table:style-name="ro1">
          <table:table-cell office:value-type="float" office:value="0.0436">
            <text:p>0.0436</text:p>
          </table:table-cell>
          <table:table-cell office:value-type="float" office:value="59.6599">
            <text:p>59.6599</text:p>
          </table:table-cell>
          <table:table-cell office:value-type="float" office:value="10.7084">
            <text:p>10.7084</text:p>
          </table:table-cell>
        </table:table-row>
        <table:table-row table:style-name="ro1">
          <table:table-cell office:value-type="float" office:value="0.0437">
            <text:p>0.0437</text:p>
          </table:table-cell>
          <table:table-cell office:value-type="float" office:value="59.7857">
            <text:p>59.7857</text:p>
          </table:table-cell>
          <table:table-cell office:value-type="float" office:value="10.7206">
            <text:p>10.7206</text:p>
          </table:table-cell>
        </table:table-row>
        <table:table-row table:style-name="ro1">
          <table:table-cell office:value-type="float" office:value="0.0438">
            <text:p>0.0438</text:p>
          </table:table-cell>
          <table:table-cell office:value-type="float" office:value="59.9113">
            <text:p>59.9113</text:p>
          </table:table-cell>
          <table:table-cell office:value-type="float" office:value="10.7327">
            <text:p>10.7327</text:p>
          </table:table-cell>
        </table:table-row>
        <table:table-row table:style-name="ro1">
          <table:table-cell office:value-type="float" office:value="0.0439">
            <text:p>0.0439</text:p>
          </table:table-cell>
          <table:table-cell office:value-type="float" office:value="60.0369">
            <text:p>60.0369</text:p>
          </table:table-cell>
          <table:table-cell office:value-type="float" office:value="10.7448">
            <text:p>10.7448</text:p>
          </table:table-cell>
        </table:table-row>
        <table:table-row table:style-name="ro1">
          <table:table-cell office:value-type="float" office:value="0.044">
            <text:p>0.044</text:p>
          </table:table-cell>
          <table:table-cell office:value-type="float" office:value="60.1624">
            <text:p>60.1624</text:p>
          </table:table-cell>
          <table:table-cell office:value-type="float" office:value="10.7569">
            <text:p>10.7569</text:p>
          </table:table-cell>
        </table:table-row>
        <table:table-row table:style-name="ro1">
          <table:table-cell office:value-type="float" office:value="0.0441">
            <text:p>0.0441</text:p>
          </table:table-cell>
          <table:table-cell office:value-type="float" office:value="60.2879">
            <text:p>60.2879</text:p>
          </table:table-cell>
          <table:table-cell office:value-type="float" office:value="9.19264">
            <text:p>9.19264</text:p>
          </table:table-cell>
        </table:table-row>
        <table:table-row table:style-name="ro1">
          <table:table-cell office:value-type="float" office:value="0.0442">
            <text:p>0.0442</text:p>
          </table:table-cell>
          <table:table-cell office:value-type="float" office:value="60.4133">
            <text:p>60.4133</text:p>
          </table:table-cell>
          <table:table-cell office:value-type="float" office:value="9.20296">
            <text:p>9.20296</text:p>
          </table:table-cell>
        </table:table-row>
        <table:table-row table:style-name="ro1">
          <table:table-cell office:value-type="float" office:value="0.0443">
            <text:p>0.0443</text:p>
          </table:table-cell>
          <table:table-cell office:value-type="float" office:value="60.5387">
            <text:p>60.5387</text:p>
          </table:table-cell>
          <table:table-cell office:value-type="float" office:value="9.21327">
            <text:p>9.21327</text:p>
          </table:table-cell>
        </table:table-row>
        <table:table-row table:style-name="ro1">
          <table:table-cell office:value-type="float" office:value="0.0444">
            <text:p>0.0444</text:p>
          </table:table-cell>
          <table:table-cell office:value-type="float" office:value="60.664">
            <text:p>60.664</text:p>
          </table:table-cell>
          <table:table-cell office:value-type="float" office:value="9.22362">
            <text:p>9.22362</text:p>
          </table:table-cell>
        </table:table-row>
        <table:table-row table:style-name="ro1">
          <table:table-cell office:value-type="float" office:value="0.0445">
            <text:p>0.0445</text:p>
          </table:table-cell>
          <table:table-cell office:value-type="float" office:value="60.7891">
            <text:p>60.7891</text:p>
          </table:table-cell>
          <table:table-cell office:value-type="float" office:value="9.23391">
            <text:p>9.23391</text:p>
          </table:table-cell>
        </table:table-row>
        <table:table-row table:style-name="ro1">
          <table:table-cell office:value-type="float" office:value="0.0446">
            <text:p>0.0446</text:p>
          </table:table-cell>
          <table:table-cell office:value-type="float" office:value="60.9142">
            <text:p>60.9142</text:p>
          </table:table-cell>
          <table:table-cell office:value-type="float" office:value="9.24421">
            <text:p>9.24421</text:p>
          </table:table-cell>
        </table:table-row>
        <table:table-row table:style-name="ro1">
          <table:table-cell office:value-type="float" office:value="0.0447">
            <text:p>0.0447</text:p>
          </table:table-cell>
          <table:table-cell office:value-type="float" office:value="61.0392">
            <text:p>61.0392</text:p>
          </table:table-cell>
          <table:table-cell office:value-type="float" office:value="9.25454">
            <text:p>9.25454</text:p>
          </table:table-cell>
        </table:table-row>
        <table:table-row table:style-name="ro1">
          <table:table-cell office:value-type="float" office:value="0.0448">
            <text:p>0.0448</text:p>
          </table:table-cell>
          <table:table-cell office:value-type="float" office:value="61.164">
            <text:p>61.164</text:p>
          </table:table-cell>
          <table:table-cell office:value-type="float" office:value="9.26485">
            <text:p>9.26485</text:p>
          </table:table-cell>
        </table:table-row>
        <table:table-row table:style-name="ro1">
          <table:table-cell office:value-type="float" office:value="0.0449">
            <text:p>0.0449</text:p>
          </table:table-cell>
          <table:table-cell office:value-type="float" office:value="61.2888">
            <text:p>61.2888</text:p>
          </table:table-cell>
          <table:table-cell office:value-type="float" office:value="9.27516">
            <text:p>9.27516</text:p>
          </table:table-cell>
        </table:table-row>
        <table:table-row table:style-name="ro1">
          <table:table-cell office:value-type="float" office:value="0.045">
            <text:p>0.045</text:p>
          </table:table-cell>
          <table:table-cell office:value-type="float" office:value="61.4135">
            <text:p>61.4135</text:p>
          </table:table-cell>
          <table:table-cell office:value-type="float" office:value="9.28547">
            <text:p>9.28547</text:p>
          </table:table-cell>
        </table:table-row>
        <table:table-row table:style-name="ro1">
          <table:table-cell office:value-type="float" office:value="0.0451">
            <text:p>0.0451</text:p>
          </table:table-cell>
          <table:table-cell office:value-type="float" office:value="61.538">
            <text:p>61.538</text:p>
          </table:table-cell>
          <table:table-cell office:value-type="float" office:value="9.29577">
            <text:p>9.29577</text:p>
          </table:table-cell>
        </table:table-row>
        <table:table-row table:style-name="ro1">
          <table:table-cell office:value-type="float" office:value="0.0452">
            <text:p>0.0452</text:p>
          </table:table-cell>
          <table:table-cell office:value-type="float" office:value="61.6625">
            <text:p>61.6625</text:p>
          </table:table-cell>
          <table:table-cell office:value-type="float" office:value="9.30608">
            <text:p>9.30608</text:p>
          </table:table-cell>
        </table:table-row>
        <table:table-row table:style-name="ro1">
          <table:table-cell office:value-type="float" office:value="0.0453">
            <text:p>0.0453</text:p>
          </table:table-cell>
          <table:table-cell office:value-type="float" office:value="61.7869">
            <text:p>61.7869</text:p>
          </table:table-cell>
          <table:table-cell office:value-type="float" office:value="9.31634">
            <text:p>9.31634</text:p>
          </table:table-cell>
        </table:table-row>
        <table:table-row table:style-name="ro1">
          <table:table-cell office:value-type="float" office:value="0.0454">
            <text:p>0.0454</text:p>
          </table:table-cell>
          <table:table-cell office:value-type="float" office:value="61.9111">
            <text:p>61.9111</text:p>
          </table:table-cell>
          <table:table-cell office:value-type="float" office:value="9.32664">
            <text:p>9.32664</text:p>
          </table:table-cell>
        </table:table-row>
        <table:table-row table:style-name="ro1">
          <table:table-cell office:value-type="float" office:value="0.0455">
            <text:p>0.0455</text:p>
          </table:table-cell>
          <table:table-cell office:value-type="float" office:value="62.0353">
            <text:p>62.0353</text:p>
          </table:table-cell>
          <table:table-cell office:value-type="float" office:value="9.33691">
            <text:p>9.33691</text:p>
          </table:table-cell>
        </table:table-row>
        <table:table-row table:style-name="ro1">
          <table:table-cell office:value-type="float" office:value="0.0456">
            <text:p>0.0456</text:p>
          </table:table-cell>
          <table:table-cell office:value-type="float" office:value="62.1594">
            <text:p>62.1594</text:p>
          </table:table-cell>
          <table:table-cell office:value-type="float" office:value="9.34716">
            <text:p>9.34716</text:p>
          </table:table-cell>
        </table:table-row>
        <table:table-row table:style-name="ro1">
          <table:table-cell office:value-type="float" office:value="0.0457">
            <text:p>0.0457</text:p>
          </table:table-cell>
          <table:table-cell office:value-type="float" office:value="62.2834">
            <text:p>62.2834</text:p>
          </table:table-cell>
          <table:table-cell office:value-type="float" office:value="9.35747">
            <text:p>9.35747</text:p>
          </table:table-cell>
        </table:table-row>
        <table:table-row table:style-name="ro1">
          <table:table-cell office:value-type="float" office:value="0.0458">
            <text:p>0.0458</text:p>
          </table:table-cell>
          <table:table-cell office:value-type="float" office:value="62.4073">
            <text:p>62.4073</text:p>
          </table:table-cell>
          <table:table-cell office:value-type="float" office:value="9.36772">
            <text:p>9.36772</text:p>
          </table:table-cell>
        </table:table-row>
        <table:table-row table:style-name="ro1">
          <table:table-cell office:value-type="float" office:value="0.0459">
            <text:p>0.0459</text:p>
          </table:table-cell>
          <table:table-cell office:value-type="float" office:value="62.531">
            <text:p>62.531</text:p>
          </table:table-cell>
          <table:table-cell office:value-type="float" office:value="9.37797">
            <text:p>9.37797</text:p>
          </table:table-cell>
        </table:table-row>
        <table:table-row table:style-name="ro1">
          <table:table-cell office:value-type="float" office:value="0.046">
            <text:p>0.046</text:p>
          </table:table-cell>
          <table:table-cell office:value-type="float" office:value="62.6547">
            <text:p>62.6547</text:p>
          </table:table-cell>
          <table:table-cell office:value-type="float" office:value="9.38823">
            <text:p>9.38823</text:p>
          </table:table-cell>
        </table:table-row>
        <table:table-row table:style-name="ro1">
          <table:table-cell office:value-type="float" office:value="0.0461">
            <text:p>0.0461</text:p>
          </table:table-cell>
          <table:table-cell office:value-type="float" office:value="62.7784">
            <text:p>62.7784</text:p>
          </table:table-cell>
          <table:table-cell office:value-type="float" office:value="9.39853">
            <text:p>9.39853</text:p>
          </table:table-cell>
        </table:table-row>
        <table:table-row table:style-name="ro1">
          <table:table-cell office:value-type="float" office:value="0.0462">
            <text:p>0.0462</text:p>
          </table:table-cell>
          <table:table-cell office:value-type="float" office:value="62.9019">
            <text:p>62.9019</text:p>
          </table:table-cell>
          <table:table-cell office:value-type="float" office:value="9.40875">
            <text:p>9.40875</text:p>
          </table:table-cell>
        </table:table-row>
        <table:table-row table:style-name="ro1">
          <table:table-cell office:value-type="float" office:value="0.0463">
            <text:p>0.0463</text:p>
          </table:table-cell>
          <table:table-cell office:value-type="float" office:value="63.0253">
            <text:p>63.0253</text:p>
          </table:table-cell>
          <table:table-cell office:value-type="float" office:value="9.419">
            <text:p>9.419</text:p>
          </table:table-cell>
        </table:table-row>
        <table:table-row table:style-name="ro1">
          <table:table-cell office:value-type="float" office:value="0.0464">
            <text:p>0.0464</text:p>
          </table:table-cell>
          <table:table-cell office:value-type="float" office:value="63.1486">
            <text:p>63.1486</text:p>
          </table:table-cell>
          <table:table-cell office:value-type="float" office:value="9.42925">
            <text:p>9.42925</text:p>
          </table:table-cell>
        </table:table-row>
        <table:table-row table:style-name="ro1">
          <table:table-cell office:value-type="float" office:value="0.0465">
            <text:p>0.0465</text:p>
          </table:table-cell>
          <table:table-cell office:value-type="float" office:value="63.2859">
            <text:p>63.2859</text:p>
          </table:table-cell>
          <table:table-cell office:value-type="float" office:value="9.4395">
            <text:p>9.4395</text:p>
          </table:table-cell>
        </table:table-row>
        <table:table-row table:style-name="ro1">
          <table:table-cell office:value-type="float" office:value="0.0466">
            <text:p>0.0466</text:p>
          </table:table-cell>
          <table:table-cell office:value-type="float" office:value="63.4087">
            <text:p>63.4087</text:p>
          </table:table-cell>
          <table:table-cell office:value-type="float" office:value="9.44974">
            <text:p>9.44974</text:p>
          </table:table-cell>
        </table:table-row>
        <table:table-row table:style-name="ro1">
          <table:table-cell office:value-type="float" office:value="0.0467">
            <text:p>0.0467</text:p>
          </table:table-cell>
          <table:table-cell office:value-type="float" office:value="63.5315">
            <text:p>63.5315</text:p>
          </table:table-cell>
          <table:table-cell office:value-type="float" office:value="9.45998">
            <text:p>9.45998</text:p>
          </table:table-cell>
        </table:table-row>
        <table:table-row table:style-name="ro1">
          <table:table-cell office:value-type="float" office:value="0.0468">
            <text:p>0.0468</text:p>
          </table:table-cell>
          <table:table-cell office:value-type="float" office:value="63.6542">
            <text:p>63.6542</text:p>
          </table:table-cell>
          <table:table-cell office:value-type="float" office:value="9.4702">
            <text:p>9.4702</text:p>
          </table:table-cell>
        </table:table-row>
        <table:table-row table:style-name="ro1">
          <table:table-cell office:value-type="float" office:value="0.0469">
            <text:p>0.0469</text:p>
          </table:table-cell>
          <table:table-cell office:value-type="float" office:value="63.7768">
            <text:p>63.7768</text:p>
          </table:table-cell>
          <table:table-cell office:value-type="float" office:value="9.48043">
            <text:p>9.48043</text:p>
          </table:table-cell>
        </table:table-row>
        <table:table-row table:style-name="ro1">
          <table:table-cell office:value-type="float" office:value="0.047">
            <text:p>0.047</text:p>
          </table:table-cell>
          <table:table-cell office:value-type="float" office:value="63.8993">
            <text:p>63.8993</text:p>
          </table:table-cell>
          <table:table-cell office:value-type="float" office:value="9.49065">
            <text:p>9.49065</text:p>
          </table:table-cell>
        </table:table-row>
        <table:table-row table:style-name="ro1">
          <table:table-cell office:value-type="float" office:value="0.0471">
            <text:p>0.0471</text:p>
          </table:table-cell>
          <table:table-cell office:value-type="float" office:value="64.0218">
            <text:p>64.0218</text:p>
          </table:table-cell>
          <table:table-cell office:value-type="float" office:value="9.5009">
            <text:p>9.5009</text:p>
          </table:table-cell>
        </table:table-row>
        <table:table-row table:style-name="ro1">
          <table:table-cell office:value-type="float" office:value="0.0472">
            <text:p>0.0472</text:p>
          </table:table-cell>
          <table:table-cell office:value-type="float" office:value="64.1442">
            <text:p>64.1442</text:p>
          </table:table-cell>
          <table:table-cell office:value-type="float" office:value="9.51111">
            <text:p>9.51111</text:p>
          </table:table-cell>
        </table:table-row>
        <table:table-row table:style-name="ro1">
          <table:table-cell office:value-type="float" office:value="0.0473">
            <text:p>0.0473</text:p>
          </table:table-cell>
          <table:table-cell office:value-type="float" office:value="64.2664">
            <text:p>64.2664</text:p>
          </table:table-cell>
          <table:table-cell office:value-type="float" office:value="9.52136">
            <text:p>9.52136</text:p>
          </table:table-cell>
        </table:table-row>
        <table:table-row table:style-name="ro1">
          <table:table-cell office:value-type="float" office:value="0.0474">
            <text:p>0.0474</text:p>
          </table:table-cell>
          <table:table-cell office:value-type="float" office:value="64.3886">
            <text:p>64.3886</text:p>
          </table:table-cell>
          <table:table-cell office:value-type="float" office:value="9.53158">
            <text:p>9.53158</text:p>
          </table:table-cell>
        </table:table-row>
        <table:table-row table:style-name="ro1">
          <table:table-cell office:value-type="float" office:value="0.0475">
            <text:p>0.0475</text:p>
          </table:table-cell>
          <table:table-cell office:value-type="float" office:value="64.5108">
            <text:p>64.5108</text:p>
          </table:table-cell>
          <table:table-cell office:value-type="float" office:value="9.5418">
            <text:p>9.5418</text:p>
          </table:table-cell>
        </table:table-row>
        <table:table-row table:style-name="ro1">
          <table:table-cell office:value-type="float" office:value="0.0476">
            <text:p>0.0476</text:p>
          </table:table-cell>
          <table:table-cell office:value-type="float" office:value="64.6328">
            <text:p>64.6328</text:p>
          </table:table-cell>
          <table:table-cell office:value-type="float" office:value="9.55205">
            <text:p>9.55205</text:p>
          </table:table-cell>
        </table:table-row>
        <table:table-row table:style-name="ro1">
          <table:table-cell office:value-type="float" office:value="0.0477">
            <text:p>0.0477</text:p>
          </table:table-cell>
          <table:table-cell office:value-type="float" office:value="64.7547">
            <text:p>64.7547</text:p>
          </table:table-cell>
          <table:table-cell office:value-type="float" office:value="9.56228">
            <text:p>9.56228</text:p>
          </table:table-cell>
        </table:table-row>
        <table:table-row table:style-name="ro1">
          <table:table-cell office:value-type="float" office:value="0.0478">
            <text:p>0.0478</text:p>
          </table:table-cell>
          <table:table-cell office:value-type="float" office:value="64.8766">
            <text:p>64.8766</text:p>
          </table:table-cell>
          <table:table-cell office:value-type="float" office:value="9.5725">
            <text:p>9.5725</text:p>
          </table:table-cell>
        </table:table-row>
        <table:table-row table:style-name="ro1">
          <table:table-cell office:value-type="float" office:value="0.0479">
            <text:p>0.0479</text:p>
          </table:table-cell>
          <table:table-cell office:value-type="float" office:value="64.9983">
            <text:p>64.9983</text:p>
          </table:table-cell>
          <table:table-cell office:value-type="float" office:value="9.58273">
            <text:p>9.58273</text:p>
          </table:table-cell>
        </table:table-row>
        <table:table-row table:style-name="ro1">
          <table:table-cell office:value-type="float" office:value="0.048">
            <text:p>0.048</text:p>
          </table:table-cell>
          <table:table-cell office:value-type="float" office:value="65.12">
            <text:p>65.12</text:p>
          </table:table-cell>
          <table:table-cell office:value-type="float" office:value="9.59297">
            <text:p>9.59297</text:p>
          </table:table-cell>
        </table:table-row>
        <table:table-row table:style-name="ro1">
          <table:table-cell office:value-type="float" office:value="0.0481">
            <text:p>0.0481</text:p>
          </table:table-cell>
          <table:table-cell office:value-type="float" office:value="65.2416">
            <text:p>65.2416</text:p>
          </table:table-cell>
          <table:table-cell office:value-type="float" office:value="9.60319">
            <text:p>9.60319</text:p>
          </table:table-cell>
        </table:table-row>
        <table:table-row table:style-name="ro1">
          <table:table-cell office:value-type="float" office:value="0.0482">
            <text:p>0.0482</text:p>
          </table:table-cell>
          <table:table-cell office:value-type="float" office:value="65.3631">
            <text:p>65.3631</text:p>
          </table:table-cell>
          <table:table-cell office:value-type="float" office:value="9.61342">
            <text:p>9.61342</text:p>
          </table:table-cell>
        </table:table-row>
        <table:table-row table:style-name="ro1">
          <table:table-cell office:value-type="float" office:value="0.0483">
            <text:p>0.0483</text:p>
          </table:table-cell>
          <table:table-cell office:value-type="float" office:value="65.4846">
            <text:p>65.4846</text:p>
          </table:table-cell>
          <table:table-cell office:value-type="float" office:value="9.62362">
            <text:p>9.62362</text:p>
          </table:table-cell>
        </table:table-row>
        <table:table-row table:style-name="ro1">
          <table:table-cell office:value-type="float" office:value="0.0484">
            <text:p>0.0484</text:p>
          </table:table-cell>
          <table:table-cell office:value-type="float" office:value="65.6059">
            <text:p>65.6059</text:p>
          </table:table-cell>
          <table:table-cell office:value-type="float" office:value="9.63382">
            <text:p>9.63382</text:p>
          </table:table-cell>
        </table:table-row>
        <table:table-row table:style-name="ro1">
          <table:table-cell office:value-type="float" office:value="0.0485">
            <text:p>0.0485</text:p>
          </table:table-cell>
          <table:table-cell office:value-type="float" office:value="65.7272">
            <text:p>65.7272</text:p>
          </table:table-cell>
          <table:table-cell office:value-type="float" office:value="9.64403">
            <text:p>9.64403</text:p>
          </table:table-cell>
        </table:table-row>
        <table:table-row table:style-name="ro1">
          <table:table-cell office:value-type="float" office:value="0.0486">
            <text:p>0.0486</text:p>
          </table:table-cell>
          <table:table-cell office:value-type="float" office:value="65.8484">
            <text:p>65.8484</text:p>
          </table:table-cell>
          <table:table-cell office:value-type="float" office:value="9.65422">
            <text:p>9.65422</text:p>
          </table:table-cell>
        </table:table-row>
        <table:table-row table:style-name="ro1">
          <table:table-cell office:value-type="float" office:value="0.0487">
            <text:p>0.0487</text:p>
          </table:table-cell>
          <table:table-cell office:value-type="float" office:value="65.9695">
            <text:p>65.9695</text:p>
          </table:table-cell>
          <table:table-cell office:value-type="float" office:value="9.66442">
            <text:p>9.66442</text:p>
          </table:table-cell>
        </table:table-row>
        <table:table-row table:style-name="ro1">
          <table:table-cell office:value-type="float" office:value="0.0488">
            <text:p>0.0488</text:p>
          </table:table-cell>
          <table:table-cell office:value-type="float" office:value="66.0905">
            <text:p>66.0905</text:p>
          </table:table-cell>
          <table:table-cell office:value-type="float" office:value="9.67461">
            <text:p>9.67461</text:p>
          </table:table-cell>
        </table:table-row>
        <table:table-row table:style-name="ro1">
          <table:table-cell office:value-type="float" office:value="0.0489">
            <text:p>0.0489</text:p>
          </table:table-cell>
          <table:table-cell office:value-type="float" office:value="66.2117">
            <text:p>66.2117</text:p>
          </table:table-cell>
          <table:table-cell office:value-type="float" office:value="9.68483">
            <text:p>9.68483</text:p>
          </table:table-cell>
        </table:table-row>
        <table:table-row table:style-name="ro1">
          <table:table-cell office:value-type="float" office:value="0.049">
            <text:p>0.049</text:p>
          </table:table-cell>
          <table:table-cell office:value-type="float" office:value="66.3328">
            <text:p>66.3328</text:p>
          </table:table-cell>
          <table:table-cell office:value-type="float" office:value="9.69503">
            <text:p>9.69503</text:p>
          </table:table-cell>
        </table:table-row>
        <table:table-row table:style-name="ro1">
          <table:table-cell office:value-type="float" office:value="0.0491">
            <text:p>0.0491</text:p>
          </table:table-cell>
          <table:table-cell office:value-type="float" office:value="66.4538">
            <text:p>66.4538</text:p>
          </table:table-cell>
          <table:table-cell office:value-type="float" office:value="9.70518">
            <text:p>9.70518</text:p>
          </table:table-cell>
        </table:table-row>
        <table:table-row table:style-name="ro1">
          <table:table-cell office:value-type="float" office:value="0.0492">
            <text:p>0.0492</text:p>
          </table:table-cell>
          <table:table-cell office:value-type="float" office:value="66.5747">
            <text:p>66.5747</text:p>
          </table:table-cell>
          <table:table-cell office:value-type="float" office:value="9.71533">
            <text:p>9.71533</text:p>
          </table:table-cell>
        </table:table-row>
        <table:table-row table:style-name="ro1">
          <table:table-cell office:value-type="float" office:value="0.0493">
            <text:p>0.0493</text:p>
          </table:table-cell>
          <table:table-cell office:value-type="float" office:value="66.6959">
            <text:p>66.6959</text:p>
          </table:table-cell>
          <table:table-cell office:value-type="float" office:value="9.7255">
            <text:p>9.7255</text:p>
          </table:table-cell>
        </table:table-row>
        <table:table-row table:style-name="ro1">
          <table:table-cell office:value-type="float" office:value="0.0494">
            <text:p>0.0494</text:p>
          </table:table-cell>
          <table:table-cell office:value-type="float" office:value="66.8175">
            <text:p>66.8175</text:p>
          </table:table-cell>
          <table:table-cell office:value-type="float" office:value="9.73568">
            <text:p>9.73568</text:p>
          </table:table-cell>
        </table:table-row>
        <table:table-row table:style-name="ro1">
          <table:table-cell office:value-type="float" office:value="0.0495">
            <text:p>0.0495</text:p>
          </table:table-cell>
          <table:table-cell office:value-type="float" office:value="66.9413">
            <text:p>66.9413</text:p>
          </table:table-cell>
          <table:table-cell office:value-type="float" office:value="7.71618">
            <text:p>7.71618</text:p>
          </table:table-cell>
        </table:table-row>
        <table:table-row table:style-name="ro1">
          <table:table-cell office:value-type="float" office:value="0.0496">
            <text:p>0.0496</text:p>
          </table:table-cell>
          <table:table-cell office:value-type="float" office:value="67.065">
            <text:p>67.065</text:p>
          </table:table-cell>
          <table:table-cell office:value-type="float" office:value="7.72382">
            <text:p>7.72382</text:p>
          </table:table-cell>
        </table:table-row>
        <table:table-row table:style-name="ro1">
          <table:table-cell office:value-type="float" office:value="0.0497">
            <text:p>0.0497</text:p>
          </table:table-cell>
          <table:table-cell office:value-type="float" office:value="67.1886">
            <text:p>67.1886</text:p>
          </table:table-cell>
          <table:table-cell office:value-type="float" office:value="7.73143">
            <text:p>7.73143</text:p>
          </table:table-cell>
        </table:table-row>
        <table:table-row table:style-name="ro1">
          <table:table-cell office:value-type="float" office:value="0.0498">
            <text:p>0.0498</text:p>
          </table:table-cell>
          <table:table-cell office:value-type="float" office:value="67.3122">
            <text:p>67.3122</text:p>
          </table:table-cell>
          <table:table-cell office:value-type="float" office:value="7.73903">
            <text:p>7.73903</text:p>
          </table:table-cell>
        </table:table-row>
        <table:table-row table:style-name="ro1">
          <table:table-cell office:value-type="float" office:value="0.0499">
            <text:p>0.0499</text:p>
          </table:table-cell>
          <table:table-cell office:value-type="float" office:value="67.4357">
            <text:p>67.4357</text:p>
          </table:table-cell>
          <table:table-cell office:value-type="float" office:value="7.74665">
            <text:p>7.74665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67.5591">
            <text:p>67.5591</text:p>
          </table:table-cell>
          <table:table-cell office:value-type="float" office:value="7.75427">
            <text:p>7.75427</text:p>
          </table:table-cell>
        </table:table-row>
        <table:table-row table:style-name="ro1">
          <table:table-cell office:value-type="float" office:value="0.0501">
            <text:p>0.0501</text:p>
          </table:table-cell>
          <table:table-cell office:value-type="float" office:value="67.6824">
            <text:p>67.6824</text:p>
          </table:table-cell>
          <table:table-cell office:value-type="float" office:value="7.76184">
            <text:p>7.76184</text:p>
          </table:table-cell>
        </table:table-row>
        <table:table-row table:style-name="ro1">
          <table:table-cell office:value-type="float" office:value="0.0502">
            <text:p>0.0502</text:p>
          </table:table-cell>
          <table:table-cell office:value-type="float" office:value="67.8056">
            <text:p>67.8056</text:p>
          </table:table-cell>
          <table:table-cell office:value-type="float" office:value="7.76947">
            <text:p>7.76947</text:p>
          </table:table-cell>
        </table:table-row>
        <table:table-row table:style-name="ro1">
          <table:table-cell office:value-type="float" office:value="0.0503">
            <text:p>0.0503</text:p>
          </table:table-cell>
          <table:table-cell office:value-type="float" office:value="67.9287">
            <text:p>67.9287</text:p>
          </table:table-cell>
          <table:table-cell office:value-type="float" office:value="7.77706">
            <text:p>7.77706</text:p>
          </table:table-cell>
        </table:table-row>
        <table:table-row table:style-name="ro1">
          <table:table-cell office:value-type="float" office:value="0.0504">
            <text:p>0.0504</text:p>
          </table:table-cell>
          <table:table-cell office:value-type="float" office:value="68.0518">
            <text:p>68.0518</text:p>
          </table:table-cell>
          <table:table-cell office:value-type="float" office:value="7.78467">
            <text:p>7.78467</text:p>
          </table:table-cell>
        </table:table-row>
        <table:table-row table:style-name="ro1">
          <table:table-cell office:value-type="float" office:value="0.0505">
            <text:p>0.0505</text:p>
          </table:table-cell>
          <table:table-cell office:value-type="float" office:value="68.185">
            <text:p>68.185</text:p>
          </table:table-cell>
          <table:table-cell office:value-type="float" office:value="7.79114">
            <text:p>7.79114</text:p>
          </table:table-cell>
        </table:table-row>
        <table:table-row table:style-name="ro1">
          <table:table-cell office:value-type="float" office:value="0.0506">
            <text:p>0.0506</text:p>
          </table:table-cell>
          <table:table-cell office:value-type="float" office:value="68.3082">
            <text:p>68.3082</text:p>
          </table:table-cell>
          <table:table-cell office:value-type="float" office:value="7.79707">
            <text:p>7.79707</text:p>
          </table:table-cell>
        </table:table-row>
        <table:table-row table:style-name="ro1">
          <table:table-cell office:value-type="float" office:value="0.0507">
            <text:p>0.0507</text:p>
          </table:table-cell>
          <table:table-cell office:value-type="float" office:value="68.4314">
            <text:p>68.4314</text:p>
          </table:table-cell>
          <table:table-cell office:value-type="float" office:value="7.80294">
            <text:p>7.80294</text:p>
          </table:table-cell>
        </table:table-row>
        <table:table-row table:style-name="ro1">
          <table:table-cell office:value-type="float" office:value="0.0508">
            <text:p>0.0508</text:p>
          </table:table-cell>
          <table:table-cell office:value-type="float" office:value="68.5545">
            <text:p>68.5545</text:p>
          </table:table-cell>
          <table:table-cell office:value-type="float" office:value="7.80888">
            <text:p>7.80888</text:p>
          </table:table-cell>
        </table:table-row>
        <table:table-row table:style-name="ro1">
          <table:table-cell office:value-type="float" office:value="0.0509">
            <text:p>0.0509</text:p>
          </table:table-cell>
          <table:table-cell office:value-type="float" office:value="68.6775">
            <text:p>68.6775</text:p>
          </table:table-cell>
          <table:table-cell office:value-type="float" office:value="7.8148">
            <text:p>7.8148</text:p>
          </table:table-cell>
        </table:table-row>
        <table:table-row table:style-name="ro1" table:number-rows-repeated="104826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6">00/00/0000</text:date>, <text:time style:data-style-name="N2" text:time-value="0000-00-00T15:25: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6T15:25:36</meta:creation-date>
    <meta:editing-duration>PT19M29S</meta:editing-duration>
    <meta:editing-cycles>2</meta:editing-cycles>
    <meta:generator>LibreOffice/4.0.2.2$Linux_X86_64 LibreOffice_project/400m0$Build-2</meta:generator>
    <dc:date>2013-12-06T17:46:35</dc:date>
    <meta:document-statistic meta:table-count="4" meta:cell-count="22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857cm" svg:height="19.949cm" xlink:href=".." xlink:type="simple" chart:class="chart:scatter" chart:style-name="ch1">
        <chart:title svg:x="12.736cm" svg:y="0.534cm" chart:style-name="ch2">
          <text:p>Dupic Burn-up vs LWR Burn up</text:p>
        </chart:title>
        <chart:plot-area chart:style-name="ch3" table:cell-range-address="Sheet1.B1:Sheet1.C16" svg:x="1.648cm" svg:y="2.507cm" svg:width="28.935cm" svg:height="16.063cm">
          <chartooo:coordinate-region svg:x="2.269cm" svg:y="2.706cm" svg:width="28.128cm" svg:height="15.217cm"/>
          <chart:axis chart:dimension="x" chart:name="primary-x" chart:style-name="ch4">
            <chart:title svg:x="15.092cm" svg:y="18.968cm" chart:style-name="ch5">
              <text:p>LWR Burn up</text:p>
            </chart:title>
          </chart:axis>
          <chart:axis chart:dimension="y" chart:name="primary-y" chart:style-name="ch4">
            <chart:title svg:x="1.285cm" svg:y="12.148cm" chart:style-name="ch6">
              <text:p>Dupic Burn up</text:p>
            </chart:title>
            <chart:grid chart:style-name="ch7" chart:class="major"/>
          </chart:axis>
          <chart:series chart:style-name="ch8" chart:values-cell-range-address="Sheet1.C1:Sheet1.C16" chart:class="chart:scatter">
            <chart:domain table:cell-range-address="Sheet1.B1:Sheet1.B16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0077">
                <text:p>26.0077</text:p>
                <draw:g>
                  <svg:desc>Sheet1.B1:Sheet1.B16</svg:desc>
                </draw:g>
              </table:table-cell>
              <table:table-cell office:value-type="float" office:value="11.441">
                <text:p>11.441</text:p>
                <draw:g>
                  <svg:desc>Sheet1.C1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8427">
                <text:p>28.8427</text:p>
              </table:table-cell>
              <table:table-cell office:value-type="float" office:value="11.8749">
                <text:p>11.8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5555">
                <text:p>31.5555</text:p>
              </table:table-cell>
              <table:table-cell office:value-type="float" office:value="11.8666">
                <text:p>11.8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2024">
                <text:p>34.2024</text:p>
              </table:table-cell>
              <table:table-cell office:value-type="float" office:value="11.7134">
                <text:p>11.7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3871">
                <text:p>37.3871</text:p>
              </table:table-cell>
              <table:table-cell office:value-type="float" office:value="12.1321">
                <text:p>12.13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4867">
                <text:p>40.4867</text:p>
              </table:table-cell>
              <table:table-cell office:value-type="float" office:value="11.8012">
                <text:p>11.8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5194">
                <text:p>43.5194</text:p>
              </table:table-cell>
              <table:table-cell office:value-type="float" office:value="12.1994">
                <text:p>12.1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.4736">
                <text:p>46.4736</text:p>
              </table:table-cell>
              <table:table-cell office:value-type="float" office:value="11.7087">
                <text:p>11.70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.358">
                <text:p>49.358</text:p>
              </table:table-cell>
              <table:table-cell office:value-type="float" office:value="10.9702">
                <text:p>10.9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2451">
                <text:p>52.2451</text:p>
              </table:table-cell>
              <table:table-cell office:value-type="float" office:value="11.2517">
                <text:p>11.25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0441">
                <text:p>55.0441</text:p>
              </table:table-cell>
              <table:table-cell office:value-type="float" office:value="10.267">
                <text:p>10.2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6335">
                <text:p>57.6335</text:p>
              </table:table-cell>
              <table:table-cell office:value-type="float" office:value="10.5129">
                <text:p>10.5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.1624">
                <text:p>60.1624</text:p>
              </table:table-cell>
              <table:table-cell office:value-type="float" office:value="10.7569">
                <text:p>10.75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.6547">
                <text:p>62.6547</text:p>
              </table:table-cell>
              <table:table-cell office:value-type="float" office:value="9.38823">
                <text:p>9.388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.12">
                <text:p>65.12</text:p>
              </table:table-cell>
              <table:table-cell office:value-type="float" office:value="9.59297">
                <text:p>9.592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.5591">
                <text:p>67.5591</text:p>
              </table:table-cell>
              <table:table-cell office:value-type="float" office:value="7.75427">
                <text:p>7.754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K1:Sheet2.L512" svg:x="0.77cm" svg:y="0.855cm" svg:width="14.59cm" svg:height="7.545cm">
          <chartooo:coordinate-region svg:x="2.688cm" svg:y="1.054cm" svg:width="12.485cm" svg:height="6.69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L1:Sheet2.L512" chart:class="chart:scatter">
            <chart:domain table:cell-range-address="Sheet2.K1:Sheet2.K512"/>
            <chart:data-point chart:repeated="5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46875">
                <text:p>0.0546875</text:p>
                <draw:g>
                  <svg:desc>Sheet2.K1:Sheet2.K512</svg:desc>
                </draw:g>
              </table:table-cell>
              <table:table-cell office:value-type="float" office:value="2391250">
                <text:p>2391250</text:p>
                <draw:g>
                  <svg:desc>Sheet2.L1:Sheet2.L5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4062">
                <text:p>0.164062</text:p>
              </table:table-cell>
              <table:table-cell office:value-type="float" office:value="2958090">
                <text:p>29580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3438">
                <text:p>0.273438</text:p>
              </table:table-cell>
              <table:table-cell office:value-type="float" office:value="3422480">
                <text:p>34224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812">
                <text:p>0.382812</text:p>
              </table:table-cell>
              <table:table-cell office:value-type="float" office:value="3832000">
                <text:p>3832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2188">
                <text:p>0.492188</text:p>
              </table:table-cell>
              <table:table-cell office:value-type="float" office:value="4201840">
                <text:p>42018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1562">
                <text:p>0.601562</text:p>
              </table:table-cell>
              <table:table-cell office:value-type="float" office:value="4538660">
                <text:p>45386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0938">
                <text:p>0.710938</text:p>
              </table:table-cell>
              <table:table-cell office:value-type="float" office:value="4845780">
                <text:p>48457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0312">
                <text:p>0.820312</text:p>
              </table:table-cell>
              <table:table-cell office:value-type="float" office:value="5124970">
                <text:p>51249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9688">
                <text:p>0.929688</text:p>
              </table:table-cell>
              <table:table-cell office:value-type="float" office:value="5377190">
                <text:p>53771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3906">
                <text:p>1.03906</text:p>
              </table:table-cell>
              <table:table-cell office:value-type="float" office:value="5602950">
                <text:p>56029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4844">
                <text:p>1.14844</text:p>
              </table:table-cell>
              <table:table-cell office:value-type="float" office:value="5802500">
                <text:p>5802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5781">
                <text:p>1.25781</text:p>
              </table:table-cell>
              <table:table-cell office:value-type="float" office:value="5975930">
                <text:p>59759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6719">
                <text:p>1.36719</text:p>
              </table:table-cell>
              <table:table-cell office:value-type="float" office:value="6123200">
                <text:p>61232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7656">
                <text:p>1.47656</text:p>
              </table:table-cell>
              <table:table-cell office:value-type="float" office:value="6244210">
                <text:p>62442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8594">
                <text:p>1.58594</text:p>
              </table:table-cell>
              <table:table-cell office:value-type="float" office:value="6338830">
                <text:p>63388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9531">
                <text:p>1.69531</text:p>
              </table:table-cell>
              <table:table-cell office:value-type="float" office:value="6406860">
                <text:p>64068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0469">
                <text:p>1.80469</text:p>
              </table:table-cell>
              <table:table-cell office:value-type="float" office:value="6448110">
                <text:p>64481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1406">
                <text:p>1.91406</text:p>
              </table:table-cell>
              <table:table-cell office:value-type="float" office:value="6462330">
                <text:p>64623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2344">
                <text:p>2.02344</text:p>
              </table:table-cell>
              <table:table-cell office:value-type="float" office:value="6449300">
                <text:p>64493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3281">
                <text:p>2.13281</text:p>
              </table:table-cell>
              <table:table-cell office:value-type="float" office:value="6408740">
                <text:p>64087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4219">
                <text:p>2.24219</text:p>
              </table:table-cell>
              <table:table-cell office:value-type="float" office:value="6340370">
                <text:p>63403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5156">
                <text:p>2.35156</text:p>
              </table:table-cell>
              <table:table-cell office:value-type="float" office:value="6243840">
                <text:p>62438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6094">
                <text:p>2.46094</text:p>
              </table:table-cell>
              <table:table-cell office:value-type="float" office:value="6118780">
                <text:p>61187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7031">
                <text:p>2.57031</text:p>
              </table:table-cell>
              <table:table-cell office:value-type="float" office:value="5964680">
                <text:p>59646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7969">
                <text:p>2.67969</text:p>
              </table:table-cell>
              <table:table-cell office:value-type="float" office:value="5780890">
                <text:p>57808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8906">
                <text:p>2.78906</text:p>
              </table:table-cell>
              <table:table-cell office:value-type="float" office:value="5566520">
                <text:p>55665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9844">
                <text:p>2.89844</text:p>
              </table:table-cell>
              <table:table-cell office:value-type="float" office:value="5320210">
                <text:p>53202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00781">
                <text:p>3.00781</text:p>
              </table:table-cell>
              <table:table-cell office:value-type="float" office:value="5039820">
                <text:p>50398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1719">
                <text:p>3.11719</text:p>
              </table:table-cell>
              <table:table-cell office:value-type="float" office:value="4721670">
                <text:p>47216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22656">
                <text:p>3.22656</text:p>
              </table:table-cell>
              <table:table-cell office:value-type="float" office:value="4358720">
                <text:p>43587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33594">
                <text:p>3.33594</text:p>
              </table:table-cell>
              <table:table-cell office:value-type="float" office:value="3935420">
                <text:p>39354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44531">
                <text:p>3.44531</text:p>
              </table:table-cell>
              <table:table-cell office:value-type="float" office:value="3403550">
                <text:p>34035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50781">
                <text:p>3.50781</text:p>
              </table:table-cell>
              <table:table-cell office:value-type="float" office:value="1391950000">
                <text:p>139195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2344">
                <text:p>3.52344</text:p>
              </table:table-cell>
              <table:table-cell office:value-type="float" office:value="1158420000">
                <text:p>115842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3906">
                <text:p>3.53906</text:p>
              </table:table-cell>
              <table:table-cell office:value-type="float" office:value="1003610000">
                <text:p>100361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5469">
                <text:p>3.55469</text:p>
              </table:table-cell>
              <table:table-cell office:value-type="float" office:value="889647000">
                <text:p>889647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7031">
                <text:p>3.57031</text:p>
              </table:table-cell>
              <table:table-cell office:value-type="float" office:value="801710000">
                <text:p>80171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58594">
                <text:p>3.58594</text:p>
              </table:table-cell>
              <table:table-cell office:value-type="float" office:value="731703000">
                <text:p>731703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0156">
                <text:p>3.60156</text:p>
              </table:table-cell>
              <table:table-cell office:value-type="float" office:value="674662000">
                <text:p>674662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61719">
                <text:p>3.61719</text:p>
              </table:table-cell>
              <table:table-cell office:value-type="float" office:value="627360000">
                <text:p>62736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3281">
                <text:p>3.63281</text:p>
              </table:table-cell>
              <table:table-cell office:value-type="float" office:value="587597000">
                <text:p>587597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64844">
                <text:p>3.64844</text:p>
              </table:table-cell>
              <table:table-cell office:value-type="float" office:value="553815000">
                <text:p>553815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66406">
                <text:p>3.66406</text:p>
              </table:table-cell>
              <table:table-cell office:value-type="float" office:value="524869000">
                <text:p>524869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67969">
                <text:p>3.67969</text:p>
              </table:table-cell>
              <table:table-cell office:value-type="float" office:value="499891000">
                <text:p>499891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69531">
                <text:p>3.69531</text:p>
              </table:table-cell>
              <table:table-cell office:value-type="float" office:value="478213000">
                <text:p>478213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71094">
                <text:p>3.71094</text:p>
              </table:table-cell>
              <table:table-cell office:value-type="float" office:value="459304000">
                <text:p>459304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72656">
                <text:p>3.72656</text:p>
              </table:table-cell>
              <table:table-cell office:value-type="float" office:value="442740000">
                <text:p>44274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74219">
                <text:p>3.74219</text:p>
              </table:table-cell>
              <table:table-cell office:value-type="float" office:value="428175000">
                <text:p>428175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5781">
                <text:p>3.75781</text:p>
              </table:table-cell>
              <table:table-cell office:value-type="float" office:value="415326000">
                <text:p>415326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77344">
                <text:p>3.77344</text:p>
              </table:table-cell>
              <table:table-cell office:value-type="float" office:value="403958000">
                <text:p>403958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78906">
                <text:p>3.78906</text:p>
              </table:table-cell>
              <table:table-cell office:value-type="float" office:value="393874000">
                <text:p>393874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80469">
                <text:p>3.80469</text:p>
              </table:table-cell>
              <table:table-cell office:value-type="float" office:value="384910000">
                <text:p>38491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82031">
                <text:p>3.82031</text:p>
              </table:table-cell>
              <table:table-cell office:value-type="float" office:value="376924000">
                <text:p>376924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83594">
                <text:p>3.83594</text:p>
              </table:table-cell>
              <table:table-cell office:value-type="float" office:value="369798000">
                <text:p>369798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85156">
                <text:p>3.85156</text:p>
              </table:table-cell>
              <table:table-cell office:value-type="float" office:value="363429000">
                <text:p>363429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86719">
                <text:p>3.86719</text:p>
              </table:table-cell>
              <table:table-cell office:value-type="float" office:value="357731000">
                <text:p>357731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88281">
                <text:p>3.88281</text:p>
              </table:table-cell>
              <table:table-cell office:value-type="float" office:value="352627000">
                <text:p>352627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89844">
                <text:p>3.89844</text:p>
              </table:table-cell>
              <table:table-cell office:value-type="float" office:value="348051000">
                <text:p>348051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91406">
                <text:p>3.91406</text:p>
              </table:table-cell>
              <table:table-cell office:value-type="float" office:value="343947000">
                <text:p>343947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92969">
                <text:p>3.92969</text:p>
              </table:table-cell>
              <table:table-cell office:value-type="float" office:value="340265000">
                <text:p>340265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4531">
                <text:p>3.94531</text:p>
              </table:table-cell>
              <table:table-cell office:value-type="float" office:value="336962000">
                <text:p>336962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96094">
                <text:p>3.96094</text:p>
              </table:table-cell>
              <table:table-cell office:value-type="float" office:value="334000000">
                <text:p>33400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97656">
                <text:p>3.97656</text:p>
              </table:table-cell>
              <table:table-cell office:value-type="float" office:value="331345000">
                <text:p>331345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99219">
                <text:p>3.99219</text:p>
              </table:table-cell>
              <table:table-cell office:value-type="float" office:value="328969000">
                <text:p>328969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00781">
                <text:p>4.00781</text:p>
              </table:table-cell>
              <table:table-cell office:value-type="float" office:value="326844000">
                <text:p>326844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2344">
                <text:p>4.02344</text:p>
              </table:table-cell>
              <table:table-cell office:value-type="float" office:value="324948000">
                <text:p>324948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03906">
                <text:p>4.03906</text:p>
              </table:table-cell>
              <table:table-cell office:value-type="float" office:value="323262000">
                <text:p>323262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05469">
                <text:p>4.05469</text:p>
              </table:table-cell>
              <table:table-cell office:value-type="float" office:value="321766000">
                <text:p>321766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07031">
                <text:p>4.07031</text:p>
              </table:table-cell>
              <table:table-cell office:value-type="float" office:value="320446000">
                <text:p>320446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08594">
                <text:p>4.08594</text:p>
              </table:table-cell>
              <table:table-cell office:value-type="float" office:value="319286000">
                <text:p>319286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10156">
                <text:p>4.10156</text:p>
              </table:table-cell>
              <table:table-cell office:value-type="float" office:value="318275000">
                <text:p>318275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11719">
                <text:p>4.11719</text:p>
              </table:table-cell>
              <table:table-cell office:value-type="float" office:value="317401000">
                <text:p>317401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13281">
                <text:p>4.13281</text:p>
              </table:table-cell>
              <table:table-cell office:value-type="float" office:value="316654000">
                <text:p>316654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4844">
                <text:p>4.14844</text:p>
              </table:table-cell>
              <table:table-cell office:value-type="float" office:value="316025000">
                <text:p>316025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16406">
                <text:p>4.16406</text:p>
              </table:table-cell>
              <table:table-cell office:value-type="float" office:value="315506000">
                <text:p>315506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17969">
                <text:p>4.17969</text:p>
              </table:table-cell>
              <table:table-cell office:value-type="float" office:value="315091000">
                <text:p>315091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19531">
                <text:p>4.19531</text:p>
              </table:table-cell>
              <table:table-cell office:value-type="float" office:value="314772000">
                <text:p>314772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21094">
                <text:p>4.21094</text:p>
              </table:table-cell>
              <table:table-cell office:value-type="float" office:value="314545000">
                <text:p>314545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22656">
                <text:p>4.22656</text:p>
              </table:table-cell>
              <table:table-cell office:value-type="float" office:value="314404000">
                <text:p>314404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24219">
                <text:p>4.24219</text:p>
              </table:table-cell>
              <table:table-cell office:value-type="float" office:value="314344000">
                <text:p>314344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25781">
                <text:p>4.25781</text:p>
              </table:table-cell>
              <table:table-cell office:value-type="float" office:value="314363000">
                <text:p>314363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27344">
                <text:p>4.27344</text:p>
              </table:table-cell>
              <table:table-cell office:value-type="float" office:value="314456000">
                <text:p>314456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28906">
                <text:p>4.28906</text:p>
              </table:table-cell>
              <table:table-cell office:value-type="float" office:value="314620000">
                <text:p>31462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30469">
                <text:p>4.30469</text:p>
              </table:table-cell>
              <table:table-cell office:value-type="float" office:value="314852000">
                <text:p>314852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32031">
                <text:p>4.32031</text:p>
              </table:table-cell>
              <table:table-cell office:value-type="float" office:value="315151000">
                <text:p>315151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33594">
                <text:p>4.33594</text:p>
              </table:table-cell>
              <table:table-cell office:value-type="float" office:value="315515000">
                <text:p>315515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5156">
                <text:p>4.35156</text:p>
              </table:table-cell>
              <table:table-cell office:value-type="float" office:value="315941000">
                <text:p>315941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6719">
                <text:p>4.36719</text:p>
              </table:table-cell>
              <table:table-cell office:value-type="float" office:value="316428000">
                <text:p>316428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8281">
                <text:p>4.38281</text:p>
              </table:table-cell>
              <table:table-cell office:value-type="float" office:value="316975000">
                <text:p>316975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39844">
                <text:p>4.39844</text:p>
              </table:table-cell>
              <table:table-cell office:value-type="float" office:value="317582000">
                <text:p>317582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1406">
                <text:p>4.41406</text:p>
              </table:table-cell>
              <table:table-cell office:value-type="float" office:value="318247000">
                <text:p>318247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42969">
                <text:p>4.42969</text:p>
              </table:table-cell>
              <table:table-cell office:value-type="float" office:value="318971000">
                <text:p>318971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44531">
                <text:p>4.44531</text:p>
              </table:table-cell>
              <table:table-cell office:value-type="float" office:value="319753000">
                <text:p>319753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46094">
                <text:p>4.46094</text:p>
              </table:table-cell>
              <table:table-cell office:value-type="float" office:value="320593000">
                <text:p>320593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7656">
                <text:p>4.47656</text:p>
              </table:table-cell>
              <table:table-cell office:value-type="float" office:value="321491000">
                <text:p>321491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219">
                <text:p>4.49219</text:p>
              </table:table-cell>
              <table:table-cell office:value-type="float" office:value="322448000">
                <text:p>322448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0781">
                <text:p>4.50781</text:p>
              </table:table-cell>
              <table:table-cell office:value-type="float" office:value="323466000">
                <text:p>323466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52344">
                <text:p>4.52344</text:p>
              </table:table-cell>
              <table:table-cell office:value-type="float" office:value="324544000">
                <text:p>324544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53906">
                <text:p>4.53906</text:p>
              </table:table-cell>
              <table:table-cell office:value-type="float" office:value="325684000">
                <text:p>325684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55469">
                <text:p>4.55469</text:p>
              </table:table-cell>
              <table:table-cell office:value-type="float" office:value="326887000">
                <text:p>326887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57031">
                <text:p>4.57031</text:p>
              </table:table-cell>
              <table:table-cell office:value-type="float" office:value="328156000">
                <text:p>328156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58594">
                <text:p>4.58594</text:p>
              </table:table-cell>
              <table:table-cell office:value-type="float" office:value="329492000">
                <text:p>329492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60156">
                <text:p>4.60156</text:p>
              </table:table-cell>
              <table:table-cell office:value-type="float" office:value="330897000">
                <text:p>330897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61719">
                <text:p>4.61719</text:p>
              </table:table-cell>
              <table:table-cell office:value-type="float" office:value="332374000">
                <text:p>332374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63281">
                <text:p>4.63281</text:p>
              </table:table-cell>
              <table:table-cell office:value-type="float" office:value="333927000">
                <text:p>333927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64844">
                <text:p>4.64844</text:p>
              </table:table-cell>
              <table:table-cell office:value-type="float" office:value="335557000">
                <text:p>335557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66406">
                <text:p>4.66406</text:p>
              </table:table-cell>
              <table:table-cell office:value-type="float" office:value="337269000">
                <text:p>337269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67969">
                <text:p>4.67969</text:p>
              </table:table-cell>
              <table:table-cell office:value-type="float" office:value="339068000">
                <text:p>339068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69531">
                <text:p>4.69531</text:p>
              </table:table-cell>
              <table:table-cell office:value-type="float" office:value="340956000">
                <text:p>340956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71094">
                <text:p>4.71094</text:p>
              </table:table-cell>
              <table:table-cell office:value-type="float" office:value="342940000">
                <text:p>342940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72656">
                <text:p>4.72656</text:p>
              </table:table-cell>
              <table:table-cell office:value-type="float" office:value="345025000">
                <text:p>345025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74219">
                <text:p>4.74219</text:p>
              </table:table-cell>
              <table:table-cell office:value-type="float" office:value="347216000">
                <text:p>347216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75781">
                <text:p>4.75781</text:p>
              </table:table-cell>
              <table:table-cell office:value-type="float" office:value="349521000">
                <text:p>349521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77344">
                <text:p>4.77344</text:p>
              </table:table-cell>
              <table:table-cell office:value-type="float" office:value="351948000">
                <text:p>351948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78906">
                <text:p>4.78906</text:p>
              </table:table-cell>
              <table:table-cell office:value-type="float" office:value="354504000">
                <text:p>354504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80469">
                <text:p>4.80469</text:p>
              </table:table-cell>
              <table:table-cell office:value-type="float" office:value="357198000">
                <text:p>357198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82031">
                <text:p>4.82031</text:p>
              </table:table-cell>
              <table:table-cell office:value-type="float" office:value="360041000">
                <text:p>360041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83594">
                <text:p>4.83594</text:p>
              </table:table-cell>
              <table:table-cell office:value-type="float" office:value="363043000">
                <text:p>363043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85156">
                <text:p>4.85156</text:p>
              </table:table-cell>
              <table:table-cell office:value-type="float" office:value="366218000">
                <text:p>366218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86719">
                <text:p>4.86719</text:p>
              </table:table-cell>
              <table:table-cell office:value-type="float" office:value="369579000">
                <text:p>369579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88281">
                <text:p>4.88281</text:p>
              </table:table-cell>
              <table:table-cell office:value-type="float" office:value="373141000">
                <text:p>373141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89844">
                <text:p>4.89844</text:p>
              </table:table-cell>
              <table:table-cell office:value-type="float" office:value="376922000">
                <text:p>376922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91406">
                <text:p>4.91406</text:p>
              </table:table-cell>
              <table:table-cell office:value-type="float" office:value="380941000">
                <text:p>380941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92969">
                <text:p>4.92969</text:p>
              </table:table-cell>
              <table:table-cell office:value-type="float" office:value="385218000">
                <text:p>385218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94531">
                <text:p>4.94531</text:p>
              </table:table-cell>
              <table:table-cell office:value-type="float" office:value="389777000">
                <text:p>389777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96094">
                <text:p>4.96094</text:p>
              </table:table-cell>
              <table:table-cell office:value-type="float" office:value="394646000">
                <text:p>394646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97656">
                <text:p>4.97656</text:p>
              </table:table-cell>
              <table:table-cell office:value-type="float" office:value="399853000">
                <text:p>399853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99219">
                <text:p>4.99219</text:p>
              </table:table-cell>
              <table:table-cell office:value-type="float" office:value="405433000">
                <text:p>405433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00781">
                <text:p>5.00781</text:p>
              </table:table-cell>
              <table:table-cell office:value-type="float" office:value="411423000">
                <text:p>411423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02344">
                <text:p>5.02344</text:p>
              </table:table-cell>
              <table:table-cell office:value-type="float" office:value="417865000">
                <text:p>417865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03906">
                <text:p>5.03906</text:p>
              </table:table-cell>
              <table:table-cell office:value-type="float" office:value="424807000">
                <text:p>424807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05469">
                <text:p>5.05469</text:p>
              </table:table-cell>
              <table:table-cell office:value-type="float" office:value="432303000">
                <text:p>432303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07031">
                <text:p>5.07031</text:p>
              </table:table-cell>
              <table:table-cell office:value-type="float" office:value="440416000">
                <text:p>440416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08594">
                <text:p>5.08594</text:p>
              </table:table-cell>
              <table:table-cell office:value-type="float" office:value="449214000">
                <text:p>449214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10156">
                <text:p>5.10156</text:p>
              </table:table-cell>
              <table:table-cell office:value-type="float" office:value="458777000">
                <text:p>458777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11719">
                <text:p>5.11719</text:p>
              </table:table-cell>
              <table:table-cell office:value-type="float" office:value="469197000">
                <text:p>469197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13281">
                <text:p>5.13281</text:p>
              </table:table-cell>
              <table:table-cell office:value-type="float" office:value="480577000">
                <text:p>480577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14844">
                <text:p>5.14844</text:p>
              </table:table-cell>
              <table:table-cell office:value-type="float" office:value="493037000">
                <text:p>493037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16406">
                <text:p>5.16406</text:p>
              </table:table-cell>
              <table:table-cell office:value-type="float" office:value="506717000">
                <text:p>506717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17969">
                <text:p>5.17969</text:p>
              </table:table-cell>
              <table:table-cell office:value-type="float" office:value="521775000">
                <text:p>521775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19531">
                <text:p>5.19531</text:p>
              </table:table-cell>
              <table:table-cell office:value-type="float" office:value="538398000">
                <text:p>538398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21094">
                <text:p>5.21094</text:p>
              </table:table-cell>
              <table:table-cell office:value-type="float" office:value="556803000">
                <text:p>556803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22656">
                <text:p>5.22656</text:p>
              </table:table-cell>
              <table:table-cell office:value-type="float" office:value="577245000">
                <text:p>577245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24219">
                <text:p>5.24219</text:p>
              </table:table-cell>
              <table:table-cell office:value-type="float" office:value="600025000">
                <text:p>600025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25781">
                <text:p>5.25781</text:p>
              </table:table-cell>
              <table:table-cell office:value-type="float" office:value="625500000">
                <text:p>625500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27344">
                <text:p>5.27344</text:p>
              </table:table-cell>
              <table:table-cell office:value-type="float" office:value="654096000">
                <text:p>654096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28906">
                <text:p>5.28906</text:p>
              </table:table-cell>
              <table:table-cell office:value-type="float" office:value="686328000">
                <text:p>686328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30469">
                <text:p>5.30469</text:p>
              </table:table-cell>
              <table:table-cell office:value-type="float" office:value="722820000">
                <text:p>722820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32031">
                <text:p>5.32031</text:p>
              </table:table-cell>
              <table:table-cell office:value-type="float" office:value="764341000">
                <text:p>764341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33594">
                <text:p>5.33594</text:p>
              </table:table-cell>
              <table:table-cell office:value-type="float" office:value="811847000">
                <text:p>811847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35156">
                <text:p>5.35156</text:p>
              </table:table-cell>
              <table:table-cell office:value-type="float" office:value="866548000">
                <text:p>866548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36719">
                <text:p>5.36719</text:p>
              </table:table-cell>
              <table:table-cell office:value-type="float" office:value="930003000">
                <text:p>930003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38281">
                <text:p>5.38281</text:p>
              </table:table-cell>
              <table:table-cell office:value-type="float" office:value="1004280000">
                <text:p>1004280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39844">
                <text:p>5.39844</text:p>
              </table:table-cell>
              <table:table-cell office:value-type="float" office:value="1092170000">
                <text:p>1092170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41406">
                <text:p>5.41406</text:p>
              </table:table-cell>
              <table:table-cell office:value-type="float" office:value="1197630000">
                <text:p>1197630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42969">
                <text:p>5.42969</text:p>
              </table:table-cell>
              <table:table-cell office:value-type="float" office:value="1326460000">
                <text:p>1326460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44531">
                <text:p>5.44531</text:p>
              </table:table-cell>
              <table:table-cell office:value-type="float" office:value="1487580000">
                <text:p>1487580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46094">
                <text:p>5.46094</text:p>
              </table:table-cell>
              <table:table-cell office:value-type="float" office:value="1695540000">
                <text:p>1695540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47656">
                <text:p>5.47656</text:p>
              </table:table-cell>
              <table:table-cell office:value-type="float" office:value="1976990000">
                <text:p>1976990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49219">
                <text:p>5.49219</text:p>
              </table:table-cell>
              <table:table-cell office:value-type="float" office:value="2400220000">
                <text:p>2400220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55469">
                <text:p>5.55469</text:p>
              </table:table-cell>
              <table:table-cell office:value-type="float" office:value="5399350">
                <text:p>539935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66406">
                <text:p>5.66406</text:p>
              </table:table-cell>
              <table:table-cell office:value-type="float" office:value="6400280">
                <text:p>64002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77344">
                <text:p>5.77344</text:p>
              </table:table-cell>
              <table:table-cell office:value-type="float" office:value="7211270">
                <text:p>721127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88281">
                <text:p>5.88281</text:p>
              </table:table-cell>
              <table:table-cell office:value-type="float" office:value="7918750">
                <text:p>791875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99219">
                <text:p>5.99219</text:p>
              </table:table-cell>
              <table:table-cell office:value-type="float" office:value="8550250">
                <text:p>855025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10156">
                <text:p>6.10156</text:p>
              </table:table-cell>
              <table:table-cell office:value-type="float" office:value="9117980">
                <text:p>91179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21094">
                <text:p>6.21094</text:p>
              </table:table-cell>
              <table:table-cell office:value-type="float" office:value="9628180">
                <text:p>96281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32031">
                <text:p>6.32031</text:p>
              </table:table-cell>
              <table:table-cell office:value-type="float" office:value="10084300">
                <text:p>100843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42969">
                <text:p>6.42969</text:p>
              </table:table-cell>
              <table:table-cell office:value-type="float" office:value="10488400">
                <text:p>104884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53906">
                <text:p>6.53906</text:p>
              </table:table-cell>
              <table:table-cell office:value-type="float" office:value="10841800">
                <text:p>108418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64844">
                <text:p>6.64844</text:p>
              </table:table-cell>
              <table:table-cell office:value-type="float" office:value="11145000">
                <text:p>11145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75781">
                <text:p>6.75781</text:p>
              </table:table-cell>
              <table:table-cell office:value-type="float" office:value="11398700">
                <text:p>113987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86719">
                <text:p>6.86719</text:p>
              </table:table-cell>
              <table:table-cell office:value-type="float" office:value="11603100">
                <text:p>116031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97656">
                <text:p>6.97656</text:p>
              </table:table-cell>
              <table:table-cell office:value-type="float" office:value="11758400">
                <text:p>117584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08594">
                <text:p>7.08594</text:p>
              </table:table-cell>
              <table:table-cell office:value-type="float" office:value="11864600">
                <text:p>118646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19531">
                <text:p>7.19531</text:p>
              </table:table-cell>
              <table:table-cell office:value-type="float" office:value="11921700">
                <text:p>119217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30469">
                <text:p>7.30469</text:p>
              </table:table-cell>
              <table:table-cell office:value-type="float" office:value="11929600">
                <text:p>119296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41406">
                <text:p>7.41406</text:p>
              </table:table-cell>
              <table:table-cell office:value-type="float" office:value="11888400">
                <text:p>118884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52344">
                <text:p>7.52344</text:p>
              </table:table-cell>
              <table:table-cell office:value-type="float" office:value="11797800">
                <text:p>117978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63281">
                <text:p>7.63281</text:p>
              </table:table-cell>
              <table:table-cell office:value-type="float" office:value="11657800">
                <text:p>116578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74219">
                <text:p>7.74219</text:p>
              </table:table-cell>
              <table:table-cell office:value-type="float" office:value="11468100">
                <text:p>114681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85156">
                <text:p>7.85156</text:p>
              </table:table-cell>
              <table:table-cell office:value-type="float" office:value="11228300">
                <text:p>112283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96094">
                <text:p>7.96094</text:p>
              </table:table-cell>
              <table:table-cell office:value-type="float" office:value="10938100">
                <text:p>109381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07031">
                <text:p>8.07031</text:p>
              </table:table-cell>
              <table:table-cell office:value-type="float" office:value="10596900">
                <text:p>105969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17969">
                <text:p>8.17969</text:p>
              </table:table-cell>
              <table:table-cell office:value-type="float" office:value="10203600">
                <text:p>102036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28906">
                <text:p>8.28906</text:p>
              </table:table-cell>
              <table:table-cell office:value-type="float" office:value="9756990">
                <text:p>975699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39844">
                <text:p>8.39844</text:p>
              </table:table-cell>
              <table:table-cell office:value-type="float" office:value="9254790">
                <text:p>925479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50781">
                <text:p>8.50781</text:p>
              </table:table-cell>
              <table:table-cell office:value-type="float" office:value="8693380">
                <text:p>86933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61719">
                <text:p>8.61719</text:p>
              </table:table-cell>
              <table:table-cell office:value-type="float" office:value="8066280">
                <text:p>80662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72656">
                <text:p>8.72656</text:p>
              </table:table-cell>
              <table:table-cell office:value-type="float" office:value="7361020">
                <text:p>73610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83594">
                <text:p>8.83594</text:p>
              </table:table-cell>
              <table:table-cell office:value-type="float" office:value="6549630">
                <text:p>654963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94531">
                <text:p>8.94531</text:p>
              </table:table-cell>
              <table:table-cell office:value-type="float" office:value="5544670">
                <text:p>554467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00781">
                <text:p>9.00781</text:p>
              </table:table-cell>
              <table:table-cell office:value-type="float" office:value="2450400000">
                <text:p>2450400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02344">
                <text:p>9.02344</text:p>
              </table:table-cell>
              <table:table-cell office:value-type="float" office:value="2024150000">
                <text:p>2024150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03906">
                <text:p>9.03906</text:p>
              </table:table-cell>
              <table:table-cell office:value-type="float" office:value="1741010000">
                <text:p>1741010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05469">
                <text:p>9.05469</text:p>
              </table:table-cell>
              <table:table-cell office:value-type="float" office:value="1532080000">
                <text:p>1532080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07031">
                <text:p>9.07031</text:p>
              </table:table-cell>
              <table:table-cell office:value-type="float" office:value="1370420000">
                <text:p>1370420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08594">
                <text:p>9.08594</text:p>
              </table:table-cell>
              <table:table-cell office:value-type="float" office:value="1241340000">
                <text:p>1241340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10156">
                <text:p>9.10156</text:p>
              </table:table-cell>
              <table:table-cell office:value-type="float" office:value="1135850000">
                <text:p>1135850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11719">
                <text:p>9.11719</text:p>
              </table:table-cell>
              <table:table-cell office:value-type="float" office:value="1048080000">
                <text:p>1048080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13281">
                <text:p>9.13281</text:p>
              </table:table-cell>
              <table:table-cell office:value-type="float" office:value="974037000">
                <text:p>974037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.14844">
                <text:p>9.14844</text:p>
              </table:table-cell>
              <table:table-cell office:value-type="float" office:value="910898000">
                <text:p>910898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.16406">
                <text:p>9.16406</text:p>
              </table:table-cell>
              <table:table-cell office:value-type="float" office:value="856579000">
                <text:p>856579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.17969">
                <text:p>9.17969</text:p>
              </table:table-cell>
              <table:table-cell office:value-type="float" office:value="809507000">
                <text:p>809507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.19531">
                <text:p>9.19531</text:p>
              </table:table-cell>
              <table:table-cell office:value-type="float" office:value="768462000">
                <text:p>768462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.21094">
                <text:p>9.21094</text:p>
              </table:table-cell>
              <table:table-cell office:value-type="float" office:value="732479000">
                <text:p>732479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.22656">
                <text:p>9.22656</text:p>
              </table:table-cell>
              <table:table-cell office:value-type="float" office:value="700783000">
                <text:p>7007830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.24219">
                <text:p>9.24219</text:p>
              </table:table-cell>
              <table:table-cell office:value-type="float" office:value="672746000">
                <text:p>6727460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.25781">
                <text:p>9.25781</text:p>
              </table:table-cell>
              <table:table-cell office:value-type="float" office:value="647850000">
                <text:p>647850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.27344">
                <text:p>9.27344</text:p>
              </table:table-cell>
              <table:table-cell office:value-type="float" office:value="625664000">
                <text:p>6256640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.28906">
                <text:p>9.28906</text:p>
              </table:table-cell>
              <table:table-cell office:value-type="float" office:value="605831000">
                <text:p>6058310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.30469">
                <text:p>9.30469</text:p>
              </table:table-cell>
              <table:table-cell office:value-type="float" office:value="588046000">
                <text:p>5880460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.32031">
                <text:p>9.32031</text:p>
              </table:table-cell>
              <table:table-cell office:value-type="float" office:value="572055000">
                <text:p>5720550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.33594">
                <text:p>9.33594</text:p>
              </table:table-cell>
              <table:table-cell office:value-type="float" office:value="557637000">
                <text:p>557637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.35156">
                <text:p>9.35156</text:p>
              </table:table-cell>
              <table:table-cell office:value-type="float" office:value="544607000">
                <text:p>5446070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.36719">
                <text:p>9.36719</text:p>
              </table:table-cell>
              <table:table-cell office:value-type="float" office:value="532803000">
                <text:p>532803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.38281">
                <text:p>9.38281</text:p>
              </table:table-cell>
              <table:table-cell office:value-type="float" office:value="522087000">
                <text:p>5220870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.39844">
                <text:p>9.39844</text:p>
              </table:table-cell>
              <table:table-cell office:value-type="float" office:value="512337000">
                <text:p>5123370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.41406">
                <text:p>9.41406</text:p>
              </table:table-cell>
              <table:table-cell office:value-type="float" office:value="503450000">
                <text:p>5034500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.42969">
                <text:p>9.42969</text:p>
              </table:table-cell>
              <table:table-cell office:value-type="float" office:value="495335000">
                <text:p>4953350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.44531">
                <text:p>9.44531</text:p>
              </table:table-cell>
              <table:table-cell office:value-type="float" office:value="487910000">
                <text:p>4879100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.46094">
                <text:p>9.46094</text:p>
              </table:table-cell>
              <table:table-cell office:value-type="float" office:value="481107000">
                <text:p>4811070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.47656">
                <text:p>9.47656</text:p>
              </table:table-cell>
              <table:table-cell office:value-type="float" office:value="474864000">
                <text:p>4748640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.49219">
                <text:p>9.49219</text:p>
              </table:table-cell>
              <table:table-cell office:value-type="float" office:value="469126000">
                <text:p>4691260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.50781">
                <text:p>9.50781</text:p>
              </table:table-cell>
              <table:table-cell office:value-type="float" office:value="463846000">
                <text:p>4638460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52344">
                <text:p>9.52344</text:p>
              </table:table-cell>
              <table:table-cell office:value-type="float" office:value="458980000">
                <text:p>458980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53906">
                <text:p>9.53906</text:p>
              </table:table-cell>
              <table:table-cell office:value-type="float" office:value="454493000">
                <text:p>4544930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55469">
                <text:p>9.55469</text:p>
              </table:table-cell>
              <table:table-cell office:value-type="float" office:value="450350000">
                <text:p>4503500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57031">
                <text:p>9.57031</text:p>
              </table:table-cell>
              <table:table-cell office:value-type="float" office:value="446522000">
                <text:p>446522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58594">
                <text:p>9.58594</text:p>
              </table:table-cell>
              <table:table-cell office:value-type="float" office:value="442981000">
                <text:p>442981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60156">
                <text:p>9.60156</text:p>
              </table:table-cell>
              <table:table-cell office:value-type="float" office:value="439706000">
                <text:p>4397060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61719">
                <text:p>9.61719</text:p>
              </table:table-cell>
              <table:table-cell office:value-type="float" office:value="436674000">
                <text:p>4366740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63281">
                <text:p>9.63281</text:p>
              </table:table-cell>
              <table:table-cell office:value-type="float" office:value="433867000">
                <text:p>433867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64844">
                <text:p>9.64844</text:p>
              </table:table-cell>
              <table:table-cell office:value-type="float" office:value="431267000">
                <text:p>4312670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.66406">
                <text:p>9.66406</text:p>
              </table:table-cell>
              <table:table-cell office:value-type="float" office:value="428860000">
                <text:p>4288600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67969">
                <text:p>9.67969</text:p>
              </table:table-cell>
              <table:table-cell office:value-type="float" office:value="426633000">
                <text:p>426633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69531">
                <text:p>9.69531</text:p>
              </table:table-cell>
              <table:table-cell office:value-type="float" office:value="424572000">
                <text:p>4245720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.71094">
                <text:p>9.71094</text:p>
              </table:table-cell>
              <table:table-cell office:value-type="float" office:value="422668000">
                <text:p>4226680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72656">
                <text:p>9.72656</text:p>
              </table:table-cell>
              <table:table-cell office:value-type="float" office:value="420910000">
                <text:p>4209100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74219">
                <text:p>9.74219</text:p>
              </table:table-cell>
              <table:table-cell office:value-type="float" office:value="419289000">
                <text:p>4192890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75781">
                <text:p>9.75781</text:p>
              </table:table-cell>
              <table:table-cell office:value-type="float" office:value="417798000">
                <text:p>417798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77344">
                <text:p>9.77344</text:p>
              </table:table-cell>
              <table:table-cell office:value-type="float" office:value="416429000">
                <text:p>4164290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78906">
                <text:p>9.78906</text:p>
              </table:table-cell>
              <table:table-cell office:value-type="float" office:value="415176000">
                <text:p>4151760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80469">
                <text:p>9.80469</text:p>
              </table:table-cell>
              <table:table-cell office:value-type="float" office:value="414034000">
                <text:p>414034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82031">
                <text:p>9.82031</text:p>
              </table:table-cell>
              <table:table-cell office:value-type="float" office:value="412997000">
                <text:p>4129970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83594">
                <text:p>9.83594</text:p>
              </table:table-cell>
              <table:table-cell office:value-type="float" office:value="412061000">
                <text:p>412061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85156">
                <text:p>9.85156</text:p>
              </table:table-cell>
              <table:table-cell office:value-type="float" office:value="411222000">
                <text:p>4112220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86719">
                <text:p>9.86719</text:p>
              </table:table-cell>
              <table:table-cell office:value-type="float" office:value="410476000">
                <text:p>4104760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88281">
                <text:p>9.88281</text:p>
              </table:table-cell>
              <table:table-cell office:value-type="float" office:value="409820000">
                <text:p>4098200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.89844">
                <text:p>9.89844</text:p>
              </table:table-cell>
              <table:table-cell office:value-type="float" office:value="409252000">
                <text:p>4092520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.91406">
                <text:p>9.91406</text:p>
              </table:table-cell>
              <table:table-cell office:value-type="float" office:value="408769000">
                <text:p>4087690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.92969">
                <text:p>9.92969</text:p>
              </table:table-cell>
              <table:table-cell office:value-type="float" office:value="408370000">
                <text:p>4083700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.94531">
                <text:p>9.94531</text:p>
              </table:table-cell>
              <table:table-cell office:value-type="float" office:value="408052000">
                <text:p>408052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.96094">
                <text:p>9.96094</text:p>
              </table:table-cell>
              <table:table-cell office:value-type="float" office:value="407815000">
                <text:p>407815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.97656">
                <text:p>9.97656</text:p>
              </table:table-cell>
              <table:table-cell office:value-type="float" office:value="407657000">
                <text:p>4076570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.99219">
                <text:p>9.99219</text:p>
              </table:table-cell>
              <table:table-cell office:value-type="float" office:value="407578000">
                <text:p>4075780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0078">
                <text:p>10.0078</text:p>
              </table:table-cell>
              <table:table-cell office:value-type="float" office:value="407578000">
                <text:p>4075780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0234">
                <text:p>10.0234</text:p>
              </table:table-cell>
              <table:table-cell office:value-type="float" office:value="407657000">
                <text:p>4076570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0391">
                <text:p>10.0391</text:p>
              </table:table-cell>
              <table:table-cell office:value-type="float" office:value="407815000">
                <text:p>4078150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0547">
                <text:p>10.0547</text:p>
              </table:table-cell>
              <table:table-cell office:value-type="float" office:value="408052000">
                <text:p>4080520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0703">
                <text:p>10.0703</text:p>
              </table:table-cell>
              <table:table-cell office:value-type="float" office:value="408370000">
                <text:p>4083700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0859">
                <text:p>10.0859</text:p>
              </table:table-cell>
              <table:table-cell office:value-type="float" office:value="408769000">
                <text:p>4087690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1016">
                <text:p>10.1016</text:p>
              </table:table-cell>
              <table:table-cell office:value-type="float" office:value="409252000">
                <text:p>4092520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1172">
                <text:p>10.1172</text:p>
              </table:table-cell>
              <table:table-cell office:value-type="float" office:value="409820000">
                <text:p>4098200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1328">
                <text:p>10.1328</text:p>
              </table:table-cell>
              <table:table-cell office:value-type="float" office:value="410476000">
                <text:p>410476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1484">
                <text:p>10.1484</text:p>
              </table:table-cell>
              <table:table-cell office:value-type="float" office:value="411222000">
                <text:p>411222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1641">
                <text:p>10.1641</text:p>
              </table:table-cell>
              <table:table-cell office:value-type="float" office:value="412061000">
                <text:p>4120610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1797">
                <text:p>10.1797</text:p>
              </table:table-cell>
              <table:table-cell office:value-type="float" office:value="412997000">
                <text:p>4129970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1953">
                <text:p>10.1953</text:p>
              </table:table-cell>
              <table:table-cell office:value-type="float" office:value="414034000">
                <text:p>414034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2109">
                <text:p>10.2109</text:p>
              </table:table-cell>
              <table:table-cell office:value-type="float" office:value="415176000">
                <text:p>415176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2266">
                <text:p>10.2266</text:p>
              </table:table-cell>
              <table:table-cell office:value-type="float" office:value="416429000">
                <text:p>4164290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2422">
                <text:p>10.2422</text:p>
              </table:table-cell>
              <table:table-cell office:value-type="float" office:value="417798000">
                <text:p>4177980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2578">
                <text:p>10.2578</text:p>
              </table:table-cell>
              <table:table-cell office:value-type="float" office:value="419289000">
                <text:p>419289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2734">
                <text:p>10.2734</text:p>
              </table:table-cell>
              <table:table-cell office:value-type="float" office:value="420910000">
                <text:p>420910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.2891">
                <text:p>10.2891</text:p>
              </table:table-cell>
              <table:table-cell office:value-type="float" office:value="422668000">
                <text:p>4226680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.3047">
                <text:p>10.3047</text:p>
              </table:table-cell>
              <table:table-cell office:value-type="float" office:value="424572000">
                <text:p>4245720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.3203">
                <text:p>10.3203</text:p>
              </table:table-cell>
              <table:table-cell office:value-type="float" office:value="426633000">
                <text:p>426633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.3359">
                <text:p>10.3359</text:p>
              </table:table-cell>
              <table:table-cell office:value-type="float" office:value="428860000">
                <text:p>4288600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3516">
                <text:p>10.3516</text:p>
              </table:table-cell>
              <table:table-cell office:value-type="float" office:value="431267000">
                <text:p>431267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.3672">
                <text:p>10.3672</text:p>
              </table:table-cell>
              <table:table-cell office:value-type="float" office:value="433867000">
                <text:p>433867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.3828">
                <text:p>10.3828</text:p>
              </table:table-cell>
              <table:table-cell office:value-type="float" office:value="436674000">
                <text:p>4366740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.3984">
                <text:p>10.3984</text:p>
              </table:table-cell>
              <table:table-cell office:value-type="float" office:value="439706000">
                <text:p>4397060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.4141">
                <text:p>10.4141</text:p>
              </table:table-cell>
              <table:table-cell office:value-type="float" office:value="442981000">
                <text:p>4429810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.4297">
                <text:p>10.4297</text:p>
              </table:table-cell>
              <table:table-cell office:value-type="float" office:value="446522000">
                <text:p>4465220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.4453">
                <text:p>10.4453</text:p>
              </table:table-cell>
              <table:table-cell office:value-type="float" office:value="450350000">
                <text:p>4503500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.4609">
                <text:p>10.4609</text:p>
              </table:table-cell>
              <table:table-cell office:value-type="float" office:value="454493000">
                <text:p>4544930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.4766">
                <text:p>10.4766</text:p>
              </table:table-cell>
              <table:table-cell office:value-type="float" office:value="458980000">
                <text:p>4589800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.4922">
                <text:p>10.4922</text:p>
              </table:table-cell>
              <table:table-cell office:value-type="float" office:value="463846000">
                <text:p>4638460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.5078">
                <text:p>10.5078</text:p>
              </table:table-cell>
              <table:table-cell office:value-type="float" office:value="469126000">
                <text:p>4691260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5234">
                <text:p>10.5234</text:p>
              </table:table-cell>
              <table:table-cell office:value-type="float" office:value="474864000">
                <text:p>4748640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.5391">
                <text:p>10.5391</text:p>
              </table:table-cell>
              <table:table-cell office:value-type="float" office:value="481107000">
                <text:p>4811070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.5547">
                <text:p>10.5547</text:p>
              </table:table-cell>
              <table:table-cell office:value-type="float" office:value="487910000">
                <text:p>4879100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.5703">
                <text:p>10.5703</text:p>
              </table:table-cell>
              <table:table-cell office:value-type="float" office:value="495335000">
                <text:p>4953350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.5859">
                <text:p>10.5859</text:p>
              </table:table-cell>
              <table:table-cell office:value-type="float" office:value="503450000">
                <text:p>5034500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.6016">
                <text:p>10.6016</text:p>
              </table:table-cell>
              <table:table-cell office:value-type="float" office:value="512337000">
                <text:p>5123370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.6172">
                <text:p>10.6172</text:p>
              </table:table-cell>
              <table:table-cell office:value-type="float" office:value="522087000">
                <text:p>5220870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.6328">
                <text:p>10.6328</text:p>
              </table:table-cell>
              <table:table-cell office:value-type="float" office:value="532803000">
                <text:p>5328030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.6484">
                <text:p>10.6484</text:p>
              </table:table-cell>
              <table:table-cell office:value-type="float" office:value="544607000">
                <text:p>5446070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.6641">
                <text:p>10.6641</text:p>
              </table:table-cell>
              <table:table-cell office:value-type="float" office:value="557637000">
                <text:p>5576370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6797">
                <text:p>10.6797</text:p>
              </table:table-cell>
              <table:table-cell office:value-type="float" office:value="572055000">
                <text:p>5720550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6953">
                <text:p>10.6953</text:p>
              </table:table-cell>
              <table:table-cell office:value-type="float" office:value="588046000">
                <text:p>5880460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7109">
                <text:p>10.7109</text:p>
              </table:table-cell>
              <table:table-cell office:value-type="float" office:value="605831000">
                <text:p>6058310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7266">
                <text:p>10.7266</text:p>
              </table:table-cell>
              <table:table-cell office:value-type="float" office:value="625664000">
                <text:p>6256640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7422">
                <text:p>10.7422</text:p>
              </table:table-cell>
              <table:table-cell office:value-type="float" office:value="647850000">
                <text:p>6478500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7578">
                <text:p>10.7578</text:p>
              </table:table-cell>
              <table:table-cell office:value-type="float" office:value="672746000">
                <text:p>6727460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7734">
                <text:p>10.7734</text:p>
              </table:table-cell>
              <table:table-cell office:value-type="float" office:value="700783000">
                <text:p>7007830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7891">
                <text:p>10.7891</text:p>
              </table:table-cell>
              <table:table-cell office:value-type="float" office:value="732479000">
                <text:p>7324790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8047">
                <text:p>10.8047</text:p>
              </table:table-cell>
              <table:table-cell office:value-type="float" office:value="768462000">
                <text:p>7684620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8203">
                <text:p>10.8203</text:p>
              </table:table-cell>
              <table:table-cell office:value-type="float" office:value="809507000">
                <text:p>8095070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8359">
                <text:p>10.8359</text:p>
              </table:table-cell>
              <table:table-cell office:value-type="float" office:value="856579000">
                <text:p>856579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8516">
                <text:p>10.8516</text:p>
              </table:table-cell>
              <table:table-cell office:value-type="float" office:value="910898000">
                <text:p>9108980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8672">
                <text:p>10.8672</text:p>
              </table:table-cell>
              <table:table-cell office:value-type="float" office:value="974037000">
                <text:p>9740370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8828">
                <text:p>10.8828</text:p>
              </table:table-cell>
              <table:table-cell office:value-type="float" office:value="1048080000">
                <text:p>10480800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8984">
                <text:p>10.8984</text:p>
              </table:table-cell>
              <table:table-cell office:value-type="float" office:value="1135850000">
                <text:p>11358500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9141">
                <text:p>10.9141</text:p>
              </table:table-cell>
              <table:table-cell office:value-type="float" office:value="1241340000">
                <text:p>12413400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9297">
                <text:p>10.9297</text:p>
              </table:table-cell>
              <table:table-cell office:value-type="float" office:value="1370420000">
                <text:p>13704200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9453">
                <text:p>10.9453</text:p>
              </table:table-cell>
              <table:table-cell office:value-type="float" office:value="1532080000">
                <text:p>15320800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9609">
                <text:p>10.9609</text:p>
              </table:table-cell>
              <table:table-cell office:value-type="float" office:value="1741010000">
                <text:p>17410100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9766">
                <text:p>10.9766</text:p>
              </table:table-cell>
              <table:table-cell office:value-type="float" office:value="2024150000">
                <text:p>20241500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9922">
                <text:p>10.9922</text:p>
              </table:table-cell>
              <table:table-cell office:value-type="float" office:value="2450400000">
                <text:p>24504000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.0547">
                <text:p>11.0547</text:p>
              </table:table-cell>
              <table:table-cell office:value-type="float" office:value="5544670">
                <text:p>554467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.1641">
                <text:p>11.1641</text:p>
              </table:table-cell>
              <table:table-cell office:value-type="float" office:value="6549630">
                <text:p>654963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.2734">
                <text:p>11.2734</text:p>
              </table:table-cell>
              <table:table-cell office:value-type="float" office:value="7361020">
                <text:p>736102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.3828">
                <text:p>11.3828</text:p>
              </table:table-cell>
              <table:table-cell office:value-type="float" office:value="8066280">
                <text:p>806628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.4922">
                <text:p>11.4922</text:p>
              </table:table-cell>
              <table:table-cell office:value-type="float" office:value="8693380">
                <text:p>869338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.6016">
                <text:p>11.6016</text:p>
              </table:table-cell>
              <table:table-cell office:value-type="float" office:value="9254790">
                <text:p>925479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.7109">
                <text:p>11.7109</text:p>
              </table:table-cell>
              <table:table-cell office:value-type="float" office:value="9756990">
                <text:p>975699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.8203">
                <text:p>11.8203</text:p>
              </table:table-cell>
              <table:table-cell office:value-type="float" office:value="10203600">
                <text:p>102036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.9297">
                <text:p>11.9297</text:p>
              </table:table-cell>
              <table:table-cell office:value-type="float" office:value="10596900">
                <text:p>105969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.0391">
                <text:p>12.0391</text:p>
              </table:table-cell>
              <table:table-cell office:value-type="float" office:value="10938100">
                <text:p>109381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.1484">
                <text:p>12.1484</text:p>
              </table:table-cell>
              <table:table-cell office:value-type="float" office:value="11228300">
                <text:p>112283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.2578">
                <text:p>12.2578</text:p>
              </table:table-cell>
              <table:table-cell office:value-type="float" office:value="11468100">
                <text:p>114681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.3672">
                <text:p>12.3672</text:p>
              </table:table-cell>
              <table:table-cell office:value-type="float" office:value="11657800">
                <text:p>116578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.4766">
                <text:p>12.4766</text:p>
              </table:table-cell>
              <table:table-cell office:value-type="float" office:value="11797800">
                <text:p>117978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.5859">
                <text:p>12.5859</text:p>
              </table:table-cell>
              <table:table-cell office:value-type="float" office:value="11888400">
                <text:p>118884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.6953">
                <text:p>12.6953</text:p>
              </table:table-cell>
              <table:table-cell office:value-type="float" office:value="11929600">
                <text:p>119296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.8047">
                <text:p>12.8047</text:p>
              </table:table-cell>
              <table:table-cell office:value-type="float" office:value="11921700">
                <text:p>119217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.9141">
                <text:p>12.9141</text:p>
              </table:table-cell>
              <table:table-cell office:value-type="float" office:value="11864600">
                <text:p>118646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.0234">
                <text:p>13.0234</text:p>
              </table:table-cell>
              <table:table-cell office:value-type="float" office:value="11758400">
                <text:p>117584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.1328">
                <text:p>13.1328</text:p>
              </table:table-cell>
              <table:table-cell office:value-type="float" office:value="11603100">
                <text:p>116031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.2422">
                <text:p>13.2422</text:p>
              </table:table-cell>
              <table:table-cell office:value-type="float" office:value="11398700">
                <text:p>113987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.3516">
                <text:p>13.3516</text:p>
              </table:table-cell>
              <table:table-cell office:value-type="float" office:value="11145000">
                <text:p>111450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.4609">
                <text:p>13.4609</text:p>
              </table:table-cell>
              <table:table-cell office:value-type="float" office:value="10841800">
                <text:p>108418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.5703">
                <text:p>13.5703</text:p>
              </table:table-cell>
              <table:table-cell office:value-type="float" office:value="10488400">
                <text:p>104884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.6797">
                <text:p>13.6797</text:p>
              </table:table-cell>
              <table:table-cell office:value-type="float" office:value="10084300">
                <text:p>100843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.7891">
                <text:p>13.7891</text:p>
              </table:table-cell>
              <table:table-cell office:value-type="float" office:value="9628180">
                <text:p>962818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.8984">
                <text:p>13.8984</text:p>
              </table:table-cell>
              <table:table-cell office:value-type="float" office:value="9117980">
                <text:p>911798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.0078">
                <text:p>14.0078</text:p>
              </table:table-cell>
              <table:table-cell office:value-type="float" office:value="8550250">
                <text:p>855025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.1172">
                <text:p>14.1172</text:p>
              </table:table-cell>
              <table:table-cell office:value-type="float" office:value="7918750">
                <text:p>791875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.2266">
                <text:p>14.2266</text:p>
              </table:table-cell>
              <table:table-cell office:value-type="float" office:value="7211270">
                <text:p>721127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.3359">
                <text:p>14.3359</text:p>
              </table:table-cell>
              <table:table-cell office:value-type="float" office:value="6400280">
                <text:p>640028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.4453">
                <text:p>14.4453</text:p>
              </table:table-cell>
              <table:table-cell office:value-type="float" office:value="5399350">
                <text:p>539935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.5078">
                <text:p>14.5078</text:p>
              </table:table-cell>
              <table:table-cell office:value-type="float" office:value="2400220000">
                <text:p>24002200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.5234">
                <text:p>14.5234</text:p>
              </table:table-cell>
              <table:table-cell office:value-type="float" office:value="1976990000">
                <text:p>19769900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.5391">
                <text:p>14.5391</text:p>
              </table:table-cell>
              <table:table-cell office:value-type="float" office:value="1695540000">
                <text:p>16955400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.5547">
                <text:p>14.5547</text:p>
              </table:table-cell>
              <table:table-cell office:value-type="float" office:value="1487580000">
                <text:p>14875800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.5703">
                <text:p>14.5703</text:p>
              </table:table-cell>
              <table:table-cell office:value-type="float" office:value="1326460000">
                <text:p>13264600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.5859">
                <text:p>14.5859</text:p>
              </table:table-cell>
              <table:table-cell office:value-type="float" office:value="1197630000">
                <text:p>11976300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.6016">
                <text:p>14.6016</text:p>
              </table:table-cell>
              <table:table-cell office:value-type="float" office:value="1092170000">
                <text:p>10921700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.6172">
                <text:p>14.6172</text:p>
              </table:table-cell>
              <table:table-cell office:value-type="float" office:value="1004280000">
                <text:p>10042800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.6328">
                <text:p>14.6328</text:p>
              </table:table-cell>
              <table:table-cell office:value-type="float" office:value="930003000">
                <text:p>9300030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.6484">
                <text:p>14.6484</text:p>
              </table:table-cell>
              <table:table-cell office:value-type="float" office:value="866548000">
                <text:p>8665480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.6641">
                <text:p>14.6641</text:p>
              </table:table-cell>
              <table:table-cell office:value-type="float" office:value="811847000">
                <text:p>8118470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.6797">
                <text:p>14.6797</text:p>
              </table:table-cell>
              <table:table-cell office:value-type="float" office:value="764341000">
                <text:p>7643410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.6953">
                <text:p>14.6953</text:p>
              </table:table-cell>
              <table:table-cell office:value-type="float" office:value="722820000">
                <text:p>7228200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.7109">
                <text:p>14.7109</text:p>
              </table:table-cell>
              <table:table-cell office:value-type="float" office:value="686328000">
                <text:p>6863280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.7266">
                <text:p>14.7266</text:p>
              </table:table-cell>
              <table:table-cell office:value-type="float" office:value="654096000">
                <text:p>6540960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.7422">
                <text:p>14.7422</text:p>
              </table:table-cell>
              <table:table-cell office:value-type="float" office:value="625500000">
                <text:p>6255000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.7578">
                <text:p>14.7578</text:p>
              </table:table-cell>
              <table:table-cell office:value-type="float" office:value="600025000">
                <text:p>6000250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.7734">
                <text:p>14.7734</text:p>
              </table:table-cell>
              <table:table-cell office:value-type="float" office:value="577245000">
                <text:p>5772450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.7891">
                <text:p>14.7891</text:p>
              </table:table-cell>
              <table:table-cell office:value-type="float" office:value="556803000">
                <text:p>5568030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.8047">
                <text:p>14.8047</text:p>
              </table:table-cell>
              <table:table-cell office:value-type="float" office:value="538398000">
                <text:p>5383980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.8203">
                <text:p>14.8203</text:p>
              </table:table-cell>
              <table:table-cell office:value-type="float" office:value="521775000">
                <text:p>5217750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.8359">
                <text:p>14.8359</text:p>
              </table:table-cell>
              <table:table-cell office:value-type="float" office:value="506717000">
                <text:p>5067170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.8516">
                <text:p>14.8516</text:p>
              </table:table-cell>
              <table:table-cell office:value-type="float" office:value="493037000">
                <text:p>4930370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.8672">
                <text:p>14.8672</text:p>
              </table:table-cell>
              <table:table-cell office:value-type="float" office:value="480577000">
                <text:p>4805770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.8828">
                <text:p>14.8828</text:p>
              </table:table-cell>
              <table:table-cell office:value-type="float" office:value="469197000">
                <text:p>4691970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.8984">
                <text:p>14.8984</text:p>
              </table:table-cell>
              <table:table-cell office:value-type="float" office:value="458777000">
                <text:p>4587770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.9141">
                <text:p>14.9141</text:p>
              </table:table-cell>
              <table:table-cell office:value-type="float" office:value="449214000">
                <text:p>4492140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.9297">
                <text:p>14.9297</text:p>
              </table:table-cell>
              <table:table-cell office:value-type="float" office:value="440416000">
                <text:p>4404160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.9453">
                <text:p>14.9453</text:p>
              </table:table-cell>
              <table:table-cell office:value-type="float" office:value="432303000">
                <text:p>4323030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.9609">
                <text:p>14.9609</text:p>
              </table:table-cell>
              <table:table-cell office:value-type="float" office:value="424807000">
                <text:p>424807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.9766">
                <text:p>14.9766</text:p>
              </table:table-cell>
              <table:table-cell office:value-type="float" office:value="417865000">
                <text:p>4178650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.9922">
                <text:p>14.9922</text:p>
              </table:table-cell>
              <table:table-cell office:value-type="float" office:value="411423000">
                <text:p>4114230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.0078">
                <text:p>15.0078</text:p>
              </table:table-cell>
              <table:table-cell office:value-type="float" office:value="405433000">
                <text:p>4054330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.0234">
                <text:p>15.0234</text:p>
              </table:table-cell>
              <table:table-cell office:value-type="float" office:value="399853000">
                <text:p>3998530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.0391">
                <text:p>15.0391</text:p>
              </table:table-cell>
              <table:table-cell office:value-type="float" office:value="394646000">
                <text:p>3946460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.0547">
                <text:p>15.0547</text:p>
              </table:table-cell>
              <table:table-cell office:value-type="float" office:value="389777000">
                <text:p>3897770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.0703">
                <text:p>15.0703</text:p>
              </table:table-cell>
              <table:table-cell office:value-type="float" office:value="385218000">
                <text:p>3852180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.0859">
                <text:p>15.0859</text:p>
              </table:table-cell>
              <table:table-cell office:value-type="float" office:value="380941000">
                <text:p>3809410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.1016">
                <text:p>15.1016</text:p>
              </table:table-cell>
              <table:table-cell office:value-type="float" office:value="376922000">
                <text:p>3769220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.1172">
                <text:p>15.1172</text:p>
              </table:table-cell>
              <table:table-cell office:value-type="float" office:value="373141000">
                <text:p>373141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.1328">
                <text:p>15.1328</text:p>
              </table:table-cell>
              <table:table-cell office:value-type="float" office:value="369579000">
                <text:p>3695790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.1484">
                <text:p>15.1484</text:p>
              </table:table-cell>
              <table:table-cell office:value-type="float" office:value="366218000">
                <text:p>3662180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.1641">
                <text:p>15.1641</text:p>
              </table:table-cell>
              <table:table-cell office:value-type="float" office:value="363043000">
                <text:p>3630430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.1797">
                <text:p>15.1797</text:p>
              </table:table-cell>
              <table:table-cell office:value-type="float" office:value="360041000">
                <text:p>3600410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.1953">
                <text:p>15.1953</text:p>
              </table:table-cell>
              <table:table-cell office:value-type="float" office:value="357198000">
                <text:p>3571980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.2109">
                <text:p>15.2109</text:p>
              </table:table-cell>
              <table:table-cell office:value-type="float" office:value="354504000">
                <text:p>3545040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.2266">
                <text:p>15.2266</text:p>
              </table:table-cell>
              <table:table-cell office:value-type="float" office:value="351948000">
                <text:p>3519480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.2422">
                <text:p>15.2422</text:p>
              </table:table-cell>
              <table:table-cell office:value-type="float" office:value="349521000">
                <text:p>3495210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.2578">
                <text:p>15.2578</text:p>
              </table:table-cell>
              <table:table-cell office:value-type="float" office:value="347216000">
                <text:p>3472160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.2734">
                <text:p>15.2734</text:p>
              </table:table-cell>
              <table:table-cell office:value-type="float" office:value="345025000">
                <text:p>345025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.2891">
                <text:p>15.2891</text:p>
              </table:table-cell>
              <table:table-cell office:value-type="float" office:value="342940000">
                <text:p>3429400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.3047">
                <text:p>15.3047</text:p>
              </table:table-cell>
              <table:table-cell office:value-type="float" office:value="340956000">
                <text:p>3409560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.3203">
                <text:p>15.3203</text:p>
              </table:table-cell>
              <table:table-cell office:value-type="float" office:value="339068000">
                <text:p>3390680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.3359">
                <text:p>15.3359</text:p>
              </table:table-cell>
              <table:table-cell office:value-type="float" office:value="337269000">
                <text:p>3372690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.3516">
                <text:p>15.3516</text:p>
              </table:table-cell>
              <table:table-cell office:value-type="float" office:value="335557000">
                <text:p>3355570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.3672">
                <text:p>15.3672</text:p>
              </table:table-cell>
              <table:table-cell office:value-type="float" office:value="333927000">
                <text:p>3339270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.3828">
                <text:p>15.3828</text:p>
              </table:table-cell>
              <table:table-cell office:value-type="float" office:value="332374000">
                <text:p>3323740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.3984">
                <text:p>15.3984</text:p>
              </table:table-cell>
              <table:table-cell office:value-type="float" office:value="330897000">
                <text:p>3308970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.4141">
                <text:p>15.4141</text:p>
              </table:table-cell>
              <table:table-cell office:value-type="float" office:value="329492000">
                <text:p>3294920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.4297">
                <text:p>15.4297</text:p>
              </table:table-cell>
              <table:table-cell office:value-type="float" office:value="328156000">
                <text:p>3281560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.4453">
                <text:p>15.4453</text:p>
              </table:table-cell>
              <table:table-cell office:value-type="float" office:value="326887000">
                <text:p>3268870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.4609">
                <text:p>15.4609</text:p>
              </table:table-cell>
              <table:table-cell office:value-type="float" office:value="325684000">
                <text:p>3256840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.4766">
                <text:p>15.4766</text:p>
              </table:table-cell>
              <table:table-cell office:value-type="float" office:value="324544000">
                <text:p>3245440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.4922">
                <text:p>15.4922</text:p>
              </table:table-cell>
              <table:table-cell office:value-type="float" office:value="323466000">
                <text:p>3234660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.5078">
                <text:p>15.5078</text:p>
              </table:table-cell>
              <table:table-cell office:value-type="float" office:value="322448000">
                <text:p>3224480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.5234">
                <text:p>15.5234</text:p>
              </table:table-cell>
              <table:table-cell office:value-type="float" office:value="321491000">
                <text:p>3214910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.5391">
                <text:p>15.5391</text:p>
              </table:table-cell>
              <table:table-cell office:value-type="float" office:value="320593000">
                <text:p>3205930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.5547">
                <text:p>15.5547</text:p>
              </table:table-cell>
              <table:table-cell office:value-type="float" office:value="319753000">
                <text:p>3197530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.5703">
                <text:p>15.5703</text:p>
              </table:table-cell>
              <table:table-cell office:value-type="float" office:value="318971000">
                <text:p>3189710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.5859">
                <text:p>15.5859</text:p>
              </table:table-cell>
              <table:table-cell office:value-type="float" office:value="318247000">
                <text:p>3182470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.6016">
                <text:p>15.6016</text:p>
              </table:table-cell>
              <table:table-cell office:value-type="float" office:value="317582000">
                <text:p>3175820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.6172">
                <text:p>15.6172</text:p>
              </table:table-cell>
              <table:table-cell office:value-type="float" office:value="316975000">
                <text:p>3169750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.6328">
                <text:p>15.6328</text:p>
              </table:table-cell>
              <table:table-cell office:value-type="float" office:value="316428000">
                <text:p>3164280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.6484">
                <text:p>15.6484</text:p>
              </table:table-cell>
              <table:table-cell office:value-type="float" office:value="315941000">
                <text:p>3159410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.6641">
                <text:p>15.6641</text:p>
              </table:table-cell>
              <table:table-cell office:value-type="float" office:value="315515000">
                <text:p>3155150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.6797">
                <text:p>15.6797</text:p>
              </table:table-cell>
              <table:table-cell office:value-type="float" office:value="315151000">
                <text:p>3151510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.6953">
                <text:p>15.6953</text:p>
              </table:table-cell>
              <table:table-cell office:value-type="float" office:value="314852000">
                <text:p>3148520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.7109">
                <text:p>15.7109</text:p>
              </table:table-cell>
              <table:table-cell office:value-type="float" office:value="314620000">
                <text:p>3146200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.7266">
                <text:p>15.7266</text:p>
              </table:table-cell>
              <table:table-cell office:value-type="float" office:value="314456000">
                <text:p>3144560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.7422">
                <text:p>15.7422</text:p>
              </table:table-cell>
              <table:table-cell office:value-type="float" office:value="314363000">
                <text:p>3143630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.7578">
                <text:p>15.7578</text:p>
              </table:table-cell>
              <table:table-cell office:value-type="float" office:value="314344000">
                <text:p>3143440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.7734">
                <text:p>15.7734</text:p>
              </table:table-cell>
              <table:table-cell office:value-type="float" office:value="314404000">
                <text:p>3144040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.7891">
                <text:p>15.7891</text:p>
              </table:table-cell>
              <table:table-cell office:value-type="float" office:value="314545000">
                <text:p>3145450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.8047">
                <text:p>15.8047</text:p>
              </table:table-cell>
              <table:table-cell office:value-type="float" office:value="314772000">
                <text:p>3147720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.8203">
                <text:p>15.8203</text:p>
              </table:table-cell>
              <table:table-cell office:value-type="float" office:value="315091000">
                <text:p>3150910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.8359">
                <text:p>15.8359</text:p>
              </table:table-cell>
              <table:table-cell office:value-type="float" office:value="315506000">
                <text:p>3155060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.8516">
                <text:p>15.8516</text:p>
              </table:table-cell>
              <table:table-cell office:value-type="float" office:value="316025000">
                <text:p>3160250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.8672">
                <text:p>15.8672</text:p>
              </table:table-cell>
              <table:table-cell office:value-type="float" office:value="316654000">
                <text:p>3166540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.8828">
                <text:p>15.8828</text:p>
              </table:table-cell>
              <table:table-cell office:value-type="float" office:value="317401000">
                <text:p>3174010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.8984">
                <text:p>15.8984</text:p>
              </table:table-cell>
              <table:table-cell office:value-type="float" office:value="318275000">
                <text:p>3182750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.9141">
                <text:p>15.9141</text:p>
              </table:table-cell>
              <table:table-cell office:value-type="float" office:value="319286000">
                <text:p>3192860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.9297">
                <text:p>15.9297</text:p>
              </table:table-cell>
              <table:table-cell office:value-type="float" office:value="320446000">
                <text:p>3204460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.9453">
                <text:p>15.9453</text:p>
              </table:table-cell>
              <table:table-cell office:value-type="float" office:value="321766000">
                <text:p>3217660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.9609">
                <text:p>15.9609</text:p>
              </table:table-cell>
              <table:table-cell office:value-type="float" office:value="323262000">
                <text:p>3232620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.9766">
                <text:p>15.9766</text:p>
              </table:table-cell>
              <table:table-cell office:value-type="float" office:value="324948000">
                <text:p>3249480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.9922">
                <text:p>15.9922</text:p>
              </table:table-cell>
              <table:table-cell office:value-type="float" office:value="326844000">
                <text:p>3268440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.0078">
                <text:p>16.0078</text:p>
              </table:table-cell>
              <table:table-cell office:value-type="float" office:value="328969000">
                <text:p>3289690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.0234">
                <text:p>16.0234</text:p>
              </table:table-cell>
              <table:table-cell office:value-type="float" office:value="331345000">
                <text:p>3313450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.0391">
                <text:p>16.0391</text:p>
              </table:table-cell>
              <table:table-cell office:value-type="float" office:value="334000000">
                <text:p>3340000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.0547">
                <text:p>16.0547</text:p>
              </table:table-cell>
              <table:table-cell office:value-type="float" office:value="336962000">
                <text:p>3369620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6.0703">
                <text:p>16.0703</text:p>
              </table:table-cell>
              <table:table-cell office:value-type="float" office:value="340265000">
                <text:p>3402650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.0859">
                <text:p>16.0859</text:p>
              </table:table-cell>
              <table:table-cell office:value-type="float" office:value="343947000">
                <text:p>3439470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.1016">
                <text:p>16.1016</text:p>
              </table:table-cell>
              <table:table-cell office:value-type="float" office:value="348051000">
                <text:p>3480510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6.1172">
                <text:p>16.1172</text:p>
              </table:table-cell>
              <table:table-cell office:value-type="float" office:value="352627000">
                <text:p>352627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6.1328">
                <text:p>16.1328</text:p>
              </table:table-cell>
              <table:table-cell office:value-type="float" office:value="357731000">
                <text:p>3577310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.1484">
                <text:p>16.1484</text:p>
              </table:table-cell>
              <table:table-cell office:value-type="float" office:value="363429000">
                <text:p>3634290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6.1641">
                <text:p>16.1641</text:p>
              </table:table-cell>
              <table:table-cell office:value-type="float" office:value="369798000">
                <text:p>3697980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.1797">
                <text:p>16.1797</text:p>
              </table:table-cell>
              <table:table-cell office:value-type="float" office:value="376924000">
                <text:p>3769240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.1953">
                <text:p>16.1953</text:p>
              </table:table-cell>
              <table:table-cell office:value-type="float" office:value="384910000">
                <text:p>3849100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6.2109">
                <text:p>16.2109</text:p>
              </table:table-cell>
              <table:table-cell office:value-type="float" office:value="393874000">
                <text:p>3938740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6.2266">
                <text:p>16.2266</text:p>
              </table:table-cell>
              <table:table-cell office:value-type="float" office:value="403958000">
                <text:p>4039580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.2422">
                <text:p>16.2422</text:p>
              </table:table-cell>
              <table:table-cell office:value-type="float" office:value="415326000">
                <text:p>4153260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.2578">
                <text:p>16.2578</text:p>
              </table:table-cell>
              <table:table-cell office:value-type="float" office:value="428175000">
                <text:p>4281750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.2734">
                <text:p>16.2734</text:p>
              </table:table-cell>
              <table:table-cell office:value-type="float" office:value="442740000">
                <text:p>4427400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.2891">
                <text:p>16.2891</text:p>
              </table:table-cell>
              <table:table-cell office:value-type="float" office:value="459304000">
                <text:p>4593040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.3047">
                <text:p>16.3047</text:p>
              </table:table-cell>
              <table:table-cell office:value-type="float" office:value="478213000">
                <text:p>4782130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.3203">
                <text:p>16.3203</text:p>
              </table:table-cell>
              <table:table-cell office:value-type="float" office:value="499891000">
                <text:p>4998910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.3359">
                <text:p>16.3359</text:p>
              </table:table-cell>
              <table:table-cell office:value-type="float" office:value="524869000">
                <text:p>5248690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.3516">
                <text:p>16.3516</text:p>
              </table:table-cell>
              <table:table-cell office:value-type="float" office:value="553815000">
                <text:p>5538150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.3672">
                <text:p>16.3672</text:p>
              </table:table-cell>
              <table:table-cell office:value-type="float" office:value="587597000">
                <text:p>5875970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.3828">
                <text:p>16.3828</text:p>
              </table:table-cell>
              <table:table-cell office:value-type="float" office:value="627360000">
                <text:p>6273600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.3984">
                <text:p>16.3984</text:p>
              </table:table-cell>
              <table:table-cell office:value-type="float" office:value="674662000">
                <text:p>6746620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.4141">
                <text:p>16.4141</text:p>
              </table:table-cell>
              <table:table-cell office:value-type="float" office:value="731703000">
                <text:p>731703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.4297">
                <text:p>16.4297</text:p>
              </table:table-cell>
              <table:table-cell office:value-type="float" office:value="801710000">
                <text:p>801710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.4453">
                <text:p>16.4453</text:p>
              </table:table-cell>
              <table:table-cell office:value-type="float" office:value="889647000">
                <text:p>8896470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.4609">
                <text:p>16.4609</text:p>
              </table:table-cell>
              <table:table-cell office:value-type="float" office:value="1003610000">
                <text:p>10036100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.4766">
                <text:p>16.4766</text:p>
              </table:table-cell>
              <table:table-cell office:value-type="float" office:value="1158420000">
                <text:p>11584200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.4922">
                <text:p>16.4922</text:p>
              </table:table-cell>
              <table:table-cell office:value-type="float" office:value="1391950000">
                <text:p>13919500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.5547">
                <text:p>16.5547</text:p>
              </table:table-cell>
              <table:table-cell office:value-type="float" office:value="3403550">
                <text:p>340355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.6641">
                <text:p>16.6641</text:p>
              </table:table-cell>
              <table:table-cell office:value-type="float" office:value="3935420">
                <text:p>393542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.7734">
                <text:p>16.7734</text:p>
              </table:table-cell>
              <table:table-cell office:value-type="float" office:value="4358720">
                <text:p>435872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.8828">
                <text:p>16.8828</text:p>
              </table:table-cell>
              <table:table-cell office:value-type="float" office:value="4721670">
                <text:p>472167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.9922">
                <text:p>16.9922</text:p>
              </table:table-cell>
              <table:table-cell office:value-type="float" office:value="5039820">
                <text:p>503982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.1016">
                <text:p>17.1016</text:p>
              </table:table-cell>
              <table:table-cell office:value-type="float" office:value="5320210">
                <text:p>532021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7.2109">
                <text:p>17.2109</text:p>
              </table:table-cell>
              <table:table-cell office:value-type="float" office:value="5566520">
                <text:p>556652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.3203">
                <text:p>17.3203</text:p>
              </table:table-cell>
              <table:table-cell office:value-type="float" office:value="5780890">
                <text:p>578089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.4297">
                <text:p>17.4297</text:p>
              </table:table-cell>
              <table:table-cell office:value-type="float" office:value="5964680">
                <text:p>596468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7.5391">
                <text:p>17.5391</text:p>
              </table:table-cell>
              <table:table-cell office:value-type="float" office:value="6118780">
                <text:p>611878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.6484">
                <text:p>17.6484</text:p>
              </table:table-cell>
              <table:table-cell office:value-type="float" office:value="6243840">
                <text:p>624384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7.7578">
                <text:p>17.7578</text:p>
              </table:table-cell>
              <table:table-cell office:value-type="float" office:value="6340370">
                <text:p>634037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7.8672">
                <text:p>17.8672</text:p>
              </table:table-cell>
              <table:table-cell office:value-type="float" office:value="6408740">
                <text:p>640874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.9766">
                <text:p>17.9766</text:p>
              </table:table-cell>
              <table:table-cell office:value-type="float" office:value="6449300">
                <text:p>64493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8.0859">
                <text:p>18.0859</text:p>
              </table:table-cell>
              <table:table-cell office:value-type="float" office:value="6462330">
                <text:p>646233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8.1953">
                <text:p>18.1953</text:p>
              </table:table-cell>
              <table:table-cell office:value-type="float" office:value="6448110">
                <text:p>644811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8.3047">
                <text:p>18.3047</text:p>
              </table:table-cell>
              <table:table-cell office:value-type="float" office:value="6406860">
                <text:p>640686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.4141">
                <text:p>18.4141</text:p>
              </table:table-cell>
              <table:table-cell office:value-type="float" office:value="6338830">
                <text:p>633883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8.5234">
                <text:p>18.5234</text:p>
              </table:table-cell>
              <table:table-cell office:value-type="float" office:value="6244210">
                <text:p>624421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.6328">
                <text:p>18.6328</text:p>
              </table:table-cell>
              <table:table-cell office:value-type="float" office:value="6123200">
                <text:p>61232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8.7422">
                <text:p>18.7422</text:p>
              </table:table-cell>
              <table:table-cell office:value-type="float" office:value="5975930">
                <text:p>597593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.8516">
                <text:p>18.8516</text:p>
              </table:table-cell>
              <table:table-cell office:value-type="float" office:value="5802500">
                <text:p>58025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8.9609">
                <text:p>18.9609</text:p>
              </table:table-cell>
              <table:table-cell office:value-type="float" office:value="5602950">
                <text:p>560295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9.0703">
                <text:p>19.0703</text:p>
              </table:table-cell>
              <table:table-cell office:value-type="float" office:value="5377190">
                <text:p>537719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9.1797">
                <text:p>19.1797</text:p>
              </table:table-cell>
              <table:table-cell office:value-type="float" office:value="5124970">
                <text:p>512497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9.2891">
                <text:p>19.2891</text:p>
              </table:table-cell>
              <table:table-cell office:value-type="float" office:value="4845780">
                <text:p>484578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9.3984">
                <text:p>19.3984</text:p>
              </table:table-cell>
              <table:table-cell office:value-type="float" office:value="4538660">
                <text:p>453866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9.5078">
                <text:p>19.5078</text:p>
              </table:table-cell>
              <table:table-cell office:value-type="float" office:value="4201840">
                <text:p>420184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9.6172">
                <text:p>19.6172</text:p>
              </table:table-cell>
              <table:table-cell office:value-type="float" office:value="3832000">
                <text:p>38320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9.7266">
                <text:p>19.7266</text:p>
              </table:table-cell>
              <table:table-cell office:value-type="float" office:value="3422480">
                <text:p>342248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9.8359">
                <text:p>19.8359</text:p>
              </table:table-cell>
              <table:table-cell office:value-type="float" office:value="2958090">
                <text:p>295809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9.9453">
                <text:p>19.9453</text:p>
              </table:table-cell>
              <table:table-cell office:value-type="float" office:value="2391250">
                <text:p>23912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9.071cm" svg:height="21.977cm" xlink:href=".." xlink:type="simple" chart:class="chart:scatter" chart:style-name="ch1">
        <chart:legend chart:legend-position="end" svg:x="36.219cm" svg:y="10.689cm" style:legend-expansion="high" chart:style-name="ch2"/>
        <chart:plot-area chart:style-name="ch3" table:cell-range-address="Sheet4.B1:Sheet4.C310" svg:x="1.231cm" svg:y="1.891cm" svg:width="33.426cm" svg:height="19.227cm">
          <chartooo:coordinate-region svg:x="1.852cm" svg:y="2.09cm" svg:width="32.618cm" svg:height="18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1:Sheet4.C310" chart:class="chart:scatter">
            <chart:domain table:cell-range-address="Sheet4.B1:Sheet4.B310"/>
            <chart:data-point chart:repeated="3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0077">
                <text:p>26.0077</text:p>
                <draw:g>
                  <svg:desc>Sheet4.B1:Sheet4.B310</svg:desc>
                </draw:g>
              </table:table-cell>
              <table:table-cell office:value-type="float" office:value="11.441">
                <text:p>11.441</text:p>
                <draw:g>
                  <svg:desc>Sheet4.C1:Sheet4.C3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.1546">
                <text:p>26.1546</text:p>
              </table:table-cell>
              <table:table-cell office:value-type="float" office:value="11.4631">
                <text:p>11.4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3119">
                <text:p>26.3119</text:p>
              </table:table-cell>
              <table:table-cell office:value-type="float" office:value="11.4851">
                <text:p>11.4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.4564">
                <text:p>26.4564</text:p>
              </table:table-cell>
              <table:table-cell office:value-type="float" office:value="11.5068">
                <text:p>11.5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6004">
                <text:p>26.6004</text:p>
              </table:table-cell>
              <table:table-cell office:value-type="float" office:value="11.5285">
                <text:p>11.5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7438">
                <text:p>26.7438</text:p>
              </table:table-cell>
              <table:table-cell office:value-type="float" office:value="11.5501">
                <text:p>11.5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8867">
                <text:p>26.8867</text:p>
              </table:table-cell>
              <table:table-cell office:value-type="float" office:value="11.5718">
                <text:p>11.57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0289">
                <text:p>27.0289</text:p>
              </table:table-cell>
              <table:table-cell office:value-type="float" office:value="11.5933">
                <text:p>11.5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1708">
                <text:p>27.1708</text:p>
              </table:table-cell>
              <table:table-cell office:value-type="float" office:value="11.6149">
                <text:p>11.6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3122">
                <text:p>27.3122</text:p>
              </table:table-cell>
              <table:table-cell office:value-type="float" office:value="11.6364">
                <text:p>11.6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4532">
                <text:p>27.4532</text:p>
              </table:table-cell>
              <table:table-cell office:value-type="float" office:value="11.6579">
                <text:p>11.6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5939">
                <text:p>27.5939</text:p>
              </table:table-cell>
              <table:table-cell office:value-type="float" office:value="11.6794">
                <text:p>11.6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7341">
                <text:p>27.7341</text:p>
              </table:table-cell>
              <table:table-cell office:value-type="float" office:value="11.7008">
                <text:p>11.7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874">
                <text:p>27.874</text:p>
              </table:table-cell>
              <table:table-cell office:value-type="float" office:value="11.7222">
                <text:p>11.7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0135">
                <text:p>28.0135</text:p>
              </table:table-cell>
              <table:table-cell office:value-type="float" office:value="11.7436">
                <text:p>11.7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138">
                <text:p>28.138</text:p>
              </table:table-cell>
              <table:table-cell office:value-type="float" office:value="11.7649">
                <text:p>11.76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2854">
                <text:p>28.2854</text:p>
              </table:table-cell>
              <table:table-cell office:value-type="float" office:value="11.7862">
                <text:p>11.78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.4323">
                <text:p>28.4323</text:p>
              </table:table-cell>
              <table:table-cell office:value-type="float" office:value="11.8075">
                <text:p>11.80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.5789">
                <text:p>28.5789</text:p>
              </table:table-cell>
              <table:table-cell office:value-type="float" office:value="11.8288">
                <text:p>11.82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.7054">
                <text:p>28.7054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.8427">
                <text:p>28.8427</text:p>
              </table:table-cell>
              <table:table-cell office:value-type="float" office:value="11.8749">
                <text:p>11.87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.9796">
                <text:p>28.9796</text:p>
              </table:table-cell>
              <table:table-cell office:value-type="float" office:value="11.896">
                <text:p>11.8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.1181">
                <text:p>29.1181</text:p>
              </table:table-cell>
              <table:table-cell office:value-type="float" office:value="11.4775">
                <text:p>11.4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.2572">
                <text:p>29.2572</text:p>
              </table:table-cell>
              <table:table-cell office:value-type="float" office:value="11.4993">
                <text:p>11.49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.3966">
                <text:p>29.3966</text:p>
              </table:table-cell>
              <table:table-cell office:value-type="float" office:value="11.5211">
                <text:p>11.52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.5359">
                <text:p>29.5359</text:p>
              </table:table-cell>
              <table:table-cell office:value-type="float" office:value="11.5428">
                <text:p>11.54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.6749">
                <text:p>29.6749</text:p>
              </table:table-cell>
              <table:table-cell office:value-type="float" office:value="11.5645">
                <text:p>11.56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.8137">
                <text:p>29.8137</text:p>
              </table:table-cell>
              <table:table-cell office:value-type="float" office:value="11.5862">
                <text:p>11.58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.9523">
                <text:p>29.9523</text:p>
              </table:table-cell>
              <table:table-cell office:value-type="float" office:value="11.6079">
                <text:p>11.60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.0906">
                <text:p>30.0906</text:p>
              </table:table-cell>
              <table:table-cell office:value-type="float" office:value="11.6295">
                <text:p>11.62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2288">
                <text:p>30.2288</text:p>
              </table:table-cell>
              <table:table-cell office:value-type="float" office:value="11.6511">
                <text:p>11.65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3504">
                <text:p>30.3504</text:p>
              </table:table-cell>
              <table:table-cell office:value-type="float" office:value="11.6728">
                <text:p>11.67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4857">
                <text:p>30.4857</text:p>
              </table:table-cell>
              <table:table-cell office:value-type="float" office:value="11.6943">
                <text:p>11.69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.6206">
                <text:p>30.6206</text:p>
              </table:table-cell>
              <table:table-cell office:value-type="float" office:value="11.7159">
                <text:p>11.71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.7551">
                <text:p>30.7551</text:p>
              </table:table-cell>
              <table:table-cell office:value-type="float" office:value="11.7375">
                <text:p>11.7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.8893">
                <text:p>30.8893</text:p>
              </table:table-cell>
              <table:table-cell office:value-type="float" office:value="11.7591">
                <text:p>11.75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.0232">
                <text:p>31.0232</text:p>
              </table:table-cell>
              <table:table-cell office:value-type="float" office:value="11.7806">
                <text:p>11.78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.1568">
                <text:p>31.1568</text:p>
              </table:table-cell>
              <table:table-cell office:value-type="float" office:value="11.8021">
                <text:p>11.80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.29">
                <text:p>31.29</text:p>
              </table:table-cell>
              <table:table-cell office:value-type="float" office:value="11.8236">
                <text:p>11.82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.4229">
                <text:p>31.4229</text:p>
              </table:table-cell>
              <table:table-cell office:value-type="float" office:value="11.8451">
                <text:p>11.84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.5555">
                <text:p>31.5555</text:p>
              </table:table-cell>
              <table:table-cell office:value-type="float" office:value="11.8666">
                <text:p>11.86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.6878">
                <text:p>31.6878</text:p>
              </table:table-cell>
              <table:table-cell office:value-type="float" office:value="11.888">
                <text:p>11.8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.8198">
                <text:p>31.8198</text:p>
              </table:table-cell>
              <table:table-cell office:value-type="float" office:value="11.9095">
                <text:p>11.90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.9515">
                <text:p>31.9515</text:p>
              </table:table-cell>
              <table:table-cell office:value-type="float" office:value="11.9308">
                <text:p>11.93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.085">
                <text:p>32.085</text:p>
              </table:table-cell>
              <table:table-cell office:value-type="float" office:value="11.9522">
                <text:p>11.95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.2184">
                <text:p>32.2184</text:p>
              </table:table-cell>
              <table:table-cell office:value-type="float" office:value="11.9736">
                <text:p>11.97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.3515">
                <text:p>32.3515</text:p>
              </table:table-cell>
              <table:table-cell office:value-type="float" office:value="11.9949">
                <text:p>11.99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.4845">
                <text:p>32.4845</text:p>
              </table:table-cell>
              <table:table-cell office:value-type="float" office:value="12.0163">
                <text:p>12.01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.6016">
                <text:p>32.6016</text:p>
              </table:table-cell>
              <table:table-cell office:value-type="float" office:value="12.0375">
                <text:p>12.0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.7314">
                <text:p>32.7314</text:p>
              </table:table-cell>
              <table:table-cell office:value-type="float" office:value="12.0588">
                <text:p>12.05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.861">
                <text:p>32.861</text:p>
              </table:table-cell>
              <table:table-cell office:value-type="float" office:value="12.0801">
                <text:p>12.08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.9903">
                <text:p>32.9903</text:p>
              </table:table-cell>
              <table:table-cell office:value-type="float" office:value="12.1013">
                <text:p>12.10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1204">
                <text:p>33.1204</text:p>
              </table:table-cell>
              <table:table-cell office:value-type="float" office:value="12.1225">
                <text:p>12.12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.2517">
                <text:p>33.2517</text:p>
              </table:table-cell>
              <table:table-cell office:value-type="float" office:value="12.1437">
                <text:p>12.1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.3828">
                <text:p>33.3828</text:p>
              </table:table-cell>
              <table:table-cell office:value-type="float" office:value="12.1649">
                <text:p>12.16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.5138">
                <text:p>33.5138</text:p>
              </table:table-cell>
              <table:table-cell office:value-type="float" office:value="12.186">
                <text:p>12.1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.6323">
                <text:p>33.6323</text:p>
              </table:table-cell>
              <table:table-cell office:value-type="float" office:value="12.2072">
                <text:p>12.20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.7627">
                <text:p>33.7627</text:p>
              </table:table-cell>
              <table:table-cell office:value-type="float" office:value="12.2283">
                <text:p>12.22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.8925">
                <text:p>33.8925</text:p>
              </table:table-cell>
              <table:table-cell office:value-type="float" office:value="12.2493">
                <text:p>12.24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.0401">
                <text:p>34.0401</text:p>
              </table:table-cell>
              <table:table-cell office:value-type="float" office:value="12.2704">
                <text:p>12.27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.2024">
                <text:p>34.2024</text:p>
              </table:table-cell>
              <table:table-cell office:value-type="float" office:value="11.7134">
                <text:p>11.71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.3654">
                <text:p>34.3654</text:p>
              </table:table-cell>
              <table:table-cell office:value-type="float" office:value="11.7345">
                <text:p>11.73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.5279">
                <text:p>34.5279</text:p>
              </table:table-cell>
              <table:table-cell office:value-type="float" office:value="11.7556">
                <text:p>11.75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.6899">
                <text:p>34.6899</text:p>
              </table:table-cell>
              <table:table-cell office:value-type="float" office:value="11.7766">
                <text:p>11.77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.8516">
                <text:p>34.8516</text:p>
              </table:table-cell>
              <table:table-cell office:value-type="float" office:value="11.7977">
                <text:p>11.79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.0129">
                <text:p>35.0129</text:p>
              </table:table-cell>
              <table:table-cell office:value-type="float" office:value="11.8187">
                <text:p>11.81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.1738">
                <text:p>35.1738</text:p>
              </table:table-cell>
              <table:table-cell office:value-type="float" office:value="11.8397">
                <text:p>11.83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.3343">
                <text:p>35.3343</text:p>
              </table:table-cell>
              <table:table-cell office:value-type="float" office:value="11.8607">
                <text:p>11.86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.4944">
                <text:p>35.4944</text:p>
              </table:table-cell>
              <table:table-cell office:value-type="float" office:value="11.8816">
                <text:p>11.88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.6541">
                <text:p>35.6541</text:p>
              </table:table-cell>
              <table:table-cell office:value-type="float" office:value="11.9026">
                <text:p>11.90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.8135">
                <text:p>35.8135</text:p>
              </table:table-cell>
              <table:table-cell office:value-type="float" office:value="11.9235">
                <text:p>11.92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.9724">
                <text:p>35.9724</text:p>
              </table:table-cell>
              <table:table-cell office:value-type="float" office:value="11.9445">
                <text:p>11.94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.131">
                <text:p>36.131</text:p>
              </table:table-cell>
              <table:table-cell office:value-type="float" office:value="11.9654">
                <text:p>11.96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.2893">
                <text:p>36.2893</text:p>
              </table:table-cell>
              <table:table-cell office:value-type="float" office:value="11.9862">
                <text:p>11.98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.4471">
                <text:p>36.4471</text:p>
              </table:table-cell>
              <table:table-cell office:value-type="float" office:value="12.0071">
                <text:p>12.00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.6046">
                <text:p>36.6046</text:p>
              </table:table-cell>
              <table:table-cell office:value-type="float" office:value="12.028">
                <text:p>12.0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.7618">
                <text:p>36.7618</text:p>
              </table:table-cell>
              <table:table-cell office:value-type="float" office:value="12.0488">
                <text:p>12.04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.9186">
                <text:p>36.9186</text:p>
              </table:table-cell>
              <table:table-cell office:value-type="float" office:value="12.0697">
                <text:p>12.06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.0751">
                <text:p>37.0751</text:p>
              </table:table-cell>
              <table:table-cell office:value-type="float" office:value="12.0905">
                <text:p>12.09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.2313">
                <text:p>37.2313</text:p>
              </table:table-cell>
              <table:table-cell office:value-type="float" office:value="12.1113">
                <text:p>12.11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.3871">
                <text:p>37.3871</text:p>
              </table:table-cell>
              <table:table-cell office:value-type="float" office:value="12.1321">
                <text:p>12.13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.5426">
                <text:p>37.5426</text:p>
              </table:table-cell>
              <table:table-cell office:value-type="float" office:value="12.1528">
                <text:p>12.15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.6977">
                <text:p>37.6977</text:p>
              </table:table-cell>
              <table:table-cell office:value-type="float" office:value="12.1736">
                <text:p>12.17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.8525">
                <text:p>37.8525</text:p>
              </table:table-cell>
              <table:table-cell office:value-type="float" office:value="12.1943">
                <text:p>12.19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.0071">
                <text:p>38.0071</text:p>
              </table:table-cell>
              <table:table-cell office:value-type="float" office:value="12.215">
                <text:p>12.2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.1613">
                <text:p>38.1613</text:p>
              </table:table-cell>
              <table:table-cell office:value-type="float" office:value="12.2357">
                <text:p>12.23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.3152">
                <text:p>38.3152</text:p>
              </table:table-cell>
              <table:table-cell office:value-type="float" office:value="12.2564">
                <text:p>12.25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.469">
                <text:p>38.469</text:p>
              </table:table-cell>
              <table:table-cell office:value-type="float" office:value="12.2771">
                <text:p>12.27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.6226">
                <text:p>38.6226</text:p>
              </table:table-cell>
              <table:table-cell office:value-type="float" office:value="12.2977">
                <text:p>12.29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.7767">
                <text:p>38.7767</text:p>
              </table:table-cell>
              <table:table-cell office:value-type="float" office:value="12.3184">
                <text:p>12.31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9335">
                <text:p>38.9335</text:p>
              </table:table-cell>
              <table:table-cell office:value-type="float" office:value="11.6003">
                <text:p>11.60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.0903">
                <text:p>39.0903</text:p>
              </table:table-cell>
              <table:table-cell office:value-type="float" office:value="11.6204">
                <text:p>11.62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.2467">
                <text:p>39.2467</text:p>
              </table:table-cell>
              <table:table-cell office:value-type="float" office:value="11.6406">
                <text:p>11.64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.4027">
                <text:p>39.4027</text:p>
              </table:table-cell>
              <table:table-cell office:value-type="float" office:value="11.6607">
                <text:p>11.66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.5585">
                <text:p>39.5585</text:p>
              </table:table-cell>
              <table:table-cell office:value-type="float" office:value="11.6808">
                <text:p>11.68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.714">
                <text:p>39.714</text:p>
              </table:table-cell>
              <table:table-cell office:value-type="float" office:value="11.7009">
                <text:p>11.70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.8691">
                <text:p>39.8691</text:p>
              </table:table-cell>
              <table:table-cell office:value-type="float" office:value="11.721">
                <text:p>11.7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.024">
                <text:p>40.024</text:p>
              </table:table-cell>
              <table:table-cell office:value-type="float" office:value="11.7411">
                <text:p>11.74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.1785">
                <text:p>40.1785</text:p>
              </table:table-cell>
              <table:table-cell office:value-type="float" office:value="11.7611">
                <text:p>11.76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.3327">
                <text:p>40.3327</text:p>
              </table:table-cell>
              <table:table-cell office:value-type="float" office:value="11.7812">
                <text:p>11.78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.4867">
                <text:p>40.4867</text:p>
              </table:table-cell>
              <table:table-cell office:value-type="float" office:value="11.8012">
                <text:p>11.80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.6403">
                <text:p>40.6403</text:p>
              </table:table-cell>
              <table:table-cell office:value-type="float" office:value="11.8212">
                <text:p>11.82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.7936">
                <text:p>40.7936</text:p>
              </table:table-cell>
              <table:table-cell office:value-type="float" office:value="11.8412">
                <text:p>11.84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.9467">
                <text:p>40.9467</text:p>
              </table:table-cell>
              <table:table-cell office:value-type="float" office:value="11.8613">
                <text:p>11.86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.0995">
                <text:p>41.0995</text:p>
              </table:table-cell>
              <table:table-cell office:value-type="float" office:value="11.8812">
                <text:p>11.88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.2519">
                <text:p>41.2519</text:p>
              </table:table-cell>
              <table:table-cell office:value-type="float" office:value="11.9012">
                <text:p>11.90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.4041">
                <text:p>41.4041</text:p>
              </table:table-cell>
              <table:table-cell office:value-type="float" office:value="11.9212">
                <text:p>11.92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.5697">
                <text:p>41.5697</text:p>
              </table:table-cell>
              <table:table-cell office:value-type="float" office:value="11.9411">
                <text:p>11.94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.7211">
                <text:p>41.7211</text:p>
              </table:table-cell>
              <table:table-cell office:value-type="float" office:value="11.9611">
                <text:p>11.96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.8724">
                <text:p>41.8724</text:p>
              </table:table-cell>
              <table:table-cell office:value-type="float" office:value="11.981">
                <text:p>11.9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.0233">
                <text:p>42.0233</text:p>
              </table:table-cell>
              <table:table-cell office:value-type="float" office:value="12.0009">
                <text:p>12.00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.174">
                <text:p>42.174</text:p>
              </table:table-cell>
              <table:table-cell office:value-type="float" office:value="12.0208">
                <text:p>12.02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.3245">
                <text:p>42.3245</text:p>
              </table:table-cell>
              <table:table-cell office:value-type="float" office:value="12.0407">
                <text:p>12.04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.4747">
                <text:p>42.4747</text:p>
              </table:table-cell>
              <table:table-cell office:value-type="float" office:value="12.0606">
                <text:p>12.06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.6246">
                <text:p>42.6246</text:p>
              </table:table-cell>
              <table:table-cell office:value-type="float" office:value="12.0804">
                <text:p>12.08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.7742">
                <text:p>42.7742</text:p>
              </table:table-cell>
              <table:table-cell office:value-type="float" office:value="12.1003">
                <text:p>12.10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.9237">
                <text:p>42.9237</text:p>
              </table:table-cell>
              <table:table-cell office:value-type="float" office:value="12.1201">
                <text:p>12.12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3.0729">
                <text:p>43.0729</text:p>
              </table:table-cell>
              <table:table-cell office:value-type="float" office:value="12.1399">
                <text:p>12.13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3.2219">
                <text:p>43.2219</text:p>
              </table:table-cell>
              <table:table-cell office:value-type="float" office:value="12.1598">
                <text:p>12.15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3.3707">
                <text:p>43.3707</text:p>
              </table:table-cell>
              <table:table-cell office:value-type="float" office:value="12.1796">
                <text:p>12.17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3.5194">
                <text:p>43.5194</text:p>
              </table:table-cell>
              <table:table-cell office:value-type="float" office:value="12.1994">
                <text:p>12.19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.6685">
                <text:p>43.6685</text:p>
              </table:table-cell>
              <table:table-cell office:value-type="float" office:value="12.2191">
                <text:p>12.21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3.8183">
                <text:p>43.8183</text:p>
              </table:table-cell>
              <table:table-cell office:value-type="float" office:value="11.3714">
                <text:p>11.37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3.9678">
                <text:p>43.9678</text:p>
              </table:table-cell>
              <table:table-cell office:value-type="float" office:value="11.3902">
                <text:p>11.39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.1171">
                <text:p>44.1171</text:p>
              </table:table-cell>
              <table:table-cell office:value-type="float" office:value="11.409">
                <text:p>11.4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.2662">
                <text:p>44.2662</text:p>
              </table:table-cell>
              <table:table-cell office:value-type="float" office:value="11.4278">
                <text:p>11.42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.415">
                <text:p>44.415</text:p>
              </table:table-cell>
              <table:table-cell office:value-type="float" office:value="11.4466">
                <text:p>11.44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.5635">
                <text:p>44.5635</text:p>
              </table:table-cell>
              <table:table-cell office:value-type="float" office:value="11.4654">
                <text:p>11.46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.7118">
                <text:p>44.7118</text:p>
              </table:table-cell>
              <table:table-cell office:value-type="float" office:value="11.4842">
                <text:p>11.48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.8599">
                <text:p>44.8599</text:p>
              </table:table-cell>
              <table:table-cell office:value-type="float" office:value="11.5029">
                <text:p>11.50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.0077">
                <text:p>45.0077</text:p>
              </table:table-cell>
              <table:table-cell office:value-type="float" office:value="11.5217">
                <text:p>11.52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.1553">
                <text:p>45.1553</text:p>
              </table:table-cell>
              <table:table-cell office:value-type="float" office:value="11.5404">
                <text:p>11.54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5.3027">
                <text:p>45.3027</text:p>
              </table:table-cell>
              <table:table-cell office:value-type="float" office:value="11.5592">
                <text:p>11.55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5.4498">
                <text:p>45.4498</text:p>
              </table:table-cell>
              <table:table-cell office:value-type="float" office:value="11.5779">
                <text:p>11.57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.5967">
                <text:p>45.5967</text:p>
              </table:table-cell>
              <table:table-cell office:value-type="float" office:value="11.5966">
                <text:p>11.59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.7434">
                <text:p>45.7434</text:p>
              </table:table-cell>
              <table:table-cell office:value-type="float" office:value="11.6153">
                <text:p>11.61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.8898">
                <text:p>45.8898</text:p>
              </table:table-cell>
              <table:table-cell office:value-type="float" office:value="11.634">
                <text:p>11.6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.0361">
                <text:p>46.0361</text:p>
              </table:table-cell>
              <table:table-cell office:value-type="float" office:value="11.6527">
                <text:p>11.65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.1821">
                <text:p>46.1821</text:p>
              </table:table-cell>
              <table:table-cell office:value-type="float" office:value="11.6713">
                <text:p>11.67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6.328">
                <text:p>46.328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.4736">
                <text:p>46.4736</text:p>
              </table:table-cell>
              <table:table-cell office:value-type="float" office:value="11.7087">
                <text:p>11.70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.6189">
                <text:p>46.6189</text:p>
              </table:table-cell>
              <table:table-cell office:value-type="float" office:value="11.7273">
                <text:p>11.72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6.7641">
                <text:p>46.7641</text:p>
              </table:table-cell>
              <table:table-cell office:value-type="float" office:value="11.7459">
                <text:p>11.74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6.9091">
                <text:p>46.9091</text:p>
              </table:table-cell>
              <table:table-cell office:value-type="float" office:value="11.7646">
                <text:p>11.76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7.0538">
                <text:p>47.0538</text:p>
              </table:table-cell>
              <table:table-cell office:value-type="float" office:value="11.7832">
                <text:p>11.78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7.1983">
                <text:p>47.1983</text:p>
              </table:table-cell>
              <table:table-cell office:value-type="float" office:value="11.8018">
                <text:p>11.80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7.3427">
                <text:p>47.3427</text:p>
              </table:table-cell>
              <table:table-cell office:value-type="float" office:value="11.8204">
                <text:p>11.82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.4868">
                <text:p>47.4868</text:p>
              </table:table-cell>
              <table:table-cell office:value-type="float" office:value="11.839">
                <text:p>11.8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7.6307">
                <text:p>47.6307</text:p>
              </table:table-cell>
              <table:table-cell office:value-type="float" office:value="11.8576">
                <text:p>11.85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.7745">
                <text:p>47.7745</text:p>
              </table:table-cell>
              <table:table-cell office:value-type="float" office:value="11.8761">
                <text:p>11.87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7.9181">
                <text:p>47.9181</text:p>
              </table:table-cell>
              <table:table-cell office:value-type="float" office:value="11.8947">
                <text:p>11.89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.0615">
                <text:p>48.0615</text:p>
              </table:table-cell>
              <table:table-cell office:value-type="float" office:value="11.9132">
                <text:p>11.91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.2047">
                <text:p>48.2047</text:p>
              </table:table-cell>
              <table:table-cell office:value-type="float" office:value="11.9318">
                <text:p>11.93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.3478">
                <text:p>48.3478</text:p>
              </table:table-cell>
              <table:table-cell office:value-type="float" office:value="11.9503">
                <text:p>11.95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8.488">
                <text:p>48.488</text:p>
              </table:table-cell>
              <table:table-cell office:value-type="float" office:value="11.9666">
                <text:p>11.96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8.631">
                <text:p>48.631</text:p>
              </table:table-cell>
              <table:table-cell office:value-type="float" office:value="11.982">
                <text:p>11.9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8.7744">
                <text:p>48.7744</text:p>
              </table:table-cell>
              <table:table-cell office:value-type="float" office:value="11.9974">
                <text:p>11.99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8.92">
                <text:p>48.92</text:p>
              </table:table-cell>
              <table:table-cell office:value-type="float" office:value="10.9276">
                <text:p>10.92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.0662">
                <text:p>49.0662</text:p>
              </table:table-cell>
              <table:table-cell office:value-type="float" office:value="10.9418">
                <text:p>10.94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.2122">
                <text:p>49.2122</text:p>
              </table:table-cell>
              <table:table-cell office:value-type="float" office:value="10.956">
                <text:p>10.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.358">
                <text:p>49.358</text:p>
              </table:table-cell>
              <table:table-cell office:value-type="float" office:value="10.9702">
                <text:p>10.97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.5037">
                <text:p>49.5037</text:p>
              </table:table-cell>
              <table:table-cell office:value-type="float" office:value="10.9843">
                <text:p>10.98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.6491">
                <text:p>49.6491</text:p>
              </table:table-cell>
              <table:table-cell office:value-type="float" office:value="10.9985">
                <text:p>10.99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9.7943">
                <text:p>49.7943</text:p>
              </table:table-cell>
              <table:table-cell office:value-type="float" office:value="11.0127">
                <text:p>11.01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.9393">
                <text:p>49.9393</text:p>
              </table:table-cell>
              <table:table-cell office:value-type="float" office:value="11.0268">
                <text:p>11.02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.0842">
                <text:p>50.0842</text:p>
              </table:table-cell>
              <table:table-cell office:value-type="float" office:value="11.0409">
                <text:p>11.04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.2288">
                <text:p>50.2288</text:p>
              </table:table-cell>
              <table:table-cell office:value-type="float" office:value="11.055">
                <text:p>11.0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.3732">
                <text:p>50.3732</text:p>
              </table:table-cell>
              <table:table-cell office:value-type="float" office:value="11.0691">
                <text:p>11.06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.5174">
                <text:p>50.5174</text:p>
              </table:table-cell>
              <table:table-cell office:value-type="float" office:value="11.0832">
                <text:p>11.08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0.6752">
                <text:p>50.6752</text:p>
              </table:table-cell>
              <table:table-cell office:value-type="float" office:value="11.0973">
                <text:p>11.09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.8188">
                <text:p>50.8188</text:p>
              </table:table-cell>
              <table:table-cell office:value-type="float" office:value="11.1114">
                <text:p>11.11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0.9622">
                <text:p>50.9622</text:p>
              </table:table-cell>
              <table:table-cell office:value-type="float" office:value="11.1255">
                <text:p>11.12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1.1054">
                <text:p>51.1054</text:p>
              </table:table-cell>
              <table:table-cell office:value-type="float" office:value="11.1395">
                <text:p>11.13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1.2485">
                <text:p>51.2485</text:p>
              </table:table-cell>
              <table:table-cell office:value-type="float" office:value="11.1536">
                <text:p>11.15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1.3914">
                <text:p>51.3914</text:p>
              </table:table-cell>
              <table:table-cell office:value-type="float" office:value="11.1676">
                <text:p>11.16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1.5341">
                <text:p>51.5341</text:p>
              </table:table-cell>
              <table:table-cell office:value-type="float" office:value="11.1817">
                <text:p>11.18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1.6766">
                <text:p>51.6766</text:p>
              </table:table-cell>
              <table:table-cell office:value-type="float" office:value="11.1957">
                <text:p>11.19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1.819">
                <text:p>51.819</text:p>
              </table:table-cell>
              <table:table-cell office:value-type="float" office:value="11.2097">
                <text:p>11.20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.9612">
                <text:p>51.9612</text:p>
              </table:table-cell>
              <table:table-cell office:value-type="float" office:value="11.2237">
                <text:p>11.22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2.1032">
                <text:p>52.1032</text:p>
              </table:table-cell>
              <table:table-cell office:value-type="float" office:value="11.2377">
                <text:p>11.23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2.2451">
                <text:p>52.2451</text:p>
              </table:table-cell>
              <table:table-cell office:value-type="float" office:value="11.2517">
                <text:p>11.25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2.3867">
                <text:p>52.3867</text:p>
              </table:table-cell>
              <table:table-cell office:value-type="float" office:value="11.2657">
                <text:p>11.26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2.5283">
                <text:p>52.5283</text:p>
              </table:table-cell>
              <table:table-cell office:value-type="float" office:value="11.2797">
                <text:p>11.27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2.6696">
                <text:p>52.6696</text:p>
              </table:table-cell>
              <table:table-cell office:value-type="float" office:value="11.2937">
                <text:p>11.29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.8108">
                <text:p>52.8108</text:p>
              </table:table-cell>
              <table:table-cell office:value-type="float" office:value="11.3076">
                <text:p>11.30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.9519">
                <text:p>52.9519</text:p>
              </table:table-cell>
              <table:table-cell office:value-type="float" office:value="11.3216">
                <text:p>11.32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3.0927">
                <text:p>53.0927</text:p>
              </table:table-cell>
              <table:table-cell office:value-type="float" office:value="11.3355">
                <text:p>11.33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3.2334">
                <text:p>53.2334</text:p>
              </table:table-cell>
              <table:table-cell office:value-type="float" office:value="11.3494">
                <text:p>11.34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3.374">
                <text:p>53.374</text:p>
              </table:table-cell>
              <table:table-cell office:value-type="float" office:value="11.3634">
                <text:p>11.36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3.5142">
                <text:p>53.5142</text:p>
              </table:table-cell>
              <table:table-cell office:value-type="float" office:value="11.3773">
                <text:p>11.37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3.6542">
                <text:p>53.6542</text:p>
              </table:table-cell>
              <table:table-cell office:value-type="float" office:value="11.3912">
                <text:p>11.39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3.7941">
                <text:p>53.7941</text:p>
              </table:table-cell>
              <table:table-cell office:value-type="float" office:value="11.4051">
                <text:p>11.40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3.9338">
                <text:p>53.9338</text:p>
              </table:table-cell>
              <table:table-cell office:value-type="float" office:value="11.419">
                <text:p>11.4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4.0735">
                <text:p>54.0735</text:p>
              </table:table-cell>
              <table:table-cell office:value-type="float" office:value="11.4329">
                <text:p>11.43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4.213">
                <text:p>54.213</text:p>
              </table:table-cell>
              <table:table-cell office:value-type="float" office:value="10.2088">
                <text:p>10.20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4.3658">
                <text:p>54.3658</text:p>
              </table:table-cell>
              <table:table-cell office:value-type="float" office:value="10.205">
                <text:p>10.2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4.504">
                <text:p>54.504</text:p>
              </table:table-cell>
              <table:table-cell office:value-type="float" office:value="10.2174">
                <text:p>10.21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4.6414">
                <text:p>54.6414</text:p>
              </table:table-cell>
              <table:table-cell office:value-type="float" office:value="10.2298">
                <text:p>10.22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4.7787">
                <text:p>54.7787</text:p>
              </table:table-cell>
              <table:table-cell office:value-type="float" office:value="10.2422">
                <text:p>10.24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4.9138">
                <text:p>54.9138</text:p>
              </table:table-cell>
              <table:table-cell office:value-type="float" office:value="10.2546">
                <text:p>10.25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5.0441">
                <text:p>55.0441</text:p>
              </table:table-cell>
              <table:table-cell office:value-type="float" office:value="10.267">
                <text:p>10.2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5.1742">
                <text:p>55.1742</text:p>
              </table:table-cell>
              <table:table-cell office:value-type="float" office:value="10.2793">
                <text:p>10.27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5.3041">
                <text:p>55.3041</text:p>
              </table:table-cell>
              <table:table-cell office:value-type="float" office:value="10.2916">
                <text:p>10.29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5.4339">
                <text:p>55.4339</text:p>
              </table:table-cell>
              <table:table-cell office:value-type="float" office:value="10.304">
                <text:p>10.3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5.5636">
                <text:p>55.5636</text:p>
              </table:table-cell>
              <table:table-cell office:value-type="float" office:value="10.3164">
                <text:p>10.31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5.6932">
                <text:p>55.6932</text:p>
              </table:table-cell>
              <table:table-cell office:value-type="float" office:value="10.3287">
                <text:p>10.32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5.8367">
                <text:p>55.8367</text:p>
              </table:table-cell>
              <table:table-cell office:value-type="float" office:value="10.341">
                <text:p>10.3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5.9658">
                <text:p>55.9658</text:p>
              </table:table-cell>
              <table:table-cell office:value-type="float" office:value="10.3533">
                <text:p>10.35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.0948">
                <text:p>56.0948</text:p>
              </table:table-cell>
              <table:table-cell office:value-type="float" office:value="10.3657">
                <text:p>10.36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6.2237">
                <text:p>56.2237</text:p>
              </table:table-cell>
              <table:table-cell office:value-type="float" office:value="10.378">
                <text:p>10.3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6.3524">
                <text:p>56.3524</text:p>
              </table:table-cell>
              <table:table-cell office:value-type="float" office:value="10.3903">
                <text:p>10.39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.4811">
                <text:p>56.4811</text:p>
              </table:table-cell>
              <table:table-cell office:value-type="float" office:value="10.4026">
                <text:p>10.40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6.6096">
                <text:p>56.6096</text:p>
              </table:table-cell>
              <table:table-cell office:value-type="float" office:value="10.4148">
                <text:p>10.41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6.738">
                <text:p>56.738</text:p>
              </table:table-cell>
              <table:table-cell office:value-type="float" office:value="10.4271">
                <text:p>10.42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6.8663">
                <text:p>56.8663</text:p>
              </table:table-cell>
              <table:table-cell office:value-type="float" office:value="10.4394">
                <text:p>10.43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6.9944">
                <text:p>56.9944</text:p>
              </table:table-cell>
              <table:table-cell office:value-type="float" office:value="10.4517">
                <text:p>10.45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7.1225">
                <text:p>57.1225</text:p>
              </table:table-cell>
              <table:table-cell office:value-type="float" office:value="10.4639">
                <text:p>10.46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7.2504">
                <text:p>57.2504</text:p>
              </table:table-cell>
              <table:table-cell office:value-type="float" office:value="10.4762">
                <text:p>10.47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7.3782">
                <text:p>57.3782</text:p>
              </table:table-cell>
              <table:table-cell office:value-type="float" office:value="10.4884">
                <text:p>10.48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7.5059">
                <text:p>57.5059</text:p>
              </table:table-cell>
              <table:table-cell office:value-type="float" office:value="10.5007">
                <text:p>10.50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.6335">
                <text:p>57.6335</text:p>
              </table:table-cell>
              <table:table-cell office:value-type="float" office:value="10.5129">
                <text:p>10.51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.761">
                <text:p>57.761</text:p>
              </table:table-cell>
              <table:table-cell office:value-type="float" office:value="10.5252">
                <text:p>10.52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.8883">
                <text:p>57.8883</text:p>
              </table:table-cell>
              <table:table-cell office:value-type="float" office:value="10.5374">
                <text:p>10.53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8.0156">
                <text:p>58.0156</text:p>
              </table:table-cell>
              <table:table-cell office:value-type="float" office:value="10.5496">
                <text:p>10.54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.1427">
                <text:p>58.1427</text:p>
              </table:table-cell>
              <table:table-cell office:value-type="float" office:value="10.5618">
                <text:p>10.56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.2698">
                <text:p>58.2698</text:p>
              </table:table-cell>
              <table:table-cell office:value-type="float" office:value="10.574">
                <text:p>10.5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.3967">
                <text:p>58.3967</text:p>
              </table:table-cell>
              <table:table-cell office:value-type="float" office:value="10.5862">
                <text:p>10.58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.5235">
                <text:p>58.5235</text:p>
              </table:table-cell>
              <table:table-cell office:value-type="float" office:value="10.5984">
                <text:p>10.59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8.6502">
                <text:p>58.6502</text:p>
              </table:table-cell>
              <table:table-cell office:value-type="float" office:value="10.6106">
                <text:p>10.61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8.7768">
                <text:p>58.7768</text:p>
              </table:table-cell>
              <table:table-cell office:value-type="float" office:value="10.6227">
                <text:p>10.62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.9033">
                <text:p>58.9033</text:p>
              </table:table-cell>
              <table:table-cell office:value-type="float" office:value="10.6349">
                <text:p>10.63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.0296">
                <text:p>59.0296</text:p>
              </table:table-cell>
              <table:table-cell office:value-type="float" office:value="10.6471">
                <text:p>10.64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9.1559">
                <text:p>59.1559</text:p>
              </table:table-cell>
              <table:table-cell office:value-type="float" office:value="10.6599">
                <text:p>10.65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.2821">
                <text:p>59.2821</text:p>
              </table:table-cell>
              <table:table-cell office:value-type="float" office:value="10.672">
                <text:p>10.6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.4081">
                <text:p>59.4081</text:p>
              </table:table-cell>
              <table:table-cell office:value-type="float" office:value="10.6841">
                <text:p>10.68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.5341">
                <text:p>59.5341</text:p>
              </table:table-cell>
              <table:table-cell office:value-type="float" office:value="10.6963">
                <text:p>10.69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.6599">
                <text:p>59.6599</text:p>
              </table:table-cell>
              <table:table-cell office:value-type="float" office:value="10.7084">
                <text:p>10.70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.7857">
                <text:p>59.7857</text:p>
              </table:table-cell>
              <table:table-cell office:value-type="float" office:value="10.7206">
                <text:p>10.72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.9113">
                <text:p>59.9113</text:p>
              </table:table-cell>
              <table:table-cell office:value-type="float" office:value="10.7327">
                <text:p>10.73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.0369">
                <text:p>60.0369</text:p>
              </table:table-cell>
              <table:table-cell office:value-type="float" office:value="10.7448">
                <text:p>10.74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.1624">
                <text:p>60.1624</text:p>
              </table:table-cell>
              <table:table-cell office:value-type="float" office:value="10.7569">
                <text:p>10.75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.2879">
                <text:p>60.2879</text:p>
              </table:table-cell>
              <table:table-cell office:value-type="float" office:value="9.19264">
                <text:p>9.192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0.4133">
                <text:p>60.4133</text:p>
              </table:table-cell>
              <table:table-cell office:value-type="float" office:value="9.20296">
                <text:p>9.202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0.5387">
                <text:p>60.5387</text:p>
              </table:table-cell>
              <table:table-cell office:value-type="float" office:value="9.21327">
                <text:p>9.213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0.664">
                <text:p>60.664</text:p>
              </table:table-cell>
              <table:table-cell office:value-type="float" office:value="9.22362">
                <text:p>9.223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0.7891">
                <text:p>60.7891</text:p>
              </table:table-cell>
              <table:table-cell office:value-type="float" office:value="9.23391">
                <text:p>9.233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0.9142">
                <text:p>60.9142</text:p>
              </table:table-cell>
              <table:table-cell office:value-type="float" office:value="9.24421">
                <text:p>9.244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1.0392">
                <text:p>61.0392</text:p>
              </table:table-cell>
              <table:table-cell office:value-type="float" office:value="9.25454">
                <text:p>9.254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1.164">
                <text:p>61.164</text:p>
              </table:table-cell>
              <table:table-cell office:value-type="float" office:value="9.26485">
                <text:p>9.264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1.2888">
                <text:p>61.2888</text:p>
              </table:table-cell>
              <table:table-cell office:value-type="float" office:value="9.27516">
                <text:p>9.275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1.4135">
                <text:p>61.4135</text:p>
              </table:table-cell>
              <table:table-cell office:value-type="float" office:value="9.28547">
                <text:p>9.285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1.538">
                <text:p>61.538</text:p>
              </table:table-cell>
              <table:table-cell office:value-type="float" office:value="9.29577">
                <text:p>9.295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1.6625">
                <text:p>61.6625</text:p>
              </table:table-cell>
              <table:table-cell office:value-type="float" office:value="9.30608">
                <text:p>9.306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1.7869">
                <text:p>61.7869</text:p>
              </table:table-cell>
              <table:table-cell office:value-type="float" office:value="9.31634">
                <text:p>9.316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1.9111">
                <text:p>61.9111</text:p>
              </table:table-cell>
              <table:table-cell office:value-type="float" office:value="9.32664">
                <text:p>9.326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2.0353">
                <text:p>62.0353</text:p>
              </table:table-cell>
              <table:table-cell office:value-type="float" office:value="9.33691">
                <text:p>9.336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2.1594">
                <text:p>62.1594</text:p>
              </table:table-cell>
              <table:table-cell office:value-type="float" office:value="9.34716">
                <text:p>9.347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2.2834">
                <text:p>62.2834</text:p>
              </table:table-cell>
              <table:table-cell office:value-type="float" office:value="9.35747">
                <text:p>9.357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2.4073">
                <text:p>62.4073</text:p>
              </table:table-cell>
              <table:table-cell office:value-type="float" office:value="9.36772">
                <text:p>9.367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2.531">
                <text:p>62.531</text:p>
              </table:table-cell>
              <table:table-cell office:value-type="float" office:value="9.37797">
                <text:p>9.377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2.6547">
                <text:p>62.6547</text:p>
              </table:table-cell>
              <table:table-cell office:value-type="float" office:value="9.38823">
                <text:p>9.388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2.7784">
                <text:p>62.7784</text:p>
              </table:table-cell>
              <table:table-cell office:value-type="float" office:value="9.39853">
                <text:p>9.398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2.9019">
                <text:p>62.9019</text:p>
              </table:table-cell>
              <table:table-cell office:value-type="float" office:value="9.40875">
                <text:p>9.408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3.0253">
                <text:p>63.0253</text:p>
              </table:table-cell>
              <table:table-cell office:value-type="float" office:value="9.419">
                <text:p>9.4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3.1486">
                <text:p>63.1486</text:p>
              </table:table-cell>
              <table:table-cell office:value-type="float" office:value="9.42925">
                <text:p>9.429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3.2859">
                <text:p>63.2859</text:p>
              </table:table-cell>
              <table:table-cell office:value-type="float" office:value="9.4395">
                <text:p>9.43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3.4087">
                <text:p>63.4087</text:p>
              </table:table-cell>
              <table:table-cell office:value-type="float" office:value="9.44974">
                <text:p>9.449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3.5315">
                <text:p>63.5315</text:p>
              </table:table-cell>
              <table:table-cell office:value-type="float" office:value="9.45998">
                <text:p>9.459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3.6542">
                <text:p>63.6542</text:p>
              </table:table-cell>
              <table:table-cell office:value-type="float" office:value="9.4702">
                <text:p>9.47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3.7768">
                <text:p>63.7768</text:p>
              </table:table-cell>
              <table:table-cell office:value-type="float" office:value="9.48043">
                <text:p>9.480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3.8993">
                <text:p>63.8993</text:p>
              </table:table-cell>
              <table:table-cell office:value-type="float" office:value="9.49065">
                <text:p>9.490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4.0218">
                <text:p>64.0218</text:p>
              </table:table-cell>
              <table:table-cell office:value-type="float" office:value="9.5009">
                <text:p>9.50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4.1442">
                <text:p>64.1442</text:p>
              </table:table-cell>
              <table:table-cell office:value-type="float" office:value="9.51111">
                <text:p>9.511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4.2664">
                <text:p>64.2664</text:p>
              </table:table-cell>
              <table:table-cell office:value-type="float" office:value="9.52136">
                <text:p>9.521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4.3886">
                <text:p>64.3886</text:p>
              </table:table-cell>
              <table:table-cell office:value-type="float" office:value="9.53158">
                <text:p>9.531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4.5108">
                <text:p>64.5108</text:p>
              </table:table-cell>
              <table:table-cell office:value-type="float" office:value="9.5418">
                <text:p>9.54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4.6328">
                <text:p>64.6328</text:p>
              </table:table-cell>
              <table:table-cell office:value-type="float" office:value="9.55205">
                <text:p>9.552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4.7547">
                <text:p>64.7547</text:p>
              </table:table-cell>
              <table:table-cell office:value-type="float" office:value="9.56228">
                <text:p>9.562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4.8766">
                <text:p>64.8766</text:p>
              </table:table-cell>
              <table:table-cell office:value-type="float" office:value="9.5725">
                <text:p>9.57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4.9983">
                <text:p>64.9983</text:p>
              </table:table-cell>
              <table:table-cell office:value-type="float" office:value="9.58273">
                <text:p>9.582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5.12">
                <text:p>65.12</text:p>
              </table:table-cell>
              <table:table-cell office:value-type="float" office:value="9.59297">
                <text:p>9.592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5.2416">
                <text:p>65.2416</text:p>
              </table:table-cell>
              <table:table-cell office:value-type="float" office:value="9.60319">
                <text:p>9.603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5.3631">
                <text:p>65.3631</text:p>
              </table:table-cell>
              <table:table-cell office:value-type="float" office:value="9.61342">
                <text:p>9.613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5.4846">
                <text:p>65.4846</text:p>
              </table:table-cell>
              <table:table-cell office:value-type="float" office:value="9.62362">
                <text:p>9.623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5.6059">
                <text:p>65.6059</text:p>
              </table:table-cell>
              <table:table-cell office:value-type="float" office:value="9.63382">
                <text:p>9.633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5.7272">
                <text:p>65.7272</text:p>
              </table:table-cell>
              <table:table-cell office:value-type="float" office:value="9.64403">
                <text:p>9.644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5.8484">
                <text:p>65.8484</text:p>
              </table:table-cell>
              <table:table-cell office:value-type="float" office:value="9.65422">
                <text:p>9.654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5.9695">
                <text:p>65.9695</text:p>
              </table:table-cell>
              <table:table-cell office:value-type="float" office:value="9.66442">
                <text:p>9.664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6.0905">
                <text:p>66.0905</text:p>
              </table:table-cell>
              <table:table-cell office:value-type="float" office:value="9.67461">
                <text:p>9.674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6.2117">
                <text:p>66.2117</text:p>
              </table:table-cell>
              <table:table-cell office:value-type="float" office:value="9.68483">
                <text:p>9.684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6.3328">
                <text:p>66.3328</text:p>
              </table:table-cell>
              <table:table-cell office:value-type="float" office:value="9.69503">
                <text:p>9.695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6.4538">
                <text:p>66.4538</text:p>
              </table:table-cell>
              <table:table-cell office:value-type="float" office:value="9.70518">
                <text:p>9.705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6.5747">
                <text:p>66.5747</text:p>
              </table:table-cell>
              <table:table-cell office:value-type="float" office:value="9.71533">
                <text:p>9.715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6.6959">
                <text:p>66.6959</text:p>
              </table:table-cell>
              <table:table-cell office:value-type="float" office:value="9.7255">
                <text:p>9.72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6.8175">
                <text:p>66.8175</text:p>
              </table:table-cell>
              <table:table-cell office:value-type="float" office:value="9.73568">
                <text:p>9.735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6.9413">
                <text:p>66.9413</text:p>
              </table:table-cell>
              <table:table-cell office:value-type="float" office:value="7.71618">
                <text:p>7.716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7.065">
                <text:p>67.065</text:p>
              </table:table-cell>
              <table:table-cell office:value-type="float" office:value="7.72382">
                <text:p>7.7238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7.1886">
                <text:p>67.1886</text:p>
              </table:table-cell>
              <table:table-cell office:value-type="float" office:value="7.73143">
                <text:p>7.731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7.3122">
                <text:p>67.3122</text:p>
              </table:table-cell>
              <table:table-cell office:value-type="float" office:value="7.73903">
                <text:p>7.739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7.4357">
                <text:p>67.4357</text:p>
              </table:table-cell>
              <table:table-cell office:value-type="float" office:value="7.74665">
                <text:p>7.7466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7.5591">
                <text:p>67.5591</text:p>
              </table:table-cell>
              <table:table-cell office:value-type="float" office:value="7.75427">
                <text:p>7.754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7.6824">
                <text:p>67.6824</text:p>
              </table:table-cell>
              <table:table-cell office:value-type="float" office:value="7.76184">
                <text:p>7.761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7.8056">
                <text:p>67.8056</text:p>
              </table:table-cell>
              <table:table-cell office:value-type="float" office:value="7.76947">
                <text:p>7.769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7.9287">
                <text:p>67.9287</text:p>
              </table:table-cell>
              <table:table-cell office:value-type="float" office:value="7.77706">
                <text:p>7.777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8.0518">
                <text:p>68.0518</text:p>
              </table:table-cell>
              <table:table-cell office:value-type="float" office:value="7.78467">
                <text:p>7.784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8.185">
                <text:p>68.185</text:p>
              </table:table-cell>
              <table:table-cell office:value-type="float" office:value="7.79114">
                <text:p>7.791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8.3082">
                <text:p>68.3082</text:p>
              </table:table-cell>
              <table:table-cell office:value-type="float" office:value="7.79707">
                <text:p>7.797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8.4314">
                <text:p>68.4314</text:p>
              </table:table-cell>
              <table:table-cell office:value-type="float" office:value="7.80294">
                <text:p>7.802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8.5545">
                <text:p>68.5545</text:p>
              </table:table-cell>
              <table:table-cell office:value-type="float" office:value="7.80888">
                <text:p>7.808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8.6775">
                <text:p>68.6775</text:p>
              </table:table-cell>
              <table:table-cell office:value-type="float" office:value="7.8148">
                <text:p>7.81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